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맑은 고딕1" svg:font-family="'맑은 고딕'"/>
    <style:font-face style:name="Lucida Sans1" svg:font-family="'Lucida Sans'" style:font-family-generic="swiss"/>
    <style:font-face style:name="HY견고딕" svg:font-family="HY견고딕" style:font-family-generic="roman" style:font-pitch="variable"/>
    <style:font-face style:name="HY신명조" svg:font-family="HY신명조" style:font-family-generic="roman" style:font-pitch="variable"/>
    <style:font-face style:name="굴림체" svg:font-family="굴림체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함초롬돋움" svg:font-family="함초롬돋움" style:font-family-generic="roman" style:font-pitch="variable"/>
    <style:font-face style:name="함초롬바탕" svg:font-family="함초롬바탕" style:font-family-generic="roman" style:font-pitch="variable"/>
    <style:font-face style:name="Arial" svg:font-family="Arial" style:font-family-generic="swiss" style:font-pitch="variable"/>
    <style:font-face style:name="HY견고딕1" svg:font-family="HY견고딕" style:font-family-generic="system" style:font-pitch="variable"/>
    <style:font-face style:name="HY신명조1" svg:font-family="HY신명조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굴림체1" svg:font-family="굴림체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  <style:font-face style:name="함초롬돋움1" svg:font-family="함초롬돋움" style:font-family-generic="system" style:font-pitch="variable"/>
    <style:font-face style:name="함초롬바탕1" svg:font-family="함초롬바탕" style:font-family-generic="system" style:font-pitch="variable"/>
  </office:font-face-decls>
  <office:automatic-styles>
    <style:style style:name="표1" style:family="table">
      <style:table-properties style:width="6.703cm" fo:margin-left="0.064cm" fo:margin-right="10.234cm" fo:margin-top="0cm" fo:margin-bottom="0cm" table:align="margins" style:writing-mode="lr-tb"/>
    </style:style>
    <style:style style:name="표1.A" style:family="table-column">
      <style:table-column-properties style:column-width="2.805cm" style:rel-column-width="27421*"/>
    </style:style>
    <style:style style:name="표1.B" style:family="table-column">
      <style:table-column-properties style:column-width="3.898cm" style:rel-column-width="38114*"/>
    </style:style>
    <style:style style:name="표1.1" style:family="table-row">
      <style:table-row-properties style:min-row-height="0.651cm" style:keep-together="true" fo:keep-together="auto"/>
    </style:style>
    <style:style style:name="표1.A1" style:family="table-cell">
      <style:table-cell-properties style:vertical-align="middle" fo:padding="0.049cm" fo:border="0.002cm solid #000001"/>
    </style:style>
    <style:style style:name="표2" style:family="table">
      <style:table-properties style:width="15.54cm" fo:margin-left="0.011cm" fo:margin-right="1.45cm" fo:margin-top="0cm" fo:margin-bottom="0cm" table:align="margins" style:writing-mode="lr-tb"/>
    </style:style>
    <style:style style:name="표2.A" style:family="table-column">
      <style:table-column-properties style:column-width="1.87cm" style:rel-column-width="7885*"/>
    </style:style>
    <style:style style:name="표2.B" style:family="table-column">
      <style:table-column-properties style:column-width="2.681cm" style:rel-column-width="11306*"/>
    </style:style>
    <style:style style:name="표2.C" style:family="table-column">
      <style:table-column-properties style:column-width="0.67cm" style:rel-column-width="2826*"/>
    </style:style>
    <style:style style:name="표2.D" style:family="table-column">
      <style:table-column-properties style:column-width="10.319cm" style:rel-column-width="43518*"/>
    </style:style>
    <style:style style:name="표2.1" style:family="table-row">
      <style:table-row-properties style:min-row-height="0.998cm" style:keep-together="true" fo:keep-together="auto"/>
    </style:style>
    <style:style style:name="표2.A1" style:family="table-cell">
      <style:table-cell-properties style:vertical-align="middle" fo:background-color="#c0c0c0" fo:padding-left="0.189cm" fo:padding-right="0.189cm" fo:padding-top="0cm" fo:padding-bottom="0cm" fo:border="0.018cm solid #00000a">
        <style:background-image/>
      </style:table-cell-properties>
    </style:style>
    <style:style style:name="표2.2" style:family="table-row">
      <style:table-row-properties style:min-row-height="0.699cm" style:keep-together="true" fo:keep-together="auto"/>
    </style:style>
    <style:style style:name="표2.A2" style:family="table-cell">
      <style:table-cell-properties style:vertical-align="middle" fo:background-color="#d6d6d6" fo:padding-left="0.189cm" fo:padding-right="0.189cm" fo:padding-top="0cm" fo:padding-bottom="0cm" fo:border="0.018cm solid #00000a">
        <style:background-image/>
      </style:table-cell-properties>
    </style:style>
    <style:style style:name="표2.D2" style:family="table-cell">
      <style:table-cell-properties style:vertical-align="middle" fo:padding-left="0.189cm" fo:padding-right="0.189cm" fo:padding-top="0cm" fo:padding-bottom="0cm" fo:border="0.018cm solid #00000a"/>
    </style:style>
    <style:style style:name="표2.A4" style:family="table-cell">
      <style:table-cell-properties fo:padding-left="0.189cm" fo:padding-right="0.189cm" fo:padding-top="0cm" fo:padding-bottom="0cm" fo:border="0.018cm solid #00000a"/>
    </style:style>
    <style:style style:name="표2.5" style:family="table-row">
      <style:table-row-properties style:min-row-height="18.046cm" style:keep-together="true" fo:keep-together="auto"/>
    </style:style>
    <style:style style:name="표2.A5" style:family="table-cell">
      <style:table-cell-properties fo:padding-left="0.189cm" fo:padding-right="0.189cm" fo:padding-top="0cm" fo:padding-bottom="0cm" fo:border-left="0.018cm solid #00000a" fo:border-right="0.018cm solid #00000a" fo:border-top="0.002cm solid #000001" fo:border-bottom="0.002cm solid #000001"/>
    </style:style>
    <style:style style:name="표2.6" style:family="table-row">
      <style:table-row-properties style:min-row-height="0.065cm" style:keep-together="true" fo:keep-together="auto"/>
    </style:style>
    <style:style style:name="표2.A6" style:family="table-cell">
      <style:table-cell-properties fo:padding-left="0.189cm" fo:padding-right="0.189cm" fo:padding-top="0cm" fo:padding-bottom="0cm" fo:border-left="0.018cm solid #00000a" fo:border-right="0.018cm solid #00000a" fo:border-top="0.002cm solid #000001" fo:border-bottom="0.018cm solid #00000a"/>
    </style:style>
    <style:style style:name="표3" style:family="table">
      <style:table-properties style:width="15.685cm" fo:margin-left="0.028cm" fo:margin-right="1.288cm" fo:margin-top="0cm" fo:margin-bottom="0cm" table:align="margins" style:writing-mode="lr-tb"/>
    </style:style>
    <style:style style:name="표3.A" style:family="table-column">
      <style:table-column-properties style:column-width="3.986cm" style:rel-column-width="16656*"/>
    </style:style>
    <style:style style:name="표3.B" style:family="table-column">
      <style:table-column-properties style:column-width="8.132cm" style:rel-column-width="33976*"/>
    </style:style>
    <style:style style:name="표3.C" style:family="table-column">
      <style:table-column-properties style:column-width="3.493cm" style:rel-column-width="14592*"/>
    </style:style>
    <style:style style:name="표3.D" style:family="table-column">
      <style:table-column-properties style:column-width="0.074cm" style:rel-column-width="311*"/>
    </style:style>
    <style:style style:name="표3.1" style:family="table-row">
      <style:table-row-properties style:min-row-height="0.947cm" style:keep-together="true" fo:keep-together="auto"/>
    </style:style>
    <style:style style:name="표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.2" style:family="table-row">
      <style:table-row-properties style:min-row-height="0.699cm" style:keep-together="true" fo:keep-together="auto"/>
    </style:style>
    <style:style style:name="표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.6" style:family="table-row">
      <style:table-row-properties style:min-row-height="18.233cm" style:keep-together="true" fo:keep-together="auto"/>
    </style:style>
    <style:style style:name="표3.A6" style:family="table-cell">
      <style:table-cell-properties fo:padding-left="0.189cm" fo:padding-right="0.189cm" fo:padding-top="0cm" fo:padding-bottom="0cm" fo:border="0.018cm solid #000001"/>
    </style:style>
    <style:style style:name="표4" style:family="table">
      <style:table-properties style:width="15.702cm" fo:margin-left="0.011cm" fo:margin-right="1.288cm" fo:margin-top="0cm" fo:margin-bottom="0cm" table:align="margins" style:writing-mode="lr-tb"/>
    </style:style>
    <style:style style:name="표4.A" style:family="table-column">
      <style:table-column-properties style:column-width="4.004cm" style:rel-column-width="16711*"/>
    </style:style>
    <style:style style:name="표4.B" style:family="table-column">
      <style:table-column-properties style:column-width="8.132cm" style:rel-column-width="33938*"/>
    </style:style>
    <style:style style:name="표4.C" style:family="table-column">
      <style:table-column-properties style:column-width="3.493cm" style:rel-column-width="14576*"/>
    </style:style>
    <style:style style:name="표4.D" style:family="table-column">
      <style:table-column-properties style:column-width="0.074cm" style:rel-column-width="310*"/>
    </style:style>
    <style:style style:name="표4.1" style:family="table-row">
      <style:table-row-properties style:min-row-height="0.947cm" style:keep-together="true" fo:keep-together="auto"/>
    </style:style>
    <style:style style:name="표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.2" style:family="table-row">
      <style:table-row-properties style:min-row-height="0.699cm" style:keep-together="true" fo:keep-together="auto"/>
    </style:style>
    <style:style style:name="표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.6" style:family="table-row">
      <style:table-row-properties style:min-row-height="18.136cm" style:keep-together="true" fo:keep-together="auto"/>
    </style:style>
    <style:style style:name="표4.A6" style:family="table-cell">
      <style:table-cell-properties fo:padding-left="0.189cm" fo:padding-right="0.189cm" fo:padding-top="0cm" fo:padding-bottom="0cm" fo:border="0.018cm solid #000001"/>
    </style:style>
    <style:style style:name="표5" style:family="table">
      <style:table-properties style:width="15.268cm" fo:margin-left="0.028cm" fo:margin-right="1.704cm" fo:margin-top="0cm" fo:margin-bottom="0cm" table:align="margins" style:writing-mode="lr-tb"/>
    </style:style>
    <style:style style:name="표5.A" style:family="table-column">
      <style:table-column-properties style:column-width="3.881cm" style:rel-column-width="16656*"/>
    </style:style>
    <style:style style:name="표5.B" style:family="table-column">
      <style:table-column-properties style:column-width="7.92cm" style:rel-column-width="33994*"/>
    </style:style>
    <style:style style:name="표5.C" style:family="table-column">
      <style:table-column-properties style:column-width="3.387cm" style:rel-column-width="14536*"/>
    </style:style>
    <style:style style:name="표5.D" style:family="table-column">
      <style:table-column-properties style:column-width="0.081cm" style:rel-column-width="349*"/>
    </style:style>
    <style:style style:name="표5.1" style:family="table-row">
      <style:table-row-properties style:min-row-height="0.917cm" style:keep-together="true" fo:keep-together="auto"/>
    </style:style>
    <style:style style:name="표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.2" style:family="table-row">
      <style:table-row-properties style:min-row-height="0.677cm" style:keep-together="true" fo:keep-together="auto"/>
    </style:style>
    <style:style style:name="표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.6" style:family="table-row">
      <style:table-row-properties style:min-row-height="19.299cm" style:keep-together="true" fo:keep-together="auto"/>
    </style:style>
    <style:style style:name="표5.A6" style:family="table-cell">
      <style:table-cell-properties fo:padding-left="0.189cm" fo:padding-right="0.189cm" fo:padding-top="0cm" fo:padding-bottom="0cm" fo:border="0.018cm solid #000001"/>
    </style:style>
    <style:style style:name="표6" style:family="table">
      <style:table-properties style:width="15.702cm" fo:margin-left="0.011cm" fo:margin-right="1.288cm" fo:margin-top="0cm" fo:margin-bottom="0cm" table:align="margins" style:writing-mode="lr-tb"/>
    </style:style>
    <style:style style:name="표6.A" style:family="table-column">
      <style:table-column-properties style:column-width="4.004cm" style:rel-column-width="16711*"/>
    </style:style>
    <style:style style:name="표6.B" style:family="table-column">
      <style:table-column-properties style:column-width="8.132cm" style:rel-column-width="33938*"/>
    </style:style>
    <style:style style:name="표6.C" style:family="table-column">
      <style:table-column-properties style:column-width="3.493cm" style:rel-column-width="14576*"/>
    </style:style>
    <style:style style:name="표6.D" style:family="table-column">
      <style:table-column-properties style:column-width="0.074cm" style:rel-column-width="310*"/>
    </style:style>
    <style:style style:name="표6.1" style:family="table-row">
      <style:table-row-properties style:min-row-height="0.947cm" style:keep-together="true" fo:keep-together="auto"/>
    </style:style>
    <style:style style:name="표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.2" style:family="table-row">
      <style:table-row-properties style:min-row-height="0.699cm" style:keep-together="true" fo:keep-together="auto"/>
    </style:style>
    <style:style style:name="표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.5" style:family="table-row">
      <style:table-row-properties style:min-row-height="0.644cm" style:keep-together="true" fo:keep-together="auto"/>
    </style:style>
    <style:style style:name="표6.6" style:family="table-row">
      <style:table-row-properties style:min-row-height="19.163cm" style:keep-together="true" fo:keep-together="auto"/>
    </style:style>
    <style:style style:name="표6.A6" style:family="table-cell">
      <style:table-cell-properties fo:padding-left="0.189cm" fo:padding-right="0.189cm" fo:padding-top="0cm" fo:padding-bottom="0cm" fo:border="0.018cm solid #000001"/>
    </style:style>
    <style:style style:name="표7" style:family="table">
      <style:table-properties style:width="15.702cm" fo:margin-left="0.011cm" fo:margin-right="1.288cm" fo:margin-top="0cm" fo:margin-bottom="0cm" table:align="margins" style:writing-mode="lr-tb"/>
    </style:style>
    <style:style style:name="표7.A" style:family="table-column">
      <style:table-column-properties style:column-width="4.004cm" style:rel-column-width="16711*"/>
    </style:style>
    <style:style style:name="표7.B" style:family="table-column">
      <style:table-column-properties style:column-width="8.132cm" style:rel-column-width="33938*"/>
    </style:style>
    <style:style style:name="표7.C" style:family="table-column">
      <style:table-column-properties style:column-width="3.493cm" style:rel-column-width="14576*"/>
    </style:style>
    <style:style style:name="표7.D" style:family="table-column">
      <style:table-column-properties style:column-width="0.074cm" style:rel-column-width="310*"/>
    </style:style>
    <style:style style:name="표7.1" style:family="table-row">
      <style:table-row-properties style:min-row-height="0.947cm" style:keep-together="true" fo:keep-together="auto"/>
    </style:style>
    <style:style style:name="표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.2" style:family="table-row">
      <style:table-row-properties style:min-row-height="0.699cm" style:keep-together="true" fo:keep-together="auto"/>
    </style:style>
    <style:style style:name="표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.6" style:family="table-row">
      <style:table-row-properties style:min-row-height="19.163cm" style:keep-together="true" fo:keep-together="auto"/>
    </style:style>
    <style:style style:name="표7.A6" style:family="table-cell">
      <style:table-cell-properties fo:padding-left="0.189cm" fo:padding-right="0.189cm" fo:padding-top="0cm" fo:padding-bottom="0cm" fo:border="0.018cm solid #000001"/>
    </style:style>
    <style:style style:name="표8" style:family="table">
      <style:table-properties style:width="15.699cm" fo:margin-left="0.011cm" fo:margin-right="1.291cm" fo:margin-top="0cm" fo:margin-bottom="0cm" table:align="margins" style:writing-mode="lr-tb"/>
    </style:style>
    <style:style style:name="표8.A" style:family="table-column">
      <style:table-column-properties style:column-width="3.999cm" style:rel-column-width="16696*"/>
    </style:style>
    <style:style style:name="표8.B" style:family="table-column">
      <style:table-column-properties style:column-width="8.123cm" style:rel-column-width="33907*"/>
    </style:style>
    <style:style style:name="표8.C" style:family="table-column">
      <style:table-column-properties style:column-width="3.577cm" style:rel-column-width="14932*"/>
    </style:style>
    <style:style style:name="표8.1" style:family="table-row">
      <style:table-row-properties style:min-row-height="0.947cm" style:keep-together="true" fo:keep-together="auto"/>
    </style:style>
    <style:style style:name="표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.2" style:family="table-row">
      <style:table-row-properties style:min-row-height="0.699cm" style:keep-together="true" fo:keep-together="auto"/>
    </style:style>
    <style:style style:name="표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.6" style:family="table-row">
      <style:table-row-properties style:min-row-height="19.163cm" style:keep-together="true" fo:keep-together="auto"/>
    </style:style>
    <style:style style:name="표8.A6" style:family="table-cell">
      <style:table-cell-properties fo:padding-left="0.189cm" fo:padding-right="0.189cm" fo:padding-top="0cm" fo:padding-bottom="0cm" fo:border="0.018cm solid #000001"/>
    </style:style>
    <style:style style:name="표9" style:family="table">
      <style:table-properties style:width="15.699cm" fo:margin-left="0.011cm" fo:margin-right="1.291cm" fo:margin-top="0cm" fo:margin-bottom="0cm" table:align="margins" style:writing-mode="lr-tb"/>
    </style:style>
    <style:style style:name="표9.A" style:family="table-column">
      <style:table-column-properties style:column-width="4.004cm" style:rel-column-width="16715*"/>
    </style:style>
    <style:style style:name="표9.B" style:family="table-column">
      <style:table-column-properties style:column-width="8.132cm" style:rel-column-width="33945*"/>
    </style:style>
    <style:style style:name="표9.C" style:family="table-column">
      <style:table-column-properties style:column-width="3.475cm" style:rel-column-width="14506*"/>
    </style:style>
    <style:style style:name="표9.D" style:family="table-column">
      <style:table-column-properties style:column-width="0.088cm" style:rel-column-width="369*"/>
    </style:style>
    <style:style style:name="표9.1" style:family="table-row">
      <style:table-row-properties style:min-row-height="1.358cm" style:keep-together="true" fo:keep-together="auto"/>
    </style:style>
    <style:style style:name="표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9.2" style:family="table-row">
      <style:table-row-properties style:min-row-height="0.699cm" style:keep-together="true" fo:keep-together="auto"/>
    </style:style>
    <style:style style:name="표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9.6" style:family="table-row">
      <style:table-row-properties style:min-row-height="19.163cm" style:keep-together="true" fo:keep-together="auto"/>
    </style:style>
    <style:style style:name="표9.A6" style:family="table-cell">
      <style:table-cell-properties fo:padding-left="0.189cm" fo:padding-right="0.189cm" fo:padding-top="0cm" fo:padding-bottom="0cm" fo:border="0.018cm solid #000001"/>
    </style:style>
    <style:style style:name="표10" style:family="table">
      <style:table-properties style:width="15.901cm" fo:margin-left="-0.189cm" fo:margin-top="0cm" fo:margin-bottom="0cm" table:align="left" style:writing-mode="lr-tb"/>
    </style:style>
    <style:style style:name="표10.A" style:family="table-column">
      <style:table-column-properties style:column-width="4.205cm"/>
    </style:style>
    <style:style style:name="표10.B" style:family="table-column">
      <style:table-column-properties style:column-width="8.126cm"/>
    </style:style>
    <style:style style:name="표10.C" style:family="table-column">
      <style:table-column-properties style:column-width="3.491cm"/>
    </style:style>
    <style:style style:name="표10.D" style:family="table-column">
      <style:table-column-properties style:column-width="0.079cm"/>
    </style:style>
    <style:style style:name="표10.1" style:family="table-row">
      <style:table-row-properties style:min-row-height="0.947cm" style:keep-together="true" fo:keep-together="auto"/>
    </style:style>
    <style:style style:name="표1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0.2" style:family="table-row">
      <style:table-row-properties style:min-row-height="0.699cm" style:keep-together="true" fo:keep-together="auto"/>
    </style:style>
    <style:style style:name="표1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0.6" style:family="table-row">
      <style:table-row-properties style:min-row-height="19.163cm" style:keep-together="true" fo:keep-together="auto"/>
    </style:style>
    <style:style style:name="표10.A6" style:family="table-cell">
      <style:table-cell-properties fo:padding-left="0.189cm" fo:padding-right="0.189cm" fo:padding-top="0cm" fo:padding-bottom="0cm" fo:border="0.018cm solid #000001"/>
    </style:style>
    <style:style style:name="표11" style:family="table">
      <style:table-properties style:width="15.901cm" fo:margin-left="-0.189cm" fo:margin-top="0cm" fo:margin-bottom="0cm" table:align="left" style:writing-mode="lr-tb"/>
    </style:style>
    <style:style style:name="표11.A" style:family="table-column">
      <style:table-column-properties style:column-width="4.205cm"/>
    </style:style>
    <style:style style:name="표11.B" style:family="table-column">
      <style:table-column-properties style:column-width="8.126cm"/>
    </style:style>
    <style:style style:name="표11.C" style:family="table-column">
      <style:table-column-properties style:column-width="3.491cm"/>
    </style:style>
    <style:style style:name="표11.D" style:family="table-column">
      <style:table-column-properties style:column-width="0.079cm"/>
    </style:style>
    <style:style style:name="표11.1" style:family="table-row">
      <style:table-row-properties style:min-row-height="0.947cm" style:keep-together="true" fo:keep-together="auto"/>
    </style:style>
    <style:style style:name="표1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1.2" style:family="table-row">
      <style:table-row-properties style:min-row-height="0.699cm" style:keep-together="true" fo:keep-together="auto"/>
    </style:style>
    <style:style style:name="표1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1.6" style:family="table-row">
      <style:table-row-properties style:min-row-height="19.163cm" style:keep-together="true" fo:keep-together="auto"/>
    </style:style>
    <style:style style:name="표11.A6" style:family="table-cell">
      <style:table-cell-properties fo:padding-left="0.189cm" fo:padding-right="0.189cm" fo:padding-top="0cm" fo:padding-bottom="0cm" fo:border="0.018cm solid #000001"/>
    </style:style>
    <style:style style:name="표73" style:family="table">
      <style:table-properties style:width="15.685cm" fo:margin-left="0.028cm" fo:margin-right="1.288cm" fo:margin-top="0cm" fo:margin-bottom="0cm" table:align="margins" style:writing-mode="lr-tb"/>
    </style:style>
    <style:style style:name="표73.A" style:family="table-column">
      <style:table-column-properties style:column-width="3.986cm" style:rel-column-width="16656*"/>
    </style:style>
    <style:style style:name="표73.B" style:family="table-column">
      <style:table-column-properties style:column-width="8.132cm" style:rel-column-width="33976*"/>
    </style:style>
    <style:style style:name="표73.C" style:family="table-column">
      <style:table-column-properties style:column-width="3.493cm" style:rel-column-width="14592*"/>
    </style:style>
    <style:style style:name="표73.D" style:family="table-column">
      <style:table-column-properties style:column-width="0.074cm" style:rel-column-width="311*"/>
    </style:style>
    <style:style style:name="표73.1" style:family="table-row">
      <style:table-row-properties style:min-row-height="0.947cm" style:keep-together="true" fo:keep-together="auto"/>
    </style:style>
    <style:style style:name="표7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3.2" style:family="table-row">
      <style:table-row-properties style:min-row-height="0.699cm" style:keep-together="true" fo:keep-together="auto"/>
    </style:style>
    <style:style style:name="표7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3.6" style:family="table-row">
      <style:table-row-properties style:min-row-height="18.233cm" style:keep-together="true" fo:keep-together="auto"/>
    </style:style>
    <style:style style:name="표73.A6" style:family="table-cell">
      <style:table-cell-properties fo:padding-left="0.189cm" fo:padding-right="0.189cm" fo:padding-top="0cm" fo:padding-bottom="0cm" fo:border="0.018cm solid #000001"/>
    </style:style>
    <style:style style:name="표12" style:family="table">
      <style:table-properties style:width="15.901cm" fo:margin-left="-0.189cm" fo:margin-top="0cm" fo:margin-bottom="0cm" table:align="left" style:writing-mode="lr-tb"/>
    </style:style>
    <style:style style:name="표12.A" style:family="table-column">
      <style:table-column-properties style:column-width="4.205cm"/>
    </style:style>
    <style:style style:name="표12.B" style:family="table-column">
      <style:table-column-properties style:column-width="8.126cm"/>
    </style:style>
    <style:style style:name="표12.C" style:family="table-column">
      <style:table-column-properties style:column-width="3.491cm"/>
    </style:style>
    <style:style style:name="표12.D" style:family="table-column">
      <style:table-column-properties style:column-width="0.079cm"/>
    </style:style>
    <style:style style:name="표12.1" style:family="table-row">
      <style:table-row-properties style:min-row-height="0.947cm" style:keep-together="true" fo:keep-together="auto"/>
    </style:style>
    <style:style style:name="표1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2.2" style:family="table-row">
      <style:table-row-properties style:min-row-height="0.699cm" style:keep-together="true" fo:keep-together="auto"/>
    </style:style>
    <style:style style:name="표1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2.6" style:family="table-row">
      <style:table-row-properties style:min-row-height="19.163cm" style:keep-together="true" fo:keep-together="auto"/>
    </style:style>
    <style:style style:name="표12.A6" style:family="table-cell">
      <style:table-cell-properties fo:padding-left="0.189cm" fo:padding-right="0.189cm" fo:padding-top="0cm" fo:padding-bottom="0cm" fo:border="0.018cm solid #000001"/>
    </style:style>
    <style:style style:name="표74" style:family="table">
      <style:table-properties style:width="15.901cm" fo:margin-left="-0.189cm" fo:margin-top="0cm" fo:margin-bottom="0cm" table:align="left" style:writing-mode="lr-tb"/>
    </style:style>
    <style:style style:name="표74.A" style:family="table-column">
      <style:table-column-properties style:column-width="4.205cm"/>
    </style:style>
    <style:style style:name="표74.B" style:family="table-column">
      <style:table-column-properties style:column-width="8.126cm"/>
    </style:style>
    <style:style style:name="표74.C" style:family="table-column">
      <style:table-column-properties style:column-width="3.491cm"/>
    </style:style>
    <style:style style:name="표74.D" style:family="table-column">
      <style:table-column-properties style:column-width="0.079cm"/>
    </style:style>
    <style:style style:name="표74.1" style:family="table-row">
      <style:table-row-properties style:min-row-height="0.947cm" style:keep-together="true" fo:keep-together="auto"/>
    </style:style>
    <style:style style:name="표7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4.2" style:family="table-row">
      <style:table-row-properties style:min-row-height="0.699cm" style:keep-together="true" fo:keep-together="auto"/>
    </style:style>
    <style:style style:name="표7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4.6" style:family="table-row">
      <style:table-row-properties style:min-row-height="19.163cm" style:keep-together="true" fo:keep-together="auto"/>
    </style:style>
    <style:style style:name="표74.A6" style:family="table-cell">
      <style:table-cell-properties fo:padding-left="0.189cm" fo:padding-right="0.189cm" fo:padding-top="0cm" fo:padding-bottom="0cm" fo:border="0.018cm solid #000001"/>
    </style:style>
    <style:style style:name="표75" style:family="table">
      <style:table-properties style:width="15.901cm" fo:margin-left="-0.189cm" fo:margin-top="0cm" fo:margin-bottom="0cm" table:align="left" style:writing-mode="lr-tb"/>
    </style:style>
    <style:style style:name="표75.A" style:family="table-column">
      <style:table-column-properties style:column-width="4.205cm"/>
    </style:style>
    <style:style style:name="표75.B" style:family="table-column">
      <style:table-column-properties style:column-width="8.126cm"/>
    </style:style>
    <style:style style:name="표75.C" style:family="table-column">
      <style:table-column-properties style:column-width="3.491cm"/>
    </style:style>
    <style:style style:name="표75.D" style:family="table-column">
      <style:table-column-properties style:column-width="0.079cm"/>
    </style:style>
    <style:style style:name="표75.1" style:family="table-row">
      <style:table-row-properties style:min-row-height="0.947cm" style:keep-together="true" fo:keep-together="auto"/>
    </style:style>
    <style:style style:name="표7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5.2" style:family="table-row">
      <style:table-row-properties style:min-row-height="0.699cm" style:keep-together="true" fo:keep-together="auto"/>
    </style:style>
    <style:style style:name="표7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5.6" style:family="table-row">
      <style:table-row-properties style:min-row-height="19.163cm" style:keep-together="true" fo:keep-together="auto"/>
    </style:style>
    <style:style style:name="표75.A6" style:family="table-cell">
      <style:table-cell-properties fo:padding-left="0.189cm" fo:padding-right="0.189cm" fo:padding-top="0cm" fo:padding-bottom="0cm" fo:border="0.018cm solid #000001"/>
    </style:style>
    <style:style style:name="표77" style:family="table">
      <style:table-properties style:width="15.901cm" fo:margin-left="-0.189cm" fo:margin-top="0cm" fo:margin-bottom="0cm" table:align="left" style:writing-mode="lr-tb"/>
    </style:style>
    <style:style style:name="표77.A" style:family="table-column">
      <style:table-column-properties style:column-width="4.205cm"/>
    </style:style>
    <style:style style:name="표77.B" style:family="table-column">
      <style:table-column-properties style:column-width="8.126cm"/>
    </style:style>
    <style:style style:name="표77.C" style:family="table-column">
      <style:table-column-properties style:column-width="3.491cm"/>
    </style:style>
    <style:style style:name="표77.D" style:family="table-column">
      <style:table-column-properties style:column-width="0.079cm"/>
    </style:style>
    <style:style style:name="표77.1" style:family="table-row">
      <style:table-row-properties style:min-row-height="0.947cm" style:keep-together="true" fo:keep-together="auto"/>
    </style:style>
    <style:style style:name="표7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7.2" style:family="table-row">
      <style:table-row-properties style:min-row-height="0.699cm" style:keep-together="true" fo:keep-together="auto"/>
    </style:style>
    <style:style style:name="표7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7.6" style:family="table-row">
      <style:table-row-properties style:min-row-height="19.163cm" style:keep-together="true" fo:keep-together="auto"/>
    </style:style>
    <style:style style:name="표77.A6" style:family="table-cell">
      <style:table-cell-properties fo:padding-left="0.189cm" fo:padding-right="0.189cm" fo:padding-top="0cm" fo:padding-bottom="0cm" fo:border="0.018cm solid #000001"/>
    </style:style>
    <style:style style:name="표76" style:family="table">
      <style:table-properties style:width="15.901cm" fo:margin-left="-0.189cm" fo:margin-top="0cm" fo:margin-bottom="0cm" table:align="left" style:writing-mode="lr-tb"/>
    </style:style>
    <style:style style:name="표76.A" style:family="table-column">
      <style:table-column-properties style:column-width="4.205cm"/>
    </style:style>
    <style:style style:name="표76.B" style:family="table-column">
      <style:table-column-properties style:column-width="8.126cm"/>
    </style:style>
    <style:style style:name="표76.C" style:family="table-column">
      <style:table-column-properties style:column-width="3.491cm"/>
    </style:style>
    <style:style style:name="표76.D" style:family="table-column">
      <style:table-column-properties style:column-width="0.079cm"/>
    </style:style>
    <style:style style:name="표76.1" style:family="table-row">
      <style:table-row-properties style:min-row-height="0.947cm" style:keep-together="true" fo:keep-together="auto"/>
    </style:style>
    <style:style style:name="표7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6.2" style:family="table-row">
      <style:table-row-properties style:min-row-height="0.699cm" style:keep-together="true" fo:keep-together="auto"/>
    </style:style>
    <style:style style:name="표7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6.6" style:family="table-row">
      <style:table-row-properties style:min-row-height="19.163cm" style:keep-together="true" fo:keep-together="auto"/>
    </style:style>
    <style:style style:name="표76.A6" style:family="table-cell">
      <style:table-cell-properties fo:padding-left="0.189cm" fo:padding-right="0.189cm" fo:padding-top="0cm" fo:padding-bottom="0cm" fo:border="0.018cm solid #000001"/>
    </style:style>
    <style:style style:name="표13" style:family="table">
      <style:table-properties style:width="15.699cm" fo:margin-left="0.011cm" fo:margin-right="1.291cm" fo:margin-top="0cm" fo:margin-bottom="0cm" table:align="margins" style:writing-mode="lr-tb"/>
    </style:style>
    <style:style style:name="표13.A" style:family="table-column">
      <style:table-column-properties style:column-width="4.004cm" style:rel-column-width="16715*"/>
    </style:style>
    <style:style style:name="표13.B" style:family="table-column">
      <style:table-column-properties style:column-width="8.132cm" style:rel-column-width="33945*"/>
    </style:style>
    <style:style style:name="표13.C" style:family="table-column">
      <style:table-column-properties style:column-width="3.475cm" style:rel-column-width="14506*"/>
    </style:style>
    <style:style style:name="표13.D" style:family="table-column">
      <style:table-column-properties style:column-width="0.088cm" style:rel-column-width="369*"/>
    </style:style>
    <style:style style:name="표13.1" style:family="table-row">
      <style:table-row-properties style:min-row-height="0.947cm" style:keep-together="true" fo:keep-together="auto"/>
    </style:style>
    <style:style style:name="표1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3.2" style:family="table-row">
      <style:table-row-properties style:min-row-height="0.699cm" style:keep-together="true" fo:keep-together="auto"/>
    </style:style>
    <style:style style:name="표1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3.6" style:family="table-row">
      <style:table-row-properties style:min-row-height="19.163cm" style:keep-together="true" fo:keep-together="auto"/>
    </style:style>
    <style:style style:name="표13.A6" style:family="table-cell">
      <style:table-cell-properties fo:padding-left="0.189cm" fo:padding-right="0.189cm" fo:padding-top="0cm" fo:padding-bottom="0cm" fo:border="0.018cm solid #000001"/>
    </style:style>
    <style:style style:name="표14" style:family="table">
      <style:table-properties style:width="15.901cm" fo:margin-left="-0.189cm" fo:margin-top="0cm" fo:margin-bottom="0cm" table:align="left" style:writing-mode="lr-tb"/>
    </style:style>
    <style:style style:name="표14.A" style:family="table-column">
      <style:table-column-properties style:column-width="4.205cm"/>
    </style:style>
    <style:style style:name="표14.B" style:family="table-column">
      <style:table-column-properties style:column-width="8.126cm"/>
    </style:style>
    <style:style style:name="표14.C" style:family="table-column">
      <style:table-column-properties style:column-width="3.491cm"/>
    </style:style>
    <style:style style:name="표14.D" style:family="table-column">
      <style:table-column-properties style:column-width="0.079cm"/>
    </style:style>
    <style:style style:name="표14.1" style:family="table-row">
      <style:table-row-properties style:min-row-height="0.947cm" style:keep-together="true" fo:keep-together="auto"/>
    </style:style>
    <style:style style:name="표1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4.2" style:family="table-row">
      <style:table-row-properties style:min-row-height="0.699cm" style:keep-together="true" fo:keep-together="auto"/>
    </style:style>
    <style:style style:name="표1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4.6" style:family="table-row">
      <style:table-row-properties style:min-row-height="19.163cm" style:keep-together="true" fo:keep-together="auto"/>
    </style:style>
    <style:style style:name="표14.A6" style:family="table-cell">
      <style:table-cell-properties fo:padding-left="0.189cm" fo:padding-right="0.189cm" fo:padding-top="0cm" fo:padding-bottom="0cm" fo:border="0.018cm solid #000001"/>
    </style:style>
    <style:style style:name="표15" style:family="table">
      <style:table-properties style:width="15.901cm" fo:margin-left="-0.189cm" fo:margin-top="0cm" fo:margin-bottom="0cm" table:align="left" style:writing-mode="lr-tb"/>
    </style:style>
    <style:style style:name="표15.A" style:family="table-column">
      <style:table-column-properties style:column-width="4.205cm"/>
    </style:style>
    <style:style style:name="표15.B" style:family="table-column">
      <style:table-column-properties style:column-width="8.126cm"/>
    </style:style>
    <style:style style:name="표15.C" style:family="table-column">
      <style:table-column-properties style:column-width="3.491cm"/>
    </style:style>
    <style:style style:name="표15.D" style:family="table-column">
      <style:table-column-properties style:column-width="0.079cm"/>
    </style:style>
    <style:style style:name="표15.1" style:family="table-row">
      <style:table-row-properties style:min-row-height="0.947cm" style:keep-together="true" fo:keep-together="auto"/>
    </style:style>
    <style:style style:name="표1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5.2" style:family="table-row">
      <style:table-row-properties style:min-row-height="0.699cm" style:keep-together="true" fo:keep-together="auto"/>
    </style:style>
    <style:style style:name="표1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5.6" style:family="table-row">
      <style:table-row-properties style:min-row-height="19.163cm" style:keep-together="true" fo:keep-together="auto"/>
    </style:style>
    <style:style style:name="표15.A6" style:family="table-cell">
      <style:table-cell-properties fo:padding-left="0.189cm" fo:padding-right="0.189cm" fo:padding-top="0cm" fo:padding-bottom="0cm" fo:border="0.018cm solid #000001"/>
    </style:style>
    <style:style style:name="표16" style:family="table">
      <style:table-properties style:width="15.901cm" fo:margin-left="-0.189cm" fo:margin-top="0cm" fo:margin-bottom="0cm" table:align="left" style:writing-mode="lr-tb"/>
    </style:style>
    <style:style style:name="표16.A" style:family="table-column">
      <style:table-column-properties style:column-width="4.205cm"/>
    </style:style>
    <style:style style:name="표16.B" style:family="table-column">
      <style:table-column-properties style:column-width="8.126cm"/>
    </style:style>
    <style:style style:name="표16.C" style:family="table-column">
      <style:table-column-properties style:column-width="3.491cm"/>
    </style:style>
    <style:style style:name="표16.D" style:family="table-column">
      <style:table-column-properties style:column-width="0.079cm"/>
    </style:style>
    <style:style style:name="표16.1" style:family="table-row">
      <style:table-row-properties style:min-row-height="0.947cm" style:keep-together="true" fo:keep-together="auto"/>
    </style:style>
    <style:style style:name="표1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6.2" style:family="table-row">
      <style:table-row-properties style:min-row-height="0.699cm" style:keep-together="true" fo:keep-together="auto"/>
    </style:style>
    <style:style style:name="표1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6.6" style:family="table-row">
      <style:table-row-properties style:min-row-height="19.163cm" style:keep-together="true" fo:keep-together="auto"/>
    </style:style>
    <style:style style:name="표16.A6" style:family="table-cell">
      <style:table-cell-properties fo:padding-left="0.189cm" fo:padding-right="0.189cm" fo:padding-top="0cm" fo:padding-bottom="0cm" fo:border="0.018cm solid #000001"/>
    </style:style>
    <style:style style:name="표78" style:family="table">
      <style:table-properties style:width="15.901cm" fo:margin-left="-0.189cm" fo:margin-top="0cm" fo:margin-bottom="0cm" table:align="left" style:writing-mode="lr-tb"/>
    </style:style>
    <style:style style:name="표78.A" style:family="table-column">
      <style:table-column-properties style:column-width="4.205cm"/>
    </style:style>
    <style:style style:name="표78.B" style:family="table-column">
      <style:table-column-properties style:column-width="8.126cm"/>
    </style:style>
    <style:style style:name="표78.C" style:family="table-column">
      <style:table-column-properties style:column-width="3.491cm"/>
    </style:style>
    <style:style style:name="표78.D" style:family="table-column">
      <style:table-column-properties style:column-width="0.079cm"/>
    </style:style>
    <style:style style:name="표78.1" style:family="table-row">
      <style:table-row-properties style:min-row-height="0.947cm" style:keep-together="true" fo:keep-together="auto"/>
    </style:style>
    <style:style style:name="표7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8.2" style:family="table-row">
      <style:table-row-properties style:min-row-height="0.699cm" style:keep-together="true" fo:keep-together="auto"/>
    </style:style>
    <style:style style:name="표7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8.6" style:family="table-row">
      <style:table-row-properties style:min-row-height="19.163cm" style:keep-together="true" fo:keep-together="auto"/>
    </style:style>
    <style:style style:name="표78.A6" style:family="table-cell">
      <style:table-cell-properties fo:padding-left="0.189cm" fo:padding-right="0.189cm" fo:padding-top="0cm" fo:padding-bottom="0cm" fo:border="0.018cm solid #000001"/>
    </style:style>
    <style:style style:name="표79" style:family="table">
      <style:table-properties style:width="15.901cm" fo:margin-left="-0.189cm" fo:margin-top="0cm" fo:margin-bottom="0cm" table:align="left" style:writing-mode="lr-tb"/>
    </style:style>
    <style:style style:name="표79.A" style:family="table-column">
      <style:table-column-properties style:column-width="4.205cm"/>
    </style:style>
    <style:style style:name="표79.B" style:family="table-column">
      <style:table-column-properties style:column-width="8.126cm"/>
    </style:style>
    <style:style style:name="표79.C" style:family="table-column">
      <style:table-column-properties style:column-width="3.491cm"/>
    </style:style>
    <style:style style:name="표79.D" style:family="table-column">
      <style:table-column-properties style:column-width="0.079cm"/>
    </style:style>
    <style:style style:name="표79.1" style:family="table-row">
      <style:table-row-properties style:min-row-height="0.947cm" style:keep-together="true" fo:keep-together="auto"/>
    </style:style>
    <style:style style:name="표7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9.2" style:family="table-row">
      <style:table-row-properties style:min-row-height="0.699cm" style:keep-together="true" fo:keep-together="auto"/>
    </style:style>
    <style:style style:name="표7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9.6" style:family="table-row">
      <style:table-row-properties style:min-row-height="19.163cm" style:keep-together="true" fo:keep-together="auto"/>
    </style:style>
    <style:style style:name="표79.A6" style:family="table-cell">
      <style:table-cell-properties fo:padding-left="0.189cm" fo:padding-right="0.189cm" fo:padding-top="0cm" fo:padding-bottom="0cm" fo:border="0.018cm solid #000001"/>
    </style:style>
    <style:style style:name="표80" style:family="table">
      <style:table-properties style:width="15.901cm" fo:margin-left="-0.189cm" fo:margin-top="0cm" fo:margin-bottom="0cm" table:align="left" style:writing-mode="lr-tb"/>
    </style:style>
    <style:style style:name="표80.A" style:family="table-column">
      <style:table-column-properties style:column-width="4.205cm"/>
    </style:style>
    <style:style style:name="표80.B" style:family="table-column">
      <style:table-column-properties style:column-width="8.126cm"/>
    </style:style>
    <style:style style:name="표80.C" style:family="table-column">
      <style:table-column-properties style:column-width="3.491cm"/>
    </style:style>
    <style:style style:name="표80.D" style:family="table-column">
      <style:table-column-properties style:column-width="0.079cm"/>
    </style:style>
    <style:style style:name="표80.1" style:family="table-row">
      <style:table-row-properties style:min-row-height="0.947cm" style:keep-together="true" fo:keep-together="auto"/>
    </style:style>
    <style:style style:name="표8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0.2" style:family="table-row">
      <style:table-row-properties style:min-row-height="0.699cm" style:keep-together="true" fo:keep-together="auto"/>
    </style:style>
    <style:style style:name="표8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0.6" style:family="table-row">
      <style:table-row-properties style:min-row-height="19.163cm" style:keep-together="true" fo:keep-together="auto"/>
    </style:style>
    <style:style style:name="표80.A6" style:family="table-cell">
      <style:table-cell-properties fo:padding-left="0.189cm" fo:padding-right="0.189cm" fo:padding-top="0cm" fo:padding-bottom="0cm" fo:border="0.018cm solid #000001"/>
    </style:style>
    <style:style style:name="표81" style:family="table">
      <style:table-properties style:width="15.901cm" fo:margin-left="-0.189cm" fo:margin-top="0cm" fo:margin-bottom="0cm" table:align="left" style:writing-mode="lr-tb"/>
    </style:style>
    <style:style style:name="표81.A" style:family="table-column">
      <style:table-column-properties style:column-width="4.205cm"/>
    </style:style>
    <style:style style:name="표81.B" style:family="table-column">
      <style:table-column-properties style:column-width="8.126cm"/>
    </style:style>
    <style:style style:name="표81.C" style:family="table-column">
      <style:table-column-properties style:column-width="3.491cm"/>
    </style:style>
    <style:style style:name="표81.D" style:family="table-column">
      <style:table-column-properties style:column-width="0.079cm"/>
    </style:style>
    <style:style style:name="표81.1" style:family="table-row">
      <style:table-row-properties style:min-row-height="0.947cm" style:keep-together="true" fo:keep-together="auto"/>
    </style:style>
    <style:style style:name="표8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1.2" style:family="table-row">
      <style:table-row-properties style:min-row-height="0.699cm" style:keep-together="true" fo:keep-together="auto"/>
    </style:style>
    <style:style style:name="표8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1.6" style:family="table-row">
      <style:table-row-properties style:min-row-height="19.163cm" style:keep-together="true" fo:keep-together="auto"/>
    </style:style>
    <style:style style:name="표81.A6" style:family="table-cell">
      <style:table-cell-properties fo:padding-left="0.189cm" fo:padding-right="0.189cm" fo:padding-top="0cm" fo:padding-bottom="0cm" fo:border="0.018cm solid #000001"/>
    </style:style>
    <style:style style:name="표17" style:family="table">
      <style:table-properties style:width="15.663cm" fo:margin-left="0.046cm" fo:margin-right="1.291cm" fo:margin-top="0cm" fo:margin-bottom="0cm" table:align="margins" style:writing-mode="lr-tb"/>
    </style:style>
    <style:style style:name="표17.A" style:family="table-column">
      <style:table-column-properties style:column-width="3.969cm" style:rel-column-width="16605*"/>
    </style:style>
    <style:style style:name="표17.B" style:family="table-column">
      <style:table-column-properties style:column-width="8.29cm" style:rel-column-width="34686*"/>
    </style:style>
    <style:style style:name="표17.C" style:family="table-column">
      <style:table-column-properties style:column-width="3.316cm" style:rel-column-width="13874*"/>
    </style:style>
    <style:style style:name="표17.D" style:family="table-column">
      <style:table-column-properties style:column-width="0.088cm" style:rel-column-width="370*"/>
    </style:style>
    <style:style style:name="표17.1" style:family="table-row">
      <style:table-row-properties style:min-row-height="0.947cm" style:keep-together="true" fo:keep-together="auto"/>
    </style:style>
    <style:style style:name="표1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7.2" style:family="table-row">
      <style:table-row-properties style:min-row-height="0.699cm" style:keep-together="true" fo:keep-together="auto"/>
    </style:style>
    <style:style style:name="표1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7.3" style:family="table-row">
      <style:table-row-properties style:min-row-height="0.788cm" style:keep-together="true" fo:keep-together="auto"/>
    </style:style>
    <style:style style:name="표17.6" style:family="table-row">
      <style:table-row-properties style:min-row-height="18.572cm" style:keep-together="true" fo:keep-together="auto"/>
    </style:style>
    <style:style style:name="표17.A6" style:family="table-cell">
      <style:table-cell-properties fo:padding-left="0.189cm" fo:padding-right="0.189cm" fo:padding-top="0cm" fo:padding-bottom="0cm" fo:border="0.018cm solid #000001"/>
    </style:style>
    <style:style style:name="표17.7" style:family="table-row">
      <style:table-row-properties style:min-row-height="0.587cm" style:keep-together="true" fo:keep-together="auto"/>
    </style:style>
    <style:style style:name="표18" style:family="table">
      <style:table-properties style:width="15.901cm" fo:margin-left="-0.189cm" fo:margin-top="0cm" fo:margin-bottom="0cm" table:align="left" style:writing-mode="lr-tb"/>
    </style:style>
    <style:style style:name="표18.A" style:family="table-column">
      <style:table-column-properties style:column-width="4.205cm"/>
    </style:style>
    <style:style style:name="표18.B" style:family="table-column">
      <style:table-column-properties style:column-width="8.126cm"/>
    </style:style>
    <style:style style:name="표18.C" style:family="table-column">
      <style:table-column-properties style:column-width="3.491cm"/>
    </style:style>
    <style:style style:name="표18.D" style:family="table-column">
      <style:table-column-properties style:column-width="0.079cm"/>
    </style:style>
    <style:style style:name="표18.1" style:family="table-row">
      <style:table-row-properties style:min-row-height="0.947cm" style:keep-together="true" fo:keep-together="auto"/>
    </style:style>
    <style:style style:name="표1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8.2" style:family="table-row">
      <style:table-row-properties style:min-row-height="0.699cm" style:keep-together="true" fo:keep-together="auto"/>
    </style:style>
    <style:style style:name="표1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8.6" style:family="table-row">
      <style:table-row-properties style:min-row-height="19.163cm" style:keep-together="true" fo:keep-together="auto"/>
    </style:style>
    <style:style style:name="표18.A6" style:family="table-cell">
      <style:table-cell-properties fo:padding-left="0.189cm" fo:padding-right="0.189cm" fo:padding-top="0cm" fo:padding-bottom="0cm" fo:border="0.018cm solid #000001"/>
    </style:style>
    <style:style style:name="표19" style:family="table">
      <style:table-properties style:width="15.901cm" fo:margin-left="-0.189cm" fo:margin-top="0cm" fo:margin-bottom="0cm" table:align="left" style:writing-mode="lr-tb"/>
    </style:style>
    <style:style style:name="표19.A" style:family="table-column">
      <style:table-column-properties style:column-width="4.205cm"/>
    </style:style>
    <style:style style:name="표19.B" style:family="table-column">
      <style:table-column-properties style:column-width="8.126cm"/>
    </style:style>
    <style:style style:name="표19.C" style:family="table-column">
      <style:table-column-properties style:column-width="3.491cm"/>
    </style:style>
    <style:style style:name="표19.D" style:family="table-column">
      <style:table-column-properties style:column-width="0.079cm"/>
    </style:style>
    <style:style style:name="표19.1" style:family="table-row">
      <style:table-row-properties style:min-row-height="0.947cm" style:keep-together="true" fo:keep-together="auto"/>
    </style:style>
    <style:style style:name="표1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9.2" style:family="table-row">
      <style:table-row-properties style:min-row-height="0.699cm" style:keep-together="true" fo:keep-together="auto"/>
    </style:style>
    <style:style style:name="표1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9.6" style:family="table-row">
      <style:table-row-properties style:min-row-height="19.163cm" style:keep-together="true" fo:keep-together="auto"/>
    </style:style>
    <style:style style:name="표19.A6" style:family="table-cell">
      <style:table-cell-properties fo:padding-left="0.189cm" fo:padding-right="0.189cm" fo:padding-top="0cm" fo:padding-bottom="0cm" fo:border="0.018cm solid #000001"/>
    </style:style>
    <style:style style:name="표20" style:family="table">
      <style:table-properties style:width="15.901cm" fo:margin-left="-0.189cm" fo:margin-top="0cm" fo:margin-bottom="0cm" table:align="left" style:writing-mode="lr-tb"/>
    </style:style>
    <style:style style:name="표20.A" style:family="table-column">
      <style:table-column-properties style:column-width="4.205cm"/>
    </style:style>
    <style:style style:name="표20.B" style:family="table-column">
      <style:table-column-properties style:column-width="8.126cm"/>
    </style:style>
    <style:style style:name="표20.C" style:family="table-column">
      <style:table-column-properties style:column-width="3.491cm"/>
    </style:style>
    <style:style style:name="표20.D" style:family="table-column">
      <style:table-column-properties style:column-width="0.079cm"/>
    </style:style>
    <style:style style:name="표20.1" style:family="table-row">
      <style:table-row-properties style:min-row-height="0.947cm" style:keep-together="true" fo:keep-together="auto"/>
    </style:style>
    <style:style style:name="표2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0.2" style:family="table-row">
      <style:table-row-properties style:min-row-height="0.699cm" style:keep-together="true" fo:keep-together="auto"/>
    </style:style>
    <style:style style:name="표2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0.6" style:family="table-row">
      <style:table-row-properties style:min-row-height="19.163cm" style:keep-together="true" fo:keep-together="auto"/>
    </style:style>
    <style:style style:name="표20.A6" style:family="table-cell">
      <style:table-cell-properties fo:padding-left="0.189cm" fo:padding-right="0.189cm" fo:padding-top="0cm" fo:padding-bottom="0cm" fo:border="0.018cm solid #000001"/>
    </style:style>
    <style:style style:name="표21" style:family="table">
      <style:table-properties style:width="15.901cm" fo:margin-left="-0.189cm" fo:margin-top="0cm" fo:margin-bottom="0cm" table:align="left" style:writing-mode="lr-tb"/>
    </style:style>
    <style:style style:name="표21.A" style:family="table-column">
      <style:table-column-properties style:column-width="4.205cm"/>
    </style:style>
    <style:style style:name="표21.B" style:family="table-column">
      <style:table-column-properties style:column-width="8.126cm"/>
    </style:style>
    <style:style style:name="표21.C" style:family="table-column">
      <style:table-column-properties style:column-width="3.491cm"/>
    </style:style>
    <style:style style:name="표21.D" style:family="table-column">
      <style:table-column-properties style:column-width="0.079cm"/>
    </style:style>
    <style:style style:name="표21.1" style:family="table-row">
      <style:table-row-properties style:min-row-height="0.947cm" style:keep-together="true" fo:keep-together="auto"/>
    </style:style>
    <style:style style:name="표2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1.2" style:family="table-row">
      <style:table-row-properties style:min-row-height="0.699cm" style:keep-together="true" fo:keep-together="auto"/>
    </style:style>
    <style:style style:name="표2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1.6" style:family="table-row">
      <style:table-row-properties style:min-row-height="19.163cm" style:keep-together="true" fo:keep-together="auto"/>
    </style:style>
    <style:style style:name="표21.A6" style:family="table-cell">
      <style:table-cell-properties fo:padding-left="0.189cm" fo:padding-right="0.189cm" fo:padding-top="0cm" fo:padding-bottom="0cm" fo:border="0.018cm solid #000001"/>
    </style:style>
    <style:style style:name="표89" style:family="table">
      <style:table-properties style:width="15.901cm" fo:margin-left="-0.189cm" fo:margin-top="0cm" fo:margin-bottom="0cm" table:align="left" style:writing-mode="lr-tb"/>
    </style:style>
    <style:style style:name="표89.A" style:family="table-column">
      <style:table-column-properties style:column-width="4.205cm"/>
    </style:style>
    <style:style style:name="표89.B" style:family="table-column">
      <style:table-column-properties style:column-width="8.126cm"/>
    </style:style>
    <style:style style:name="표89.C" style:family="table-column">
      <style:table-column-properties style:column-width="3.491cm"/>
    </style:style>
    <style:style style:name="표89.D" style:family="table-column">
      <style:table-column-properties style:column-width="0.079cm"/>
    </style:style>
    <style:style style:name="표89.1" style:family="table-row">
      <style:table-row-properties style:min-row-height="0.947cm" style:keep-together="true" fo:keep-together="auto"/>
    </style:style>
    <style:style style:name="표8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9.2" style:family="table-row">
      <style:table-row-properties style:min-row-height="0.699cm" style:keep-together="true" fo:keep-together="auto"/>
    </style:style>
    <style:style style:name="표8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9.6" style:family="table-row">
      <style:table-row-properties style:min-row-height="19.163cm" style:keep-together="true" fo:keep-together="auto"/>
    </style:style>
    <style:style style:name="표89.A6" style:family="table-cell">
      <style:table-cell-properties fo:padding-left="0.189cm" fo:padding-right="0.189cm" fo:padding-top="0cm" fo:padding-bottom="0cm" fo:border="0.018cm solid #000001"/>
    </style:style>
    <style:style style:name="표90" style:family="table">
      <style:table-properties style:width="15.901cm" fo:margin-left="-0.189cm" fo:margin-top="0cm" fo:margin-bottom="0cm" table:align="left" style:writing-mode="lr-tb"/>
    </style:style>
    <style:style style:name="표90.A" style:family="table-column">
      <style:table-column-properties style:column-width="4.205cm"/>
    </style:style>
    <style:style style:name="표90.B" style:family="table-column">
      <style:table-column-properties style:column-width="8.126cm"/>
    </style:style>
    <style:style style:name="표90.C" style:family="table-column">
      <style:table-column-properties style:column-width="3.491cm"/>
    </style:style>
    <style:style style:name="표90.D" style:family="table-column">
      <style:table-column-properties style:column-width="0.079cm"/>
    </style:style>
    <style:style style:name="표90.1" style:family="table-row">
      <style:table-row-properties style:min-row-height="0.947cm" style:keep-together="true" fo:keep-together="auto"/>
    </style:style>
    <style:style style:name="표9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90.2" style:family="table-row">
      <style:table-row-properties style:min-row-height="0.699cm" style:keep-together="true" fo:keep-together="auto"/>
    </style:style>
    <style:style style:name="표9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9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90.6" style:family="table-row">
      <style:table-row-properties style:min-row-height="19.163cm" style:keep-together="true" fo:keep-together="auto"/>
    </style:style>
    <style:style style:name="표90.A6" style:family="table-cell">
      <style:table-cell-properties fo:padding-left="0.189cm" fo:padding-right="0.189cm" fo:padding-top="0cm" fo:padding-bottom="0cm" fo:border="0.018cm solid #000001"/>
    </style:style>
    <style:style style:name="표82" style:family="table">
      <style:table-properties style:width="15.901cm" fo:margin-left="-0.189cm" fo:margin-top="0cm" fo:margin-bottom="0cm" table:align="left" style:writing-mode="lr-tb"/>
    </style:style>
    <style:style style:name="표82.A" style:family="table-column">
      <style:table-column-properties style:column-width="4.205cm"/>
    </style:style>
    <style:style style:name="표82.B" style:family="table-column">
      <style:table-column-properties style:column-width="8.126cm"/>
    </style:style>
    <style:style style:name="표82.C" style:family="table-column">
      <style:table-column-properties style:column-width="3.491cm"/>
    </style:style>
    <style:style style:name="표82.D" style:family="table-column">
      <style:table-column-properties style:column-width="0.079cm"/>
    </style:style>
    <style:style style:name="표82.1" style:family="table-row">
      <style:table-row-properties style:min-row-height="0.947cm" style:keep-together="true" fo:keep-together="auto"/>
    </style:style>
    <style:style style:name="표8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2.2" style:family="table-row">
      <style:table-row-properties style:min-row-height="0.699cm" style:keep-together="true" fo:keep-together="auto"/>
    </style:style>
    <style:style style:name="표8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2.6" style:family="table-row">
      <style:table-row-properties style:min-row-height="19.163cm" style:keep-together="true" fo:keep-together="auto"/>
    </style:style>
    <style:style style:name="표82.A6" style:family="table-cell">
      <style:table-cell-properties fo:padding-left="0.189cm" fo:padding-right="0.189cm" fo:padding-top="0cm" fo:padding-bottom="0cm" fo:border="0.018cm solid #000001"/>
    </style:style>
    <style:style style:name="표83" style:family="table">
      <style:table-properties style:width="15.901cm" fo:margin-left="-0.189cm" fo:margin-top="0cm" fo:margin-bottom="0cm" table:align="left" style:writing-mode="lr-tb"/>
    </style:style>
    <style:style style:name="표83.A" style:family="table-column">
      <style:table-column-properties style:column-width="4.205cm"/>
    </style:style>
    <style:style style:name="표83.B" style:family="table-column">
      <style:table-column-properties style:column-width="8.126cm"/>
    </style:style>
    <style:style style:name="표83.C" style:family="table-column">
      <style:table-column-properties style:column-width="3.491cm"/>
    </style:style>
    <style:style style:name="표83.D" style:family="table-column">
      <style:table-column-properties style:column-width="0.079cm"/>
    </style:style>
    <style:style style:name="표83.1" style:family="table-row">
      <style:table-row-properties style:min-row-height="0.947cm" style:keep-together="true" fo:keep-together="auto"/>
    </style:style>
    <style:style style:name="표8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3.2" style:family="table-row">
      <style:table-row-properties style:min-row-height="0.699cm" style:keep-together="true" fo:keep-together="auto"/>
    </style:style>
    <style:style style:name="표8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3.6" style:family="table-row">
      <style:table-row-properties style:min-row-height="19.163cm" style:keep-together="true" fo:keep-together="auto"/>
    </style:style>
    <style:style style:name="표83.A6" style:family="table-cell">
      <style:table-cell-properties fo:padding-left="0.189cm" fo:padding-right="0.189cm" fo:padding-top="0cm" fo:padding-bottom="0cm" fo:border="0.018cm solid #000001"/>
    </style:style>
    <style:style style:name="표84" style:family="table">
      <style:table-properties style:width="15.901cm" fo:margin-left="-0.189cm" fo:margin-top="0cm" fo:margin-bottom="0cm" table:align="left" style:writing-mode="lr-tb"/>
    </style:style>
    <style:style style:name="표84.A" style:family="table-column">
      <style:table-column-properties style:column-width="4.205cm"/>
    </style:style>
    <style:style style:name="표84.B" style:family="table-column">
      <style:table-column-properties style:column-width="8.126cm"/>
    </style:style>
    <style:style style:name="표84.C" style:family="table-column">
      <style:table-column-properties style:column-width="3.491cm"/>
    </style:style>
    <style:style style:name="표84.D" style:family="table-column">
      <style:table-column-properties style:column-width="0.079cm"/>
    </style:style>
    <style:style style:name="표84.1" style:family="table-row">
      <style:table-row-properties style:min-row-height="0.947cm" style:keep-together="true" fo:keep-together="auto"/>
    </style:style>
    <style:style style:name="표8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4.2" style:family="table-row">
      <style:table-row-properties style:min-row-height="0.699cm" style:keep-together="true" fo:keep-together="auto"/>
    </style:style>
    <style:style style:name="표8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4.6" style:family="table-row">
      <style:table-row-properties style:min-row-height="19.163cm" style:keep-together="true" fo:keep-together="auto"/>
    </style:style>
    <style:style style:name="표84.A6" style:family="table-cell">
      <style:table-cell-properties fo:padding-left="0.189cm" fo:padding-right="0.189cm" fo:padding-top="0cm" fo:padding-bottom="0cm" fo:border="0.018cm solid #000001"/>
    </style:style>
    <style:style style:name="표85" style:family="table">
      <style:table-properties style:width="15.901cm" fo:margin-left="-0.189cm" fo:margin-top="0cm" fo:margin-bottom="0cm" table:align="left" style:writing-mode="lr-tb"/>
    </style:style>
    <style:style style:name="표85.A" style:family="table-column">
      <style:table-column-properties style:column-width="4.205cm"/>
    </style:style>
    <style:style style:name="표85.B" style:family="table-column">
      <style:table-column-properties style:column-width="8.126cm"/>
    </style:style>
    <style:style style:name="표85.C" style:family="table-column">
      <style:table-column-properties style:column-width="3.491cm"/>
    </style:style>
    <style:style style:name="표85.D" style:family="table-column">
      <style:table-column-properties style:column-width="0.079cm"/>
    </style:style>
    <style:style style:name="표85.1" style:family="table-row">
      <style:table-row-properties style:min-row-height="0.947cm" style:keep-together="true" fo:keep-together="auto"/>
    </style:style>
    <style:style style:name="표8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5.2" style:family="table-row">
      <style:table-row-properties style:min-row-height="0.699cm" style:keep-together="true" fo:keep-together="auto"/>
    </style:style>
    <style:style style:name="표8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5.6" style:family="table-row">
      <style:table-row-properties style:min-row-height="19.163cm" style:keep-together="true" fo:keep-together="auto"/>
    </style:style>
    <style:style style:name="표85.A6" style:family="table-cell">
      <style:table-cell-properties fo:padding-left="0.189cm" fo:padding-right="0.189cm" fo:padding-top="0cm" fo:padding-bottom="0cm" fo:border="0.018cm solid #000001"/>
    </style:style>
    <style:style style:name="표86" style:family="table">
      <style:table-properties style:width="15.901cm" fo:margin-left="-0.189cm" fo:margin-top="0cm" fo:margin-bottom="0cm" table:align="left" style:writing-mode="lr-tb"/>
    </style:style>
    <style:style style:name="표86.A" style:family="table-column">
      <style:table-column-properties style:column-width="4.205cm"/>
    </style:style>
    <style:style style:name="표86.B" style:family="table-column">
      <style:table-column-properties style:column-width="8.126cm"/>
    </style:style>
    <style:style style:name="표86.C" style:family="table-column">
      <style:table-column-properties style:column-width="3.491cm"/>
    </style:style>
    <style:style style:name="표86.D" style:family="table-column">
      <style:table-column-properties style:column-width="0.079cm"/>
    </style:style>
    <style:style style:name="표86.1" style:family="table-row">
      <style:table-row-properties style:min-row-height="0.947cm" style:keep-together="true" fo:keep-together="auto"/>
    </style:style>
    <style:style style:name="표8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6.2" style:family="table-row">
      <style:table-row-properties style:min-row-height="0.699cm" style:keep-together="true" fo:keep-together="auto"/>
    </style:style>
    <style:style style:name="표8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6.6" style:family="table-row">
      <style:table-row-properties style:min-row-height="19.163cm" style:keep-together="true" fo:keep-together="auto"/>
    </style:style>
    <style:style style:name="표86.A6" style:family="table-cell">
      <style:table-cell-properties fo:padding-left="0.189cm" fo:padding-right="0.189cm" fo:padding-top="0cm" fo:padding-bottom="0cm" fo:border="0.018cm solid #000001"/>
    </style:style>
    <style:style style:name="표87" style:family="table">
      <style:table-properties style:width="15.901cm" fo:margin-left="-0.189cm" fo:margin-top="0cm" fo:margin-bottom="0cm" table:align="left" style:writing-mode="lr-tb"/>
    </style:style>
    <style:style style:name="표87.A" style:family="table-column">
      <style:table-column-properties style:column-width="4.205cm"/>
    </style:style>
    <style:style style:name="표87.B" style:family="table-column">
      <style:table-column-properties style:column-width="8.126cm"/>
    </style:style>
    <style:style style:name="표87.C" style:family="table-column">
      <style:table-column-properties style:column-width="3.491cm"/>
    </style:style>
    <style:style style:name="표87.D" style:family="table-column">
      <style:table-column-properties style:column-width="0.079cm"/>
    </style:style>
    <style:style style:name="표87.1" style:family="table-row">
      <style:table-row-properties style:min-row-height="0.947cm" style:keep-together="true" fo:keep-together="auto"/>
    </style:style>
    <style:style style:name="표8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7.2" style:family="table-row">
      <style:table-row-properties style:min-row-height="0.699cm" style:keep-together="true" fo:keep-together="auto"/>
    </style:style>
    <style:style style:name="표8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7.6" style:family="table-row">
      <style:table-row-properties style:min-row-height="19.163cm" style:keep-together="true" fo:keep-together="auto"/>
    </style:style>
    <style:style style:name="표87.A6" style:family="table-cell">
      <style:table-cell-properties fo:padding-left="0.189cm" fo:padding-right="0.189cm" fo:padding-top="0cm" fo:padding-bottom="0cm" fo:border="0.018cm solid #000001"/>
    </style:style>
    <style:style style:name="표91" style:family="table">
      <style:table-properties style:width="15.901cm" fo:margin-left="-0.189cm" fo:margin-top="0cm" fo:margin-bottom="0cm" table:align="left" style:writing-mode="lr-tb"/>
    </style:style>
    <style:style style:name="표91.A" style:family="table-column">
      <style:table-column-properties style:column-width="4.205cm"/>
    </style:style>
    <style:style style:name="표91.B" style:family="table-column">
      <style:table-column-properties style:column-width="8.126cm"/>
    </style:style>
    <style:style style:name="표91.C" style:family="table-column">
      <style:table-column-properties style:column-width="3.491cm"/>
    </style:style>
    <style:style style:name="표91.D" style:family="table-column">
      <style:table-column-properties style:column-width="0.079cm"/>
    </style:style>
    <style:style style:name="표91.1" style:family="table-row">
      <style:table-row-properties style:min-row-height="0.947cm" style:keep-together="true" fo:keep-together="auto"/>
    </style:style>
    <style:style style:name="표9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91.2" style:family="table-row">
      <style:table-row-properties style:min-row-height="0.699cm" style:keep-together="true" fo:keep-together="auto"/>
    </style:style>
    <style:style style:name="표9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9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91.6" style:family="table-row">
      <style:table-row-properties style:min-row-height="19.163cm" style:keep-together="true" fo:keep-together="auto"/>
    </style:style>
    <style:style style:name="표91.A6" style:family="table-cell">
      <style:table-cell-properties fo:padding-left="0.189cm" fo:padding-right="0.189cm" fo:padding-top="0cm" fo:padding-bottom="0cm" fo:border="0.018cm solid #000001"/>
    </style:style>
    <style:style style:name="표88" style:family="table">
      <style:table-properties style:width="15.901cm" fo:margin-left="-0.189cm" fo:margin-top="0cm" fo:margin-bottom="0cm" table:align="left" style:writing-mode="lr-tb"/>
    </style:style>
    <style:style style:name="표88.A" style:family="table-column">
      <style:table-column-properties style:column-width="4.205cm"/>
    </style:style>
    <style:style style:name="표88.B" style:family="table-column">
      <style:table-column-properties style:column-width="8.126cm"/>
    </style:style>
    <style:style style:name="표88.C" style:family="table-column">
      <style:table-column-properties style:column-width="3.491cm"/>
    </style:style>
    <style:style style:name="표88.D" style:family="table-column">
      <style:table-column-properties style:column-width="0.079cm"/>
    </style:style>
    <style:style style:name="표88.1" style:family="table-row">
      <style:table-row-properties style:min-row-height="0.947cm" style:keep-together="true" fo:keep-together="auto"/>
    </style:style>
    <style:style style:name="표8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8.2" style:family="table-row">
      <style:table-row-properties style:min-row-height="0.699cm" style:keep-together="true" fo:keep-together="auto"/>
    </style:style>
    <style:style style:name="표8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8.6" style:family="table-row">
      <style:table-row-properties style:min-row-height="19.163cm" style:keep-together="true" fo:keep-together="auto"/>
    </style:style>
    <style:style style:name="표88.A6" style:family="table-cell">
      <style:table-cell-properties fo:padding-left="0.189cm" fo:padding-right="0.189cm" fo:padding-top="0cm" fo:padding-bottom="0cm" fo:border="0.018cm solid #000001"/>
    </style:style>
    <style:style style:name="표93" style:family="table">
      <style:table-properties style:width="15.901cm" fo:margin-left="-0.189cm" fo:margin-top="0cm" fo:margin-bottom="0cm" table:align="left" style:writing-mode="lr-tb"/>
    </style:style>
    <style:style style:name="표93.A" style:family="table-column">
      <style:table-column-properties style:column-width="4.205cm"/>
    </style:style>
    <style:style style:name="표93.B" style:family="table-column">
      <style:table-column-properties style:column-width="8.126cm"/>
    </style:style>
    <style:style style:name="표93.C" style:family="table-column">
      <style:table-column-properties style:column-width="3.491cm"/>
    </style:style>
    <style:style style:name="표93.D" style:family="table-column">
      <style:table-column-properties style:column-width="0.079cm"/>
    </style:style>
    <style:style style:name="표93.1" style:family="table-row">
      <style:table-row-properties style:min-row-height="0.947cm" style:keep-together="true" fo:keep-together="auto"/>
    </style:style>
    <style:style style:name="표9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93.2" style:family="table-row">
      <style:table-row-properties style:min-row-height="0.699cm" style:keep-together="true" fo:keep-together="auto"/>
    </style:style>
    <style:style style:name="표9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9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93.6" style:family="table-row">
      <style:table-row-properties style:min-row-height="19.163cm" style:keep-together="true" fo:keep-together="auto"/>
    </style:style>
    <style:style style:name="표93.A6" style:family="table-cell">
      <style:table-cell-properties fo:padding-left="0.189cm" fo:padding-right="0.189cm" fo:padding-top="0cm" fo:padding-bottom="0cm" fo:border="0.018cm solid #000001"/>
    </style:style>
    <style:style style:name="표92" style:family="table">
      <style:table-properties style:width="15.901cm" fo:margin-left="-0.189cm" fo:margin-top="0cm" fo:margin-bottom="0cm" table:align="left" style:writing-mode="lr-tb"/>
    </style:style>
    <style:style style:name="표92.A" style:family="table-column">
      <style:table-column-properties style:column-width="4.205cm"/>
    </style:style>
    <style:style style:name="표92.B" style:family="table-column">
      <style:table-column-properties style:column-width="8.126cm"/>
    </style:style>
    <style:style style:name="표92.C" style:family="table-column">
      <style:table-column-properties style:column-width="3.491cm"/>
    </style:style>
    <style:style style:name="표92.D" style:family="table-column">
      <style:table-column-properties style:column-width="0.079cm"/>
    </style:style>
    <style:style style:name="표92.1" style:family="table-row">
      <style:table-row-properties style:min-row-height="0.947cm" style:keep-together="true" fo:keep-together="auto"/>
    </style:style>
    <style:style style:name="표9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92.2" style:family="table-row">
      <style:table-row-properties style:min-row-height="0.699cm" style:keep-together="true" fo:keep-together="auto"/>
    </style:style>
    <style:style style:name="표9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9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92.6" style:family="table-row">
      <style:table-row-properties style:min-row-height="19.163cm" style:keep-together="true" fo:keep-together="auto"/>
    </style:style>
    <style:style style:name="표92.A6" style:family="table-cell">
      <style:table-cell-properties fo:padding-left="0.189cm" fo:padding-right="0.189cm" fo:padding-top="0cm" fo:padding-bottom="0cm" fo:border="0.018cm solid #000001"/>
    </style:style>
    <style:style style:name="표22" style:family="table">
      <style:table-properties style:width="15.901cm" fo:margin-left="-0.189cm" fo:margin-top="0cm" fo:margin-bottom="0cm" table:align="left" style:writing-mode="lr-tb"/>
    </style:style>
    <style:style style:name="표22.A" style:family="table-column">
      <style:table-column-properties style:column-width="4.205cm"/>
    </style:style>
    <style:style style:name="표22.B" style:family="table-column">
      <style:table-column-properties style:column-width="8.126cm"/>
    </style:style>
    <style:style style:name="표22.C" style:family="table-column">
      <style:table-column-properties style:column-width="3.491cm"/>
    </style:style>
    <style:style style:name="표22.D" style:family="table-column">
      <style:table-column-properties style:column-width="0.079cm"/>
    </style:style>
    <style:style style:name="표22.1" style:family="table-row">
      <style:table-row-properties style:min-row-height="0.947cm" style:keep-together="true" fo:keep-together="auto"/>
    </style:style>
    <style:style style:name="표2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2.2" style:family="table-row">
      <style:table-row-properties style:min-row-height="0.699cm" style:keep-together="true" fo:keep-together="auto"/>
    </style:style>
    <style:style style:name="표2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2.6" style:family="table-row">
      <style:table-row-properties style:min-row-height="19.163cm" style:keep-together="true" fo:keep-together="auto"/>
    </style:style>
    <style:style style:name="표22.A6" style:family="table-cell">
      <style:table-cell-properties fo:padding-left="0.189cm" fo:padding-right="0.189cm" fo:padding-top="0cm" fo:padding-bottom="0cm" fo:border="0.018cm solid #000001"/>
    </style:style>
    <style:style style:name="표23" style:family="table">
      <style:table-properties style:width="15.901cm" fo:margin-left="-0.189cm" fo:margin-top="0cm" fo:margin-bottom="0cm" table:align="left" style:writing-mode="lr-tb"/>
    </style:style>
    <style:style style:name="표23.A" style:family="table-column">
      <style:table-column-properties style:column-width="4.205cm"/>
    </style:style>
    <style:style style:name="표23.B" style:family="table-column">
      <style:table-column-properties style:column-width="8.126cm"/>
    </style:style>
    <style:style style:name="표23.C" style:family="table-column">
      <style:table-column-properties style:column-width="3.491cm"/>
    </style:style>
    <style:style style:name="표23.D" style:family="table-column">
      <style:table-column-properties style:column-width="0.079cm"/>
    </style:style>
    <style:style style:name="표23.1" style:family="table-row">
      <style:table-row-properties style:min-row-height="0.947cm" style:keep-together="true" fo:keep-together="auto"/>
    </style:style>
    <style:style style:name="표2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3.2" style:family="table-row">
      <style:table-row-properties style:min-row-height="0.699cm" style:keep-together="true" fo:keep-together="auto"/>
    </style:style>
    <style:style style:name="표2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3.6" style:family="table-row">
      <style:table-row-properties style:min-row-height="19.163cm" style:keep-together="true" fo:keep-together="auto"/>
    </style:style>
    <style:style style:name="표23.A6" style:family="table-cell">
      <style:table-cell-properties fo:padding-left="0.189cm" fo:padding-right="0.189cm" fo:padding-top="0cm" fo:padding-bottom="0cm" fo:border="0.018cm solid #000001"/>
    </style:style>
    <style:style style:name="표24" style:family="table">
      <style:table-properties style:width="15.901cm" fo:margin-left="-0.189cm" fo:margin-top="0cm" fo:margin-bottom="0cm" table:align="left" style:writing-mode="lr-tb"/>
    </style:style>
    <style:style style:name="표24.A" style:family="table-column">
      <style:table-column-properties style:column-width="4.205cm"/>
    </style:style>
    <style:style style:name="표24.B" style:family="table-column">
      <style:table-column-properties style:column-width="8.126cm"/>
    </style:style>
    <style:style style:name="표24.C" style:family="table-column">
      <style:table-column-properties style:column-width="3.491cm"/>
    </style:style>
    <style:style style:name="표24.D" style:family="table-column">
      <style:table-column-properties style:column-width="0.079cm"/>
    </style:style>
    <style:style style:name="표24.1" style:family="table-row">
      <style:table-row-properties style:min-row-height="0.947cm" style:keep-together="true" fo:keep-together="auto"/>
    </style:style>
    <style:style style:name="표2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4.2" style:family="table-row">
      <style:table-row-properties style:min-row-height="0.699cm" style:keep-together="true" fo:keep-together="auto"/>
    </style:style>
    <style:style style:name="표2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4.6" style:family="table-row">
      <style:table-row-properties style:min-row-height="19.163cm" style:keep-together="true" fo:keep-together="auto"/>
    </style:style>
    <style:style style:name="표24.A6" style:family="table-cell">
      <style:table-cell-properties fo:padding-left="0.189cm" fo:padding-right="0.189cm" fo:padding-top="0cm" fo:padding-bottom="0cm" fo:border="0.018cm solid #000001"/>
    </style:style>
    <style:style style:name="표25" style:family="table">
      <style:table-properties style:width="15.901cm" fo:margin-left="-0.189cm" fo:margin-top="0cm" fo:margin-bottom="0cm" table:align="left" style:writing-mode="lr-tb"/>
    </style:style>
    <style:style style:name="표25.A" style:family="table-column">
      <style:table-column-properties style:column-width="4.205cm"/>
    </style:style>
    <style:style style:name="표25.B" style:family="table-column">
      <style:table-column-properties style:column-width="8.126cm"/>
    </style:style>
    <style:style style:name="표25.C" style:family="table-column">
      <style:table-column-properties style:column-width="3.491cm"/>
    </style:style>
    <style:style style:name="표25.D" style:family="table-column">
      <style:table-column-properties style:column-width="0.079cm"/>
    </style:style>
    <style:style style:name="표25.1" style:family="table-row">
      <style:table-row-properties style:min-row-height="0.947cm" style:keep-together="true" fo:keep-together="auto"/>
    </style:style>
    <style:style style:name="표2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5.2" style:family="table-row">
      <style:table-row-properties style:min-row-height="0.699cm" style:keep-together="true" fo:keep-together="auto"/>
    </style:style>
    <style:style style:name="표2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5.6" style:family="table-row">
      <style:table-row-properties style:min-row-height="19.163cm" style:keep-together="true" fo:keep-together="auto"/>
    </style:style>
    <style:style style:name="표25.A6" style:family="table-cell">
      <style:table-cell-properties fo:padding-left="0.189cm" fo:padding-right="0.189cm" fo:padding-top="0cm" fo:padding-bottom="0cm" fo:border="0.018cm solid #000001"/>
    </style:style>
    <style:style style:name="표26" style:family="table">
      <style:table-properties style:width="15.901cm" fo:margin-left="-0.189cm" fo:margin-top="0cm" fo:margin-bottom="0cm" table:align="left" style:writing-mode="lr-tb"/>
    </style:style>
    <style:style style:name="표26.A" style:family="table-column">
      <style:table-column-properties style:column-width="4.205cm"/>
    </style:style>
    <style:style style:name="표26.B" style:family="table-column">
      <style:table-column-properties style:column-width="8.126cm"/>
    </style:style>
    <style:style style:name="표26.C" style:family="table-column">
      <style:table-column-properties style:column-width="3.455cm"/>
    </style:style>
    <style:style style:name="표26.D" style:family="table-column">
      <style:table-column-properties style:column-width="0.115cm"/>
    </style:style>
    <style:style style:name="표26.1" style:family="table-row">
      <style:table-row-properties style:min-row-height="0.947cm" style:keep-together="true" fo:keep-together="auto"/>
    </style:style>
    <style:style style:name="표2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6.2" style:family="table-row">
      <style:table-row-properties style:min-row-height="0.699cm" style:keep-together="true" fo:keep-together="auto"/>
    </style:style>
    <style:style style:name="표2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6.6" style:family="table-row">
      <style:table-row-properties style:min-row-height="19.163cm" style:keep-together="true" fo:keep-together="auto"/>
    </style:style>
    <style:style style:name="표26.A6" style:family="table-cell">
      <style:table-cell-properties fo:padding-left="0.189cm" fo:padding-right="0.189cm" fo:padding-top="0cm" fo:padding-bottom="0cm" fo:border="0.018cm solid #000001"/>
    </style:style>
    <style:style style:name="표27" style:family="table">
      <style:table-properties style:width="15.901cm" fo:margin-left="-0.189cm" fo:margin-top="0cm" fo:margin-bottom="0cm" table:align="left" style:writing-mode="lr-tb"/>
    </style:style>
    <style:style style:name="표27.A" style:family="table-column">
      <style:table-column-properties style:column-width="4.205cm"/>
    </style:style>
    <style:style style:name="표27.B" style:family="table-column">
      <style:table-column-properties style:column-width="0.93cm"/>
    </style:style>
    <style:style style:name="표27.C" style:family="table-column">
      <style:table-column-properties style:column-width="7.197cm"/>
    </style:style>
    <style:style style:name="표27.D" style:family="table-column">
      <style:table-column-properties style:column-width="3.57cm"/>
    </style:style>
    <style:style style:name="표27.1" style:family="table-row">
      <style:table-row-properties style:min-row-height="0.947cm" style:keep-together="true" fo:keep-together="auto"/>
    </style:style>
    <style:style style:name="표2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7.2" style:family="table-row">
      <style:table-row-properties style:min-row-height="0.699cm" style:keep-together="true" fo:keep-together="auto"/>
    </style:style>
    <style:style style:name="표2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7.6" style:family="table-row">
      <style:table-row-properties style:min-row-height="19.163cm" style:keep-together="true" fo:keep-together="auto"/>
    </style:style>
    <style:style style:name="표27.A6" style:family="table-cell">
      <style:table-cell-properties fo:padding-left="0.189cm" fo:padding-right="0.189cm" fo:padding-top="0cm" fo:padding-bottom="0cm" fo:border="0.018cm solid #000001"/>
    </style:style>
    <style:style style:name="표28" style:family="table">
      <style:table-properties style:width="15.901cm" fo:margin-left="-0.189cm" fo:margin-top="0cm" fo:margin-bottom="0cm" table:align="left" style:writing-mode="lr-tb"/>
    </style:style>
    <style:style style:name="표28.A" style:family="table-column">
      <style:table-column-properties style:column-width="4.205cm"/>
    </style:style>
    <style:style style:name="표28.B" style:family="table-column">
      <style:table-column-properties style:column-width="0.93cm"/>
    </style:style>
    <style:style style:name="표28.C" style:family="table-column">
      <style:table-column-properties style:column-width="7.197cm"/>
    </style:style>
    <style:style style:name="표28.D" style:family="table-column">
      <style:table-column-properties style:column-width="3.57cm"/>
    </style:style>
    <style:style style:name="표28.1" style:family="table-row">
      <style:table-row-properties style:min-row-height="0.947cm" style:keep-together="true" fo:keep-together="auto"/>
    </style:style>
    <style:style style:name="표2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8.2" style:family="table-row">
      <style:table-row-properties style:min-row-height="0.699cm" style:keep-together="true" fo:keep-together="auto"/>
    </style:style>
    <style:style style:name="표2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8.6" style:family="table-row">
      <style:table-row-properties style:min-row-height="19.163cm" style:keep-together="true" fo:keep-together="auto"/>
    </style:style>
    <style:style style:name="표28.A6" style:family="table-cell">
      <style:table-cell-properties fo:padding-left="0.189cm" fo:padding-right="0.189cm" fo:padding-top="0cm" fo:padding-bottom="0cm" fo:border="0.018cm solid #000001"/>
    </style:style>
    <style:style style:name="표29" style:family="table">
      <style:table-properties style:width="15.901cm" fo:margin-left="-0.189cm" fo:margin-top="0cm" fo:margin-bottom="0cm" table:align="left" style:writing-mode="lr-tb"/>
    </style:style>
    <style:style style:name="표29.A" style:family="table-column">
      <style:table-column-properties style:column-width="4.205cm"/>
    </style:style>
    <style:style style:name="표29.B" style:family="table-column">
      <style:table-column-properties style:column-width="0.93cm"/>
    </style:style>
    <style:style style:name="표29.C" style:family="table-column">
      <style:table-column-properties style:column-width="7.197cm"/>
    </style:style>
    <style:style style:name="표29.D" style:family="table-column">
      <style:table-column-properties style:column-width="3.57cm"/>
    </style:style>
    <style:style style:name="표29.1" style:family="table-row">
      <style:table-row-properties style:min-row-height="0.947cm" style:keep-together="true" fo:keep-together="auto"/>
    </style:style>
    <style:style style:name="표2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9.2" style:family="table-row">
      <style:table-row-properties style:min-row-height="0.699cm" style:keep-together="true" fo:keep-together="auto"/>
    </style:style>
    <style:style style:name="표2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9.6" style:family="table-row">
      <style:table-row-properties style:min-row-height="19.163cm" style:keep-together="true" fo:keep-together="auto"/>
    </style:style>
    <style:style style:name="표29.A6" style:family="table-cell">
      <style:table-cell-properties fo:padding-left="0.189cm" fo:padding-right="0.189cm" fo:padding-top="0cm" fo:padding-bottom="0cm" fo:border="0.018cm solid #000001"/>
    </style:style>
    <style:style style:name="표30" style:family="table">
      <style:table-properties style:width="15.901cm" fo:margin-left="-0.189cm" fo:margin-top="0cm" fo:margin-bottom="0cm" table:align="left" style:writing-mode="lr-tb"/>
    </style:style>
    <style:style style:name="표30.A" style:family="table-column">
      <style:table-column-properties style:column-width="4.205cm"/>
    </style:style>
    <style:style style:name="표30.B" style:family="table-column">
      <style:table-column-properties style:column-width="0.93cm"/>
    </style:style>
    <style:style style:name="표30.C" style:family="table-column">
      <style:table-column-properties style:column-width="7.197cm"/>
    </style:style>
    <style:style style:name="표30.D" style:family="table-column">
      <style:table-column-properties style:column-width="3.57cm"/>
    </style:style>
    <style:style style:name="표30.1" style:family="table-row">
      <style:table-row-properties style:min-row-height="0.947cm" style:keep-together="true" fo:keep-together="auto"/>
    </style:style>
    <style:style style:name="표3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0.2" style:family="table-row">
      <style:table-row-properties style:min-row-height="0.699cm" style:keep-together="true" fo:keep-together="auto"/>
    </style:style>
    <style:style style:name="표3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0.6" style:family="table-row">
      <style:table-row-properties style:min-row-height="19.163cm" style:keep-together="true" fo:keep-together="auto"/>
    </style:style>
    <style:style style:name="표30.A6" style:family="table-cell">
      <style:table-cell-properties fo:padding-left="0.189cm" fo:padding-right="0.189cm" fo:padding-top="0cm" fo:padding-bottom="0cm" fo:border="0.018cm solid #000001"/>
    </style:style>
    <style:style style:name="표31" style:family="table">
      <style:table-properties style:width="15.901cm" fo:margin-left="-0.189cm" fo:margin-top="0cm" fo:margin-bottom="0cm" table:align="left" style:writing-mode="lr-tb"/>
    </style:style>
    <style:style style:name="표31.A" style:family="table-column">
      <style:table-column-properties style:column-width="4.205cm"/>
    </style:style>
    <style:style style:name="표31.B" style:family="table-column">
      <style:table-column-properties style:column-width="0.93cm"/>
    </style:style>
    <style:style style:name="표31.C" style:family="table-column">
      <style:table-column-properties style:column-width="7.197cm"/>
    </style:style>
    <style:style style:name="표31.D" style:family="table-column">
      <style:table-column-properties style:column-width="3.57cm"/>
    </style:style>
    <style:style style:name="표31.1" style:family="table-row">
      <style:table-row-properties style:min-row-height="0.947cm" style:keep-together="true" fo:keep-together="auto"/>
    </style:style>
    <style:style style:name="표3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1.2" style:family="table-row">
      <style:table-row-properties style:min-row-height="0.699cm" style:keep-together="true" fo:keep-together="auto"/>
    </style:style>
    <style:style style:name="표3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1.6" style:family="table-row">
      <style:table-row-properties style:min-row-height="19.163cm" style:keep-together="true" fo:keep-together="auto"/>
    </style:style>
    <style:style style:name="표31.A6" style:family="table-cell">
      <style:table-cell-properties fo:padding-left="0.189cm" fo:padding-right="0.189cm" fo:padding-top="0cm" fo:padding-bottom="0cm" fo:border="0.018cm solid #000001"/>
    </style:style>
    <style:style style:name="표32" style:family="table">
      <style:table-properties style:width="15.901cm" fo:margin-left="-0.189cm" fo:margin-top="0cm" fo:margin-bottom="0cm" table:align="left" style:writing-mode="lr-tb"/>
    </style:style>
    <style:style style:name="표32.A" style:family="table-column">
      <style:table-column-properties style:column-width="4.205cm"/>
    </style:style>
    <style:style style:name="표32.B" style:family="table-column">
      <style:table-column-properties style:column-width="0.93cm"/>
    </style:style>
    <style:style style:name="표32.C" style:family="table-column">
      <style:table-column-properties style:column-width="7.197cm"/>
    </style:style>
    <style:style style:name="표32.D" style:family="table-column">
      <style:table-column-properties style:column-width="3.57cm"/>
    </style:style>
    <style:style style:name="표32.1" style:family="table-row">
      <style:table-row-properties style:min-row-height="0.947cm" style:keep-together="true" fo:keep-together="auto"/>
    </style:style>
    <style:style style:name="표3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2.2" style:family="table-row">
      <style:table-row-properties style:min-row-height="0.699cm" style:keep-together="true" fo:keep-together="auto"/>
    </style:style>
    <style:style style:name="표3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2.6" style:family="table-row">
      <style:table-row-properties style:min-row-height="19.163cm" style:keep-together="true" fo:keep-together="auto"/>
    </style:style>
    <style:style style:name="표32.A6" style:family="table-cell">
      <style:table-cell-properties fo:padding-left="0.189cm" fo:padding-right="0.189cm" fo:padding-top="0cm" fo:padding-bottom="0cm" fo:border="0.018cm solid #000001"/>
    </style:style>
    <style:style style:name="표33" style:family="table">
      <style:table-properties style:width="15.901cm" fo:margin-left="-0.189cm" fo:margin-top="0cm" fo:margin-bottom="0cm" table:align="left" style:writing-mode="lr-tb"/>
    </style:style>
    <style:style style:name="표33.A" style:family="table-column">
      <style:table-column-properties style:column-width="4.205cm"/>
    </style:style>
    <style:style style:name="표33.B" style:family="table-column">
      <style:table-column-properties style:column-width="0.93cm"/>
    </style:style>
    <style:style style:name="표33.C" style:family="table-column">
      <style:table-column-properties style:column-width="7.197cm"/>
    </style:style>
    <style:style style:name="표33.D" style:family="table-column">
      <style:table-column-properties style:column-width="3.57cm"/>
    </style:style>
    <style:style style:name="표33.1" style:family="table-row">
      <style:table-row-properties style:min-row-height="0.947cm" style:keep-together="true" fo:keep-together="auto"/>
    </style:style>
    <style:style style:name="표3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3.2" style:family="table-row">
      <style:table-row-properties style:min-row-height="0.699cm" style:keep-together="true" fo:keep-together="auto"/>
    </style:style>
    <style:style style:name="표3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3.6" style:family="table-row">
      <style:table-row-properties style:min-row-height="19.163cm" style:keep-together="true" fo:keep-together="auto"/>
    </style:style>
    <style:style style:name="표33.A6" style:family="table-cell">
      <style:table-cell-properties fo:padding-left="0.189cm" fo:padding-right="0.189cm" fo:padding-top="0cm" fo:padding-bottom="0cm" fo:border="0.018cm solid #000001"/>
    </style:style>
    <style:style style:name="표34" style:family="table">
      <style:table-properties style:width="15.901cm" fo:margin-left="-0.189cm" fo:margin-top="0cm" fo:margin-bottom="0cm" table:align="left" style:writing-mode="lr-tb"/>
    </style:style>
    <style:style style:name="표34.A" style:family="table-column">
      <style:table-column-properties style:column-width="4.205cm"/>
    </style:style>
    <style:style style:name="표34.B" style:family="table-column">
      <style:table-column-properties style:column-width="0.93cm"/>
    </style:style>
    <style:style style:name="표34.C" style:family="table-column">
      <style:table-column-properties style:column-width="7.197cm"/>
    </style:style>
    <style:style style:name="표34.D" style:family="table-column">
      <style:table-column-properties style:column-width="3.57cm"/>
    </style:style>
    <style:style style:name="표34.1" style:family="table-row">
      <style:table-row-properties style:min-row-height="0.947cm" style:keep-together="true" fo:keep-together="auto"/>
    </style:style>
    <style:style style:name="표3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4.2" style:family="table-row">
      <style:table-row-properties style:min-row-height="0.699cm" style:keep-together="true" fo:keep-together="auto"/>
    </style:style>
    <style:style style:name="표3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4.6" style:family="table-row">
      <style:table-row-properties style:min-row-height="19.163cm" style:keep-together="true" fo:keep-together="auto"/>
    </style:style>
    <style:style style:name="표34.A6" style:family="table-cell">
      <style:table-cell-properties fo:padding-left="0.189cm" fo:padding-right="0.189cm" fo:padding-top="0cm" fo:padding-bottom="0cm" fo:border="0.018cm solid #000001"/>
    </style:style>
    <style:style style:name="표35" style:family="table">
      <style:table-properties style:width="15.901cm" fo:margin-left="-0.189cm" fo:margin-top="0cm" fo:margin-bottom="0cm" table:align="left" style:writing-mode="lr-tb"/>
    </style:style>
    <style:style style:name="표35.A" style:family="table-column">
      <style:table-column-properties style:column-width="4.205cm"/>
    </style:style>
    <style:style style:name="표35.B" style:family="table-column">
      <style:table-column-properties style:column-width="0.93cm"/>
    </style:style>
    <style:style style:name="표35.C" style:family="table-column">
      <style:table-column-properties style:column-width="7.197cm"/>
    </style:style>
    <style:style style:name="표35.D" style:family="table-column">
      <style:table-column-properties style:column-width="3.57cm"/>
    </style:style>
    <style:style style:name="표35.1" style:family="table-row">
      <style:table-row-properties style:min-row-height="0.947cm" style:keep-together="true" fo:keep-together="auto"/>
    </style:style>
    <style:style style:name="표3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5.2" style:family="table-row">
      <style:table-row-properties style:min-row-height="0.699cm" style:keep-together="true" fo:keep-together="auto"/>
    </style:style>
    <style:style style:name="표3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5.6" style:family="table-row">
      <style:table-row-properties style:min-row-height="19.163cm" style:keep-together="true" fo:keep-together="auto"/>
    </style:style>
    <style:style style:name="표35.A6" style:family="table-cell">
      <style:table-cell-properties fo:padding-left="0.189cm" fo:padding-right="0.189cm" fo:padding-top="0cm" fo:padding-bottom="0cm" fo:border="0.018cm solid #000001"/>
    </style:style>
    <style:style style:name="표36" style:family="table">
      <style:table-properties style:width="15.901cm" fo:margin-left="-0.189cm" fo:margin-top="0cm" fo:margin-bottom="0cm" table:align="left" style:writing-mode="lr-tb"/>
    </style:style>
    <style:style style:name="표36.A" style:family="table-column">
      <style:table-column-properties style:column-width="4.205cm"/>
    </style:style>
    <style:style style:name="표36.B" style:family="table-column">
      <style:table-column-properties style:column-width="0.93cm"/>
    </style:style>
    <style:style style:name="표36.C" style:family="table-column">
      <style:table-column-properties style:column-width="7.197cm"/>
    </style:style>
    <style:style style:name="표36.D" style:family="table-column">
      <style:table-column-properties style:column-width="3.57cm"/>
    </style:style>
    <style:style style:name="표36.1" style:family="table-row">
      <style:table-row-properties style:min-row-height="0.947cm" style:keep-together="true" fo:keep-together="auto"/>
    </style:style>
    <style:style style:name="표3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6.2" style:family="table-row">
      <style:table-row-properties style:min-row-height="0.699cm" style:keep-together="true" fo:keep-together="auto"/>
    </style:style>
    <style:style style:name="표3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6.6" style:family="table-row">
      <style:table-row-properties style:min-row-height="19.163cm" style:keep-together="true" fo:keep-together="auto"/>
    </style:style>
    <style:style style:name="표36.A6" style:family="table-cell">
      <style:table-cell-properties fo:padding-left="0.189cm" fo:padding-right="0.189cm" fo:padding-top="0cm" fo:padding-bottom="0cm" fo:border="0.018cm solid #000001"/>
    </style:style>
    <style:style style:name="표37" style:family="table">
      <style:table-properties style:width="15.901cm" fo:margin-left="-0.189cm" fo:margin-top="0cm" fo:margin-bottom="0cm" table:align="left" style:writing-mode="lr-tb"/>
    </style:style>
    <style:style style:name="표37.A" style:family="table-column">
      <style:table-column-properties style:column-width="4.205cm"/>
    </style:style>
    <style:style style:name="표37.B" style:family="table-column">
      <style:table-column-properties style:column-width="0.93cm"/>
    </style:style>
    <style:style style:name="표37.C" style:family="table-column">
      <style:table-column-properties style:column-width="7.197cm"/>
    </style:style>
    <style:style style:name="표37.D" style:family="table-column">
      <style:table-column-properties style:column-width="3.57cm"/>
    </style:style>
    <style:style style:name="표37.1" style:family="table-row">
      <style:table-row-properties style:min-row-height="0.947cm" style:keep-together="true" fo:keep-together="auto"/>
    </style:style>
    <style:style style:name="표3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7.2" style:family="table-row">
      <style:table-row-properties style:min-row-height="0.699cm" style:keep-together="true" fo:keep-together="auto"/>
    </style:style>
    <style:style style:name="표3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7.6" style:family="table-row">
      <style:table-row-properties style:min-row-height="19.163cm" style:keep-together="true" fo:keep-together="auto"/>
    </style:style>
    <style:style style:name="표37.A6" style:family="table-cell">
      <style:table-cell-properties fo:padding-left="0.189cm" fo:padding-right="0.189cm" fo:padding-top="0cm" fo:padding-bottom="0cm" fo:border="0.018cm solid #000001"/>
    </style:style>
    <style:style style:name="표38" style:family="table">
      <style:table-properties style:width="15.901cm" fo:margin-left="-0.189cm" fo:margin-top="0cm" fo:margin-bottom="0cm" table:align="left" style:writing-mode="lr-tb"/>
    </style:style>
    <style:style style:name="표38.A" style:family="table-column">
      <style:table-column-properties style:column-width="4.205cm"/>
    </style:style>
    <style:style style:name="표38.B" style:family="table-column">
      <style:table-column-properties style:column-width="0.93cm"/>
    </style:style>
    <style:style style:name="표38.C" style:family="table-column">
      <style:table-column-properties style:column-width="7.197cm"/>
    </style:style>
    <style:style style:name="표38.D" style:family="table-column">
      <style:table-column-properties style:column-width="3.57cm"/>
    </style:style>
    <style:style style:name="표38.1" style:family="table-row">
      <style:table-row-properties style:min-row-height="0.947cm" style:keep-together="true" fo:keep-together="auto"/>
    </style:style>
    <style:style style:name="표3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8.2" style:family="table-row">
      <style:table-row-properties style:min-row-height="0.699cm" style:keep-together="true" fo:keep-together="auto"/>
    </style:style>
    <style:style style:name="표3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8.6" style:family="table-row">
      <style:table-row-properties style:min-row-height="19.163cm" style:keep-together="true" fo:keep-together="auto"/>
    </style:style>
    <style:style style:name="표38.A6" style:family="table-cell">
      <style:table-cell-properties fo:padding-left="0.189cm" fo:padding-right="0.189cm" fo:padding-top="0cm" fo:padding-bottom="0cm" fo:border="0.018cm solid #000001"/>
    </style:style>
    <style:style style:name="표39" style:family="table">
      <style:table-properties style:width="15.901cm" fo:margin-left="-0.189cm" fo:margin-top="0cm" fo:margin-bottom="0cm" table:align="left" style:writing-mode="lr-tb"/>
    </style:style>
    <style:style style:name="표39.A" style:family="table-column">
      <style:table-column-properties style:column-width="4.205cm"/>
    </style:style>
    <style:style style:name="표39.B" style:family="table-column">
      <style:table-column-properties style:column-width="0.93cm"/>
    </style:style>
    <style:style style:name="표39.C" style:family="table-column">
      <style:table-column-properties style:column-width="7.197cm"/>
    </style:style>
    <style:style style:name="표39.D" style:family="table-column">
      <style:table-column-properties style:column-width="3.57cm"/>
    </style:style>
    <style:style style:name="표39.1" style:family="table-row">
      <style:table-row-properties style:min-row-height="0.947cm" style:keep-together="true" fo:keep-together="auto"/>
    </style:style>
    <style:style style:name="표3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9.2" style:family="table-row">
      <style:table-row-properties style:min-row-height="0.699cm" style:keep-together="true" fo:keep-together="auto"/>
    </style:style>
    <style:style style:name="표3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9.6" style:family="table-row">
      <style:table-row-properties style:min-row-height="19.163cm" style:keep-together="true" fo:keep-together="auto"/>
    </style:style>
    <style:style style:name="표39.A6" style:family="table-cell">
      <style:table-cell-properties fo:padding-left="0.189cm" fo:padding-right="0.189cm" fo:padding-top="0cm" fo:padding-bottom="0cm" fo:border="0.018cm solid #000001"/>
    </style:style>
    <style:style style:name="표40" style:family="table">
      <style:table-properties style:width="15.901cm" fo:margin-left="-0.189cm" fo:margin-top="0cm" fo:margin-bottom="0cm" table:align="left" style:writing-mode="lr-tb"/>
    </style:style>
    <style:style style:name="표40.A" style:family="table-column">
      <style:table-column-properties style:column-width="4.205cm"/>
    </style:style>
    <style:style style:name="표40.B" style:family="table-column">
      <style:table-column-properties style:column-width="0.93cm"/>
    </style:style>
    <style:style style:name="표40.C" style:family="table-column">
      <style:table-column-properties style:column-width="7.197cm"/>
    </style:style>
    <style:style style:name="표40.D" style:family="table-column">
      <style:table-column-properties style:column-width="3.57cm"/>
    </style:style>
    <style:style style:name="표40.1" style:family="table-row">
      <style:table-row-properties style:min-row-height="0.947cm" style:keep-together="true" fo:keep-together="auto"/>
    </style:style>
    <style:style style:name="표4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0.2" style:family="table-row">
      <style:table-row-properties style:min-row-height="0.699cm" style:keep-together="true" fo:keep-together="auto"/>
    </style:style>
    <style:style style:name="표4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0.6" style:family="table-row">
      <style:table-row-properties style:min-row-height="19.163cm" style:keep-together="true" fo:keep-together="auto"/>
    </style:style>
    <style:style style:name="표40.A6" style:family="table-cell">
      <style:table-cell-properties fo:padding-left="0.189cm" fo:padding-right="0.189cm" fo:padding-top="0cm" fo:padding-bottom="0cm" fo:border="0.018cm solid #000001"/>
    </style:style>
    <style:style style:name="표41" style:family="table">
      <style:table-properties style:width="15.901cm" fo:margin-left="-0.189cm" fo:margin-top="0cm" fo:margin-bottom="0cm" table:align="left" style:writing-mode="lr-tb"/>
    </style:style>
    <style:style style:name="표41.A" style:family="table-column">
      <style:table-column-properties style:column-width="4.205cm"/>
    </style:style>
    <style:style style:name="표41.B" style:family="table-column">
      <style:table-column-properties style:column-width="0.93cm"/>
    </style:style>
    <style:style style:name="표41.C" style:family="table-column">
      <style:table-column-properties style:column-width="7.197cm"/>
    </style:style>
    <style:style style:name="표41.D" style:family="table-column">
      <style:table-column-properties style:column-width="3.57cm"/>
    </style:style>
    <style:style style:name="표41.1" style:family="table-row">
      <style:table-row-properties style:min-row-height="0.947cm" style:keep-together="true" fo:keep-together="auto"/>
    </style:style>
    <style:style style:name="표4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1.2" style:family="table-row">
      <style:table-row-properties style:min-row-height="0.699cm" style:keep-together="true" fo:keep-together="auto"/>
    </style:style>
    <style:style style:name="표4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1.6" style:family="table-row">
      <style:table-row-properties style:min-row-height="19.163cm" style:keep-together="true" fo:keep-together="auto"/>
    </style:style>
    <style:style style:name="표41.A6" style:family="table-cell">
      <style:table-cell-properties fo:padding-left="0.189cm" fo:padding-right="0.189cm" fo:padding-top="0cm" fo:padding-bottom="0cm" fo:border="0.018cm solid #000001"/>
    </style:style>
    <style:style style:name="표42" style:family="table">
      <style:table-properties style:width="15.901cm" fo:margin-left="-0.189cm" fo:margin-top="0cm" fo:margin-bottom="0cm" table:align="left" style:writing-mode="lr-tb"/>
    </style:style>
    <style:style style:name="표42.A" style:family="table-column">
      <style:table-column-properties style:column-width="4.205cm"/>
    </style:style>
    <style:style style:name="표42.B" style:family="table-column">
      <style:table-column-properties style:column-width="0.93cm"/>
    </style:style>
    <style:style style:name="표42.C" style:family="table-column">
      <style:table-column-properties style:column-width="7.197cm"/>
    </style:style>
    <style:style style:name="표42.D" style:family="table-column">
      <style:table-column-properties style:column-width="3.57cm"/>
    </style:style>
    <style:style style:name="표42.1" style:family="table-row">
      <style:table-row-properties style:min-row-height="0.947cm" style:keep-together="true" fo:keep-together="auto"/>
    </style:style>
    <style:style style:name="표4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2.2" style:family="table-row">
      <style:table-row-properties style:min-row-height="0.699cm" style:keep-together="true" fo:keep-together="auto"/>
    </style:style>
    <style:style style:name="표4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2.6" style:family="table-row">
      <style:table-row-properties style:min-row-height="19.163cm" style:keep-together="true" fo:keep-together="auto"/>
    </style:style>
    <style:style style:name="표42.A6" style:family="table-cell">
      <style:table-cell-properties fo:padding-left="0.189cm" fo:padding-right="0.189cm" fo:padding-top="0cm" fo:padding-bottom="0cm" fo:border="0.018cm solid #000001"/>
    </style:style>
    <style:style style:name="표43" style:family="table">
      <style:table-properties style:width="15.901cm" fo:margin-left="-0.189cm" fo:margin-top="0cm" fo:margin-bottom="0cm" table:align="left" style:writing-mode="lr-tb"/>
    </style:style>
    <style:style style:name="표43.A" style:family="table-column">
      <style:table-column-properties style:column-width="4.205cm"/>
    </style:style>
    <style:style style:name="표43.B" style:family="table-column">
      <style:table-column-properties style:column-width="0.93cm"/>
    </style:style>
    <style:style style:name="표43.C" style:family="table-column">
      <style:table-column-properties style:column-width="7.197cm"/>
    </style:style>
    <style:style style:name="표43.D" style:family="table-column">
      <style:table-column-properties style:column-width="3.57cm"/>
    </style:style>
    <style:style style:name="표43.1" style:family="table-row">
      <style:table-row-properties style:min-row-height="0.947cm" style:keep-together="true" fo:keep-together="auto"/>
    </style:style>
    <style:style style:name="표4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3.2" style:family="table-row">
      <style:table-row-properties style:min-row-height="0.699cm" style:keep-together="true" fo:keep-together="auto"/>
    </style:style>
    <style:style style:name="표4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3.6" style:family="table-row">
      <style:table-row-properties style:min-row-height="19.163cm" style:keep-together="true" fo:keep-together="auto"/>
    </style:style>
    <style:style style:name="표43.A6" style:family="table-cell">
      <style:table-cell-properties fo:padding-left="0.189cm" fo:padding-right="0.189cm" fo:padding-top="0cm" fo:padding-bottom="0cm" fo:border="0.018cm solid #000001"/>
    </style:style>
    <style:style style:name="표44" style:family="table">
      <style:table-properties style:width="15.901cm" fo:margin-left="-0.189cm" fo:margin-top="0cm" fo:margin-bottom="0cm" table:align="left" style:writing-mode="lr-tb"/>
    </style:style>
    <style:style style:name="표44.A" style:family="table-column">
      <style:table-column-properties style:column-width="4.205cm"/>
    </style:style>
    <style:style style:name="표44.B" style:family="table-column">
      <style:table-column-properties style:column-width="0.93cm"/>
    </style:style>
    <style:style style:name="표44.C" style:family="table-column">
      <style:table-column-properties style:column-width="7.197cm"/>
    </style:style>
    <style:style style:name="표44.D" style:family="table-column">
      <style:table-column-properties style:column-width="3.57cm"/>
    </style:style>
    <style:style style:name="표44.1" style:family="table-row">
      <style:table-row-properties style:min-row-height="0.947cm" style:keep-together="true" fo:keep-together="auto"/>
    </style:style>
    <style:style style:name="표4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4.2" style:family="table-row">
      <style:table-row-properties style:min-row-height="0.699cm" style:keep-together="true" fo:keep-together="auto"/>
    </style:style>
    <style:style style:name="표4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4.6" style:family="table-row">
      <style:table-row-properties style:min-row-height="19.163cm" style:keep-together="true" fo:keep-together="auto"/>
    </style:style>
    <style:style style:name="표44.A6" style:family="table-cell">
      <style:table-cell-properties fo:padding-left="0.189cm" fo:padding-right="0.189cm" fo:padding-top="0cm" fo:padding-bottom="0cm" fo:border="0.018cm solid #000001"/>
    </style:style>
    <style:style style:name="표45" style:family="table">
      <style:table-properties style:width="15.901cm" fo:margin-left="-0.189cm" fo:margin-top="0cm" fo:margin-bottom="0cm" table:align="left" style:writing-mode="lr-tb"/>
    </style:style>
    <style:style style:name="표45.A" style:family="table-column">
      <style:table-column-properties style:column-width="4.205cm"/>
    </style:style>
    <style:style style:name="표45.B" style:family="table-column">
      <style:table-column-properties style:column-width="0.93cm"/>
    </style:style>
    <style:style style:name="표45.C" style:family="table-column">
      <style:table-column-properties style:column-width="7.197cm"/>
    </style:style>
    <style:style style:name="표45.D" style:family="table-column">
      <style:table-column-properties style:column-width="3.57cm"/>
    </style:style>
    <style:style style:name="표45.1" style:family="table-row">
      <style:table-row-properties style:min-row-height="0.947cm" style:keep-together="true" fo:keep-together="auto"/>
    </style:style>
    <style:style style:name="표4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5.2" style:family="table-row">
      <style:table-row-properties style:min-row-height="0.699cm" style:keep-together="true" fo:keep-together="auto"/>
    </style:style>
    <style:style style:name="표4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5.6" style:family="table-row">
      <style:table-row-properties style:min-row-height="19.163cm" style:keep-together="true" fo:keep-together="auto"/>
    </style:style>
    <style:style style:name="표45.A6" style:family="table-cell">
      <style:table-cell-properties fo:padding-left="0.189cm" fo:padding-right="0.189cm" fo:padding-top="0cm" fo:padding-bottom="0cm" fo:border="0.018cm solid #000001"/>
    </style:style>
    <style:style style:name="표46" style:family="table">
      <style:table-properties style:width="15.901cm" fo:margin-left="-0.189cm" fo:margin-top="0cm" fo:margin-bottom="0cm" table:align="left" style:writing-mode="lr-tb"/>
    </style:style>
    <style:style style:name="표46.A" style:family="table-column">
      <style:table-column-properties style:column-width="4.205cm"/>
    </style:style>
    <style:style style:name="표46.B" style:family="table-column">
      <style:table-column-properties style:column-width="0.93cm"/>
    </style:style>
    <style:style style:name="표46.C" style:family="table-column">
      <style:table-column-properties style:column-width="7.197cm"/>
    </style:style>
    <style:style style:name="표46.D" style:family="table-column">
      <style:table-column-properties style:column-width="3.57cm"/>
    </style:style>
    <style:style style:name="표46.1" style:family="table-row">
      <style:table-row-properties style:min-row-height="0.947cm" style:keep-together="true" fo:keep-together="auto"/>
    </style:style>
    <style:style style:name="표4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6.2" style:family="table-row">
      <style:table-row-properties style:min-row-height="0.699cm" style:keep-together="true" fo:keep-together="auto"/>
    </style:style>
    <style:style style:name="표4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6.6" style:family="table-row">
      <style:table-row-properties style:min-row-height="19.163cm" style:keep-together="true" fo:keep-together="auto"/>
    </style:style>
    <style:style style:name="표46.A6" style:family="table-cell">
      <style:table-cell-properties fo:padding-left="0.189cm" fo:padding-right="0.189cm" fo:padding-top="0cm" fo:padding-bottom="0cm" fo:border="0.018cm solid #000001"/>
    </style:style>
    <style:style style:name="표47" style:family="table">
      <style:table-properties style:width="15.901cm" fo:margin-left="-0.189cm" fo:margin-top="0cm" fo:margin-bottom="0cm" table:align="left" style:writing-mode="lr-tb"/>
    </style:style>
    <style:style style:name="표47.A" style:family="table-column">
      <style:table-column-properties style:column-width="4.205cm"/>
    </style:style>
    <style:style style:name="표47.B" style:family="table-column">
      <style:table-column-properties style:column-width="0.93cm"/>
    </style:style>
    <style:style style:name="표47.C" style:family="table-column">
      <style:table-column-properties style:column-width="7.197cm"/>
    </style:style>
    <style:style style:name="표47.D" style:family="table-column">
      <style:table-column-properties style:column-width="3.57cm"/>
    </style:style>
    <style:style style:name="표47.1" style:family="table-row">
      <style:table-row-properties style:min-row-height="0.947cm" style:keep-together="true" fo:keep-together="auto"/>
    </style:style>
    <style:style style:name="표4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7.2" style:family="table-row">
      <style:table-row-properties style:min-row-height="0.699cm" style:keep-together="true" fo:keep-together="auto"/>
    </style:style>
    <style:style style:name="표4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7.6" style:family="table-row">
      <style:table-row-properties style:min-row-height="19.163cm" style:keep-together="true" fo:keep-together="auto"/>
    </style:style>
    <style:style style:name="표47.A6" style:family="table-cell">
      <style:table-cell-properties fo:padding-left="0.189cm" fo:padding-right="0.189cm" fo:padding-top="0cm" fo:padding-bottom="0cm" fo:border="0.018cm solid #000001"/>
    </style:style>
    <style:style style:name="표48" style:family="table">
      <style:table-properties style:width="15.901cm" fo:margin-left="-0.189cm" fo:margin-top="0cm" fo:margin-bottom="0cm" table:align="left" style:writing-mode="lr-tb"/>
    </style:style>
    <style:style style:name="표48.A" style:family="table-column">
      <style:table-column-properties style:column-width="4.205cm"/>
    </style:style>
    <style:style style:name="표48.B" style:family="table-column">
      <style:table-column-properties style:column-width="0.93cm"/>
    </style:style>
    <style:style style:name="표48.C" style:family="table-column">
      <style:table-column-properties style:column-width="7.197cm"/>
    </style:style>
    <style:style style:name="표48.D" style:family="table-column">
      <style:table-column-properties style:column-width="3.57cm"/>
    </style:style>
    <style:style style:name="표48.1" style:family="table-row">
      <style:table-row-properties style:min-row-height="0.947cm" style:keep-together="true" fo:keep-together="auto"/>
    </style:style>
    <style:style style:name="표4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8.2" style:family="table-row">
      <style:table-row-properties style:min-row-height="0.699cm" style:keep-together="true" fo:keep-together="auto"/>
    </style:style>
    <style:style style:name="표4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8.6" style:family="table-row">
      <style:table-row-properties style:min-row-height="19.163cm" style:keep-together="true" fo:keep-together="auto"/>
    </style:style>
    <style:style style:name="표48.A6" style:family="table-cell">
      <style:table-cell-properties fo:padding-left="0.189cm" fo:padding-right="0.189cm" fo:padding-top="0cm" fo:padding-bottom="0cm" fo:border="0.018cm solid #000001"/>
    </style:style>
    <style:style style:name="표49" style:family="table">
      <style:table-properties style:width="15.901cm" fo:margin-left="-0.189cm" fo:margin-top="0cm" fo:margin-bottom="0cm" table:align="left" style:writing-mode="lr-tb"/>
    </style:style>
    <style:style style:name="표49.A" style:family="table-column">
      <style:table-column-properties style:column-width="4.205cm"/>
    </style:style>
    <style:style style:name="표49.B" style:family="table-column">
      <style:table-column-properties style:column-width="0.93cm"/>
    </style:style>
    <style:style style:name="표49.C" style:family="table-column">
      <style:table-column-properties style:column-width="7.197cm"/>
    </style:style>
    <style:style style:name="표49.D" style:family="table-column">
      <style:table-column-properties style:column-width="3.57cm"/>
    </style:style>
    <style:style style:name="표49.1" style:family="table-row">
      <style:table-row-properties style:min-row-height="0.947cm" style:keep-together="true" fo:keep-together="auto"/>
    </style:style>
    <style:style style:name="표4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9.2" style:family="table-row">
      <style:table-row-properties style:min-row-height="0.699cm" style:keep-together="true" fo:keep-together="auto"/>
    </style:style>
    <style:style style:name="표4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9.6" style:family="table-row">
      <style:table-row-properties style:min-row-height="19.163cm" style:keep-together="true" fo:keep-together="auto"/>
    </style:style>
    <style:style style:name="표49.A6" style:family="table-cell">
      <style:table-cell-properties fo:padding-left="0.189cm" fo:padding-right="0.189cm" fo:padding-top="0cm" fo:padding-bottom="0cm" fo:border="0.018cm solid #000001"/>
    </style:style>
    <style:style style:name="표50" style:family="table">
      <style:table-properties style:width="15.901cm" fo:margin-left="-0.189cm" fo:margin-top="0cm" fo:margin-bottom="0cm" table:align="left" style:writing-mode="lr-tb"/>
    </style:style>
    <style:style style:name="표50.A" style:family="table-column">
      <style:table-column-properties style:column-width="4.205cm"/>
    </style:style>
    <style:style style:name="표50.B" style:family="table-column">
      <style:table-column-properties style:column-width="0.93cm"/>
    </style:style>
    <style:style style:name="표50.C" style:family="table-column">
      <style:table-column-properties style:column-width="7.197cm"/>
    </style:style>
    <style:style style:name="표50.D" style:family="table-column">
      <style:table-column-properties style:column-width="3.57cm"/>
    </style:style>
    <style:style style:name="표50.1" style:family="table-row">
      <style:table-row-properties style:min-row-height="0.947cm" style:keep-together="true" fo:keep-together="auto"/>
    </style:style>
    <style:style style:name="표5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0.2" style:family="table-row">
      <style:table-row-properties style:min-row-height="0.699cm" style:keep-together="true" fo:keep-together="auto"/>
    </style:style>
    <style:style style:name="표5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0.6" style:family="table-row">
      <style:table-row-properties style:min-row-height="19.163cm" style:keep-together="true" fo:keep-together="auto"/>
    </style:style>
    <style:style style:name="표50.A6" style:family="table-cell">
      <style:table-cell-properties fo:padding-left="0.189cm" fo:padding-right="0.189cm" fo:padding-top="0cm" fo:padding-bottom="0cm" fo:border="0.018cm solid #000001"/>
    </style:style>
    <style:style style:name="표51" style:family="table">
      <style:table-properties style:width="15.901cm" fo:margin-left="-0.189cm" fo:margin-top="0cm" fo:margin-bottom="0cm" table:align="left" style:writing-mode="lr-tb"/>
    </style:style>
    <style:style style:name="표51.A" style:family="table-column">
      <style:table-column-properties style:column-width="4.205cm"/>
    </style:style>
    <style:style style:name="표51.B" style:family="table-column">
      <style:table-column-properties style:column-width="0.93cm"/>
    </style:style>
    <style:style style:name="표51.C" style:family="table-column">
      <style:table-column-properties style:column-width="7.197cm"/>
    </style:style>
    <style:style style:name="표51.D" style:family="table-column">
      <style:table-column-properties style:column-width="3.57cm"/>
    </style:style>
    <style:style style:name="표51.1" style:family="table-row">
      <style:table-row-properties style:min-row-height="0.947cm" style:keep-together="true" fo:keep-together="auto"/>
    </style:style>
    <style:style style:name="표5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1.2" style:family="table-row">
      <style:table-row-properties style:min-row-height="0.699cm" style:keep-together="true" fo:keep-together="auto"/>
    </style:style>
    <style:style style:name="표5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1.6" style:family="table-row">
      <style:table-row-properties style:min-row-height="19.163cm" style:keep-together="true" fo:keep-together="auto"/>
    </style:style>
    <style:style style:name="표51.A6" style:family="table-cell">
      <style:table-cell-properties fo:padding-left="0.189cm" fo:padding-right="0.189cm" fo:padding-top="0cm" fo:padding-bottom="0cm" fo:border="0.018cm solid #000001"/>
    </style:style>
    <style:style style:name="표52" style:family="table">
      <style:table-properties style:width="15.901cm" fo:margin-left="-0.189cm" fo:margin-top="0cm" fo:margin-bottom="0cm" table:align="left" style:writing-mode="lr-tb"/>
    </style:style>
    <style:style style:name="표52.A" style:family="table-column">
      <style:table-column-properties style:column-width="4.205cm"/>
    </style:style>
    <style:style style:name="표52.B" style:family="table-column">
      <style:table-column-properties style:column-width="0.93cm"/>
    </style:style>
    <style:style style:name="표52.C" style:family="table-column">
      <style:table-column-properties style:column-width="7.197cm"/>
    </style:style>
    <style:style style:name="표52.D" style:family="table-column">
      <style:table-column-properties style:column-width="3.57cm"/>
    </style:style>
    <style:style style:name="표52.1" style:family="table-row">
      <style:table-row-properties style:min-row-height="0.947cm" style:keep-together="true" fo:keep-together="auto"/>
    </style:style>
    <style:style style:name="표5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2.2" style:family="table-row">
      <style:table-row-properties style:min-row-height="0.699cm" style:keep-together="true" fo:keep-together="auto"/>
    </style:style>
    <style:style style:name="표5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2.6" style:family="table-row">
      <style:table-row-properties style:min-row-height="19.163cm" style:keep-together="true" fo:keep-together="auto"/>
    </style:style>
    <style:style style:name="표52.A6" style:family="table-cell">
      <style:table-cell-properties fo:padding-left="0.189cm" fo:padding-right="0.189cm" fo:padding-top="0cm" fo:padding-bottom="0cm" fo:border="0.018cm solid #000001"/>
    </style:style>
    <style:style style:name="표53" style:family="table">
      <style:table-properties style:width="15.901cm" fo:margin-left="-0.189cm" fo:margin-top="0cm" fo:margin-bottom="0cm" table:align="left" style:writing-mode="lr-tb"/>
    </style:style>
    <style:style style:name="표53.A" style:family="table-column">
      <style:table-column-properties style:column-width="4.205cm"/>
    </style:style>
    <style:style style:name="표53.B" style:family="table-column">
      <style:table-column-properties style:column-width="0.93cm"/>
    </style:style>
    <style:style style:name="표53.C" style:family="table-column">
      <style:table-column-properties style:column-width="7.197cm"/>
    </style:style>
    <style:style style:name="표53.D" style:family="table-column">
      <style:table-column-properties style:column-width="3.57cm"/>
    </style:style>
    <style:style style:name="표53.1" style:family="table-row">
      <style:table-row-properties style:min-row-height="0.947cm" style:keep-together="true" fo:keep-together="auto"/>
    </style:style>
    <style:style style:name="표5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3.2" style:family="table-row">
      <style:table-row-properties style:min-row-height="0.699cm" style:keep-together="true" fo:keep-together="auto"/>
    </style:style>
    <style:style style:name="표5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3.6" style:family="table-row">
      <style:table-row-properties style:min-row-height="19.163cm" style:keep-together="true" fo:keep-together="auto"/>
    </style:style>
    <style:style style:name="표53.A6" style:family="table-cell">
      <style:table-cell-properties fo:padding-left="0.189cm" fo:padding-right="0.189cm" fo:padding-top="0cm" fo:padding-bottom="0cm" fo:border="0.018cm solid #000001"/>
    </style:style>
    <style:style style:name="표54" style:family="table">
      <style:table-properties style:width="15.901cm" fo:margin-left="-0.189cm" fo:margin-top="0cm" fo:margin-bottom="0cm" table:align="left" style:writing-mode="lr-tb"/>
    </style:style>
    <style:style style:name="표54.A" style:family="table-column">
      <style:table-column-properties style:column-width="4.205cm"/>
    </style:style>
    <style:style style:name="표54.B" style:family="table-column">
      <style:table-column-properties style:column-width="0.93cm"/>
    </style:style>
    <style:style style:name="표54.C" style:family="table-column">
      <style:table-column-properties style:column-width="7.197cm"/>
    </style:style>
    <style:style style:name="표54.D" style:family="table-column">
      <style:table-column-properties style:column-width="3.57cm"/>
    </style:style>
    <style:style style:name="표54.1" style:family="table-row">
      <style:table-row-properties style:min-row-height="0.947cm" style:keep-together="true" fo:keep-together="auto"/>
    </style:style>
    <style:style style:name="표5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4.2" style:family="table-row">
      <style:table-row-properties style:min-row-height="0.699cm" style:keep-together="true" fo:keep-together="auto"/>
    </style:style>
    <style:style style:name="표5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4.6" style:family="table-row">
      <style:table-row-properties style:min-row-height="19.163cm" style:keep-together="true" fo:keep-together="auto"/>
    </style:style>
    <style:style style:name="표54.A6" style:family="table-cell">
      <style:table-cell-properties fo:padding-left="0.189cm" fo:padding-right="0.189cm" fo:padding-top="0cm" fo:padding-bottom="0cm" fo:border="0.018cm solid #000001"/>
    </style:style>
    <style:style style:name="표55" style:family="table">
      <style:table-properties style:width="15.901cm" fo:margin-left="-0.189cm" fo:margin-top="0cm" fo:margin-bottom="0cm" table:align="left" style:writing-mode="lr-tb"/>
    </style:style>
    <style:style style:name="표55.A" style:family="table-column">
      <style:table-column-properties style:column-width="4.205cm"/>
    </style:style>
    <style:style style:name="표55.B" style:family="table-column">
      <style:table-column-properties style:column-width="0.93cm"/>
    </style:style>
    <style:style style:name="표55.C" style:family="table-column">
      <style:table-column-properties style:column-width="7.197cm"/>
    </style:style>
    <style:style style:name="표55.D" style:family="table-column">
      <style:table-column-properties style:column-width="3.57cm"/>
    </style:style>
    <style:style style:name="표55.1" style:family="table-row">
      <style:table-row-properties style:min-row-height="0.947cm" style:keep-together="true" fo:keep-together="auto"/>
    </style:style>
    <style:style style:name="표5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5.2" style:family="table-row">
      <style:table-row-properties style:min-row-height="0.699cm" style:keep-together="true" fo:keep-together="auto"/>
    </style:style>
    <style:style style:name="표5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5.6" style:family="table-row">
      <style:table-row-properties style:min-row-height="19.163cm" style:keep-together="true" fo:keep-together="auto"/>
    </style:style>
    <style:style style:name="표55.A6" style:family="table-cell">
      <style:table-cell-properties fo:padding-left="0.189cm" fo:padding-right="0.189cm" fo:padding-top="0cm" fo:padding-bottom="0cm" fo:border="0.018cm solid #000001"/>
    </style:style>
    <style:style style:name="표56" style:family="table">
      <style:table-properties style:width="15.901cm" fo:margin-left="-0.189cm" fo:margin-top="0cm" fo:margin-bottom="0cm" table:align="left" style:writing-mode="lr-tb"/>
    </style:style>
    <style:style style:name="표56.A" style:family="table-column">
      <style:table-column-properties style:column-width="4.205cm"/>
    </style:style>
    <style:style style:name="표56.B" style:family="table-column">
      <style:table-column-properties style:column-width="0.93cm"/>
    </style:style>
    <style:style style:name="표56.C" style:family="table-column">
      <style:table-column-properties style:column-width="7.197cm"/>
    </style:style>
    <style:style style:name="표56.D" style:family="table-column">
      <style:table-column-properties style:column-width="3.57cm"/>
    </style:style>
    <style:style style:name="표56.1" style:family="table-row">
      <style:table-row-properties style:min-row-height="0.947cm" style:keep-together="true" fo:keep-together="auto"/>
    </style:style>
    <style:style style:name="표5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6.2" style:family="table-row">
      <style:table-row-properties style:min-row-height="0.699cm" style:keep-together="true" fo:keep-together="auto"/>
    </style:style>
    <style:style style:name="표5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6.6" style:family="table-row">
      <style:table-row-properties style:min-row-height="19.163cm" style:keep-together="true" fo:keep-together="auto"/>
    </style:style>
    <style:style style:name="표56.A6" style:family="table-cell">
      <style:table-cell-properties fo:padding-left="0.189cm" fo:padding-right="0.189cm" fo:padding-top="0cm" fo:padding-bottom="0cm" fo:border="0.018cm solid #000001"/>
    </style:style>
    <style:style style:name="표57" style:family="table">
      <style:table-properties style:width="15.901cm" fo:margin-left="-0.189cm" fo:margin-top="0cm" fo:margin-bottom="0cm" table:align="left" style:writing-mode="lr-tb"/>
    </style:style>
    <style:style style:name="표57.A" style:family="table-column">
      <style:table-column-properties style:column-width="4.205cm"/>
    </style:style>
    <style:style style:name="표57.B" style:family="table-column">
      <style:table-column-properties style:column-width="0.93cm"/>
    </style:style>
    <style:style style:name="표57.C" style:family="table-column">
      <style:table-column-properties style:column-width="7.197cm"/>
    </style:style>
    <style:style style:name="표57.D" style:family="table-column">
      <style:table-column-properties style:column-width="3.57cm"/>
    </style:style>
    <style:style style:name="표57.1" style:family="table-row">
      <style:table-row-properties style:min-row-height="0.947cm" style:keep-together="true" fo:keep-together="auto"/>
    </style:style>
    <style:style style:name="표5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7.2" style:family="table-row">
      <style:table-row-properties style:min-row-height="0.699cm" style:keep-together="true" fo:keep-together="auto"/>
    </style:style>
    <style:style style:name="표5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7.6" style:family="table-row">
      <style:table-row-properties style:min-row-height="19.163cm" style:keep-together="true" fo:keep-together="auto"/>
    </style:style>
    <style:style style:name="표57.A6" style:family="table-cell">
      <style:table-cell-properties fo:padding-left="0.189cm" fo:padding-right="0.189cm" fo:padding-top="0cm" fo:padding-bottom="0cm" fo:border="0.018cm solid #000001"/>
    </style:style>
    <style:style style:name="표58" style:family="table">
      <style:table-properties style:width="15.901cm" fo:margin-left="-0.189cm" fo:margin-top="0cm" fo:margin-bottom="0cm" table:align="left" style:writing-mode="lr-tb"/>
    </style:style>
    <style:style style:name="표58.A" style:family="table-column">
      <style:table-column-properties style:column-width="4.205cm"/>
    </style:style>
    <style:style style:name="표58.B" style:family="table-column">
      <style:table-column-properties style:column-width="0.93cm"/>
    </style:style>
    <style:style style:name="표58.C" style:family="table-column">
      <style:table-column-properties style:column-width="7.197cm"/>
    </style:style>
    <style:style style:name="표58.D" style:family="table-column">
      <style:table-column-properties style:column-width="3.57cm"/>
    </style:style>
    <style:style style:name="표58.1" style:family="table-row">
      <style:table-row-properties style:min-row-height="0.947cm" style:keep-together="true" fo:keep-together="auto"/>
    </style:style>
    <style:style style:name="표5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8.2" style:family="table-row">
      <style:table-row-properties style:min-row-height="0.699cm" style:keep-together="true" fo:keep-together="auto"/>
    </style:style>
    <style:style style:name="표5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8.6" style:family="table-row">
      <style:table-row-properties style:min-row-height="19.163cm" style:keep-together="true" fo:keep-together="auto"/>
    </style:style>
    <style:style style:name="표58.A6" style:family="table-cell">
      <style:table-cell-properties fo:padding-left="0.189cm" fo:padding-right="0.189cm" fo:padding-top="0cm" fo:padding-bottom="0cm" fo:border="0.018cm solid #000001"/>
    </style:style>
    <style:style style:name="표59" style:family="table">
      <style:table-properties style:width="15.901cm" fo:margin-left="-0.189cm" fo:margin-top="0cm" fo:margin-bottom="0cm" table:align="left" style:writing-mode="lr-tb"/>
    </style:style>
    <style:style style:name="표59.A" style:family="table-column">
      <style:table-column-properties style:column-width="4.205cm"/>
    </style:style>
    <style:style style:name="표59.B" style:family="table-column">
      <style:table-column-properties style:column-width="0.93cm"/>
    </style:style>
    <style:style style:name="표59.C" style:family="table-column">
      <style:table-column-properties style:column-width="7.197cm"/>
    </style:style>
    <style:style style:name="표59.D" style:family="table-column">
      <style:table-column-properties style:column-width="3.57cm"/>
    </style:style>
    <style:style style:name="표59.1" style:family="table-row">
      <style:table-row-properties style:min-row-height="0.947cm" style:keep-together="true" fo:keep-together="auto"/>
    </style:style>
    <style:style style:name="표5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9.2" style:family="table-row">
      <style:table-row-properties style:min-row-height="0.699cm" style:keep-together="true" fo:keep-together="auto"/>
    </style:style>
    <style:style style:name="표5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9.6" style:family="table-row">
      <style:table-row-properties style:min-row-height="19.163cm" style:keep-together="true" fo:keep-together="auto"/>
    </style:style>
    <style:style style:name="표59.A6" style:family="table-cell">
      <style:table-cell-properties fo:padding-left="0.189cm" fo:padding-right="0.189cm" fo:padding-top="0cm" fo:padding-bottom="0cm" fo:border="0.018cm solid #000001"/>
    </style:style>
    <style:style style:name="표60" style:family="table">
      <style:table-properties style:width="15.901cm" fo:margin-left="-0.189cm" fo:margin-top="0cm" fo:margin-bottom="0cm" table:align="left" style:writing-mode="lr-tb"/>
    </style:style>
    <style:style style:name="표60.A" style:family="table-column">
      <style:table-column-properties style:column-width="4.205cm"/>
    </style:style>
    <style:style style:name="표60.B" style:family="table-column">
      <style:table-column-properties style:column-width="0.93cm"/>
    </style:style>
    <style:style style:name="표60.C" style:family="table-column">
      <style:table-column-properties style:column-width="7.197cm"/>
    </style:style>
    <style:style style:name="표60.D" style:family="table-column">
      <style:table-column-properties style:column-width="3.57cm"/>
    </style:style>
    <style:style style:name="표60.1" style:family="table-row">
      <style:table-row-properties style:min-row-height="0.947cm" style:keep-together="true" fo:keep-together="auto"/>
    </style:style>
    <style:style style:name="표6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0.2" style:family="table-row">
      <style:table-row-properties style:min-row-height="0.699cm" style:keep-together="true" fo:keep-together="auto"/>
    </style:style>
    <style:style style:name="표6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0.6" style:family="table-row">
      <style:table-row-properties style:min-row-height="19.163cm" style:keep-together="true" fo:keep-together="auto"/>
    </style:style>
    <style:style style:name="표60.A6" style:family="table-cell">
      <style:table-cell-properties fo:padding-left="0.189cm" fo:padding-right="0.189cm" fo:padding-top="0cm" fo:padding-bottom="0cm" fo:border="0.018cm solid #000001"/>
    </style:style>
    <style:style style:name="표61" style:family="table">
      <style:table-properties style:width="15.901cm" fo:margin-left="-0.189cm" fo:margin-top="0cm" fo:margin-bottom="0cm" table:align="left" style:writing-mode="lr-tb"/>
    </style:style>
    <style:style style:name="표61.A" style:family="table-column">
      <style:table-column-properties style:column-width="4.205cm"/>
    </style:style>
    <style:style style:name="표61.B" style:family="table-column">
      <style:table-column-properties style:column-width="0.93cm"/>
    </style:style>
    <style:style style:name="표61.C" style:family="table-column">
      <style:table-column-properties style:column-width="7.197cm"/>
    </style:style>
    <style:style style:name="표61.D" style:family="table-column">
      <style:table-column-properties style:column-width="3.57cm"/>
    </style:style>
    <style:style style:name="표61.1" style:family="table-row">
      <style:table-row-properties style:min-row-height="0.947cm" style:keep-together="true" fo:keep-together="auto"/>
    </style:style>
    <style:style style:name="표6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1.2" style:family="table-row">
      <style:table-row-properties style:min-row-height="0.699cm" style:keep-together="true" fo:keep-together="auto"/>
    </style:style>
    <style:style style:name="표6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1.6" style:family="table-row">
      <style:table-row-properties style:min-row-height="19.163cm" style:keep-together="true" fo:keep-together="auto"/>
    </style:style>
    <style:style style:name="표61.A6" style:family="table-cell">
      <style:table-cell-properties fo:padding-left="0.189cm" fo:padding-right="0.189cm" fo:padding-top="0cm" fo:padding-bottom="0cm" fo:border="0.018cm solid #000001"/>
    </style:style>
    <style:style style:name="표62" style:family="table">
      <style:table-properties style:width="15.901cm" fo:margin-left="-0.189cm" fo:margin-top="0cm" fo:margin-bottom="0cm" table:align="left" style:writing-mode="lr-tb"/>
    </style:style>
    <style:style style:name="표62.A" style:family="table-column">
      <style:table-column-properties style:column-width="4.205cm"/>
    </style:style>
    <style:style style:name="표62.B" style:family="table-column">
      <style:table-column-properties style:column-width="0.93cm"/>
    </style:style>
    <style:style style:name="표62.C" style:family="table-column">
      <style:table-column-properties style:column-width="7.197cm"/>
    </style:style>
    <style:style style:name="표62.D" style:family="table-column">
      <style:table-column-properties style:column-width="3.57cm"/>
    </style:style>
    <style:style style:name="표62.1" style:family="table-row">
      <style:table-row-properties style:min-row-height="0.947cm" style:keep-together="true" fo:keep-together="auto"/>
    </style:style>
    <style:style style:name="표6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2.2" style:family="table-row">
      <style:table-row-properties style:min-row-height="0.699cm" style:keep-together="true" fo:keep-together="auto"/>
    </style:style>
    <style:style style:name="표6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2.6" style:family="table-row">
      <style:table-row-properties style:min-row-height="19.163cm" style:keep-together="true" fo:keep-together="auto"/>
    </style:style>
    <style:style style:name="표62.A6" style:family="table-cell">
      <style:table-cell-properties fo:padding-left="0.189cm" fo:padding-right="0.189cm" fo:padding-top="0cm" fo:padding-bottom="0cm" fo:border="0.018cm solid #000001"/>
    </style:style>
    <style:style style:name="표63" style:family="table">
      <style:table-properties style:width="15.901cm" fo:margin-left="-0.189cm" fo:margin-top="0cm" fo:margin-bottom="0cm" table:align="left" style:writing-mode="lr-tb"/>
    </style:style>
    <style:style style:name="표63.A" style:family="table-column">
      <style:table-column-properties style:column-width="4.205cm"/>
    </style:style>
    <style:style style:name="표63.B" style:family="table-column">
      <style:table-column-properties style:column-width="0.93cm"/>
    </style:style>
    <style:style style:name="표63.C" style:family="table-column">
      <style:table-column-properties style:column-width="7.197cm"/>
    </style:style>
    <style:style style:name="표63.D" style:family="table-column">
      <style:table-column-properties style:column-width="3.57cm"/>
    </style:style>
    <style:style style:name="표63.1" style:family="table-row">
      <style:table-row-properties style:min-row-height="0.947cm" style:keep-together="true" fo:keep-together="auto"/>
    </style:style>
    <style:style style:name="표6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3.2" style:family="table-row">
      <style:table-row-properties style:min-row-height="0.699cm" style:keep-together="true" fo:keep-together="auto"/>
    </style:style>
    <style:style style:name="표6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3.6" style:family="table-row">
      <style:table-row-properties style:min-row-height="19.163cm" style:keep-together="true" fo:keep-together="auto"/>
    </style:style>
    <style:style style:name="표63.A6" style:family="table-cell">
      <style:table-cell-properties fo:padding-left="0.189cm" fo:padding-right="0.189cm" fo:padding-top="0cm" fo:padding-bottom="0cm" fo:border="0.018cm solid #000001"/>
    </style:style>
    <style:style style:name="표64" style:family="table">
      <style:table-properties style:width="15.901cm" fo:margin-left="-0.189cm" fo:margin-top="0cm" fo:margin-bottom="0cm" table:align="left" style:writing-mode="lr-tb"/>
    </style:style>
    <style:style style:name="표64.A" style:family="table-column">
      <style:table-column-properties style:column-width="4.205cm"/>
    </style:style>
    <style:style style:name="표64.B" style:family="table-column">
      <style:table-column-properties style:column-width="0.93cm"/>
    </style:style>
    <style:style style:name="표64.C" style:family="table-column">
      <style:table-column-properties style:column-width="7.197cm"/>
    </style:style>
    <style:style style:name="표64.D" style:family="table-column">
      <style:table-column-properties style:column-width="3.57cm"/>
    </style:style>
    <style:style style:name="표64.1" style:family="table-row">
      <style:table-row-properties style:min-row-height="0.947cm" style:keep-together="true" fo:keep-together="auto"/>
    </style:style>
    <style:style style:name="표6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4.2" style:family="table-row">
      <style:table-row-properties style:min-row-height="0.699cm" style:keep-together="true" fo:keep-together="auto"/>
    </style:style>
    <style:style style:name="표6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4.6" style:family="table-row">
      <style:table-row-properties style:min-row-height="19.163cm" style:keep-together="true" fo:keep-together="auto"/>
    </style:style>
    <style:style style:name="표64.A6" style:family="table-cell">
      <style:table-cell-properties fo:padding-left="0.189cm" fo:padding-right="0.189cm" fo:padding-top="0cm" fo:padding-bottom="0cm" fo:border="0.018cm solid #000001"/>
    </style:style>
    <style:style style:name="표65" style:family="table">
      <style:table-properties style:width="15.901cm" fo:margin-left="-0.189cm" fo:margin-top="0cm" fo:margin-bottom="0cm" table:align="left" style:writing-mode="lr-tb"/>
    </style:style>
    <style:style style:name="표65.A" style:family="table-column">
      <style:table-column-properties style:column-width="4.205cm"/>
    </style:style>
    <style:style style:name="표65.B" style:family="table-column">
      <style:table-column-properties style:column-width="0.93cm"/>
    </style:style>
    <style:style style:name="표65.C" style:family="table-column">
      <style:table-column-properties style:column-width="7.197cm"/>
    </style:style>
    <style:style style:name="표65.D" style:family="table-column">
      <style:table-column-properties style:column-width="3.57cm"/>
    </style:style>
    <style:style style:name="표65.1" style:family="table-row">
      <style:table-row-properties style:min-row-height="0.947cm" style:keep-together="true" fo:keep-together="auto"/>
    </style:style>
    <style:style style:name="표6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5.2" style:family="table-row">
      <style:table-row-properties style:min-row-height="0.699cm" style:keep-together="true" fo:keep-together="auto"/>
    </style:style>
    <style:style style:name="표6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5.6" style:family="table-row">
      <style:table-row-properties style:min-row-height="19.163cm" style:keep-together="true" fo:keep-together="auto"/>
    </style:style>
    <style:style style:name="표65.A6" style:family="table-cell">
      <style:table-cell-properties fo:padding-left="0.189cm" fo:padding-right="0.189cm" fo:padding-top="0cm" fo:padding-bottom="0cm" fo:border="0.018cm solid #000001"/>
    </style:style>
    <style:style style:name="표66" style:family="table">
      <style:table-properties style:width="15.901cm" fo:margin-left="-0.189cm" fo:margin-top="0cm" fo:margin-bottom="0cm" table:align="left" style:writing-mode="lr-tb"/>
    </style:style>
    <style:style style:name="표66.A" style:family="table-column">
      <style:table-column-properties style:column-width="4.205cm"/>
    </style:style>
    <style:style style:name="표66.B" style:family="table-column">
      <style:table-column-properties style:column-width="0.93cm"/>
    </style:style>
    <style:style style:name="표66.C" style:family="table-column">
      <style:table-column-properties style:column-width="7.197cm"/>
    </style:style>
    <style:style style:name="표66.D" style:family="table-column">
      <style:table-column-properties style:column-width="3.57cm"/>
    </style:style>
    <style:style style:name="표66.1" style:family="table-row">
      <style:table-row-properties style:min-row-height="0.947cm" style:keep-together="true" fo:keep-together="auto"/>
    </style:style>
    <style:style style:name="표6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6.2" style:family="table-row">
      <style:table-row-properties style:min-row-height="0.699cm" style:keep-together="true" fo:keep-together="auto"/>
    </style:style>
    <style:style style:name="표6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6.6" style:family="table-row">
      <style:table-row-properties style:min-row-height="19.163cm" style:keep-together="true" fo:keep-together="auto"/>
    </style:style>
    <style:style style:name="표66.A6" style:family="table-cell">
      <style:table-cell-properties fo:padding-left="0.189cm" fo:padding-right="0.189cm" fo:padding-top="0cm" fo:padding-bottom="0cm" fo:border="0.018cm solid #000001"/>
    </style:style>
    <style:style style:name="표67" style:family="table">
      <style:table-properties style:width="15.901cm" fo:margin-left="-0.189cm" fo:margin-top="0cm" fo:margin-bottom="0cm" table:align="left" style:writing-mode="lr-tb"/>
    </style:style>
    <style:style style:name="표67.A" style:family="table-column">
      <style:table-column-properties style:column-width="4.205cm"/>
    </style:style>
    <style:style style:name="표67.B" style:family="table-column">
      <style:table-column-properties style:column-width="0.93cm"/>
    </style:style>
    <style:style style:name="표67.C" style:family="table-column">
      <style:table-column-properties style:column-width="7.197cm"/>
    </style:style>
    <style:style style:name="표67.D" style:family="table-column">
      <style:table-column-properties style:column-width="3.57cm"/>
    </style:style>
    <style:style style:name="표67.1" style:family="table-row">
      <style:table-row-properties style:min-row-height="0.947cm" style:keep-together="true" fo:keep-together="auto"/>
    </style:style>
    <style:style style:name="표6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7.2" style:family="table-row">
      <style:table-row-properties style:min-row-height="0.699cm" style:keep-together="true" fo:keep-together="auto"/>
    </style:style>
    <style:style style:name="표6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7.6" style:family="table-row">
      <style:table-row-properties style:min-row-height="19.163cm" style:keep-together="true" fo:keep-together="auto"/>
    </style:style>
    <style:style style:name="표67.A6" style:family="table-cell">
      <style:table-cell-properties fo:padding-left="0.189cm" fo:padding-right="0.189cm" fo:padding-top="0cm" fo:padding-bottom="0cm" fo:border="0.018cm solid #000001"/>
    </style:style>
    <style:style style:name="표68" style:family="table">
      <style:table-properties style:width="15.901cm" fo:margin-left="-0.189cm" fo:margin-top="0cm" fo:margin-bottom="0cm" table:align="left" style:writing-mode="lr-tb"/>
    </style:style>
    <style:style style:name="표68.A" style:family="table-column">
      <style:table-column-properties style:column-width="4.205cm"/>
    </style:style>
    <style:style style:name="표68.B" style:family="table-column">
      <style:table-column-properties style:column-width="0.93cm"/>
    </style:style>
    <style:style style:name="표68.C" style:family="table-column">
      <style:table-column-properties style:column-width="7.197cm"/>
    </style:style>
    <style:style style:name="표68.D" style:family="table-column">
      <style:table-column-properties style:column-width="3.57cm"/>
    </style:style>
    <style:style style:name="표68.1" style:family="table-row">
      <style:table-row-properties style:min-row-height="0.947cm" style:keep-together="true" fo:keep-together="auto"/>
    </style:style>
    <style:style style:name="표6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8.2" style:family="table-row">
      <style:table-row-properties style:min-row-height="0.699cm" style:keep-together="true" fo:keep-together="auto"/>
    </style:style>
    <style:style style:name="표6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8.6" style:family="table-row">
      <style:table-row-properties style:min-row-height="19.163cm" style:keep-together="true" fo:keep-together="auto"/>
    </style:style>
    <style:style style:name="표68.A6" style:family="table-cell">
      <style:table-cell-properties fo:padding-left="0.189cm" fo:padding-right="0.189cm" fo:padding-top="0cm" fo:padding-bottom="0cm" fo:border="0.018cm solid #000001"/>
    </style:style>
    <style:style style:name="표69" style:family="table">
      <style:table-properties style:width="15.901cm" fo:margin-left="-0.189cm" fo:margin-top="0cm" fo:margin-bottom="0cm" table:align="left" style:writing-mode="lr-tb"/>
    </style:style>
    <style:style style:name="표69.A" style:family="table-column">
      <style:table-column-properties style:column-width="4.205cm"/>
    </style:style>
    <style:style style:name="표69.B" style:family="table-column">
      <style:table-column-properties style:column-width="0.93cm"/>
    </style:style>
    <style:style style:name="표69.C" style:family="table-column">
      <style:table-column-properties style:column-width="7.197cm"/>
    </style:style>
    <style:style style:name="표69.D" style:family="table-column">
      <style:table-column-properties style:column-width="3.57cm"/>
    </style:style>
    <style:style style:name="표69.1" style:family="table-row">
      <style:table-row-properties style:min-row-height="0.947cm" style:keep-together="true" fo:keep-together="auto"/>
    </style:style>
    <style:style style:name="표6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9.2" style:family="table-row">
      <style:table-row-properties style:min-row-height="0.699cm" style:keep-together="true" fo:keep-together="auto"/>
    </style:style>
    <style:style style:name="표6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9.6" style:family="table-row">
      <style:table-row-properties style:min-row-height="19.163cm" style:keep-together="true" fo:keep-together="auto"/>
    </style:style>
    <style:style style:name="표69.A6" style:family="table-cell">
      <style:table-cell-properties fo:padding-left="0.189cm" fo:padding-right="0.189cm" fo:padding-top="0cm" fo:padding-bottom="0cm" fo:border="0.018cm solid #000001"/>
    </style:style>
    <style:style style:name="표70" style:family="table">
      <style:table-properties style:width="15.901cm" fo:margin-left="-0.189cm" fo:margin-top="0cm" fo:margin-bottom="0cm" table:align="left" style:writing-mode="lr-tb"/>
    </style:style>
    <style:style style:name="표70.A" style:family="table-column">
      <style:table-column-properties style:column-width="4.205cm"/>
    </style:style>
    <style:style style:name="표70.B" style:family="table-column">
      <style:table-column-properties style:column-width="0.93cm"/>
    </style:style>
    <style:style style:name="표70.C" style:family="table-column">
      <style:table-column-properties style:column-width="7.197cm"/>
    </style:style>
    <style:style style:name="표70.D" style:family="table-column">
      <style:table-column-properties style:column-width="3.57cm"/>
    </style:style>
    <style:style style:name="표70.1" style:family="table-row">
      <style:table-row-properties style:min-row-height="0.947cm" style:keep-together="true" fo:keep-together="auto"/>
    </style:style>
    <style:style style:name="표7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0.2" style:family="table-row">
      <style:table-row-properties style:min-row-height="0.699cm" style:keep-together="true" fo:keep-together="auto"/>
    </style:style>
    <style:style style:name="표7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0.6" style:family="table-row">
      <style:table-row-properties style:min-row-height="19.163cm" style:keep-together="true" fo:keep-together="auto"/>
    </style:style>
    <style:style style:name="표70.A6" style:family="table-cell">
      <style:table-cell-properties fo:padding-left="0.189cm" fo:padding-right="0.189cm" fo:padding-top="0cm" fo:padding-bottom="0cm" fo:border="0.018cm solid #000001"/>
    </style:style>
    <style:style style:name="표71" style:family="table">
      <style:table-properties style:width="15.901cm" fo:margin-left="-0.189cm" fo:margin-top="0cm" fo:margin-bottom="0cm" table:align="left" style:writing-mode="lr-tb"/>
    </style:style>
    <style:style style:name="표71.A" style:family="table-column">
      <style:table-column-properties style:column-width="4.205cm"/>
    </style:style>
    <style:style style:name="표71.B" style:family="table-column">
      <style:table-column-properties style:column-width="0.93cm"/>
    </style:style>
    <style:style style:name="표71.C" style:family="table-column">
      <style:table-column-properties style:column-width="7.197cm"/>
    </style:style>
    <style:style style:name="표71.D" style:family="table-column">
      <style:table-column-properties style:column-width="3.57cm"/>
    </style:style>
    <style:style style:name="표71.1" style:family="table-row">
      <style:table-row-properties style:min-row-height="0.947cm" style:keep-together="true" fo:keep-together="auto"/>
    </style:style>
    <style:style style:name="표7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1.2" style:family="table-row">
      <style:table-row-properties style:min-row-height="0.699cm" style:keep-together="true" fo:keep-together="auto"/>
    </style:style>
    <style:style style:name="표7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1.6" style:family="table-row">
      <style:table-row-properties style:min-row-height="19.163cm" style:keep-together="true" fo:keep-together="auto"/>
    </style:style>
    <style:style style:name="표71.A6" style:family="table-cell">
      <style:table-cell-properties fo:padding-left="0.189cm" fo:padding-right="0.189cm" fo:padding-top="0cm" fo:padding-bottom="0cm" fo:border="0.018cm solid #000001"/>
    </style:style>
    <style:style style:name="표72" style:family="table">
      <style:table-properties style:width="15.901cm" fo:margin-left="-0.189cm" fo:margin-top="0cm" fo:margin-bottom="0cm" table:align="left" style:writing-mode="lr-tb"/>
    </style:style>
    <style:style style:name="표72.A" style:family="table-column">
      <style:table-column-properties style:column-width="4.205cm"/>
    </style:style>
    <style:style style:name="표72.B" style:family="table-column">
      <style:table-column-properties style:column-width="0.93cm"/>
    </style:style>
    <style:style style:name="표72.C" style:family="table-column">
      <style:table-column-properties style:column-width="7.197cm"/>
    </style:style>
    <style:style style:name="표72.D" style:family="table-column">
      <style:table-column-properties style:column-width="3.57cm"/>
    </style:style>
    <style:style style:name="표72.1" style:family="table-row">
      <style:table-row-properties style:min-row-height="0.947cm" style:keep-together="true" fo:keep-together="auto"/>
    </style:style>
    <style:style style:name="표7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2.2" style:family="table-row">
      <style:table-row-properties style:min-row-height="0.699cm" style:keep-together="true" fo:keep-together="auto"/>
    </style:style>
    <style:style style:name="표7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2.6" style:family="table-row">
      <style:table-row-properties style:min-row-height="19.163cm" style:keep-together="true" fo:keep-together="auto"/>
    </style:style>
    <style:style style:name="표72.A6" style:family="table-cell">
      <style:table-cell-properties fo:padding-left="0.189cm" fo:padding-right="0.189cm" fo:padding-top="0cm" fo:padding-bottom="0cm" fo:border="0.018cm solid #000001"/>
    </style:style>
    <style:style style:name="P1" style:family="paragraph" style:parent-style-name="머리말">
      <style:paragraph-properties fo:text-align="end" style:justify-single-word="false"/>
      <style:text-properties style:font-name="굴림체" style:font-name-asian="굴림체1" style:font-name-complex="굴림체1"/>
    </style:style>
    <style:style style:name="P2" style:family="paragraph" style:parent-style-name="바탕글">
      <style:paragraph-properties fo:text-align="center" style:justify-single-word="false"/>
    </style:style>
    <style:style style:name="P3" style:family="paragraph" style:parent-style-name="바탕글">
      <style:paragraph-properties fo:text-align="end" style:justify-single-word="false"/>
    </style:style>
    <style:style style:name="P4" style:family="paragraph" style:parent-style-name="바탕글">
      <style:text-properties style:font-name="바탕체" style:font-name-asian="바탕체1" style:font-name-complex="바탕체1"/>
    </style:style>
    <style:style style:name="P5" style:family="paragraph" style:parent-style-name="바탕글">
      <style:paragraph-properties fo:line-height="100%"/>
      <style:text-properties style:font-name="바탕체" style:font-name-asian="바탕체1" style:font-name-complex="바탕체1"/>
    </style:style>
    <style:style style:name="P6" style:family="paragraph" style:parent-style-name="바탕글">
      <style:paragraph-properties fo:line-height="100%" fo:orphans="2" fo:widows="2"/>
      <style:text-properties style:font-name="바탕체" style:font-name-asian="바탕체1" style:font-name-complex="바탕체1"/>
    </style:style>
    <style:style style:name="P7" style:family="paragraph" style:parent-style-name="바탕글">
      <style:paragraph-properties fo:line-height="100%" fo:text-align="center" style:justify-single-word="false"/>
      <style:text-properties style:font-name="바탕체" style:font-name-asian="바탕체1" style:font-name-complex="바탕체1"/>
    </style:style>
    <style:style style:name="P8" style:family="paragraph" style:parent-style-name="바탕글">
      <style:paragraph-properties fo:line-height="100%"/>
      <style:text-properties style:font-name="바탕체" style:font-name-asian="바탕체1" style:language-asian="ko" style:country-asian="KR" style:font-name-complex="바탕체1"/>
    </style:style>
    <style:style style:name="P9" style:family="paragraph" style:parent-style-name="바탕글">
      <style:paragraph-properties fo:line-height="100%" fo:orphans="2" fo:widows="2"/>
      <style:text-properties style:font-name="바탕체" style:font-name-asian="바탕체1" style:language-asian="ko" style:country-asian="KR" style:font-name-complex="바탕체1"/>
    </style:style>
    <style:style style:name="P10" style:family="paragraph" style:parent-style-name="바탕글">
      <style:text-properties style:font-name="바탕체" fo:font-size="14pt" style:font-name-asian="바탕체1" style:font-size-asian="14pt" style:font-name-complex="바탕체1" style:font-size-complex="14pt"/>
    </style:style>
    <style:style style:name="P11" style:family="paragraph" style:parent-style-name="바탕글">
      <style:paragraph-properties fo:line-height="100%"/>
      <style:text-properties style:font-name="바탕체" fo:font-style="italic" style:font-name-asian="바탕체1" style:font-style-asian="italic" style:font-name-complex="바탕체1"/>
    </style:style>
    <style:style style:name="P12" style:family="paragraph" style:parent-style-name="바탕글">
      <style:paragraph-properties fo:line-height="100%" fo:text-align="center" style:justify-single-word="false"/>
      <style:text-properties style:font-name="바탕체" fo:font-style="italic" style:font-name-asian="바탕체1" style:font-style-asian="italic" style:font-name-complex="바탕체1"/>
    </style:style>
    <style:style style:name="P13" style:family="paragraph" style:parent-style-name="바탕글">
      <style:paragraph-properties fo:line-height="100%"/>
      <style:text-properties style:font-name="바탕체" fo:font-size="8pt" style:font-name-asian="바탕체1" style:font-size-asian="8pt" style:font-name-complex="바탕체1" style:font-size-complex="8pt"/>
    </style:style>
    <style:style style:name="P14" style:family="paragraph" style:parent-style-name="바탕글">
      <style:paragraph-properties fo:line-height="100%" fo:orphans="2" fo:widows="2"/>
      <style:text-properties style:font-name="바탕체" fo:font-size="8pt" style:font-name-asian="바탕체1" style:font-size-asian="8pt" style:font-name-complex="바탕체1" style:font-size-complex="8pt"/>
    </style:style>
    <style:style style:name="P15" style:family="paragraph" style:parent-style-name="바탕글">
      <style:paragraph-properties fo:line-height="100%" fo:orphans="2" fo:widows="2"/>
      <style:text-properties style:font-name="바탕체" fo:font-size="8pt" style:font-name-asian="바탕체1" style:font-size-asian="8pt" style:language-asian="ko" style:country-asian="KR" style:font-name-complex="바탕체1" style:font-size-complex="8pt"/>
    </style:style>
    <style:style style:name="P16" style:family="paragraph" style:parent-style-name="바탕글">
      <style:paragraph-properties fo:line-height="100%" fo:text-align="center" style:justify-single-word="false"/>
      <style:text-properties style:font-name="바탕체" fo:font-weight="bold" style:font-name-asian="바탕체1" style:font-weight-asian="bold" style:font-name-complex="바탕체1" style:font-weight-complex="bold"/>
    </style:style>
    <style:style style:name="P17" style:family="paragraph" style:parent-style-name="바탕글">
      <style:paragraph-properties fo:line-height="0.353cm" fo:text-align="center" style:justify-single-word="false"/>
      <style:text-properties style:font-name="바탕체" fo:font-weight="bold" style:font-name-asian="바탕체1" style:font-weight-asian="bold" style:font-name-complex="바탕체1" style:font-weight-complex="bold"/>
    </style:style>
    <style:style style:name="P18" style:family="paragraph" style:parent-style-name="바탕글">
      <style:paragraph-properties fo:line-height="100%" fo:orphans="2" fo:widows="2"/>
      <style:text-properties style:font-name="바탕체" fo:font-size="9pt" style:font-name-asian="바탕체1" style:font-size-asian="9pt" style:font-name-complex="바탕체1" style:font-size-complex="9pt"/>
    </style:style>
    <style:style style:name="P19" style:family="paragraph" style:parent-style-name="바탕글">
      <style:paragraph-properties fo:line-height="100%" fo:orphans="2" fo:widows="2"/>
      <style:text-properties style:font-name="바탕체" style:text-underline-style="none" style:font-name-asian="바탕체1" style:language-asian="ko" style:country-asian="KR" style:font-name-complex="바탕체1"/>
    </style:style>
    <style:style style:name="P20" style:family="paragraph" style:parent-style-name="바탕글">
      <style:text-properties style:font-name="HY신명조" style:font-name-asian="HY신명조1" style:font-name-complex="HY신명조1"/>
    </style:style>
    <style:style style:name="P21" style:family="paragraph" style:parent-style-name="바탕글">
      <style:text-properties style:font-name="HY신명조" fo:font-size="26pt" style:font-name-asian="HY신명조1" style:font-size-asian="26pt" style:font-name-complex="HY신명조1" style:font-size-complex="26pt"/>
    </style:style>
    <style:style style:name="P22" style:family="paragraph" style:parent-style-name="바탕글">
      <style:text-properties style:font-name="HY신명조" fo:font-size="26pt" fo:font-weight="bold" style:font-name-asian="HY신명조1" style:font-size-asian="26pt" style:font-weight-asian="bold" style:font-name-complex="HY신명조1" style:font-size-complex="26pt" style:font-weight-complex="bold"/>
    </style:style>
    <style:style style:name="P23" style:family="paragraph" style:parent-style-name="바탕글">
      <style:text-properties style:font-name="HY신명조" fo:font-size="15pt" fo:font-weight="bold" style:font-name-asian="HY신명조1" style:font-size-asian="15pt" style:font-weight-asian="bold" style:font-name-complex="HY신명조1" style:font-size-complex="15pt" style:font-weight-complex="bold"/>
    </style:style>
    <style:style style:name="P24" style:family="paragraph" style:parent-style-name="바탕글">
      <style:paragraph-properties fo:line-height="100%"/>
    </style:style>
    <style:style style:name="P25" style:family="paragraph" style:parent-style-name="바탕글">
      <style:paragraph-properties fo:line-height="100%" fo:text-align="center" style:justify-single-word="false"/>
    </style:style>
    <style:style style:name="P26" style:family="paragraph" style:parent-style-name="바탕글">
      <style:paragraph-properties fo:line-height="100%" fo:orphans="2" fo:widows="2"/>
    </style:style>
    <style:style style:name="P27" style:family="paragraph" style:parent-style-name="바탕글">
      <style:paragraph-properties fo:line-height="100%" fo:orphans="2" fo:widows="2"/>
      <style:text-properties fo:color="#0f0f0f" style:font-name="바탕체" style:font-name-asian="바탕체1" style:font-name-complex="바탕체1"/>
    </style:style>
    <style:style style:name="P28" style:family="paragraph" style:parent-style-name="바탕글">
      <style:paragraph-properties fo:line-height="100%" fo:orphans="2" fo:widows="2"/>
      <style:text-properties fo:color="#0f0f0f" style:font-name="바탕체" style:font-name-asian="바탕체1" style:language-asian="ko" style:country-asian="KR" style:font-name-complex="바탕체1"/>
    </style:style>
    <style:style style:name="P29" style:family="paragraph" style:parent-style-name="바탕글">
      <style:paragraph-properties fo:line-height="100%" fo:orphans="2" fo:widows="2"/>
      <style:text-properties fo:color="#0f0f0f" style:font-name="바탕체" fo:font-size="8pt" style:font-name-asian="바탕체1" style:font-size-asian="8pt" style:font-name-complex="바탕체1" style:font-size-complex="8pt"/>
    </style:style>
    <style:style style:name="P30" style:family="paragraph" style:parent-style-name="바탕글">
      <style:paragraph-properties fo:line-height="100%" fo:orphans="2" fo:widows="2"/>
      <style:text-properties fo:color="#0f0f0f" style:font-name="바탕체" fo:font-size="9pt" style:font-name-asian="바탕체1" style:font-size-asian="9pt" style:font-name-complex="바탕체1" style:font-size-complex="9pt"/>
    </style:style>
    <style:style style:name="P31" style:family="paragraph" style:parent-style-name="바탕글">
      <style:paragraph-properties fo:line-height="0.353cm" fo:text-align="center" style:justify-single-word="false"/>
      <style:text-properties fo:color="#282828" style:font-name="바탕체" fo:font-weight="bold" style:font-name-asian="바탕체1" style:font-weight-asian="bold" style:font-name-complex="바탕체1" style:font-weight-complex="bold"/>
    </style:style>
    <style:style style:name="P32" style:family="paragraph" style:parent-style-name="바탕글">
      <style:paragraph-properties fo:line-height="0.353cm"/>
      <style:text-properties fo:color="#282828" style:font-name="바탕체" style:font-name-asian="바탕체1" style:font-name-complex="바탕체1"/>
    </style:style>
    <style:style style:name="P33" style:family="paragraph" style:parent-style-name="바탕글">
      <style:paragraph-properties fo:line-height="0.353cm"/>
      <style:text-properties fo:color="#282828" style:font-name="바탕체" style:font-name-asian="바탕체1" style:language-asian="ko" style:country-asian="KR" style:font-name-complex="바탕체1"/>
    </style:style>
    <style:style style:name="P34" style:family="paragraph" style:parent-style-name="바탕글">
      <style:paragraph-properties fo:line-height="0.353cm" fo:orphans="2" fo:widows="2"/>
      <style:text-properties fo:color="#282828" style:font-name="바탕체" style:font-name-asian="바탕체1" style:language-asian="ko" style:country-asian="KR" style:font-name-complex="바탕체1"/>
    </style:style>
    <style:style style:name="P35" style:family="paragraph" style:parent-style-name="바탕글">
      <style:paragraph-properties fo:line-height="100%"/>
      <style:text-properties fo:color="#282828" style:font-name="바탕체" style:font-name-asian="바탕체1" style:language-asian="ko" style:country-asian="KR" style:font-name-complex="바탕체1"/>
    </style:style>
    <style:style style:name="P36" style:family="paragraph" style:parent-style-name="Standard">
      <style:text-properties fo:font-size="1pt" style:font-size-asian="1pt"/>
    </style:style>
    <style:style style:name="P37" style:family="paragraph" style:parent-style-name="Standard">
      <style:paragraph-properties fo:text-align="center" style:justify-single-word="false"/>
      <style:text-properties style:font-name="HY견고딕" fo:font-size="13pt" style:font-name-asian="HY견고딕1" style:font-size-asian="13pt" style:font-name-complex="HY견고딕1" style:font-size-complex="13pt"/>
    </style:style>
    <style:style style:name="P38" style:family="paragraph" style:parent-style-name="Standard">
      <style:paragraph-properties fo:line-height="100%" fo:orphans="2" fo:widows="2"/>
      <style:text-properties style:font-name="바탕체" style:font-name-asian="바탕체1" style:font-name-complex="바탕체1"/>
    </style:style>
    <style:style style:name="P39" style:family="paragraph" style:parent-style-name="Standard">
      <style:text-properties style:font-name="바탕체" fo:font-size="14pt" style:font-name-asian="바탕체1" style:font-size-asian="14pt" style:font-name-complex="바탕체1" style:font-size-complex="14pt"/>
    </style:style>
    <style:style style:name="P40" style:family="paragraph" style:parent-style-name="Standard">
      <style:paragraph-properties fo:line-height="100%" fo:orphans="2" fo:widows="2"/>
      <style:text-properties style:font-name="바탕체" style:text-underline-style="none" style:font-name-asian="바탕체1" style:language-asian="ko" style:country-asian="KR" style:font-name-complex="바탕체1"/>
    </style:style>
    <style:style style:name="P41" style:family="paragraph" style:parent-style-name="Standard">
      <style:text-properties style:font-name="맑은 고딕1" fo:font-size="9pt" fo:language="ko" fo:country="KR" style:font-name-asian="맑은 고딕1" style:font-size-asian="9pt" style:font-name-complex="맑은 고딕1" style:font-size-complex="9pt"/>
    </style:style>
    <style:style style:name="P42" style:family="paragraph" style:parent-style-name="바탕글">
      <style:paragraph-properties fo:margin-left="0cm" fo:margin-right="0cm" fo:line-height="100%" fo:text-indent="0.176cm" style:auto-text-indent="false"/>
    </style:style>
    <style:style style:name="P43" style:family="paragraph" style:parent-style-name="바탕글">
      <style:paragraph-properties fo:margin-left="0cm" fo:margin-right="0cm" fo:line-height="100%" fo:text-indent="0.176cm" style:auto-text-indent="false"/>
      <style:text-properties style:font-name="바탕체" style:font-name-asian="바탕체1" style:font-name-complex="바탕체1"/>
    </style:style>
    <style:style style:name="P44" style:family="paragraph" style:parent-style-name="바탕글">
      <style:paragraph-properties fo:margin-left="0cm" fo:margin-right="0cm" fo:line-height="100%" fo:orphans="2" fo:widows="2" fo:text-indent="0.176cm" style:auto-text-indent="false"/>
      <style:text-properties style:font-name="바탕체" style:font-name-asian="바탕체1" style:font-name-complex="바탕체1"/>
    </style:style>
    <style:style style:name="P45" style:family="paragraph" style:parent-style-name="바탕글">
      <style:paragraph-properties fo:margin-left="0cm" fo:margin-right="0cm" fo:line-height="100%" fo:orphans="2" fo:widows="2" fo:text-indent="0.176cm" style:auto-text-indent="false"/>
      <style:text-properties style:font-name="바탕체" style:font-name-asian="바탕체1" style:language-asian="ko" style:country-asian="KR" style:font-name-complex="바탕체1"/>
    </style:style>
    <style:style style:name="P46" style:family="paragraph" style:parent-style-name="바탕글">
      <style:paragraph-properties fo:margin-left="1.071cm" fo:margin-right="0cm" fo:line-height="100%" fo:orphans="2" fo:widows="2" fo:text-indent="-1.071cm" style:auto-text-indent="false"/>
    </style:style>
    <style:style style:name="P47" style:family="paragraph" style:parent-style-name="바탕글">
      <style:paragraph-properties fo:margin-left="1.071cm" fo:margin-right="0cm" fo:line-height="100%" fo:orphans="2" fo:widows="2" fo:text-indent="-1.071cm" style:auto-text-indent="false"/>
      <style:text-properties fo:color="#0f0f0f" style:font-name="바탕체" style:font-name-asian="바탕체1" style:font-name-complex="바탕체1"/>
    </style:style>
    <style:style style:name="P48" style:family="paragraph" style:parent-style-name="바탕글">
      <style:paragraph-properties fo:margin-left="1.071cm" fo:margin-right="0cm" fo:line-height="100%" fo:orphans="2" fo:widows="2" fo:text-indent="-1.071cm" style:auto-text-indent="false"/>
      <style:text-properties fo:color="#0f0f0f" style:font-name="바탕체" fo:font-size="9pt" style:font-name-asian="바탕체1" style:font-size-asian="9pt" style:font-name-complex="바탕체1"/>
    </style:style>
    <style:style style:name="P49" style:family="paragraph" style:parent-style-name="바탕글">
      <style:paragraph-properties fo:margin-left="0cm" fo:margin-right="0cm" fo:line-height="100%" fo:text-indent="0cm" style:auto-text-indent="false"/>
      <style:text-properties style:font-name="바탕체" style:font-name-asian="바탕체1" style:font-name-complex="바탕체1"/>
    </style:style>
    <style:style style:name="P50" style:family="paragraph" style:parent-style-name="Textformatvorlage">
      <style:text-properties style:language-asian="ko" style:country-asian="KR"/>
    </style:style>
    <style:style style:name="P51" style:family="paragraph" style:parent-style-name="바탕글">
      <style:paragraph-properties fo:line-height="100%"/>
      <style:text-properties style:font-name="바탕체" style:font-name-asian="바탕체1" style:language-asian="ko" style:country-asian="KR" style:font-name-complex="바탕체1"/>
    </style:style>
    <style:style style:name="P52" style:family="paragraph" style:parent-style-name="바탕글">
      <style:paragraph-properties fo:line-height="100%" fo:orphans="2" fo:widows="2"/>
      <style:text-properties style:font-name="바탕체" style:font-name-asian="바탕체1" style:language-asian="ko" style:country-asian="KR" style:font-name-complex="바탕체1"/>
    </style:style>
    <style:style style:name="P53" style:family="paragraph" style:parent-style-name="바탕글">
      <style:paragraph-properties fo:line-height="100%" fo:orphans="2" fo:widows="2"/>
      <style:text-properties style:font-name="바탕체" style:font-name-asian="바탕체1" style:font-name-complex="바탕체1"/>
    </style:style>
    <style:style style:name="P54" style:family="paragraph" style:parent-style-name="바탕글">
      <style:paragraph-properties fo:line-height="100%" fo:orphans="2" fo:widows="2"/>
      <style:text-properties fo:color="#0f0f0f" style:font-name="바탕체" style:font-name-asian="바탕체1" style:language-asian="ko" style:country-asian="KR" style:font-name-complex="바탕체1"/>
    </style:style>
    <style:style style:name="P55" style:family="paragraph" style:parent-style-name="바탕글">
      <style:paragraph-properties fo:line-height="0.353cm"/>
      <style:text-properties fo:color="#282828" style:font-name="바탕체" style:font-name-asian="바탕체1" style:language-asian="ko" style:country-asian="KR" style:font-name-complex="바탕체1"/>
    </style:style>
    <style:style style:name="P56" style:family="paragraph" style:parent-style-name="바탕글">
      <style:paragraph-properties fo:line-height="100%" fo:orphans="2" fo:widows="2"/>
    </style:style>
    <style:style style:name="P57" style:family="paragraph" style:parent-style-name="바탕글" style:master-page-name="Standard">
      <style:paragraph-properties style:page-number="auto"/>
      <style:text-properties style:font-name="바탕체" style:font-name-asian="바탕체1" style:font-name-complex="바탕체1"/>
    </style:style>
    <style:style style:name="T1" style:family="text">
      <style:text-properties style:font-name="굴림체" style:font-name-asian="굴림체1" style:font-name-complex="굴림체1"/>
    </style:style>
    <style:style style:name="T2" style:family="text">
      <style:text-properties style:font-name="HY신명조" style:font-name-asian="HY신명조1" style:font-name-complex="HY신명조1"/>
    </style:style>
    <style:style style:name="T3" style:family="text">
      <style:text-properties style:font-name="HY신명조" fo:font-size="16pt" style:font-name-asian="HY신명조1" style:font-size-asian="16pt" style:font-name-complex="HY신명조1" style:font-size-complex="16pt"/>
    </style:style>
    <style:style style:name="T4" style:family="text">
      <style:text-properties style:font-name="바탕체" style:font-name-asian="바탕체1" style:font-name-complex="바탕체1"/>
    </style:style>
    <style:style style:name="T5" style:family="text">
      <style:text-properties style:font-name="바탕체" style:font-name-asian="바탕체1" style:language-asian="ko" style:country-asian="KR" style:font-name-complex="바탕체1"/>
    </style:style>
    <style:style style:name="T6" style:family="text">
      <style:text-properties style:font-name="바탕체" fo:font-size="8pt" style:font-name-asian="바탕체1" style:font-size-asian="8pt" style:font-name-complex="바탕체1" style:font-size-complex="8pt"/>
    </style:style>
    <style:style style:name="T7" style:family="text">
      <style:text-properties style:font-name="바탕체" fo:font-size="8pt" style:font-name-asian="바탕체1" style:font-size-asian="8pt" style:language-asian="ko" style:country-asian="KR" style:font-name-complex="바탕체1" style:font-size-complex="8pt"/>
    </style:style>
    <style:style style:name="T8" style:family="text">
      <style:text-properties style:font-name="바탕체" style:text-underline-style="none" style:font-name-asian="바탕체1" style:language-asian="ko" style:country-asian="KR" style:font-name-complex="바탕체1"/>
    </style:style>
    <style:style style:name="T9" style:family="text">
      <style:text-properties style:font-name="HY견고딕" fo:font-size="13pt" style:font-name-asian="HY견고딕1" style:font-size-asian="13pt" style:font-name-complex="HY견고딕1" style:font-size-complex="13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0f0f0f" style:font-name="바탕체" style:font-name-asian="바탕체1" style:font-name-complex="바탕체1"/>
    </style:style>
    <style:style style:name="T12" style:family="text">
      <style:text-properties fo:color="#0f0f0f" style:font-name="바탕체" style:font-name-asian="바탕체1" style:language-asian="ko" style:country-asian="KR" style:font-name-complex="바탕체1"/>
    </style:style>
    <style:style style:name="T13" style:family="text">
      <style:text-properties fo:color="#0f0f0f" style:font-name="바탕체" fo:font-size="8pt" style:font-name-asian="바탕체1" style:font-size-asian="8pt" style:font-name-complex="바탕체1" style:font-size-complex="8pt"/>
    </style:style>
    <style:style style:name="T14" style:family="text">
      <style:text-properties fo:color="#0f0f0f" style:language-asian="ko" style:country-asian="KR"/>
    </style:style>
    <style:style style:name="T15" style:family="text">
      <style:text-properties style:language-asian="ko" style:country-asian="KR"/>
    </style:style>
    <style:style style:name="T16" style:family="text">
      <style:text-properties fo:color="#282828"/>
    </style:style>
    <style:style style:name="T17" style:family="text">
      <style:text-properties fo:color="#282828" style:language-asian="ko" style:country-asian="KR"/>
    </style:style>
    <style:style style:name="T18" style:family="text">
      <style:text-properties fo:color="#282828" style:font-name="바탕체" style:font-name-asian="바탕체1" style:language-asian="ko" style:country-asian="KR" style:font-name-complex="바탕체1"/>
    </style:style>
    <style:style style:name="T19" style:family="text">
      <style:text-properties style:text-underline-style="none" style:language-asian="ko" style:country-asian="K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">유스케이스 정의서</text:p>
      <text:p text:style-name="P22">V 1.0</text:p>
      <text:p text:style-name="P21"/>
      <text:p text:style-name="P20"/>
      <text:p text:style-name="P23">’14년도 국가과학기술지식정보서비스 구축</text:p>
      <text:p text:style-name="바탕글"><text:span text:style-name="T3"><text:s/></text:span><text:span text:style-name="T2">- 과학기술데이터 공개포털 체계구축 -</text:span></text:p>
      <text:p text:style-name="P4"/>
      <text:p text:style-name="P10">2021.02.10.</text:p>
      <text:p text:style-name="P10"/>
      <text:p text:style-name="P10"/>
      <text:p text:style-name="P10"/>
      <text:p text:style-name="P10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2">관 리 본 문 서</text:p>
          </table:table-cell>
          <table:table-cell table:style-name="표1.A1" office:value-type="string">
            <text:p text:style-name="P2">Controlled Copy</text:p>
          </table:table-cell>
        </table:table-row>
        <table:table-row table:style-name="표1.1">
          <table:table-cell table:style-name="표1.A1" office:value-type="string">
            <text:p text:style-name="P2">문서 관리 번호</text:p>
          </table:table-cell>
          <table:table-cell table:style-name="표1.A1" office:value-type="string">
            <text:p text:style-name="P2">NTIS14-01-E-341</text:p>
          </table:table-cell>
        </table:table-row>
        <table:table-row table:style-name="표1.1">
          <table:table-cell table:style-name="표1.A1" office:value-type="string">
            <text:p text:style-name="P2">배 <text:s/>포 <text:s/>번 <text:s/>호</text:p>
          </table:table-cell>
          <table:table-cell table:style-name="표1.A1" office:value-type="string">
            <text:p text:style-name="P2">/</text:p>
          </table:table-cell>
        </table:table-row>
        <table:table-row table:style-name="표1.1">
          <table:table-cell table:style-name="표1.A1" office:value-type="string">
            <text:p text:style-name="P2">작 성 자 (PM)</text:p>
          </table:table-cell>
          <table:table-cell table:style-name="표1.A1" office:value-type="string">
            <text:p text:style-name="P2"/>
          </table:table-cell>
        </table:table-row>
        <table:table-row table:style-name="표1.1">
          <table:table-cell table:style-name="표1.A1" office:value-type="string">
            <text:p text:style-name="P2">보 <text:s text:c="9"/>안</text:p>
          </table:table-cell>
          <table:table-cell table:style-name="표1.A1" office:value-type="string">
            <text:p text:style-name="P2">일반 / 대외비 / 극비</text:p>
          </table:table-cell>
        </table:table-row>
      </table:table>
      <text:p text:style-name="P3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row table:style-name="표2.1">
          <table:table-cell table:style-name="표2.A1" table:number-columns-spanned="2" office:value-type="string">
            <text:p text:style-name="P25"><text:span text:style-name="T9">문서</text:span><text:span text:style-name="T10"> </text:span><text:span text:style-name="T9">개정이력표</text:span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.2">
          <table:table-cell table:style-name="표2.A2" table:number-columns-spanned="3" office:value-type="string">
            <text:p text:style-name="P16">문서명</text:p>
          </table:table-cell>
          <table:covered-table-cell/>
          <table:covered-table-cell/>
          <table:table-cell table:style-name="표2.D2" office:value-type="string">
            <text:p text:style-name="P5">유스케이스 정의서</text:p>
          </table:table-cell>
        </table:table-row>
        <table:table-row table:style-name="표2.2">
          <table:table-cell table:style-name="표2.A2" office:value-type="string">
            <text:p text:style-name="P16">버전</text:p>
          </table:table-cell>
          <table:table-cell table:style-name="표2.A2" table:number-columns-spanned="2" office:value-type="string">
            <text:p text:style-name="P16">날짜</text:p>
          </table:table-cell>
          <table:covered-table-cell/>
          <table:table-cell table:style-name="표2.A2" office:value-type="string">
            <text:p text:style-name="P16">내용</text:p>
          </table:table-cell>
        </table:table-row>
        <table:table-row table:style-name="표2.2">
          <table:table-cell table:style-name="표2.A4" office:value-type="string">
            <text:p text:style-name="P7">1</text:p>
          </table:table-cell>
          <table:table-cell table:style-name="표2.A4" table:number-columns-spanned="2" office:value-type="string">
            <text:p text:style-name="P7">2014.09.01</text:p>
          </table:table-cell>
          <table:covered-table-cell/>
          <table:table-cell table:style-name="표2.A4" office:value-type="string">
            <text:p text:style-name="P5">최초 제정</text:p>
          </table:table-cell>
        </table:table-row>
        <table:table-row table:style-name="표2.5">
          <table:table-cell table:style-name="표2.A5" office:value-type="string">
            <text:p text:style-name="P11"/>
          </table:table-cell>
          <table:table-cell table:style-name="표2.A5" table:number-columns-spanned="2" office:value-type="string">
            <text:p text:style-name="P12"/>
          </table:table-cell>
          <table:covered-table-cell/>
          <table:table-cell table:style-name="표2.A5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  <table:table-row table:style-name="표2.6">
          <table:table-cell table:style-name="표2.A6" office:value-type="string">
            <text:p text:style-name="P11"/>
          </table:table-cell>
          <table:table-cell table:style-name="표2.A6" table:number-columns-spanned="2" office:value-type="string">
            <text:p text:style-name="P12"/>
          </table:table-cell>
          <table:covered-table-cell/>
          <table:table-cell table:style-name="표2.A6" office:value-type="string">
            <text:p text:style-name="P11"/>
          </table:table-cell>
        </table:table-row>
      </table:table>
      <text:section text:style-name="Sect1" text:name="TextSection">
        <text:p text:style-name="Standard"/>
        <text:p text:style-name="P36"/>
      </text:section>
      <table:table table:name="표3" table:style-name="표3">
        <table:table-column table:style-name="표3.A"/>
        <table:table-column table:style-name="표3.B"/>
        <table:table-column table:style-name="표3.C"/>
        <table:table-column table:style-name="표3.D"/>
        <text:soft-page-break/>
        <table:table-row table:style-name="표3.1">
          <table:table-cell table:style-name="표3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3.2">
          <table:table-cell table:style-name="표3.A2" office:value-type="string">
            <text:p text:style-name="P31">시스템명</text:p>
          </table:table-cell>
          <table:table-cell table:style-name="표3.B2" office:value-type="string">
            <text:p text:style-name="P33">한끝</text:p>
          </table:table-cell>
          <table:table-cell table:style-name="표3.A2" table:number-columns-spanned="2" office:value-type="string">
            <text:p text:style-name="P31">작 성 자</text:p>
          </table:table-cell>
          <table:covered-table-cell/>
        </table:table-row>
        <table:table-row table:style-name="표3.2">
          <table:table-cell table:style-name="표3.A2" office:value-type="string">
            <text:p text:style-name="P31">업 무 명</text:p>
          </table:table-cell>
          <table:table-cell table:style-name="표3.B2" office:value-type="string">
            <text:p text:style-name="P32">로그인&amp;로그아웃</text:p>
          </table:table-cell>
          <table:table-cell table:style-name="표3.A2" table:number-columns-spanned="2" office:value-type="string">
            <text:p text:style-name="P31">작 성 일</text:p>
          </table:table-cell>
          <table:covered-table-cell/>
        </table:table-row>
        <table:table-row table:style-name="표3.2">
          <table:table-cell table:style-name="표3.A2" office:value-type="string">
            <text:p text:style-name="P17">요구사항 ID</text:p>
          </table:table-cell>
          <table:table-cell table:style-name="표3.B2" office:value-type="string">
            <text:p text:style-name="P5">RM-A01-001</text:p>
          </table:table-cell>
          <table:table-cell table:style-name="표3.A2" table:number-columns-spanned="2" office:value-type="string">
            <text:p text:style-name="P17">유스케이스 ID</text:p>
          </table:table-cell>
          <table:covered-table-cell/>
        </table:table-row>
        <table:table-row table:style-name="표3.2">
          <table:table-cell table:style-name="표3.A2" office:value-type="string">
            <text:p text:style-name="P17">유스케이스 명</text:p>
          </table:table-cell>
          <table:table-cell table:style-name="표3.B2" table:number-columns-spanned="2" office:value-type="string">
            <text:p text:style-name="P5">로그인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3.6">
          <table:table-cell table:style-name="표3.A6" table:number-columns-spanned="3" office:value-type="string">
            <text:p text:style-name="P42"/>
            <text:p text:style-name="P5">1. 개요</text:p>
            <text:p text:style-name="P5"><text:s/>R.S.P 로그인 화면에 접속한다</text:p>
            <text:p text:style-name="P5"/>
            <text:p text:style-name="P27">2. 관계</text:p>
            <text:p text:style-name="P46"><text:span text:style-name="T11"><text:s text:c="4"/>* 주액터 : </text:span><text:span text:style-name="T12">이용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로그인</text:span></text:p>
            <text:p text:style-name="P26"><text:tab/><text:span text:style-name="T4">①-1. 로그인 화면을 출력한다.</text:span></text:p>
            <text:p text:style-name="P26"><text:tab/><text:span text:style-name="T4">①-2. 아이디와 비밀번호를 입력받는다.</text:span></text:p>
            <text:p text:style-name="P6"><text:s text:c="8"/>①-3. 아이디와 비밀번호가 일치하면 메인화면이 출력된다.</text:p>
            <text:p text:style-name="P6"><text:s text:c="8"/>A-01. 아이디와 비밀번호가 일치하지 않을 때</text:p>
            <text:p text:style-name="P6"><text:s text:c="8"/>B-01. <text:span text:style-name="T15">아이디와 비밀번호를 N회 이상 틀렸을때</text:span></text:p>
            <text:p text:style-name="P6"/>
            <text:p text:style-name="P6"><text:s text:c="4"/>* 기본흐름 ② <text:span text:style-name="T15">네이버 계정 연동</text:span></text:p>
            <text:p text:style-name="P6"><text:s text:c="8"/>①-1.<text:span text:style-name="T15">네이버 계정 연동화면을 출력한다.</text:span></text:p>
            <text:p text:style-name="P9"><text:s text:c="8"/>①-2.네이버 아이디를 입력받는다.</text:p>
            <text:p text:style-name="P9"><text:s text:c="8"/>①-3.네이버 비밀번호를 입력받는다.</text:p>
            <text:p text:style-name="P9"><text:s text:c="8"/>A-01. 아이디와 비밀번호가 일치하지 않을 때</text:p>
            <text:p text:style-name="P9"/>
            <text:p text:style-name="P9"><text:s text:c="4"/>* 기본흐름 ③ 비회원로그인</text:p>
            <text:p text:style-name="P9"><text:s text:c="8"/>①-1. 비회원 로그인창을 출력한다.</text:p>
            <text:p text:style-name="P9"><text:s text:c="6"/></text:p>
            <text:p text:style-name="P6"/>
            <text:p text:style-name="P6"><text:s text:c="4"/>* 대안흐름 A-01. 아이디와 비밀번호가 일치하지 않을 때</text:p>
            <text:p text:style-name="P26"><text:tab/><text:span text:style-name="T4">A-01-1. 경고창을 출력해준다.</text:span></text:p>
            <text:p text:style-name="P6"/>
            <text:p text:style-name="P26"><text:span text:style-name="T4"><text:s text:c="4"/>* </text:span><text:span text:style-name="T5">대안흐름 A-02. 아이디와 비밀번호 N회 이상 일치하지 않을 시 </text:span></text:p>
            <text:p text:style-name="P9"><text:s text:c="8"/>B-01-01. 자동입력 방지문자를 입력받는다.</text:p>
            <text:p text:style-name="P9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9"/>
            <text:p text:style-name="P49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4" table:style-name="표4">
        <table:table-column table:style-name="표4.A"/>
        <table:table-column table:style-name="표4.B"/>
        <table:table-column table:style-name="표4.C"/>
        <table:table-column table:style-name="표4.D"/>
        <text:soft-page-break/>
        <table:table-row table:style-name="표4.1">
          <table:table-cell table:style-name="표4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4.2">
          <table:table-cell table:style-name="표4.A2" office:value-type="string">
            <text:p text:style-name="P31">시스템명</text:p>
          </table:table-cell>
          <table:table-cell table:style-name="표4.B2" office:value-type="string">
            <text:p text:style-name="P33">한끝</text:p>
          </table:table-cell>
          <table:table-cell table:style-name="표4.A2" table:number-columns-spanned="2" office:value-type="string">
            <text:p text:style-name="P31">작 성 자</text:p>
          </table:table-cell>
          <table:covered-table-cell/>
        </table:table-row>
        <table:table-row table:style-name="표4.2">
          <table:table-cell table:style-name="표4.A2" office:value-type="string">
            <text:p text:style-name="P31">업 무 명</text:p>
          </table:table-cell>
          <table:table-cell table:style-name="표4.B2" office:value-type="string">
            <text:p text:style-name="P32">로그인&amp;로그아웃</text:p>
          </table:table-cell>
          <table:table-cell table:style-name="표4.A2" table:number-columns-spanned="2" office:value-type="string">
            <text:p text:style-name="P31">작 성 일</text:p>
          </table:table-cell>
          <table:covered-table-cell/>
        </table:table-row>
        <table:table-row table:style-name="표4.2">
          <table:table-cell table:style-name="표4.A2" office:value-type="string">
            <text:p text:style-name="P17">요구사항 ID</text:p>
          </table:table-cell>
          <table:table-cell table:style-name="표4.B2" office:value-type="string">
            <text:p text:style-name="P5">RM-A01-001</text:p>
          </table:table-cell>
          <table:table-cell table:style-name="표4.A2" table:number-columns-spanned="2" office:value-type="string">
            <text:p text:style-name="P17">유스케이스 ID</text:p>
          </table:table-cell>
          <table:covered-table-cell/>
        </table:table-row>
        <table:table-row table:style-name="표4.2">
          <table:table-cell table:style-name="표4.A2" office:value-type="string">
            <text:p text:style-name="P17">유스케이스 명</text:p>
          </table:table-cell>
          <table:table-cell table:style-name="표4.B2" table:number-columns-spanned="2" office:value-type="string">
            <text:p text:style-name="P5">로그인 - ID/PW찾기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4.6">
          <table:table-cell table:style-name="표4.A6" table:number-columns-spanned="3" office:value-type="string">
            <text:p text:style-name="P42"/>
            <text:p text:style-name="P5">1. 개요</text:p>
            <text:p text:style-name="P5"><text:s/>R.S.P 로그인 화면에 접속한다</text:p>
            <text:p text:style-name="P5"/>
            <text:p text:style-name="P27">2. 관계</text:p>
            <text:p text:style-name="P47"><text:s text:c="4"/>* 주액터 : <text:span text:style-name="T15">이용자</text:span>, <text:span text:style-name="T15">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ID찾기</text:span></text:p>
            <text:p text:style-name="P26"><text:tab/><text:span text:style-name="T4">①-1. 로그인 화면을 출력한다.</text:span></text:p>
            <text:p text:style-name="P26"><text:tab/><text:span text:style-name="T4">①-2. ID찾기 버튼을 클릭한다.</text:span></text:p>
            <text:p text:style-name="P6"><text:s text:c="8"/>①-3. ID찾기 화면을 출력한다.</text:p>
            <text:p text:style-name="P26"><text:tab/><text:span text:style-name="T4">①-4 <text:s/>이름과 </text:span><text:span text:style-name="T5">이메일을</text:span><text:span text:style-name="T4"> 입력 받는다.</text:span></text:p>
            <text:p text:style-name="P26"><text:tab/><text:span text:style-name="T4">①-5 <text:s/>정보가 일치하면 아이디의 일부분을 화면에 출력한다. </text:span></text:p>
            <text:p text:style-name="P6"><text:s text:c="8"/>A-01. 정보가 일치하지 않을 때 <text:s text:c="16"/></text:p>
            <text:p text:style-name="P6"/>
            <text:p text:style-name="P26"><text:span text:style-name="T4"><text:s text:c="4"/>* 기본흐름 ②</text:span><text:span text:style-name="T11"> PW찾기</text:span><text:tab/></text:p>
            <text:p text:style-name="P6"><text:s text:c="8"/>②-1. 로그인 화면을 출력한다.</text:p>
            <text:p text:style-name="P26"><text:tab/><text:span text:style-name="T4">②-2. PW찾기 버튼을 클릭한다.</text:span></text:p>
            <text:p text:style-name="P6"><text:s text:c="8"/>②-3. PW찾기 화면을 출력한다.</text:p>
            <text:p text:style-name="P26"><text:tab/><text:span text:style-name="T4">②-4 <text:s/>아이디와 </text:span><text:span text:style-name="T5">이메일을</text:span><text:span text:style-name="T4"> 입력 받는다.</text:span></text:p>
            <text:p text:style-name="P26"><text:tab/><text:span text:style-name="T4">②-5 <text:s/>정보가 일치하면 </text:span><text:span text:style-name="T5">임시</text:span><text:span text:style-name="T4">PW를 이메일로 전송한다. <text:s/></text:span></text:p>
            <text:p text:style-name="P6"><text:s text:c="8"/>A-01. 정보가 일치하지 않을 때 </text:p>
            <text:p text:style-name="P6"><text:s text:c="8"/></text:p>
            <text:p text:style-name="P6"><text:s text:c="4"/>* 대안흐름 A-01. 정보가 일치하지 않을 때 </text:p>
            <text:p text:style-name="P6"><text:s text:c="8"/>A-01-1. 정보가 잘못되었다는 경고화면을 출력한다.</text:p>
            <text:p text:style-name="P6"/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ext:p text:style-name="P10"/>
      <table:table table:name="표5" table:style-name="표5">
        <table:table-column table:style-name="표5.A"/>
        <table:table-column table:style-name="표5.B"/>
        <table:table-column table:style-name="표5.C"/>
        <table:table-column table:style-name="표5.D"/>
        <text:soft-page-break/>
        <table:table-row table:style-name="표5.1">
          <table:table-cell table:style-name="표5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5.2">
          <table:table-cell table:style-name="표5.A2" office:value-type="string">
            <text:p text:style-name="P31">시스템명</text:p>
          </table:table-cell>
          <table:table-cell table:style-name="표5.B2" office:value-type="string">
            <text:p text:style-name="P33">한끝</text:p>
          </table:table-cell>
          <table:table-cell table:style-name="표5.A2" table:number-columns-spanned="2" office:value-type="string">
            <text:p text:style-name="P31">작 성 자</text:p>
          </table:table-cell>
          <table:covered-table-cell/>
        </table:table-row>
        <table:table-row table:style-name="표5.2">
          <table:table-cell table:style-name="표5.A2" office:value-type="string">
            <text:p text:style-name="P31">업 무 명</text:p>
          </table:table-cell>
          <table:table-cell table:style-name="표5.B2" office:value-type="string">
            <text:p text:style-name="P32">회원가입</text:p>
          </table:table-cell>
          <table:table-cell table:style-name="표5.A2" table:number-columns-spanned="2" office:value-type="string">
            <text:p text:style-name="P31">작 성 일</text:p>
          </table:table-cell>
          <table:covered-table-cell/>
        </table:table-row>
        <table:table-row table:style-name="표5.2">
          <table:table-cell table:style-name="표5.A2" office:value-type="string">
            <text:p text:style-name="P17">요구사항 ID</text:p>
          </table:table-cell>
          <table:table-cell table:style-name="표5.B2" office:value-type="string">
            <text:p text:style-name="P5">RM-A01-002~ RM-A01-004</text:p>
          </table:table-cell>
          <table:table-cell table:style-name="표5.A2" table:number-columns-spanned="2" office:value-type="string">
            <text:p text:style-name="P17">유스케이스 ID</text:p>
          </table:table-cell>
          <table:covered-table-cell/>
        </table:table-row>
        <table:table-row table:style-name="표5.2">
          <table:table-cell table:style-name="표5.A2" office:value-type="string">
            <text:p text:style-name="P17">유스케이스 명</text:p>
          </table:table-cell>
          <table:table-cell table:style-name="표5.B2" table:number-columns-spanned="2" office:value-type="string">
            <text:p text:style-name="P5">회원가입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5.6">
          <table:table-cell table:style-name="표5.A6" table:number-columns-spanned="3" office:value-type="string">
            <text:p text:style-name="P24"/>
            <text:p text:style-name="P13">1. 개요</text:p>
            <text:p text:style-name="P13"><text:s/>R.S.P 회원가입 화면에 접속한다.</text:p>
            <text:p text:style-name="P29">2. 관계</text:p>
            <text:p text:style-name="P48"><text:s text:c="4"/>* 주액터 : <text:span text:style-name="T15">이용자</text:span></text:p>
            <text:p text:style-name="P27"/>
            <text:p text:style-name="P27">3. 처리 흐름 (Flow of Event)</text:p>
            <text:p text:style-name="P26"><text:span text:style-name="T4"><text:s text:c="4"/></text:span><text:span text:style-name="T6">* <text:s/></text:span><text:span text:style-name="T13">① 회원가입</text:span></text:p>
            <text:p text:style-name="P14"><text:s text:c="8"/>①-1. 로그인 화면을 출력한다.</text:p>
            <text:p text:style-name="P14"><text:s text:c="8"/>①-2. 회원가입 버튼을 클릭한다.</text:p>
            <text:p text:style-name="P14"><text:s text:c="8"/>①-3. 회원가입 화면을 출력한다.</text:p>
            <text:p text:style-name="P14"><text:s text:c="8"/>①-4. 개인정보를 입력한다.</text:p>
            <text:p text:style-name="P14"><text:s text:c="8"/>①-5. 아이디 중복확인 검사를 한다.</text:p>
            <text:p text:style-name="P14"><text:s text:c="8"/>A-01. 아이디가 중복<text:span text:style-name="T15">될때</text:span></text:p>
            <text:p text:style-name="P14"><text:s text:c="8"/>①-6. <text:span text:style-name="T15">이메일을 입력해 메일로 인증번호를 전송받아 입력한다..</text:span></text:p>
            <text:p text:style-name="P15"><text:s text:c="8"/>B-01. 정보가 올바르지 않을때</text:p>
            <text:p text:style-name="P15"><text:s text:c="8"/>①-7. 자동가입 방지 이미지 하단에 값을 입력한다.</text:p>
            <text:p text:style-name="P15"><text:s text:c="8"/>B-01. 정보가 올바르지 않을때</text:p>
            <text:p text:style-name="P14"><text:s text:c="8"/>①-8. 회원가입이 완료되고 로그인 화면으로 전환된다.</text:p>
            <text:p text:style-name="P14"><text:s text:c="8"/>A-03. 입력하지 않은 정보가 있을 때</text:p>
            <text:p text:style-name="P14"/>
            <text:p text:style-name="P14"><text:s text:c="4"/>* 대안흐름 A-01. 아이디가 이미 존재 할때</text:p>
            <text:p text:style-name="P26"><text:tab/><text:span text:style-name="T6">A-01-1. 아이디가 중복된다는 경고화면을 출력한다.</text:span></text:p>
            <text:p text:style-name="P26"><text:span text:style-name="T6"><text:s text:c="10"/>B-01-1. </text:span><text:span text:style-name="T7">정보가 올바르지 않다는 경고화면을 출력한다.</text:span></text:p>
            <text:p text:style-name="P14"/>
            <text:p text:style-name="P14"><text:s text:c="6"/>대안흐름 A-03. 입력하지 않은 정보가 있을 때</text:p>
            <text:p text:style-name="P14"><text:s text:c="8"/>A-03-1. 입력하지 않은 정보가 있다는 화면을 출력한다. </text:p>
            <text:p text:style-name="P14"/>
            <text:p text:style-name="P30">4. 비즈니스 규칙 </text:p>
            <text:p text:style-name="P18"><text:s text:c="3"/>N/A</text:p>
            <text:p text:style-name="P29">5. 특별요구사항</text:p>
            <text:p text:style-name="P14"><text:s text:c="3"/>N/A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10"/>
      <table:table table:name="표6" table:style-name="표6">
        <table:table-column table:style-name="표6.A"/>
        <table:table-column table:style-name="표6.B"/>
        <table:table-column table:style-name="표6.C"/>
        <table:table-column table:style-name="표6.D"/>
        <text:soft-page-break/>
        <table:table-row table:style-name="표6.1">
          <table:table-cell table:style-name="표6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6.2">
          <table:table-cell table:style-name="표6.A2" office:value-type="string">
            <text:p text:style-name="P31">시스템명</text:p>
          </table:table-cell>
          <table:table-cell table:style-name="표6.B2" office:value-type="string">
            <text:p text:style-name="P33">한끝</text:p>
          </table:table-cell>
          <table:table-cell table:style-name="표6.A2" table:number-columns-spanned="2" office:value-type="string">
            <text:p text:style-name="P31">작 성 자</text:p>
          </table:table-cell>
          <table:covered-table-cell/>
        </table:table-row>
        <table:table-row table:style-name="표6.2">
          <table:table-cell table:style-name="표6.A2" office:value-type="string">
            <text:p text:style-name="P31">업 무 명</text:p>
          </table:table-cell>
          <table:table-cell table:style-name="표6.B2" office:value-type="string">
            <text:p text:style-name="P32">마이페이지</text:p>
          </table:table-cell>
          <table:table-cell table:style-name="표6.A2" table:number-columns-spanned="2" office:value-type="string">
            <text:p text:style-name="P31">작 성 일</text:p>
          </table:table-cell>
          <table:covered-table-cell/>
        </table:table-row>
        <table:table-row table:style-name="표6.2">
          <table:table-cell table:style-name="표6.A2" office:value-type="string">
            <text:p text:style-name="P17">요구사항 ID</text:p>
          </table:table-cell>
          <table:table-cell table:style-name="표6.B2" office:value-type="string">
            <text:p text:style-name="P5">RM-A01-005</text:p>
          </table:table-cell>
          <table:table-cell table:style-name="표6.A2" table:number-columns-spanned="2" office:value-type="string">
            <text:p text:style-name="P17">유스케이스 ID</text:p>
          </table:table-cell>
          <table:covered-table-cell/>
        </table:table-row>
        <table:table-row table:style-name="표6.5">
          <table:table-cell table:style-name="표6.A2" office:value-type="string">
            <text:p text:style-name="P17">유스케이스 명</text:p>
          </table:table-cell>
          <table:table-cell table:style-name="표6.B2" table:number-columns-spanned="2" office:value-type="string">
            <text:p text:style-name="P8">내 정보조회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6.6">
          <table:table-cell table:style-name="표6.A6" table:number-columns-spanned="3" office:value-type="string">
            <text:p text:style-name="P42"/>
            <text:p text:style-name="P5">1. 개요</text:p>
            <text:p text:style-name="P5"><text:s text:c="2"/>마이페이지에 접속한다.</text:p>
            <text:p text:style-name="P5"/>
            <text:p text:style-name="P27">2. 관계</text:p>
            <text:p text:style-name="P47"><text:s text:c="4"/>* 주액터 : <text:span text:style-name="T15"><text:s/>회원</text:span></text:p>
            <text:p text:style-name="P5"/>
            <text:p text:style-name="P27">3. 처리 흐름 (Flow of Event)</text:p>
            <text:p text:style-name="P26"><text:span text:style-name="T4"><text:s text:c="4"/>* 기본흐름 </text:span><text:span text:style-name="T11">① 마이</text:span><text:span text:style-name="T12">프로필</text:span><text:span text:style-name="T11">에 접속한다.</text:span></text:p>
            <text:p text:style-name="P26"><text:tab/><text:span text:style-name="T4">①-1. </text:span><text:span text:style-name="T5">내 정보보기를 클릭한다.</text:span></text:p>
            <text:p text:style-name="P26"><text:tab/><text:span text:style-name="T4">①-2. PW 입력창을 출력한다.</text:span></text:p>
            <text:p text:style-name="P6"><text:s text:c="8"/>①-3. PW가 일치하면 고객의 기본정보를 출력한다.</text:p>
            <text:p text:style-name="P6"><text:s text:c="13"/>(ID,<text:span text:style-name="T15">이름,개인정보</text:span>)</text:p>
            <text:p text:style-name="P6"><text:s text:c="9"/>A-01. PW가 일치하지 않을 때</text:p>
            <text:p text:style-name="P6"/>
            <text:p text:style-name="P6"><text:s text:c="4"/>* 대안흐름 A-01. PW가 일치하지 않을 때</text:p>
            <text:p text:style-name="P26"><text:tab/><text:span text:style-name="T4">A-01-1. 일치하지 않다는 경고화면을 출력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9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7" table:style-name="표7">
        <table:table-column table:style-name="표7.A"/>
        <table:table-column table:style-name="표7.B"/>
        <table:table-column table:style-name="표7.C"/>
        <table:table-column table:style-name="표7.D"/>
        <text:soft-page-break/>
        <table:table-row table:style-name="표7.1">
          <table:table-cell table:style-name="표7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7.2">
          <table:table-cell table:style-name="표7.A2" office:value-type="string">
            <text:p text:style-name="P31">시스템명</text:p>
          </table:table-cell>
          <table:table-cell table:style-name="표7.B2" office:value-type="string">
            <text:p text:style-name="P33">한끝</text:p>
          </table:table-cell>
          <table:table-cell table:style-name="표7.A2" table:number-columns-spanned="2" office:value-type="string">
            <text:p text:style-name="P31">작 성 자</text:p>
          </table:table-cell>
          <table:covered-table-cell/>
        </table:table-row>
        <table:table-row table:style-name="표7.2">
          <table:table-cell table:style-name="표7.A2" office:value-type="string">
            <text:p text:style-name="P31">업 무 명</text:p>
          </table:table-cell>
          <table:table-cell table:style-name="표7.B2" office:value-type="string">
            <text:p text:style-name="P32">마이페이지</text:p>
          </table:table-cell>
          <table:table-cell table:style-name="표7.A2" table:number-columns-spanned="2" office:value-type="string">
            <text:p text:style-name="P31">작 성 일</text:p>
          </table:table-cell>
          <table:covered-table-cell/>
        </table:table-row>
        <table:table-row table:style-name="표7.2">
          <table:table-cell table:style-name="표7.A2" office:value-type="string">
            <text:p text:style-name="P17">요구사항 ID</text:p>
          </table:table-cell>
          <table:table-cell table:style-name="표7.B2" office:value-type="string">
            <text:p text:style-name="P5">RM-A01-005</text:p>
          </table:table-cell>
          <table:table-cell table:style-name="표7.A2" table:number-columns-spanned="2" office:value-type="string">
            <text:p text:style-name="P17">유스케이스 ID</text:p>
          </table:table-cell>
          <table:covered-table-cell/>
        </table:table-row>
        <table:table-row table:style-name="표7.2">
          <table:table-cell table:style-name="표7.A2" office:value-type="string">
            <text:p text:style-name="P17">유스케이스 명</text:p>
          </table:table-cell>
          <table:table-cell table:style-name="표7.B2" table:number-columns-spanned="2" office:value-type="string">
            <text:p text:style-name="P8">개인정보 수정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7.6">
          <table:table-cell table:style-name="표7.A6" table:number-columns-spanned="3" office:value-type="string">
            <text:p text:style-name="P42"/>
            <text:p text:style-name="P5">1. 개요</text:p>
            <text:p text:style-name="P5"><text:s text:c="2"/>마이페이지에 접속한다.</text:p>
            <text:p text:style-name="P5"/>
            <text:p text:style-name="P27">2. 관계</text:p>
            <text:p text:style-name="P47"><text:s text:c="4"/>* 주액터 : <text:span text:style-name="T15"><text:s/>회원</text:span></text:p>
            <text:p text:style-name="P5"/>
            <text:p text:style-name="P27">3. 처리 흐름 (Flow of Event)</text:p>
            <text:p text:style-name="P26"><text:span text:style-name="T4"><text:s text:c="4"/>* 기본흐름 </text:span><text:span text:style-name="T11">① 마이</text:span><text:span text:style-name="T12">프로필</text:span><text:span text:style-name="T11">에 접속한다.</text:span></text:p>
            <text:p text:style-name="P26"><text:tab/><text:span text:style-name="T4">①-1. </text:span><text:span text:style-name="T5">내 정보보기를 클릭한다.</text:span></text:p>
            <text:p text:style-name="P26"><text:tab/><text:span text:style-name="T4">①-2. PW 입력창을 출력한다.</text:span></text:p>
            <text:p text:style-name="P6"><text:s text:c="8"/>①-3. PW가 일치하면 고객의 기본정보를 출력한다.</text:p>
            <text:p text:style-name="P6"><text:s text:c="13"/>(ID,<text:span text:style-name="T15">이름,개인정보</text:span>)</text:p>
            <text:p text:style-name="P6"><text:s text:c="9"/>A-01. PW가 일치하지 않을 때</text:p>
            <text:p text:style-name="P6"><text:s text:c="8"/>①-4. <text:span text:style-name="T15">수정버튼을 클릭한다</text:span></text:p>
            <text:p text:style-name="P9"><text:s text:c="14"/>(ID를 제외한 기본정보를 수정할 수 있다.)</text:p>
            <text:p text:style-name="P6"/>
            <text:p text:style-name="P6"/>
            <text:p text:style-name="P6"><text:s text:c="4"/>* 대안흐름 A-01. PW가 일치하지 않을 때</text:p>
            <text:p text:style-name="P26"><text:tab/><text:span text:style-name="T4">A-01-1. 일치하지 않다는 경고화면을 출력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able:table table:name="표8" table:style-name="표8">
        <table:table-column table:style-name="표8.A"/>
        <table:table-column table:style-name="표8.B"/>
        <table:table-column table:style-name="표8.C"/>
        <text:soft-page-break/>
        <table:table-row table:style-name="표8.1">
          <table:table-cell table:style-name="표8.A1" table:number-columns-spanned="3" office:value-type="string">
            <text:p text:style-name="P37">유스케이스 정의서</text:p>
          </table:table-cell>
          <table:covered-table-cell/>
          <table:covered-table-cell/>
        </table:table-row>
        <table:table-row table:style-name="표8.2">
          <table:table-cell table:style-name="표8.A2" office:value-type="string">
            <text:p text:style-name="P31">시스템명</text:p>
          </table:table-cell>
          <table:table-cell table:style-name="표8.B2" office:value-type="string">
            <text:p text:style-name="P33">한끝</text:p>
          </table:table-cell>
          <table:table-cell table:style-name="표8.A2" office:value-type="string">
            <text:p text:style-name="P31">작 성 자</text:p>
          </table:table-cell>
        </table:table-row>
        <table:table-row table:style-name="표8.2">
          <table:table-cell table:style-name="표8.A2" office:value-type="string">
            <text:p text:style-name="P31">업 무 명</text:p>
          </table:table-cell>
          <table:table-cell table:style-name="표8.B2" office:value-type="string">
            <text:p text:style-name="P32">마이페이지</text:p>
          </table:table-cell>
          <table:table-cell table:style-name="표8.A2" office:value-type="string">
            <text:p text:style-name="P31">작 성 일</text:p>
          </table:table-cell>
        </table:table-row>
        <table:table-row table:style-name="표8.2">
          <table:table-cell table:style-name="표8.A2" office:value-type="string">
            <text:p text:style-name="P17">요구사항 ID</text:p>
          </table:table-cell>
          <table:table-cell table:style-name="표8.B2" office:value-type="string">
            <text:p text:style-name="P5">RM-A01-006</text:p>
          </table:table-cell>
          <table:table-cell table:style-name="표8.A2" office:value-type="string">
            <text:p text:style-name="P17">유스케이스 ID</text:p>
          </table:table-cell>
        </table:table-row>
        <table:table-row table:style-name="표8.2">
          <table:table-cell table:style-name="표8.A2" office:value-type="string">
            <text:p text:style-name="P17">유스케이스 <text:span text:style-name="T15">명</text:span></text:p>
          </table:table-cell>
          <table:table-cell table:style-name="표8.B2" table:number-columns-spanned="2" office:value-type="string">
            <text:p text:style-name="P5"><text:span text:style-name="T15">이용자</text:span> 회원탈퇴</text:p>
          </table:table-cell>
          <table:covered-table-cell/>
        </table:table-row>
        <table:table-row table:style-name="표8.6">
          <table:table-cell table:style-name="표8.A6" table:number-columns-spanned="3" office:value-type="string">
            <text:p text:style-name="P42"/>
            <text:p text:style-name="P5">1. 개요</text:p>
            <text:p text:style-name="P5"><text:s/>마이페이지에 접속한다.</text:p>
            <text:p text:style-name="P5"/>
            <text:p text:style-name="P27">2. 관계</text:p>
            <text:p text:style-name="P47"><text:s text:c="4"/>* 주액터 : <text:span text:style-name="T15"><text:s/>회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마이페이지에 접속한다.</text:span></text:p>
            <text:p text:style-name="P26"><text:tab/><text:span text:style-name="T4">①-1. 회원탈퇴 버튼을 클릭한다.</text:span></text:p>
            <text:p text:style-name="P26"><text:tab/><text:span text:style-name="T4">①-2. PW 입력창을 출력한다.</text:span></text:p>
            <text:p text:style-name="P6"><text:s text:c="8"/>①-3. PW가 일치하면 회원탈퇴 화면을 출력한다.</text:p>
            <text:p text:style-name="P6"><text:s text:c="8"/>A-01. PW가 일치하지 않을 때</text:p>
            <text:p text:style-name="P6"><text:s text:c="8"/>①-4. 탈퇴 버튼을 클릭하면 탈퇴가 된다.</text:p>
            <text:p text:style-name="P6"><text:s text:c="8"/>①-5. 로그인 화면이 출력된다.</text:p>
            <text:p text:style-name="P6"/>
            <text:p text:style-name="P6"/>
            <text:p text:style-name="P6"><text:s text:c="4"/>* 대안흐름 A-01. PW가 일치하지 않을 때</text:p>
            <text:p text:style-name="P26"><text:tab/><text:span text:style-name="T4">A-01-1. 일치하지 않다는 경고화면을 출력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</table:table-row>
      </table:table>
      <text:p text:style-name="P36"/>
      <text:p text:style-name="P10"/>
      <table:table table:name="표9" table:style-name="표9">
        <table:table-column table:style-name="표9.A"/>
        <table:table-column table:style-name="표9.B"/>
        <table:table-column table:style-name="표9.C"/>
        <table:table-column table:style-name="표9.D"/>
        <text:soft-page-break/>
        <table:table-row table:style-name="표9.1">
          <table:table-cell table:style-name="표9.A1" table:number-columns-spanned="3" office:value-type="string">
            <text:p text:style-name="P37">유스케이스 정의<text:span text:style-name="T15">서</text:span>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9.2">
          <table:table-cell table:style-name="표9.A2" office:value-type="string">
            <text:p text:style-name="P31">시스템명<text:span text:style-name="T15">한끝</text:span></text:p>
          </table:table-cell>
          <table:table-cell table:style-name="표9.B2" office:value-type="string">
            <text:p text:style-name="P33">한끝</text:p>
          </table:table-cell>
          <table:table-cell table:style-name="표9.A2" table:number-columns-spanned="2" office:value-type="string">
            <text:p text:style-name="P31">작 성 자</text:p>
          </table:table-cell>
          <table:covered-table-cell/>
        </table:table-row>
        <table:table-row table:style-name="표9.2">
          <table:table-cell table:style-name="표9.A2" office:value-type="string">
            <text:p text:style-name="P31">업 무 명<text:span text:style-name="T15">자유게시판</text:span></text:p>
          </table:table-cell>
          <table:table-cell table:style-name="표9.B2" office:value-type="string">
            <text:p text:style-name="P35">자유게시판</text:p>
          </table:table-cell>
          <table:table-cell table:style-name="표9.A2" table:number-columns-spanned="2" office:value-type="string">
            <text:p text:style-name="P31">작 성 일</text:p>
          </table:table-cell>
          <table:covered-table-cell/>
        </table:table-row>
        <table:table-row table:style-name="표9.2">
          <table:table-cell table:style-name="표9.A2" office:value-type="string">
            <text:p text:style-name="P17">요구사항 ID</text:p>
          </table:table-cell>
          <table:table-cell table:style-name="표9.B2" office:value-type="string">
            <text:p text:style-name="P5">RM-A01-007</text:p>
          </table:table-cell>
          <table:table-cell table:style-name="표9.A2" table:number-columns-spanned="2" office:value-type="string">
            <text:p text:style-name="P17">유스케이스 ID</text:p>
          </table:table-cell>
          <table:covered-table-cell/>
        </table:table-row>
        <table:table-row table:style-name="표9.2">
          <table:table-cell table:style-name="표9.A2" office:value-type="string">
            <text:p text:style-name="P17">유스케이스 명</text:p>
          </table:table-cell>
          <table:table-cell table:style-name="표9.B2" table:number-columns-spanned="2" office:value-type="string">
            <text:p text:style-name="P35">자유게시판 게시글 조회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9.6">
          <table:table-cell table:style-name="표9.A6" table:number-columns-spanned="3" office:value-type="string">
            <text:p text:style-name="P42"/>
            <text:p text:style-name="P5">1. 개요</text:p>
            <text:p text:style-name="P5"><text:s text:c="3"/><text:span text:style-name="T15">자유게시판에 접속한다.</text:span></text:p>
            <text:p text:style-name="P5"/>
            <text:p text:style-name="P27">2. 관계</text:p>
            <text:p text:style-name="P47"><text:s text:c="4"/>* 주액터 : <text:span text:style-name="T15">회원, 비회원, 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자유게시판에 접속한다.</text:span></text:p>
            <text:p text:style-name="P26"><text:tab/><text:span text:style-name="T4">①-1. </text:span><text:span text:style-name="T5">조회할 제목을 클릭한다.</text:span></text:p>
            <text:p text:style-name="P26"><text:tab/><text:span text:style-name="T4">①-2. </text:span><text:span text:style-name="T5">해당 제목의 내용을 출력한다.</text:span></text:p>
            <text:p text:style-name="P6"/>
            <text:p text:style-name="P6"/>
            <text:p text:style-name="P6"/>
            <text:p text:style-name="P6"><text:s text:c="3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10" table:style-name="표10">
        <table:table-column table:style-name="표10.A"/>
        <table:table-column table:style-name="표10.B"/>
        <table:table-column table:style-name="표10.C"/>
        <table:table-column table:style-name="표10.D"/>
        <text:soft-page-break/>
        <table:table-row table:style-name="표10.1">
          <table:table-cell table:style-name="표10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0.2">
          <table:table-cell table:style-name="표10.A2" office:value-type="string">
            <text:p text:style-name="P31">시스템명</text:p>
          </table:table-cell>
          <table:table-cell table:style-name="표10.B2" office:value-type="string">
            <text:p text:style-name="P32">R.S.P(Royal.Shop.Program)</text:p>
          </table:table-cell>
          <table:table-cell table:style-name="표10.A2" table:number-columns-spanned="2" office:value-type="string">
            <text:p text:style-name="P31">작 성 자</text:p>
          </table:table-cell>
          <table:covered-table-cell/>
        </table:table-row>
        <table:table-row table:style-name="표10.2">
          <table:table-cell table:style-name="표10.A2" office:value-type="string">
            <text:p text:style-name="P31">업 무 명<text:span text:style-name="T15">자유게시판</text:span></text:p>
          </table:table-cell>
          <table:table-cell table:style-name="표10.B2" office:value-type="string">
            <text:p text:style-name="P35">자유게시판</text:p>
          </table:table-cell>
          <table:table-cell table:style-name="표10.A2" table:number-columns-spanned="2" office:value-type="string">
            <text:p text:style-name="P31">작 성 일</text:p>
          </table:table-cell>
          <table:covered-table-cell/>
        </table:table-row>
        <table:table-row table:style-name="표10.2">
          <table:table-cell table:style-name="표10.A2" office:value-type="string">
            <text:p text:style-name="P17">요구사항 ID</text:p>
          </table:table-cell>
          <table:table-cell table:style-name="표10.B2" office:value-type="string">
            <text:p text:style-name="P5">RM-A01-007</text:p>
          </table:table-cell>
          <table:table-cell table:style-name="표10.A2" table:number-columns-spanned="2" office:value-type="string">
            <text:p text:style-name="P17">유스케이스 ID</text:p>
          </table:table-cell>
          <table:covered-table-cell/>
        </table:table-row>
        <table:table-row table:style-name="표10.2">
          <table:table-cell table:style-name="표10.A2" office:value-type="string">
            <text:p text:style-name="P17">유스케이스 명</text:p>
          </table:table-cell>
          <table:table-cell table:style-name="표10.B2" table:number-columns-spanned="2" office:value-type="string">
            <text:p text:style-name="P35">자유게시판 게시글 등록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0.6">
          <table:table-cell table:style-name="표10.A6" table:number-columns-spanned="3" office:value-type="string">
            <text:p text:style-name="P5">1. 개요</text:p>
            <text:p text:style-name="P5"><text:s text:c="3"/><text:span text:style-name="T15">자유게시판에 게시글을 등록한다.</text:span></text:p>
            <text:p text:style-name="P5"/>
            <text:p text:style-name="P27">2. 관계</text:p>
            <text:p text:style-name="P47"><text:s text:c="4"/>* 주액터 : 회원<text:span text:style-name="T15">, 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자유게시판에 접속한다.</text:span></text:p>
            <text:p text:style-name="P26"><text:tab/><text:span text:style-name="T4">①-1. </text:span><text:span text:style-name="T5">글 등록하기을 클릭한다.</text:span></text:p>
            <text:p text:style-name="P9"><text:s text:c="8"/>①-2. 글 등록 페이지를 출력한다.</text:p>
            <text:p text:style-name="P9"><text:s text:c="8"/>①-3. 제목과 내용 을 입력한다.</text:p>
            <text:p text:style-name="P9"><text:s text:c="8"/>①-4. 하단의 등록버튼을 클릭한다.</text:p>
            <text:p text:style-name="P9"><text:s text:c="8"/>①-5. 등록완료창을 경고창으로 출력한다.</text:p>
            <text:p text:style-name="P6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11" table:style-name="표11">
        <table:table-column table:style-name="표11.A"/>
        <table:table-column table:style-name="표11.B"/>
        <table:table-column table:style-name="표11.C"/>
        <table:table-column table:style-name="표11.D"/>
        <text:soft-page-break/>
        <table:table-row table:style-name="표11.1">
          <table:table-cell table:style-name="표11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1.2">
          <table:table-cell table:style-name="표11.A2" office:value-type="string">
            <text:p text:style-name="P31">시스템명</text:p>
          </table:table-cell>
          <table:table-cell table:style-name="표11.B2" office:value-type="string">
            <text:p text:style-name="P33"/>
          </table:table-cell>
          <table:table-cell table:style-name="표11.A2" table:number-columns-spanned="2" office:value-type="string">
            <text:p text:style-name="P31">작 성 자</text:p>
          </table:table-cell>
          <table:covered-table-cell/>
        </table:table-row>
        <table:table-row table:style-name="표11.2">
          <table:table-cell table:style-name="표11.A2" office:value-type="string">
            <text:p text:style-name="P31">업 무 명</text:p>
          </table:table-cell>
          <table:table-cell table:style-name="표11.B2" office:value-type="string">
            <text:p text:style-name="P35">자유게시판</text:p>
          </table:table-cell>
          <table:table-cell table:style-name="표11.A2" table:number-columns-spanned="2" office:value-type="string">
            <text:p text:style-name="P31">작 성 일</text:p>
          </table:table-cell>
          <table:covered-table-cell/>
        </table:table-row>
        <table:table-row table:style-name="표11.2">
          <table:table-cell table:style-name="표11.A2" office:value-type="string">
            <text:p text:style-name="P17">요구사항 ID</text:p>
          </table:table-cell>
          <table:table-cell table:style-name="표11.B2" office:value-type="string">
            <text:p text:style-name="P5">RM-A01-007</text:p>
          </table:table-cell>
          <table:table-cell table:style-name="표11.A2" table:number-columns-spanned="2" office:value-type="string">
            <text:p text:style-name="P17">유스케이스 ID</text:p>
          </table:table-cell>
          <table:covered-table-cell/>
        </table:table-row>
        <table:table-row table:style-name="표11.2">
          <table:table-cell table:style-name="표11.A2" office:value-type="string">
            <text:p text:style-name="P17">유스케이스 명</text:p>
          </table:table-cell>
          <table:table-cell table:style-name="표11.B2" table:number-columns-spanned="2" office:value-type="string">
            <text:p text:style-name="P35">자유게시판 게시글 수정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1.6">
          <table:table-cell table:style-name="표11.A6" table:number-columns-spanned="3" office:value-type="string">
            <text:p text:style-name="P42"/>
            <text:p text:style-name="P5">1. 개요</text:p>
            <text:p text:style-name="P5"><text:s text:c="3"/><text:span text:style-name="T15">등록한 게시글을 수정한다.</text:span></text:p>
            <text:p text:style-name="P5"/>
            <text:p text:style-name="P27">2. 관계</text:p>
            <text:p text:style-name="P47"><text:s text:c="4"/>* 주액터 : <text:span text:style-name="T15">회원, 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자유게시판에서 자신의 쓴 글의 제목을 클릭한다. </text:span></text:p>
            <text:p text:style-name="P26"><text:tab/><text:span text:style-name="T4">①-1. </text:span><text:span text:style-name="T5">등록한 글 정보를 출력한다.</text:span></text:p>
            <text:p text:style-name="P26"><text:tab/><text:span text:style-name="T4">①-2. </text:span><text:span text:style-name="T5">수정버튼을 누른다.</text:span></text:p>
            <text:p text:style-name="P6"><text:s text:c="8"/>①-3. <text:span text:style-name="T15">작성자 아이디와</text:span> <text:span text:style-name="T15">회원</text:span>아이디가 일치하면 상품수정 화면을 출력한다.</text:p>
            <text:p text:style-name="P6"><text:s text:c="8"/>A-01. <text:span text:style-name="T15">작성자</text:span> 아이디와 <text:span text:style-name="T15">회원</text:span>아이디가 일치하지 않을 때</text:p>
            <text:p text:style-name="P6"><text:s text:c="8"/>①-4. 수정하고 싶은 정보를 변경한다.</text:p>
            <text:p text:style-name="P6"><text:s text:c="8"/>①-5. 완료 버튼을 클릭한다.</text:p>
            <text:p text:style-name="P6"><text:s text:c="8"/>A-02. 입력되지 않은 정보가 있을 때</text:p>
            <text:p text:style-name="P6"/>
            <text:p text:style-name="P6"><text:s text:c="4"/>* 기본흐름 <text:span text:style-name="T14">② 자유게시판에서 내글목록 보기를 클릭한다.</text:span></text:p>
            <text:p text:style-name="P28"><text:s text:c="8"/>①-1. 등록한 글 정보를 출력한다.</text:p>
            <text:p text:style-name="P26"><text:tab/><text:span text:style-name="T4">①-2. </text:span><text:span text:style-name="T5">수정버튼을 누른다.</text:span></text:p>
            <text:p text:style-name="P6"><text:s text:c="8"/>①-3. <text:span text:style-name="T15">작성자 아이디와</text:span> <text:span text:style-name="T15">회원</text:span>아이디가 일치하면 상품수정 화면을 출력한다.</text:p>
            <text:p text:style-name="P6"><text:s text:c="8"/>A-01. <text:span text:style-name="T15">작성자</text:span> 아이디와 <text:span text:style-name="T15">회원</text:span>아이디가 일치하지 않을 때</text:p>
            <text:p text:style-name="P6"><text:s text:c="8"/>①-4. 수정하고 싶은 정보를 변경한다.</text:p>
            <text:p text:style-name="P6"><text:s text:c="8"/>①-5. 완료 버튼을 클릭한다.</text:p>
            <text:p text:style-name="P28"><text:s text:c="8"/>A-02. 입력되지 않은 정보가 있을 때</text:p>
            <text:p text:style-name="P6"/>
            <text:p text:style-name="P6"/>
            <text:p text:style-name="P6"><text:s text:c="6"/>대안흐름 A-01. 판매자 아이디와 작성<text:span text:style-name="T15">자 </text:span>아이디가 일치하지 않을 때</text:p>
            <text:p text:style-name="P26"><text:tab/><text:span text:style-name="T4">A-01-1. 삭제할 수 없다는 경고창을 출력한다.</text:span></text:p>
            <text:p text:style-name="P6"><text:s text:c="4"/>* 대안흐름 A-02. 입력되지 않은 정보가 있을 때</text:p>
            <text:p text:style-name="P26"><text:tab/><text:span text:style-name="T4">A-02-1. 입력이 되지 않았다는 경고창을 출력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9"/>
            <text:p text:style-name="P43"/>
            <text:p text:style-name="P43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ext:p text:style-name="P10"/>
      <table:table table:name="표73" table:style-name="표73">
        <table:table-column table:style-name="표73.A"/>
        <table:table-column table:style-name="표73.B"/>
        <table:table-column table:style-name="표73.C"/>
        <table:table-column table:style-name="표73.D"/>
        <text:soft-page-break/>
        <table:table-row table:style-name="표73.1">
          <table:table-cell table:style-name="표73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73.A1" office:value-type="string">
            <text:p text:style-name="Textformatvorlage"/>
          </table:table-cell>
        </table:table-row>
        <table:table-row table:style-name="표73.2">
          <table:table-cell table:style-name="표73.A2" office:value-type="string">
            <text:p text:style-name="P31">시스템명</text:p>
          </table:table-cell>
          <table:table-cell table:style-name="표73.B2" office:value-type="string">
            <text:p text:style-name="P33">한끝</text:p>
          </table:table-cell>
          <table:table-cell table:style-name="표73.A2" table:number-columns-spanned="2" office:value-type="string">
            <text:p text:style-name="P31">작 성 자</text:p>
          </table:table-cell>
          <table:covered-table-cell/>
        </table:table-row>
        <table:table-row table:style-name="표73.2">
          <table:table-cell table:style-name="표73.A2" office:value-type="string">
            <text:p text:style-name="P31">업 무 명</text:p>
          </table:table-cell>
          <table:table-cell table:style-name="표73.B2" office:value-type="string">
            <text:p text:style-name="P35">자유게시판</text:p>
          </table:table-cell>
          <table:table-cell table:style-name="표73.A2" table:number-columns-spanned="2" office:value-type="string">
            <text:p text:style-name="P31">작 성 일</text:p>
          </table:table-cell>
          <table:covered-table-cell/>
        </table:table-row>
        <table:table-row table:style-name="표73.2">
          <table:table-cell table:style-name="표73.A2" office:value-type="string">
            <text:p text:style-name="P17">요구사항 ID</text:p>
          </table:table-cell>
          <table:table-cell table:style-name="표73.B2" office:value-type="string">
            <text:p text:style-name="P5">RM-A01-001</text:p>
          </table:table-cell>
          <table:table-cell table:style-name="표73.A2" table:number-columns-spanned="2" office:value-type="string">
            <text:p text:style-name="P17">유스케이스 ID</text:p>
          </table:table-cell>
          <table:covered-table-cell/>
        </table:table-row>
        <table:table-row table:style-name="표73.2">
          <table:table-cell table:style-name="표73.A2" office:value-type="string">
            <text:p text:style-name="P17">유스케이스 명</text:p>
          </table:table-cell>
          <table:table-cell table:style-name="표73.B2" table:number-columns-spanned="2" office:value-type="string">
            <text:p text:style-name="P35">자유게시판 게시글 검색</text:p>
          </table:table-cell>
          <table:covered-table-cell/>
          <table:table-cell table:style-name="표73.B2" office:value-type="string">
            <text:p text:style-name="Textformatvorlage"/>
          </table:table-cell>
        </table:table-row>
        <table:table-row table:style-name="표73.6">
          <table:table-cell table:style-name="표73.A6" table:number-columns-spanned="3" office:value-type="string">
            <text:p text:style-name="P42"/>
            <text:p text:style-name="P5">1. 개요</text:p>
            <text:p text:style-name="P5"><text:s text:c="3"/><text:span text:style-name="T15">게시글을 검색한다.</text:span></text:p>
            <text:p text:style-name="P5"/>
            <text:p text:style-name="P27">2. 관계</text:p>
            <text:p text:style-name="P47"><text:s text:c="4"/>* 주액터 : <text:span text:style-name="T15">회원, 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검색창을 누른다</text:span></text:p>
            <text:p text:style-name="P26"><text:tab/><text:span text:style-name="T4">①-1. </text:span><text:span text:style-name="T5">검색화면을 출력한다.</text:span></text:p>
            <text:p text:style-name="P26"><text:tab/><text:span text:style-name="T4">①-2. 카테고리별로 클릭한다</text:span><text:span text:style-name="T5">.</text:span></text:p>
            <text:p text:style-name="P9"><text:s text:c="13"/>(ID,글제목,글내용)</text:p>
            <text:p text:style-name="P6"><text:s text:c="8"/>①-3. <text:span text:style-name="T15">검색된 내용의 글제목을 출력한다.</text:span></text:p>
            <text:p text:style-name="P6"/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44"><text:s text:c="3"/>N/A</text:p>
            <text:p text:style-name="P43"/>
            <text:p text:style-name="P43"/>
            <text:p text:style-name="P43"/>
            <text:p text:style-name="P43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</table:table-cell>
          <table:covered-table-cell/>
          <table:covered-table-cell/>
          <table:table-cell table:style-name="표73.A6" office:value-type="string">
            <text:p text:style-name="Textformatvorlage"/>
          </table:table-cell>
        </table:table-row>
      </table:table>
      <text:p text:style-name="Standard"/>
      <table:table table:name="표12" table:style-name="표12">
        <table:table-column table:style-name="표12.A"/>
        <table:table-column table:style-name="표12.B"/>
        <table:table-column table:style-name="표12.C"/>
        <table:table-column table:style-name="표12.D"/>
        <text:soft-page-break/>
        <table:table-row table:style-name="표12.1">
          <table:table-cell table:style-name="표12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2.2">
          <table:table-cell table:style-name="표12.A2" office:value-type="string">
            <text:p text:style-name="P31">시스템명</text:p>
          </table:table-cell>
          <table:table-cell table:style-name="표12.B2" office:value-type="string">
            <text:p text:style-name="P32">R.S.P(Royal.Shop.Program)</text:p>
          </table:table-cell>
          <table:table-cell table:style-name="표12.A2" table:number-columns-spanned="2" office:value-type="string">
            <text:p text:style-name="P31">작 성 자</text:p>
          </table:table-cell>
          <table:covered-table-cell/>
        </table:table-row>
        <table:table-row table:style-name="표12.2">
          <table:table-cell table:style-name="표12.A2" office:value-type="string">
            <text:p text:style-name="P31">업 무 명</text:p>
          </table:table-cell>
          <table:table-cell table:style-name="표12.B2" office:value-type="string">
            <text:p text:style-name="P35">자유게시판 </text:p>
          </table:table-cell>
          <table:table-cell table:style-name="표12.A2" table:number-columns-spanned="2" office:value-type="string">
            <text:p text:style-name="P31">작 성 일</text:p>
          </table:table-cell>
          <table:covered-table-cell/>
        </table:table-row>
        <table:table-row table:style-name="표12.2">
          <table:table-cell table:style-name="표12.A2" office:value-type="string">
            <text:p text:style-name="P17">요구사항 ID</text:p>
          </table:table-cell>
          <table:table-cell table:style-name="표12.B2" office:value-type="string">
            <text:p text:style-name="P5">RM-A01-007</text:p>
          </table:table-cell>
          <table:table-cell table:style-name="표12.A2" table:number-columns-spanned="2" office:value-type="string">
            <text:p text:style-name="P17">유스케이스 ID</text:p>
          </table:table-cell>
          <table:covered-table-cell/>
        </table:table-row>
        <table:table-row table:style-name="표12.2">
          <table:table-cell table:style-name="표12.A2" office:value-type="string">
            <text:p text:style-name="P17">유스케이스 명</text:p>
          </table:table-cell>
          <table:table-cell table:style-name="표12.B2" table:number-columns-spanned="2" office:value-type="string">
            <text:p text:style-name="P35">자유게시판 게시글 삭제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2.6">
          <table:table-cell table:style-name="표12.A6" table:number-columns-spanned="3" office:value-type="string">
            <text:p text:style-name="P42"/>
            <text:p text:style-name="P5">1. 개요</text:p>
            <text:p text:style-name="P5"><text:s text:c="3"/><text:span text:style-name="T15">등록한 게시글을 삭제한다.</text:span></text:p>
            <text:p text:style-name="P5"/>
            <text:p text:style-name="P27">2. 관계</text:p>
            <text:p text:style-name="P47"><text:s text:c="4"/>* 주액터 : <text:span text:style-name="T15">회원</text:span>,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자유 게시판에서 자신의 쓴 글의 제목을 클릭한다. </text:span></text:p>
            <text:p text:style-name="P26"><text:tab/><text:span text:style-name="T4">①-1. </text:span><text:span text:style-name="T5">등록한 글 정보를 출력한다</text:span></text:p>
            <text:p text:style-name="P26"><text:span text:style-name="T5"><text:s text:c="8"/></text:span><text:span text:style-name="T4">①-2. 삭제 버튼을 클릭한다.</text:span></text:p>
            <text:p text:style-name="P6"><text:s text:c="8"/>①-3. <text:span text:style-name="T15">회원</text:span> 아이디와 <text:span text:style-name="T15">작</text:span>성<text:span text:style-name="T15">자 </text:span>아이디가 일치하면 삭제를 완료한다.</text:p>
            <text:p text:style-name="P6"><text:s text:c="8"/>A-01. <text:span text:style-name="T15">회원</text:span> 아이디와 <text:span text:style-name="T15">작성자 </text:span>아이디가 일치하지 않을 때</text:p>
            <text:p text:style-name="P6"><text:s/></text:p>
            <text:p text:style-name="P26"><text:span text:style-name="T4"><text:s text:c="5"/>* 기본흐름 </text:span><text:span text:style-name="T5">②</text:span><text:span text:style-name="T11"> </text:span><text:span text:style-name="T12">자유게시판에서 내 글목록 보기를 클릭한다.</text:span></text:p>
            <text:p text:style-name="P26"><text:span text:style-name="T4"><text:s text:c="8"/>①-1. </text:span><text:span text:style-name="T5">등록한 글 정보를 출력한다</text:span></text:p>
            <text:p text:style-name="P26"><text:span text:style-name="T5"><text:s text:c="8"/></text:span><text:span text:style-name="T4">①-2. 삭제 버튼을 클릭한다.</text:span></text:p>
            <text:p text:style-name="P6"><text:s text:c="8"/>①-3. <text:span text:style-name="T15">회원</text:span> 아이디와 <text:span text:style-name="T15">작</text:span>성<text:span text:style-name="T15">자 </text:span>아이디가 일치하면 삭제를 완료한다.</text:p>
            <text:p text:style-name="P6"><text:s text:c="8"/>A-01. <text:span text:style-name="T15">회원</text:span> 아이디와 <text:span text:style-name="T15">작성자 </text:span>아이디가 일치하지 않을 때</text:p>
            <text:p text:style-name="P6"/>
            <text:p text:style-name="P6"><text:s text:c="4"/>* 대안흐름 A-01. <text:span text:style-name="T15">회원</text:span> 아이디와 작성<text:span text:style-name="T15">자 </text:span>아이디가 일치하지 않을 때</text:p>
            <text:p text:style-name="P26"><text:tab/><text:span text:style-name="T4">A-01-1. 삭제할 수 없다는 경고 메시지를 출력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ext:p text:style-name="P10"><text:soft-page-break/></text:p>
      <table:table table:name="표74" table:style-name="표74">
        <table:table-column table:style-name="표74.A"/>
        <table:table-column table:style-name="표74.B"/>
        <table:table-column table:style-name="표74.C"/>
        <table:table-column table:style-name="표74.D"/>
        <table:table-row table:style-name="표74.1">
          <table:table-cell table:style-name="표74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74.A1" office:value-type="string">
            <text:p text:style-name="Textformatvorlage"/>
          </table:table-cell>
        </table:table-row>
        <table:table-row table:style-name="표74.2">
          <table:table-cell table:style-name="표74.A2" office:value-type="string">
            <text:p text:style-name="P31">시스템명</text:p>
          </table:table-cell>
          <table:table-cell table:style-name="표74.B2" office:value-type="string">
            <text:p text:style-name="P32">R.S.P(Royal.Shop.Program)</text:p>
          </table:table-cell>
          <table:table-cell table:style-name="표74.A2" table:number-columns-spanned="2" office:value-type="string">
            <text:p text:style-name="P31">작 성 자</text:p>
          </table:table-cell>
          <table:covered-table-cell/>
        </table:table-row>
        <table:table-row table:style-name="표74.2">
          <table:table-cell table:style-name="표74.A2" office:value-type="string">
            <text:p text:style-name="P31">업 무 명</text:p>
          </table:table-cell>
          <table:table-cell table:style-name="표74.B2" office:value-type="string">
            <text:p text:style-name="P33">자유게시판</text:p>
          </table:table-cell>
          <table:table-cell table:style-name="표74.A2" table:number-columns-spanned="2" office:value-type="string">
            <text:p text:style-name="P31">작 성 일</text:p>
          </table:table-cell>
          <table:covered-table-cell/>
        </table:table-row>
        <table:table-row table:style-name="표74.2">
          <table:table-cell table:style-name="표74.A2" office:value-type="string">
            <text:p text:style-name="P17">요구사항 ID</text:p>
          </table:table-cell>
          <table:table-cell table:style-name="표74.B2" office:value-type="string">
            <text:p text:style-name="P5">RM-A01-013</text:p>
          </table:table-cell>
          <table:table-cell table:style-name="표74.A2" table:number-columns-spanned="2" office:value-type="string">
            <text:p text:style-name="P17">유스케이스 ID</text:p>
          </table:table-cell>
          <table:covered-table-cell/>
        </table:table-row>
        <table:table-row table:style-name="표74.2">
          <table:table-cell table:style-name="표74.A2" office:value-type="string">
            <text:p text:style-name="P17">유스케이스 명</text:p>
          </table:table-cell>
          <table:table-cell table:style-name="표74.B2" table:number-columns-spanned="2" office:value-type="string">
            <text:p text:style-name="P8">자유게시판 댓글조회</text:p>
          </table:table-cell>
          <table:covered-table-cell/>
          <table:table-cell table:style-name="표74.B2" office:value-type="string">
            <text:p text:style-name="Textformatvorlage"/>
          </table:table-cell>
        </table:table-row>
        <table:table-row table:style-name="표74.6">
          <table:table-cell table:style-name="표74.A6" table:number-columns-spanned="3" office:value-type="string">
            <text:p text:style-name="P42"/>
            <text:p text:style-name="P5">1. 개요</text:p>
            <text:p text:style-name="P5"><text:s text:c="3"/><text:span text:style-name="T15">자유게시판 댓글을 조회한다.</text:span></text:p>
            <text:p text:style-name="P5"/>
            <text:p text:style-name="P27">2. 관계</text:p>
            <text:p text:style-name="P47"><text:s text:c="4"/>* 주액터 : <text:span text:style-name="T15">회원,비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자유게시판 댓글을 조회한다.</text:span></text:p>
            <text:p text:style-name="P26"><text:tab/><text:span text:style-name="T4">①-1. </text:span><text:span text:style-name="T5">자유게시판을</text:span><text:span text:style-name="T4"> 게시판을 클릭한다.</text:span></text:p>
            <text:p text:style-name="P26"><text:tab/><text:span text:style-name="T4">①-2. </text:span><text:span text:style-name="T5">자유게시판을</text:span><text:span text:style-name="T4"> 출력한다.</text:span></text:p>
            <text:p text:style-name="P6"><text:s text:c="8"/>①-3. 조회하고 싶은 글을 클릭한다.</text:p>
            <text:p text:style-name="P6"><text:s text:c="8"/>①-4. 게시글이 출력되면 하단에 댓글버튼을 클릭한다.</text:p>
            <text:p text:style-name="P6"><text:s text:c="8"/>①-5. 게시글에 해당되는 댓글을 출력한다.</text:p>
            <text:p text:style-name="P6"/>
            <text:p text:style-name="P6"><text:s/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table:style-name="표74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><text:soft-page-break/></text:p>
      <table:table table:name="표75" table:style-name="표75">
        <table:table-column table:style-name="표75.A"/>
        <table:table-column table:style-name="표75.B"/>
        <table:table-column table:style-name="표75.C"/>
        <table:table-column table:style-name="표75.D"/>
        <table:table-row table:style-name="표75.1">
          <table:table-cell table:style-name="표75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75.A1" office:value-type="string">
            <text:p text:style-name="Textformatvorlage"/>
          </table:table-cell>
        </table:table-row>
        <table:table-row table:style-name="표75.2">
          <table:table-cell table:style-name="표75.A2" office:value-type="string">
            <text:p text:style-name="P31">시스템명</text:p>
          </table:table-cell>
          <table:table-cell table:style-name="표75.B2" office:value-type="string">
            <text:p text:style-name="P32">R.S.P(Royal.Shop.Program)</text:p>
          </table:table-cell>
          <table:table-cell table:style-name="표75.A2" table:number-columns-spanned="2" office:value-type="string">
            <text:p text:style-name="P31">작 성 자</text:p>
          </table:table-cell>
          <table:covered-table-cell/>
        </table:table-row>
        <table:table-row table:style-name="표75.2">
          <table:table-cell table:style-name="표75.A2" office:value-type="string">
            <text:p text:style-name="P31">업 무 명</text:p>
          </table:table-cell>
          <table:table-cell table:style-name="표75.B2" office:value-type="string">
            <text:p text:style-name="P33">자유게시판</text:p>
          </table:table-cell>
          <table:table-cell table:style-name="표75.A2" table:number-columns-spanned="2" office:value-type="string">
            <text:p text:style-name="P31">작 성 일</text:p>
          </table:table-cell>
          <table:covered-table-cell/>
        </table:table-row>
        <table:table-row table:style-name="표75.2">
          <table:table-cell table:style-name="표75.A2" office:value-type="string">
            <text:p text:style-name="P17">요구사항 ID</text:p>
          </table:table-cell>
          <table:table-cell table:style-name="표75.B2" office:value-type="string">
            <text:p text:style-name="P5">RM-A01-013</text:p>
          </table:table-cell>
          <table:table-cell table:style-name="표75.A2" table:number-columns-spanned="2" office:value-type="string">
            <text:p text:style-name="P17">유스케이스 ID</text:p>
          </table:table-cell>
          <table:covered-table-cell/>
        </table:table-row>
        <table:table-row table:style-name="표75.2">
          <table:table-cell table:style-name="표75.A2" office:value-type="string">
            <text:p text:style-name="P17">유스케이스 명</text:p>
          </table:table-cell>
          <table:table-cell table:style-name="표75.B2" table:number-columns-spanned="2" office:value-type="string">
            <text:p text:style-name="P8">자유게시판 댓글등록</text:p>
          </table:table-cell>
          <table:covered-table-cell/>
          <table:table-cell table:style-name="표75.B2" office:value-type="string">
            <text:p text:style-name="Textformatvorlage"/>
          </table:table-cell>
        </table:table-row>
        <table:table-row table:style-name="표75.6">
          <table:table-cell table:style-name="표75.A6" table:number-columns-spanned="3" office:value-type="string">
            <text:p text:style-name="P42"/>
            <text:p text:style-name="P5">1. 개요</text:p>
            <text:p text:style-name="P5"><text:s text:c="3"/><text:span text:style-name="T15">자유게시판 댓글을 등록한다.</text:span></text:p>
            <text:p text:style-name="P5"/>
            <text:p text:style-name="P27">2. 관계</text:p>
            <text:p text:style-name="P47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자유게시판 댓글을 등록한다.</text:span></text:p>
            <text:p text:style-name="P26"><text:tab/><text:span text:style-name="T4">①-1. </text:span><text:span text:style-name="T5">자유 게시판을</text:span><text:span text:style-name="T4"> 게시판을 클릭한다.</text:span></text:p>
            <text:p text:style-name="P26"><text:tab/><text:span text:style-name="T4">①-2. </text:span><text:span text:style-name="T5">자유 게시판을</text:span><text:span text:style-name="T4"> 출력한다.</text:span></text:p>
            <text:p text:style-name="P6"><text:s text:c="8"/>①-3. 댓글 <text:span text:style-name="T15">등록 버튼을 클릭한다.</text:span></text:p>
            <text:p text:style-name="P6"><text:s text:c="8"/>①-4. 댓글 <text:span text:style-name="T15">등록 양식이 출력 된다.</text:span></text:p>
            <text:p text:style-name="P6"><text:s text:c="8"/>①-5. <text:span text:style-name="T15">댓글을 입력한다</text:span></text:p>
            <text:p text:style-name="P9"><text:s text:c="8"/>①-6. 확인 버튼을 클릭한다.</text:p>
            <text:p text:style-name="P9"><text:s text:c="8"/>A-01. 댓글을 입력하지 않았을 때</text:p>
            <text:p text:style-name="P9"><text:s text:c="8"/>①-7. 댓글 등록 완료 알림이 출력 된다.</text:p>
            <text:p text:style-name="P6"><text:s/></text:p>
            <text:p text:style-name="P6"><text:s text:c="2"/>* 대안흐름 A-01. <text:span text:style-name="T15">댓글을 입력하지 않았을 때</text:span></text:p>
            <text:p text:style-name="P9"><text:tab/>A-01-1. 댓글이 입력되지 않았다는 경고창을 출력한다.</text:p>
            <text:p text:style-name="P6"><text:s/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covered-table-cell/>
          <table:table-cell table:style-name="표75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표77" table:style-name="표77">
        <table:table-column table:style-name="표77.A"/>
        <table:table-column table:style-name="표77.B"/>
        <table:table-column table:style-name="표77.C"/>
        <table:table-column table:style-name="표77.D"/>
        <table:table-row table:style-name="표77.1">
          <table:table-cell table:style-name="표77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77.A1" office:value-type="string">
            <text:p text:style-name="Textformatvorlage"/>
          </table:table-cell>
        </table:table-row>
        <table:table-row table:style-name="표77.2">
          <table:table-cell table:style-name="표77.A2" office:value-type="string">
            <text:p text:style-name="P31">시스템명</text:p>
          </table:table-cell>
          <table:table-cell table:style-name="표77.B2" office:value-type="string">
            <text:p text:style-name="P32">R.S.P(Royal.Shop.Program)</text:p>
          </table:table-cell>
          <table:table-cell table:style-name="표77.A2" table:number-columns-spanned="2" office:value-type="string">
            <text:p text:style-name="P31">작 성 자</text:p>
          </table:table-cell>
          <table:covered-table-cell/>
        </table:table-row>
        <table:table-row table:style-name="표77.2">
          <table:table-cell table:style-name="표77.A2" office:value-type="string">
            <text:p text:style-name="P31">업 무 명</text:p>
          </table:table-cell>
          <table:table-cell table:style-name="표77.B2" office:value-type="string">
            <text:p text:style-name="P33">자유게시판</text:p>
          </table:table-cell>
          <table:table-cell table:style-name="표77.A2" table:number-columns-spanned="2" office:value-type="string">
            <text:p text:style-name="P31">작 성 일</text:p>
          </table:table-cell>
          <table:covered-table-cell/>
        </table:table-row>
        <table:table-row table:style-name="표77.2">
          <table:table-cell table:style-name="표77.A2" office:value-type="string">
            <text:p text:style-name="P17">요구사항 ID</text:p>
          </table:table-cell>
          <table:table-cell table:style-name="표77.B2" office:value-type="string">
            <text:p text:style-name="P5">RM-A01-013</text:p>
          </table:table-cell>
          <table:table-cell table:style-name="표77.A2" table:number-columns-spanned="2" office:value-type="string">
            <text:p text:style-name="P17">유스케이스 ID</text:p>
          </table:table-cell>
          <table:covered-table-cell/>
        </table:table-row>
        <table:table-row table:style-name="표77.2">
          <table:table-cell table:style-name="표77.A2" office:value-type="string">
            <text:p text:style-name="P17">유스케이스 명</text:p>
          </table:table-cell>
          <table:table-cell table:style-name="표77.B2" table:number-columns-spanned="2" office:value-type="string">
            <text:p text:style-name="P8">자유게시판 댓글삭제</text:p>
          </table:table-cell>
          <table:covered-table-cell/>
          <table:table-cell table:style-name="표77.B2" office:value-type="string">
            <text:p text:style-name="Textformatvorlage"/>
          </table:table-cell>
        </table:table-row>
        <table:table-row table:style-name="표77.6">
          <table:table-cell table:style-name="표77.A6" table:number-columns-spanned="3" office:value-type="string">
            <text:p text:style-name="P42"/>
            <text:p text:style-name="P5">1. 개요</text:p>
            <text:p text:style-name="P5"><text:s text:c="3"/><text:span text:style-name="T15">자유게시판 댓글을 삭제한다.</text:span></text:p>
            <text:p text:style-name="P5"/>
            <text:p text:style-name="P27">2. 관계</text:p>
            <text:p text:style-name="P47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자유게시판 댓글을 삭제한다.</text:span></text:p>
            <text:p text:style-name="P26"><text:tab/><text:span text:style-name="T4">①-1. </text:span><text:span text:style-name="T5">자유게시판을</text:span><text:span text:style-name="T4"> 게시판을 클릭한다.</text:span></text:p>
            <text:p text:style-name="P26"><text:tab/><text:span text:style-name="T4">①-2. </text:span><text:span text:style-name="T5">자유게시판을</text:span><text:span text:style-name="T4"> 출력한다.</text:span></text:p>
            <text:p text:style-name="P6"><text:s text:c="8"/>①-3. 댓글삭제<text:span text:style-name="T15">버튼을 클릭한다.</text:span></text:p>
            <text:p text:style-name="P6"><text:s text:c="8"/><text:span text:style-name="T15"><text:s/>A-01. 작성자 아이디와 회원아이디가 일치하지 않을 때</text:span></text:p>
            <text:p text:style-name="P6"><text:s text:c="8"/>①-5. <text:span text:style-name="T15">댓글을 입력한다</text:span></text:p>
            <text:p text:style-name="P9"><text:s text:c="8"/>①-6. 확인버튼을 클릭한다.</text:p>
            <text:p text:style-name="P9"><text:s text:c="8"/>A-01. 회원 아이디와 댓글작성자 아이디가 일치하지 않을 때</text:p>
            <text:p text:style-name="P9"><text:s text:c="8"/>①-7. 댓글삭제완료 알림이 출력된다.</text:p>
            <text:p text:style-name="P6"><text:s/></text:p>
            <text:p text:style-name="P6"><text:s text:c="2"/>* 대안흐름 A-01. <text:span text:style-name="T15">회원</text:span> 아이디와 <text:span text:style-name="T15">댓글</text:span>작성<text:span text:style-name="T15">자 </text:span>아이디가 일치하지 않을 때</text:p>
            <text:p text:style-name="P9"><text:tab/>A-01-1. 수정할 수 없다는 경고창을 출력한다.</text:p>
            <text:p text:style-name="P6"><text:s/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covered-table-cell/>
          <table:table-cell table:style-name="표77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able:table table:name="표76" table:style-name="표76">
        <table:table-column table:style-name="표76.A"/>
        <table:table-column table:style-name="표76.B"/>
        <table:table-column table:style-name="표76.C"/>
        <table:table-column table:style-name="표76.D"/>
        <text:soft-page-break/>
        <table:table-row table:style-name="표76.1">
          <table:table-cell table:style-name="표76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76.A1" office:value-type="string">
            <text:p text:style-name="Textformatvorlage"/>
          </table:table-cell>
        </table:table-row>
        <table:table-row table:style-name="표76.2">
          <table:table-cell table:style-name="표76.A2" office:value-type="string">
            <text:p text:style-name="P31">시스템명</text:p>
          </table:table-cell>
          <table:table-cell table:style-name="표76.B2" office:value-type="string">
            <text:p text:style-name="P32">R.S.P(Royal.Shop.Program)</text:p>
          </table:table-cell>
          <table:table-cell table:style-name="표76.A2" table:number-columns-spanned="2" office:value-type="string">
            <text:p text:style-name="P31">작 성 자</text:p>
          </table:table-cell>
          <table:covered-table-cell/>
        </table:table-row>
        <table:table-row table:style-name="표76.2">
          <table:table-cell table:style-name="표76.A2" office:value-type="string">
            <text:p text:style-name="P31">업 무 명</text:p>
          </table:table-cell>
          <table:table-cell table:style-name="표76.B2" office:value-type="string">
            <text:p text:style-name="P33">자유게시판</text:p>
          </table:table-cell>
          <table:table-cell table:style-name="표76.A2" table:number-columns-spanned="2" office:value-type="string">
            <text:p text:style-name="P31">작 성 일</text:p>
          </table:table-cell>
          <table:covered-table-cell/>
        </table:table-row>
        <table:table-row table:style-name="표76.2">
          <table:table-cell table:style-name="표76.A2" office:value-type="string">
            <text:p text:style-name="P17">요구사항 ID</text:p>
          </table:table-cell>
          <table:table-cell table:style-name="표76.B2" office:value-type="string">
            <text:p text:style-name="P5">RM-A01-013</text:p>
          </table:table-cell>
          <table:table-cell table:style-name="표76.A2" table:number-columns-spanned="2" office:value-type="string">
            <text:p text:style-name="P17">유스케이스 ID</text:p>
          </table:table-cell>
          <table:covered-table-cell/>
        </table:table-row>
        <table:table-row table:style-name="표76.2">
          <table:table-cell table:style-name="표76.A2" office:value-type="string">
            <text:p text:style-name="P17">유스케이스 명</text:p>
          </table:table-cell>
          <table:table-cell table:style-name="표76.B2" table:number-columns-spanned="2" office:value-type="string">
            <text:p text:style-name="P8">자유게시판 댓글수정</text:p>
          </table:table-cell>
          <table:covered-table-cell/>
          <table:table-cell table:style-name="표76.B2" office:value-type="string">
            <text:p text:style-name="Textformatvorlage"/>
          </table:table-cell>
        </table:table-row>
        <table:table-row table:style-name="표76.6">
          <table:table-cell table:style-name="표76.A6" table:number-columns-spanned="3" office:value-type="string">
            <text:p text:style-name="P42"/>
            <text:p text:style-name="P5">1. 개요</text:p>
            <text:p text:style-name="P5"><text:s text:c="3"/><text:span text:style-name="T15">자유게시판 댓글을 수정한다.</text:span></text:p>
            <text:p text:style-name="P5"/>
            <text:p text:style-name="P27">2. 관계</text:p>
            <text:p text:style-name="P47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자유게시판 댓글을 수정한다.</text:span></text:p>
            <text:p text:style-name="P26"><text:tab/><text:span text:style-name="T4">①-1. </text:span><text:span text:style-name="T5">자유게시판을</text:span><text:span text:style-name="T4"> 게시판을 클릭한다.</text:span></text:p>
            <text:p text:style-name="P26"><text:tab/><text:span text:style-name="T4">①-2. </text:span><text:span text:style-name="T5">자유게시판을</text:span><text:span text:style-name="T4"> 출력한다.</text:span></text:p>
            <text:p text:style-name="P6"><text:s text:c="8"/>①-3. 수정하고싶은 댓글을 클릭한다.</text:p>
            <text:p text:style-name="P6"><text:s text:c="8"/>①-4. 댓글이 출력된다.</text:p>
            <text:p text:style-name="P6"><text:s text:c="8"/>①-5. <text:span text:style-name="T15">수정버튼을 클릭한다.</text:span></text:p>
            <text:p text:style-name="P9"><text:s text:c="8"/>①-6. 댓글 수정양식이 출력된다.</text:p>
            <text:p text:style-name="P9"><text:s text:c="8"/>A-01. 작성자 아이디와 회원아이디가 일치하지 않을 때</text:p>
            <text:p text:style-name="P9"><text:s text:c="8"/>①-7. 수정할 내용을 입력한다.</text:p>
            <text:p text:style-name="P9"><text:s text:c="8"/>A-02. 수정할 댓글을 입력하지 않았을 때</text:p>
            <text:p text:style-name="P9"><text:s text:c="8"/>①-8. 수정완료 알림창이 출력된다.</text:p>
            <text:p text:style-name="P9"><text:s text:c="7"/></text:p>
            <text:p text:style-name="P9"/>
            <text:p text:style-name="P6"/>
            <text:p text:style-name="P6"><text:s text:c="4"/>* <text:s/>대안흐름 A-01. <text:span text:style-name="T15">회원</text:span> 아이디와 <text:span text:style-name="T15">댓글</text:span>작성<text:span text:style-name="T15">자 </text:span>아이디가 일치하지 않을 때</text:p>
            <text:p text:style-name="P26"><text:tab/><text:span text:style-name="T4">A-01-1. </text:span><text:span text:style-name="T5">수정할</text:span><text:span text:style-name="T4"> 수 없다는 경고창을 출력한다.</text:span></text:p>
            <text:p text:style-name="P6"><text:s text:c="4"/>* 대안흐름 A-02. <text:span text:style-name="T15">댓글을 입력하지 않았을 때</text:span></text:p>
            <text:p text:style-name="P9"><text:tab/>A-02-1. 수정할 내용이 입력이 되지 않았다는 경고창을 출력한다.</text:p>
            <text:p text:style-name="P6"/>
            <text:p text:style-name="P6"><text:s/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covered-table-cell/>
          <table:table-cell table:style-name="표76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표13" table:style-name="표13">
        <table:table-column table:style-name="표13.A"/>
        <table:table-column table:style-name="표13.B"/>
        <table:table-column table:style-name="표13.C"/>
        <table:table-column table:style-name="표13.D"/>
        <text:soft-page-break/>
        <table:table-row table:style-name="표13.1">
          <table:table-cell table:style-name="표13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3.2">
          <table:table-cell table:style-name="표13.A2" office:value-type="string">
            <text:p text:style-name="P31">시스템명</text:p>
          </table:table-cell>
          <table:table-cell table:style-name="표13.B2" office:value-type="string">
            <text:p text:style-name="P32">R.S.P(Royal.Shop.Program)</text:p>
          </table:table-cell>
          <table:table-cell table:style-name="표13.A2" table:number-columns-spanned="2" office:value-type="string">
            <text:p text:style-name="P31">작 성 자</text:p>
          </table:table-cell>
          <table:covered-table-cell/>
        </table:table-row>
        <table:table-row table:style-name="표13.2">
          <table:table-cell table:style-name="표13.A2" office:value-type="string">
            <text:p text:style-name="P31">업 무 명</text:p>
          </table:table-cell>
          <table:table-cell table:style-name="표13.B2" office:value-type="string">
            <text:p text:style-name="P33">문의게시판</text:p>
          </table:table-cell>
          <table:table-cell table:style-name="표13.A2" table:number-columns-spanned="2" office:value-type="string">
            <text:p text:style-name="P31">작 성 일</text:p>
          </table:table-cell>
          <table:covered-table-cell/>
        </table:table-row>
        <table:table-row table:style-name="표13.2">
          <table:table-cell table:style-name="표13.A2" office:value-type="string">
            <text:p text:style-name="P17">요구사항 ID</text:p>
          </table:table-cell>
          <table:table-cell table:style-name="표13.B2" office:value-type="string">
            <text:p text:style-name="P5">RM-A01-008</text:p>
          </table:table-cell>
          <table:table-cell table:style-name="표13.A2" table:number-columns-spanned="2" office:value-type="string">
            <text:p text:style-name="P17">유스케이스 ID</text:p>
          </table:table-cell>
          <table:covered-table-cell/>
        </table:table-row>
        <table:table-row table:style-name="표13.2">
          <table:table-cell table:style-name="표13.A2" office:value-type="string">
            <text:p text:style-name="P17">유스케이스 명</text:p>
          </table:table-cell>
          <table:table-cell table:style-name="표13.B2" table:number-columns-spanned="2" office:value-type="string">
            <text:p text:style-name="P33">문의게시판 게시글 조회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3.6">
          <table:table-cell table:style-name="표13.A6" table:number-columns-spanned="3" office:value-type="string">
            <text:p text:style-name="P42"/>
            <text:p text:style-name="P42"/>
            <text:p text:style-name="P5">1. 개요</text:p>
            <text:p text:style-name="P5"><text:s text:c="3"/><text:span text:style-name="T15">자유게시판에 접속한다.</text:span></text:p>
            <text:p text:style-name="P5"/>
            <text:p text:style-name="P27">2. 관계</text:p>
            <text:p text:style-name="P47"><text:s text:c="4"/>* 주액터 : <text:span text:style-name="T15">회원, 비회원, 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자유게시판에 접속한다.</text:span></text:p>
            <text:p text:style-name="P26"><text:tab/><text:span text:style-name="T4">①-1. </text:span><text:span text:style-name="T5">조회할 제목을 클릭한다.</text:span></text:p>
            <text:p text:style-name="P26"><text:tab/><text:span text:style-name="T4">①-2. </text:span><text:span text:style-name="T5">해당 제목의 내용을 출력한다.</text:span></text:p>
            <text:p text:style-name="P6"/>
            <text:p text:style-name="P6"/>
            <text:p text:style-name="P6"/>
            <text:p text:style-name="P6"><text:s text:c="3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14" table:style-name="표14">
        <table:table-column table:style-name="표14.A"/>
        <table:table-column table:style-name="표14.B"/>
        <table:table-column table:style-name="표14.C"/>
        <table:table-column table:style-name="표14.D"/>
        <text:soft-page-break/>
        <table:table-row table:style-name="표14.1">
          <table:table-cell table:style-name="표14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4.2">
          <table:table-cell table:style-name="표14.A2" office:value-type="string">
            <text:p text:style-name="P31">시스템명</text:p>
          </table:table-cell>
          <table:table-cell table:style-name="표14.B2" office:value-type="string">
            <text:p text:style-name="P32">R.S.P(Royal.Shop.Program)</text:p>
          </table:table-cell>
          <table:table-cell table:style-name="표14.A2" table:number-columns-spanned="2" office:value-type="string">
            <text:p text:style-name="P31">작 성 자</text:p>
          </table:table-cell>
          <table:covered-table-cell/>
        </table:table-row>
        <table:table-row table:style-name="표14.2">
          <table:table-cell table:style-name="표14.A2" office:value-type="string">
            <text:p text:style-name="P31">업 무 명</text:p>
          </table:table-cell>
          <table:table-cell table:style-name="표14.B2" office:value-type="string">
            <text:p text:style-name="P33">문의게시판</text:p>
          </table:table-cell>
          <table:table-cell table:style-name="표14.A2" table:number-columns-spanned="2" office:value-type="string">
            <text:p text:style-name="P31">작 성 일</text:p>
          </table:table-cell>
          <table:covered-table-cell/>
        </table:table-row>
        <table:table-row table:style-name="표14.2">
          <table:table-cell table:style-name="표14.A2" office:value-type="string">
            <text:p text:style-name="P17">요구사항 ID</text:p>
          </table:table-cell>
          <table:table-cell table:style-name="표14.B2" office:value-type="string">
            <text:p text:style-name="P5">RM-A01-009</text:p>
          </table:table-cell>
          <table:table-cell table:style-name="표14.A2" table:number-columns-spanned="2" office:value-type="string">
            <text:p text:style-name="P17">유스케이스 ID</text:p>
          </table:table-cell>
          <table:covered-table-cell/>
        </table:table-row>
        <table:table-row table:style-name="표14.2">
          <table:table-cell table:style-name="표14.A2" office:value-type="string">
            <text:p text:style-name="P17">유스케이스 명</text:p>
          </table:table-cell>
          <table:table-cell table:style-name="표14.B2" table:number-columns-spanned="2" office:value-type="string">
            <text:p text:style-name="P8">문의 게시판<text:span text:style-name="T16"> 게시글 수정</text:span>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4.6">
          <table:table-cell table:style-name="표14.A6" table:number-columns-spanned="3" office:value-type="string">
            <text:p text:style-name="P42"/>
            <text:p text:style-name="P5">1. 개요</text:p>
            <text:p text:style-name="P5"><text:s text:c="3"/><text:span text:style-name="T15">등록한 문의글을 수정한다.</text:span></text:p>
            <text:p text:style-name="P5"/>
            <text:p text:style-name="P27">2. 관계</text:p>
            <text:p text:style-name="P47"><text:s text:c="4"/>* 주액터 : <text:span text:style-name="T15">회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문의</text:span><text:span text:style-name="T12">게시판에서 자신의 쓴 글의 제목을 클릭한다. </text:span></text:p>
            <text:p text:style-name="P26"><text:tab/><text:span text:style-name="T4">①-1. </text:span><text:span text:style-name="T5">등록한 글 정보를 출력한다.</text:span></text:p>
            <text:p text:style-name="P26"><text:tab/><text:span text:style-name="T4">①-2. </text:span><text:span text:style-name="T5">수정버튼을 누른다.</text:span></text:p>
            <text:p text:style-name="P6"><text:s text:c="8"/>①-3. <text:span text:style-name="T15">작성자 아이디와</text:span> <text:span text:style-name="T15">회원</text:span>아이디가 일치하면 상품수정 화면을 출력한다.</text:p>
            <text:p text:style-name="P6"><text:s text:c="8"/>A-01. <text:span text:style-name="T15">작성자</text:span> 아이디와 <text:span text:style-name="T15">회원</text:span>아이디가 일치하지 않을 때</text:p>
            <text:p text:style-name="P6"><text:s text:c="8"/>①-4. 수정하고 싶은 정보를 변경한다.</text:p>
            <text:p text:style-name="P6"><text:s text:c="8"/>①-5. 완료 버튼을 클릭한다.</text:p>
            <text:p text:style-name="P6"><text:s text:c="8"/>A-02. 입력되지 않은 정보가 있을 때</text:p>
            <text:p text:style-name="P6"/>
            <text:p text:style-name="P6"><text:s text:c="4"/>* 기본흐름 <text:span text:style-name="T14">② 문의게시판에서 내글목록 보기를 클릭한다.</text:span></text:p>
            <text:p text:style-name="P28"><text:s text:c="8"/>①-1. 등록한 글 정보를 출력한다.</text:p>
            <text:p text:style-name="P26"><text:tab/><text:span text:style-name="T4">①-2. </text:span><text:span text:style-name="T5">수정버튼을 누른다.</text:span></text:p>
            <text:p text:style-name="P6"><text:s text:c="8"/>①-3. <text:span text:style-name="T15">작성자 아이디와</text:span> <text:span text:style-name="T15">회원</text:span>아이디가 일치하면 상품수정 화면을 출력한다.</text:p>
            <text:p text:style-name="P6"><text:s text:c="8"/>A-01. <text:span text:style-name="T15">작성자</text:span> 아이디와 <text:span text:style-name="T15">회원</text:span>아이디가 일치하지 않을 때</text:p>
            <text:p text:style-name="P6"><text:s text:c="8"/>①-4. 수정하고 싶은 정보를 변경한다.</text:p>
            <text:p text:style-name="P6"><text:s text:c="8"/>①-5. 완료 버튼을 클릭한다.</text:p>
            <text:p text:style-name="P28"><text:s text:c="8"/>A-02. 입력되지 않은 정보가 있을 때</text:p>
            <text:p text:style-name="P6"/>
            <text:p text:style-name="P6"/>
            <text:p text:style-name="P6"><text:s text:c="6"/>대안흐름 A-01. <text:span text:style-name="T15">회원</text:span> 아이디와 작성<text:span text:style-name="T15">자 </text:span>아이디가 일치하지 않을 때</text:p>
            <text:p text:style-name="P26"><text:tab/><text:span text:style-name="T4">A-01-1. 삭제할 수 없다는 경고창을 출력한다.</text:span></text:p>
            <text:p text:style-name="P6"><text:s text:c="4"/>* 대안흐름 A-02. 입력되지 않은 정보가 있을 때</text:p>
            <text:p text:style-name="P26"><text:tab/><text:span text:style-name="T4">A-02-1. 입력이 되지 않았다는 경고창을 출력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6"/>
            <text:p text:style-name="P6"/>
            <text:p text:style-name="P6"/>
            <text:p text:style-name="P6"/>
            <text:p text:style-name="P43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15" table:style-name="표15">
        <table:table-column table:style-name="표15.A"/>
        <table:table-column table:style-name="표15.B"/>
        <table:table-column table:style-name="표15.C"/>
        <table:table-column table:style-name="표15.D"/>
        <text:soft-page-break/>
        <table:table-row table:style-name="표15.1">
          <table:table-cell table:style-name="표15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5.2">
          <table:table-cell table:style-name="표15.A2" office:value-type="string">
            <text:p text:style-name="P31">시스템명</text:p>
          </table:table-cell>
          <table:table-cell table:style-name="표15.B2" office:value-type="string">
            <text:p text:style-name="P32">R.S.P(Royal.Shop.Program)</text:p>
          </table:table-cell>
          <table:table-cell table:style-name="표15.A2" table:number-columns-spanned="2" office:value-type="string">
            <text:p text:style-name="P31">작 성 자</text:p>
          </table:table-cell>
          <table:covered-table-cell/>
        </table:table-row>
        <table:table-row table:style-name="표15.2">
          <table:table-cell table:style-name="표15.A2" office:value-type="string">
            <text:p text:style-name="P31">업 무 명</text:p>
          </table:table-cell>
          <table:table-cell table:style-name="표15.B2" office:value-type="string">
            <text:p text:style-name="P33">문의게시판</text:p>
          </table:table-cell>
          <table:table-cell table:style-name="표15.A2" table:number-columns-spanned="2" office:value-type="string">
            <text:p text:style-name="P31">작 성 일</text:p>
          </table:table-cell>
          <table:covered-table-cell/>
        </table:table-row>
        <table:table-row table:style-name="표15.2">
          <table:table-cell table:style-name="표15.A2" office:value-type="string">
            <text:p text:style-name="P17">요구사항 ID</text:p>
          </table:table-cell>
          <table:table-cell table:style-name="표15.B2" office:value-type="string">
            <text:p text:style-name="P5">RM-A01-010</text:p>
          </table:table-cell>
          <table:table-cell table:style-name="표15.A2" table:number-columns-spanned="2" office:value-type="string">
            <text:p text:style-name="P17">유스케이스 ID</text:p>
          </table:table-cell>
          <table:covered-table-cell/>
        </table:table-row>
        <table:table-row table:style-name="표15.2">
          <table:table-cell table:style-name="표15.A2" office:value-type="string">
            <text:p text:style-name="P17">유스케이스 명</text:p>
          </table:table-cell>
          <table:table-cell table:style-name="표15.B2" table:number-columns-spanned="2" office:value-type="string">
            <text:p text:style-name="P8">문의게시판<text:span text:style-name="T16"> 게시글 검색</text:span>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5.6">
          <table:table-cell table:style-name="표15.A6" table:number-columns-spanned="3" office:value-type="string">
            <text:p text:style-name="P42"/>
            <text:p text:style-name="P5">1. 개요</text:p>
            <text:p text:style-name="P5"><text:s text:c="2"/><text:span text:style-name="T15">문의글을 검색한다.</text:span></text:p>
            <text:p text:style-name="P5"/>
            <text:p text:style-name="P27">2. 관계</text:p>
            <text:p text:style-name="P47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해당상품에 상품 리뷰를 조회한다. </text:span></text:p>
            <text:p text:style-name="P26"><text:tab/><text:span text:style-name="T4">①-1. 상품을 클릭한다.</text:span></text:p>
            <text:p text:style-name="P26"><text:tab/><text:span text:style-name="T4">①-2. 상품의 상세페이지에 있는 상품 리뷰버튼을 클릭한다. </text:span></text:p>
            <text:p text:style-name="P6"><text:s text:c="8"/>①-3. 상품리뷰 화면을 출력한다.</text:p>
            <text:p text:style-name="P6"/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16" table:style-name="표16">
        <table:table-column table:style-name="표16.A"/>
        <table:table-column table:style-name="표16.B"/>
        <table:table-column table:style-name="표16.C"/>
        <table:table-column table:style-name="표16.D"/>
        <text:soft-page-break/>
        <table:table-row table:style-name="표16.1">
          <table:table-cell table:style-name="표16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6.2">
          <table:table-cell table:style-name="표16.A2" office:value-type="string">
            <text:p text:style-name="P31">시스템명</text:p>
          </table:table-cell>
          <table:table-cell table:style-name="표16.B2" office:value-type="string">
            <text:p text:style-name="P32">R.S.P(Royal.Shop.Program)</text:p>
          </table:table-cell>
          <table:table-cell table:style-name="표16.A2" table:number-columns-spanned="2" office:value-type="string">
            <text:p text:style-name="P31">작 성 자</text:p>
          </table:table-cell>
          <table:covered-table-cell/>
        </table:table-row>
        <table:table-row table:style-name="표16.2">
          <table:table-cell table:style-name="표16.A2" office:value-type="string">
            <text:p text:style-name="P31">업 무 명</text:p>
          </table:table-cell>
          <table:table-cell table:style-name="표16.B2" office:value-type="string">
            <text:p text:style-name="P33">문의게시판</text:p>
          </table:table-cell>
          <table:table-cell table:style-name="표16.A2" table:number-columns-spanned="2" office:value-type="string">
            <text:p text:style-name="P31">작 성 일</text:p>
          </table:table-cell>
          <table:covered-table-cell/>
        </table:table-row>
        <table:table-row table:style-name="표16.2">
          <table:table-cell table:style-name="표16.A2" office:value-type="string">
            <text:p text:style-name="P17">요구사항 ID</text:p>
          </table:table-cell>
          <table:table-cell table:style-name="표16.B2" office:value-type="string">
            <text:p text:style-name="P5">RM-A01-010</text:p>
          </table:table-cell>
          <table:table-cell table:style-name="표16.A2" table:number-columns-spanned="2" office:value-type="string">
            <text:p text:style-name="P17">유스케이스 ID</text:p>
          </table:table-cell>
          <table:covered-table-cell/>
        </table:table-row>
        <table:table-row table:style-name="표16.2">
          <table:table-cell table:style-name="표16.A2" office:value-type="string">
            <text:p text:style-name="P17">유스케이스 명</text:p>
          </table:table-cell>
          <table:table-cell table:style-name="표16.B2" table:number-columns-spanned="2" office:value-type="string">
            <text:p text:style-name="P8">문의게시판<text:span text:style-name="T16"> 게시글 삭제</text:span>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6.6">
          <table:table-cell table:style-name="표16.A6" table:number-columns-spanned="3" office:value-type="string">
            <text:p text:style-name="P42"/>
            <text:p text:style-name="P5">1. 개요</text:p>
            <text:p text:style-name="P5"><text:s text:c="3"/><text:span text:style-name="T15">게시글을 검색한다.</text:span></text:p>
            <text:p text:style-name="P5"/>
            <text:p text:style-name="P27">2. 관계</text:p>
            <text:p text:style-name="P47"><text:s text:c="4"/>* 주액터 : <text:span text:style-name="T15">회원, 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검색창을 누른다</text:span></text:p>
            <text:p text:style-name="P26"><text:tab/><text:span text:style-name="T4">①-1. </text:span><text:span text:style-name="T5">검색화면을 출력한다.</text:span></text:p>
            <text:p text:style-name="P26"><text:tab/><text:span text:style-name="T4">①-2. 카테고리별로 클릭한다</text:span><text:span text:style-name="T5">.</text:span></text:p>
            <text:p text:style-name="P9"><text:s text:c="13"/>(ID,글제목,글내용)</text:p>
            <text:p text:style-name="P6"><text:s text:c="8"/>①-3. <text:span text:style-name="T15">검색된 내용의 글제목을 출력한다.</text:span></text:p>
            <text:p text:style-name="P6"/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45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9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able:table table:name="표78" table:style-name="표78">
        <table:table-column table:style-name="표78.A"/>
        <table:table-column table:style-name="표78.B"/>
        <table:table-column table:style-name="표78.C"/>
        <table:table-column table:style-name="표78.D"/>
        <text:soft-page-break/>
        <table:table-row table:style-name="표78.1">
          <table:table-cell table:style-name="표78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78.A1" office:value-type="string">
            <text:p text:style-name="Textformatvorlage"/>
          </table:table-cell>
        </table:table-row>
        <table:table-row table:style-name="표78.2">
          <table:table-cell table:style-name="표78.A2" office:value-type="string">
            <text:p text:style-name="P31">시스템명</text:p>
          </table:table-cell>
          <table:table-cell table:style-name="표78.B2" office:value-type="string">
            <text:p text:style-name="P32">R.S.P(Royal.Shop.Program)</text:p>
          </table:table-cell>
          <table:table-cell table:style-name="표78.A2" table:number-columns-spanned="2" office:value-type="string">
            <text:p text:style-name="P31">작 성 자</text:p>
          </table:table-cell>
          <table:covered-table-cell/>
        </table:table-row>
        <table:table-row table:style-name="표78.2">
          <table:table-cell table:style-name="표78.A2" office:value-type="string">
            <text:p text:style-name="P31">업 무 명</text:p>
          </table:table-cell>
          <table:table-cell table:style-name="표78.B2" office:value-type="string">
            <text:p text:style-name="P33">문의게시판</text:p>
          </table:table-cell>
          <table:table-cell table:style-name="표78.A2" table:number-columns-spanned="2" office:value-type="string">
            <text:p text:style-name="P31">작 성 일</text:p>
          </table:table-cell>
          <table:covered-table-cell/>
        </table:table-row>
        <table:table-row table:style-name="표78.2">
          <table:table-cell table:style-name="표78.A2" office:value-type="string">
            <text:p text:style-name="P17">요구사항 ID</text:p>
          </table:table-cell>
          <table:table-cell table:style-name="표78.B2" office:value-type="string">
            <text:p text:style-name="P5">RM-A01-013</text:p>
          </table:table-cell>
          <table:table-cell table:style-name="표78.A2" table:number-columns-spanned="2" office:value-type="string">
            <text:p text:style-name="P17">유스케이스 ID</text:p>
          </table:table-cell>
          <table:covered-table-cell/>
        </table:table-row>
        <table:table-row table:style-name="표78.2">
          <table:table-cell table:style-name="표78.A2" office:value-type="string">
            <text:p text:style-name="P17">유스케이스 명</text:p>
          </table:table-cell>
          <table:table-cell table:style-name="표78.B2" table:number-columns-spanned="2" office:value-type="string">
            <text:p text:style-name="P8"><text:span text:style-name="T16">문의게시판</text:span> 댓글조회</text:p>
          </table:table-cell>
          <table:covered-table-cell/>
          <table:table-cell table:style-name="표78.B2" office:value-type="string">
            <text:p text:style-name="Textformatvorlage"/>
          </table:table-cell>
        </table:table-row>
        <table:table-row table:style-name="표78.6">
          <table:table-cell table:style-name="표78.A6" table:number-columns-spanned="3" office:value-type="string">
            <text:p text:style-name="P42"/>
            <text:p text:style-name="P5">1. 개요</text:p>
            <text:p text:style-name="P5"><text:s text:c="3"/>문의게시판<text:span text:style-name="T15"> 댓글을 조회한다.</text:span></text:p>
            <text:p text:style-name="P5"/>
            <text:p text:style-name="P27">2. 관계</text:p>
            <text:p text:style-name="P47"><text:s text:c="4"/>* 주액터 : <text:span text:style-name="T15">회원,비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8">문의게시판</text:span><text:span text:style-name="T12"> 댓글을 조회한다.</text:span></text:p>
            <text:p text:style-name="P26"><text:tab/><text:span text:style-name="T4">①-1. </text:span><text:span text:style-name="T18">문의게시판</text:span><text:span text:style-name="T4"> 게시판을 클릭한다.</text:span></text:p>
            <text:p text:style-name="P26"><text:tab/><text:span text:style-name="T4">①-2. </text:span><text:span text:style-name="T18">문의게시판</text:span><text:span text:style-name="T4"> 출력한다.</text:span></text:p>
            <text:p text:style-name="P6"><text:s text:c="8"/>①-3. 조회하고 싶은 글을 클릭한다.</text:p>
            <text:p text:style-name="P6"><text:s text:c="8"/>①-4. 게시글이 출력되면 하단에 댓글버튼을 클릭한다.</text:p>
            <text:p text:style-name="P6"><text:s text:c="8"/>①-5. 게시글에 해당되는 댓글을 출력한다.</text:p>
            <text:p text:style-name="P6"/>
            <text:p text:style-name="P6"><text:s/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table:style-name="표78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able:table table:name="표79" table:style-name="표79">
        <table:table-column table:style-name="표79.A"/>
        <table:table-column table:style-name="표79.B"/>
        <table:table-column table:style-name="표79.C"/>
        <table:table-column table:style-name="표79.D"/>
        <table:table-row table:style-name="표79.1">
          <table:table-cell table:style-name="표79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79.A1" office:value-type="string">
            <text:p text:style-name="Textformatvorlage"/>
          </table:table-cell>
        </table:table-row>
        <table:table-row table:style-name="표79.2">
          <table:table-cell table:style-name="표79.A2" office:value-type="string">
            <text:p text:style-name="P31">시스템명</text:p>
          </table:table-cell>
          <table:table-cell table:style-name="표79.B2" office:value-type="string">
            <text:p text:style-name="P32">R.S.P(Royal.Shop.Program)</text:p>
          </table:table-cell>
          <table:table-cell table:style-name="표79.A2" table:number-columns-spanned="2" office:value-type="string">
            <text:p text:style-name="P31">작 성 자</text:p>
          </table:table-cell>
          <table:covered-table-cell/>
        </table:table-row>
        <table:table-row table:style-name="표79.2">
          <table:table-cell table:style-name="표79.A2" office:value-type="string">
            <text:p text:style-name="P31">업 무 명</text:p>
          </table:table-cell>
          <table:table-cell table:style-name="표79.B2" office:value-type="string">
            <text:p text:style-name="P33">문의게시판</text:p>
          </table:table-cell>
          <table:table-cell table:style-name="표79.A2" table:number-columns-spanned="2" office:value-type="string">
            <text:p text:style-name="P31">작 성 일</text:p>
          </table:table-cell>
          <table:covered-table-cell/>
        </table:table-row>
        <table:table-row table:style-name="표79.2">
          <table:table-cell table:style-name="표79.A2" office:value-type="string">
            <text:p text:style-name="P17">요구사항 ID</text:p>
          </table:table-cell>
          <table:table-cell table:style-name="표79.B2" office:value-type="string">
            <text:p text:style-name="P5">RM-A01-013</text:p>
          </table:table-cell>
          <table:table-cell table:style-name="표79.A2" table:number-columns-spanned="2" office:value-type="string">
            <text:p text:style-name="P17">유스케이스 ID</text:p>
          </table:table-cell>
          <table:covered-table-cell/>
        </table:table-row>
        <table:table-row table:style-name="표79.2">
          <table:table-cell table:style-name="표79.A2" office:value-type="string">
            <text:p text:style-name="P17">유스케이스 명</text:p>
          </table:table-cell>
          <table:table-cell table:style-name="표79.B2" table:number-columns-spanned="2" office:value-type="string">
            <text:p text:style-name="P8"><text:span text:style-name="T16">문의게시판</text:span> 댓글등록</text:p>
          </table:table-cell>
          <table:covered-table-cell/>
          <table:table-cell table:style-name="표79.B2" office:value-type="string">
            <text:p text:style-name="Textformatvorlage"/>
          </table:table-cell>
        </table:table-row>
        <table:table-row table:style-name="표79.6">
          <table:table-cell table:style-name="표79.A6" table:number-columns-spanned="3" office:value-type="string">
            <text:p text:style-name="P42"/>
            <text:p text:style-name="P5">1. 개요</text:p>
            <text:p text:style-name="P5"><text:s text:c="3"/><text:span text:style-name="T17">문의게시판</text:span><text:span text:style-name="T15"> 댓글을 등록한다.</text:span></text:p>
            <text:p text:style-name="P5"/>
            <text:p text:style-name="P27">2. 관계</text:p>
            <text:p text:style-name="P47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8">문의게시판</text:span><text:span text:style-name="T12"> 댓글을 등록한다.</text:span></text:p>
            <text:p text:style-name="P26"><text:tab/><text:span text:style-name="T4">①-1. </text:span><text:span text:style-name="T18">문의게시판</text:span><text:span text:style-name="T5">을</text:span><text:span text:style-name="T4"> 게시판을 클릭한다.</text:span></text:p>
            <text:p text:style-name="P26"><text:tab/><text:span text:style-name="T4">①-2. </text:span><text:span text:style-name="T18">문의게시판</text:span><text:span text:style-name="T5">을</text:span><text:span text:style-name="T4"> 출력한다.</text:span></text:p>
            <text:p text:style-name="P6"><text:s text:c="8"/>①-3. 댓글 <text:span text:style-name="T15">등록 버튼을 클릭한다.</text:span></text:p>
            <text:p text:style-name="P6"><text:s text:c="8"/>①-4. 댓글 <text:span text:style-name="T15">등록 양식이 출력 된다.</text:span></text:p>
            <text:p text:style-name="P6"><text:s text:c="8"/>①-5. <text:span text:style-name="T15">댓글을 입력한다</text:span></text:p>
            <text:p text:style-name="P9"><text:s text:c="8"/>①-6. 확인 버튼을 클릭한다.</text:p>
            <text:p text:style-name="P9"><text:s text:c="8"/>A-01. 댓글을 입력하지 않았을 때</text:p>
            <text:p text:style-name="P9"><text:s text:c="8"/>①-7. 댓글 등록 완료 알림이 출력 된다.</text:p>
            <text:p text:style-name="P6"><text:s/></text:p>
            <text:p text:style-name="P6"><text:s text:c="2"/>* 대안흐름 A-01. <text:span text:style-name="T15">댓글을 입력하지 않았을 때</text:span></text:p>
            <text:p text:style-name="P9"><text:tab/>A-01-1. 댓글이 입력되지 않았다는 경고창을 출력한다.</text:p>
            <text:p text:style-name="P6"><text:s/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covered-table-cell/>
          <table:table-cell table:style-name="표79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표80" table:style-name="표80">
        <table:table-column table:style-name="표80.A"/>
        <table:table-column table:style-name="표80.B"/>
        <table:table-column table:style-name="표80.C"/>
        <table:table-column table:style-name="표80.D"/>
        <table:table-row table:style-name="표80.1">
          <table:table-cell table:style-name="표80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80.A1" office:value-type="string">
            <text:p text:style-name="Textformatvorlage"/>
          </table:table-cell>
        </table:table-row>
        <table:table-row table:style-name="표80.2">
          <table:table-cell table:style-name="표80.A2" office:value-type="string">
            <text:p text:style-name="P31">시스템명</text:p>
          </table:table-cell>
          <table:table-cell table:style-name="표80.B2" office:value-type="string">
            <text:p text:style-name="P32">R.S.P(Royal.Shop.Program)</text:p>
          </table:table-cell>
          <table:table-cell table:style-name="표80.A2" table:number-columns-spanned="2" office:value-type="string">
            <text:p text:style-name="P31">작 성 자</text:p>
          </table:table-cell>
          <table:covered-table-cell/>
        </table:table-row>
        <table:table-row table:style-name="표80.2">
          <table:table-cell table:style-name="표80.A2" office:value-type="string">
            <text:p text:style-name="P31">업 무 명</text:p>
          </table:table-cell>
          <table:table-cell table:style-name="표80.B2" office:value-type="string">
            <text:p text:style-name="P35">문의게시판</text:p>
          </table:table-cell>
          <table:table-cell table:style-name="표80.A2" table:number-columns-spanned="2" office:value-type="string">
            <text:p text:style-name="P31">작 성 일</text:p>
          </table:table-cell>
          <table:covered-table-cell/>
        </table:table-row>
        <table:table-row table:style-name="표80.2">
          <table:table-cell table:style-name="표80.A2" office:value-type="string">
            <text:p text:style-name="P17">요구사항 ID</text:p>
          </table:table-cell>
          <table:table-cell table:style-name="표80.B2" office:value-type="string">
            <text:p text:style-name="P5">RM-A01-013</text:p>
          </table:table-cell>
          <table:table-cell table:style-name="표80.A2" table:number-columns-spanned="2" office:value-type="string">
            <text:p text:style-name="P17">유스케이스 ID</text:p>
          </table:table-cell>
          <table:covered-table-cell/>
        </table:table-row>
        <table:table-row table:style-name="표80.2">
          <table:table-cell table:style-name="표80.A2" office:value-type="string">
            <text:p text:style-name="P17">유스케이스 명</text:p>
          </table:table-cell>
          <table:table-cell table:style-name="표80.B2" table:number-columns-spanned="2" office:value-type="string">
            <text:p text:style-name="P8">문의게시판 댓글삭제</text:p>
          </table:table-cell>
          <table:covered-table-cell/>
          <table:table-cell table:style-name="표80.B2" office:value-type="string">
            <text:p text:style-name="Textformatvorlage"/>
          </table:table-cell>
        </table:table-row>
        <table:table-row table:style-name="표80.6">
          <table:table-cell table:style-name="표80.A6" table:number-columns-spanned="3" office:value-type="string">
            <text:p text:style-name="P42"/>
            <text:p text:style-name="P5">1. 개요</text:p>
            <text:p text:style-name="P5"><text:s text:c="3"/><text:span text:style-name="T15">문의게시판 댓글을 삭제한다.</text:span></text:p>
            <text:p text:style-name="P5"/>
            <text:p text:style-name="P27">2. 관계</text:p>
            <text:p text:style-name="P47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문의게시판 댓글을 삭제한다.</text:span></text:p>
            <text:p text:style-name="P26"><text:tab/><text:span text:style-name="T4">①-1. </text:span><text:span text:style-name="T5">문의게시판</text:span><text:span text:style-name="T4"> 게시판을 클릭한다.</text:span></text:p>
            <text:p text:style-name="P26"><text:tab/><text:span text:style-name="T4">①-2. </text:span><text:span text:style-name="T5">문의게시판</text:span><text:span text:style-name="T4"> 출력한다.</text:span></text:p>
            <text:p text:style-name="P6"><text:s text:c="8"/>①-3. 댓글삭제<text:span text:style-name="T15">버튼을 클릭한다.</text:span></text:p>
            <text:p text:style-name="P6"><text:s text:c="8"/><text:span text:style-name="T15"><text:s/>A-01. 작성자 아이디와 회원아이디가 일치하지 않을 때</text:span></text:p>
            <text:p text:style-name="P6"><text:s text:c="8"/>①-5. <text:span text:style-name="T15">댓글을 입력한다</text:span></text:p>
            <text:p text:style-name="P9"><text:s text:c="8"/>①-6. 확인버튼을 클릭한다.</text:p>
            <text:p text:style-name="P9"><text:s text:c="8"/>A-01. 회원 아이디와 댓글작성자 아이디가 일치하지 않을 때</text:p>
            <text:p text:style-name="P9"><text:s text:c="8"/>①-7. 댓글삭제완료 알림이 출력된다.</text:p>
            <text:p text:style-name="P6"><text:s/></text:p>
            <text:p text:style-name="P6"><text:s text:c="2"/>* 대안흐름 A-01. <text:span text:style-name="T15">회원</text:span> 아이디와 <text:span text:style-name="T15">댓글</text:span>작성<text:span text:style-name="T15">자 </text:span>아이디가 일치하지 않을 때</text:p>
            <text:p text:style-name="P9"><text:tab/>A-01-1. 수정할 수 없다는 경고창을 출력한다.</text:p>
            <text:p text:style-name="P6"><text:s/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covered-table-cell/>
          <table:table-cell table:style-name="표80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표81" table:style-name="표81">
        <table:table-column table:style-name="표81.A"/>
        <table:table-column table:style-name="표81.B"/>
        <table:table-column table:style-name="표81.C"/>
        <table:table-column table:style-name="표81.D"/>
        <table:table-row table:style-name="표81.1">
          <table:table-cell table:style-name="표81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81.A1" office:value-type="string">
            <text:p text:style-name="Textformatvorlage"/>
          </table:table-cell>
        </table:table-row>
        <table:table-row table:style-name="표81.2">
          <table:table-cell table:style-name="표81.A2" office:value-type="string">
            <text:p text:style-name="P31">시스템명</text:p>
          </table:table-cell>
          <table:table-cell table:style-name="표81.B2" office:value-type="string">
            <text:p text:style-name="P32">R.S.P(Royal.Shop.Program)</text:p>
          </table:table-cell>
          <table:table-cell table:style-name="표81.A2" table:number-columns-spanned="2" office:value-type="string">
            <text:p text:style-name="P31">작 성 자</text:p>
          </table:table-cell>
          <table:covered-table-cell/>
        </table:table-row>
        <table:table-row table:style-name="표81.2">
          <table:table-cell table:style-name="표81.A2" office:value-type="string">
            <text:p text:style-name="P31">업 무 명</text:p>
          </table:table-cell>
          <table:table-cell table:style-name="표81.B2" office:value-type="string">
            <text:p text:style-name="P33">문의게시판</text:p>
          </table:table-cell>
          <table:table-cell table:style-name="표81.A2" table:number-columns-spanned="2" office:value-type="string">
            <text:p text:style-name="P31">작 성 일</text:p>
          </table:table-cell>
          <table:covered-table-cell/>
        </table:table-row>
        <table:table-row table:style-name="표81.2">
          <table:table-cell table:style-name="표81.A2" office:value-type="string">
            <text:p text:style-name="P17">요구사항 ID</text:p>
          </table:table-cell>
          <table:table-cell table:style-name="표81.B2" office:value-type="string">
            <text:p text:style-name="P5">RM-A01-013</text:p>
          </table:table-cell>
          <table:table-cell table:style-name="표81.A2" table:number-columns-spanned="2" office:value-type="string">
            <text:p text:style-name="P17">유스케이스 ID</text:p>
          </table:table-cell>
          <table:covered-table-cell/>
        </table:table-row>
        <table:table-row table:style-name="표81.2">
          <table:table-cell table:style-name="표81.A2" office:value-type="string">
            <text:p text:style-name="P17">유스케이스 명</text:p>
          </table:table-cell>
          <table:table-cell table:style-name="표81.B2" table:number-columns-spanned="2" office:value-type="string">
            <text:p text:style-name="P8"><text:span text:style-name="T16">문의게시판</text:span> 댓글수정</text:p>
          </table:table-cell>
          <table:covered-table-cell/>
          <table:table-cell table:style-name="표81.B2" office:value-type="string">
            <text:p text:style-name="Textformatvorlage"/>
          </table:table-cell>
        </table:table-row>
        <table:table-row table:style-name="표81.6">
          <table:table-cell table:style-name="표81.A6" table:number-columns-spanned="3" office:value-type="string">
            <text:p text:style-name="P42"/>
            <text:p text:style-name="P5">1. 개요</text:p>
            <text:p text:style-name="P5"><text:s text:c="3"/><text:span text:style-name="T17">문의게시판</text:span><text:span text:style-name="T15"> 댓글을 수정한다.</text:span></text:p>
            <text:p text:style-name="P5"/>
            <text:p text:style-name="P27">2. 관계</text:p>
            <text:p text:style-name="P47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8">문의게시판</text:span><text:span text:style-name="T12"> 댓글을 수정한다.</text:span></text:p>
            <text:p text:style-name="P26"><text:tab/><text:span text:style-name="T4">①-1. </text:span><text:span text:style-name="T18">문의게시판</text:span><text:span text:style-name="T4"> 게시판을 클릭한다.</text:span></text:p>
            <text:p text:style-name="P26"><text:tab/><text:span text:style-name="T4">①-2. </text:span><text:span text:style-name="T18">문의게시판</text:span><text:span text:style-name="T4"> 출력한다.</text:span></text:p>
            <text:p text:style-name="P6"><text:s text:c="8"/>①-3. 수정하고싶은 댓글을 클릭한다.</text:p>
            <text:p text:style-name="P6"><text:s text:c="8"/>①-4. 댓글이 출력된다.</text:p>
            <text:p text:style-name="P6"><text:s text:c="8"/>①-5. <text:span text:style-name="T15">수정버튼을 클릭한다.</text:span></text:p>
            <text:p text:style-name="P9"><text:s text:c="8"/>①-6. 댓글 수정양식이 출력된다.</text:p>
            <text:p text:style-name="P9"><text:s text:c="8"/>A-01. 작성자 아이디와 회원아이디가 일치하지 않을 때</text:p>
            <text:p text:style-name="P9"><text:s text:c="8"/>①-7. 수정할 내용을 입력한다.</text:p>
            <text:p text:style-name="P9"><text:s text:c="8"/>A-02. 수정할 댓글을 입력하지 않았을 때</text:p>
            <text:p text:style-name="P9"><text:s text:c="8"/>①-8. 수정완료 알림창이 출력된다.</text:p>
            <text:p text:style-name="P9"><text:s text:c="7"/></text:p>
            <text:p text:style-name="P9"/>
            <text:p text:style-name="P6"/>
            <text:p text:style-name="P6"><text:s text:c="4"/>* <text:s/>대안흐름 A-01. <text:span text:style-name="T15">회원</text:span> 아이디와 <text:span text:style-name="T15">댓글</text:span>작성<text:span text:style-name="T15">자 </text:span>아이디가 일치하지 않을 때</text:p>
            <text:p text:style-name="P26"><text:tab/><text:span text:style-name="T4">A-01-1. </text:span><text:span text:style-name="T5">수정할</text:span><text:span text:style-name="T4"> 수 없다는 경고창을 출력한다.</text:span></text:p>
            <text:p text:style-name="P6"><text:s text:c="4"/>* 대안흐름 A-02. <text:span text:style-name="T15">댓글을 입력하지 않았을 때</text:span></text:p>
            <text:p text:style-name="P9"><text:tab/>A-02-1. 수정할 내용이 입력이 되지 않았다는 경고창을 출력한다.</text:p>
            <text:p text:style-name="P6"/>
            <text:p text:style-name="P6"><text:s/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covered-table-cell/>
          <table:table-cell table:style-name="표81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able:table table:name="표17" table:style-name="표17">
        <table:table-column table:style-name="표17.A"/>
        <table:table-column table:style-name="표17.B"/>
        <table:table-column table:style-name="표17.C"/>
        <table:table-column table:style-name="표17.D"/>
        <text:soft-page-break/>
        <table:table-row table:style-name="표17.1">
          <table:table-cell table:style-name="표17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7.2">
          <table:table-cell table:style-name="표17.A2" office:value-type="string">
            <text:p text:style-name="P31">시스템명</text:p>
          </table:table-cell>
          <table:table-cell table:style-name="표17.B2" office:value-type="string">
            <text:p text:style-name="P32">R.S.P(Royal.Shop.Program)</text:p>
          </table:table-cell>
          <table:table-cell table:style-name="표17.A2" table:number-columns-spanned="2" office:value-type="string">
            <text:p text:style-name="P31">작 성 자</text:p>
          </table:table-cell>
          <table:covered-table-cell/>
        </table:table-row>
        <table:table-row table:style-name="표17.3">
          <table:table-cell table:style-name="표17.A2" office:value-type="string">
            <text:p text:style-name="P31">업 무 명</text:p>
          </table:table-cell>
          <table:table-cell table:style-name="표17.B2" office:value-type="string">
            <text:p text:style-name="P35">가이드(게임방법설명)</text:p>
          </table:table-cell>
          <table:table-cell table:style-name="표17.A2" table:number-columns-spanned="2" office:value-type="string">
            <text:p text:style-name="P31">작 성 일</text:p>
          </table:table-cell>
          <table:covered-table-cell/>
        </table:table-row>
        <table:table-row table:style-name="표17.2">
          <table:table-cell table:style-name="표17.A2" office:value-type="string">
            <text:p text:style-name="P17">요구사항 ID</text:p>
          </table:table-cell>
          <table:table-cell table:style-name="표17.B2" office:value-type="string">
            <text:p text:style-name="P5">RM-A01-010</text:p>
          </table:table-cell>
          <table:table-cell table:style-name="표17.A2" table:number-columns-spanned="2" office:value-type="string">
            <text:p text:style-name="P17">유스케이스 ID</text:p>
          </table:table-cell>
          <table:covered-table-cell/>
        </table:table-row>
        <table:table-row table:style-name="표17.2">
          <table:table-cell table:style-name="표17.A2" office:value-type="string">
            <text:p text:style-name="P17">유스케이스 명</text:p>
          </table:table-cell>
          <table:table-cell table:style-name="표17.B2" table:number-columns-spanned="2" office:value-type="string">
            <text:p text:style-name="P34">가이드 창 조회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7.6">
          <table:table-cell table:style-name="표17.A6" table:number-columns-spanned="3" office:value-type="string">
            <text:p text:style-name="P42"/>
            <text:p text:style-name="P5">1. 개요</text:p>
            <text:p text:style-name="P5"><text:s text:c="2"/><text:span text:style-name="T15">가이드 창 조회</text:span></text:p>
            <text:p text:style-name="P8"/>
            <text:p text:style-name="P27">2. 관계</text:p>
            <text:p text:style-name="P47"><text:s text:c="4"/>* 주액터 : <text:span text:style-name="T15">회원, 비회원, 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가이드 창을 누른다.</text:span></text:p>
            <text:p text:style-name="P26"><text:tab/><text:span text:style-name="T4">①-1. </text:span><text:span text:style-name="T5">가이드 내용을 출력한다.</text:span></text:p>
            <text:p text:style-name="P6"><text:s/></text:p>
            <text:p text:style-name="P27">4. 비즈니스 규칙 </text:p>
            <text:p text:style-name="P6"><text:s text:c="3"/>N/A</text:p>
            <text:p text:style-name="P6"/>
            <text:p text:style-name="P27">5. 특별요구사항</text:p>
            <text:p text:style-name="P6"><text:s text:c="3"/>N/A</text:p>
            <text:p text:style-name="P6"/>
            <text:p text:style-name="P34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7.7">
          <table:table-cell table:style-name="표17.A6" table:number-columns-spanned="3" office:value-type="string">
            <text:p text:style-name="P24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10"/>
      <table:table table:name="표18" table:style-name="표18">
        <table:table-column table:style-name="표18.A"/>
        <table:table-column table:style-name="표18.B"/>
        <table:table-column table:style-name="표18.C"/>
        <table:table-column table:style-name="표18.D"/>
        <text:soft-page-break/>
        <table:table-row table:style-name="표18.1">
          <table:table-cell table:style-name="표18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8.2">
          <table:table-cell table:style-name="표18.A2" office:value-type="string">
            <text:p text:style-name="P31">시스템명</text:p>
          </table:table-cell>
          <table:table-cell table:style-name="표18.B2" office:value-type="string">
            <text:p text:style-name="P32">R.S.P(Royal.Shop.Program)</text:p>
          </table:table-cell>
          <table:table-cell table:style-name="표18.A2" table:number-columns-spanned="2" office:value-type="string">
            <text:p text:style-name="P31">작 성 자</text:p>
          </table:table-cell>
          <table:covered-table-cell/>
        </table:table-row>
        <table:table-row table:style-name="표18.2">
          <table:table-cell table:style-name="표18.A2" office:value-type="string">
            <text:p text:style-name="P31">업 무 명</text:p>
          </table:table-cell>
          <table:table-cell table:style-name="표18.B2" office:value-type="string">
            <text:p text:style-name="P35">랭킹화면 조회</text:p>
          </table:table-cell>
          <table:table-cell table:style-name="표18.A2" table:number-columns-spanned="2" office:value-type="string">
            <text:p text:style-name="P31">작 성 일</text:p>
          </table:table-cell>
          <table:covered-table-cell/>
        </table:table-row>
        <table:table-row table:style-name="표18.2">
          <table:table-cell table:style-name="표18.A2" office:value-type="string">
            <text:p text:style-name="P17">요구사항 ID</text:p>
          </table:table-cell>
          <table:table-cell table:style-name="표18.B2" office:value-type="string">
            <text:p text:style-name="P5">RM-A01-010</text:p>
          </table:table-cell>
          <table:table-cell table:style-name="표18.A2" table:number-columns-spanned="2" office:value-type="string">
            <text:p text:style-name="P17">유스케이스 ID</text:p>
          </table:table-cell>
          <table:covered-table-cell/>
        </table:table-row>
        <table:table-row table:style-name="표18.2">
          <table:table-cell table:style-name="표18.A2" office:value-type="string">
            <text:p text:style-name="P17">유스케이스 명</text:p>
          </table:table-cell>
          <table:table-cell table:style-name="표18.B2" table:number-columns-spanned="2" office:value-type="string">
            <text:p text:style-name="P8">랭킹화면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8.6">
          <table:table-cell table:style-name="표18.A6" table:number-columns-spanned="3" office:value-type="string">
            <text:p text:style-name="P42"/>
            <text:p text:style-name="P5">1. 개요</text:p>
            <text:p text:style-name="P5"><text:s text:c="3"/><text:span text:style-name="T15">랭킹화면을 누른다.</text:span></text:p>
            <text:p text:style-name="P5"/>
            <text:p text:style-name="P27">2. 관계</text:p>
            <text:p text:style-name="P47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랭킹조회</text:span></text:p>
            <text:p text:style-name="P26"><text:tab/><text:span text:style-name="T4">①-1. </text:span><text:span text:style-name="T5">랭킹화면을 누른다.</text:span></text:p>
            <text:p text:style-name="P26"><text:tab/><text:span text:style-name="T4">①-2. </text:span><text:span text:style-name="T5">랭킹화면이 출력된다</text:span></text:p>
            <text:p text:style-name="P9"><text:s text:c="13"/>(1위~12위)</text:p>
            <text:p text:style-name="P6"><text:s text:c="8"/></text:p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19" table:style-name="표19">
        <table:table-column table:style-name="표19.A"/>
        <table:table-column table:style-name="표19.B"/>
        <table:table-column table:style-name="표19.C"/>
        <table:table-column table:style-name="표19.D"/>
        <text:soft-page-break/>
        <table:table-row table:style-name="표19.1">
          <table:table-cell table:style-name="표19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9.2">
          <table:table-cell table:style-name="표19.A2" office:value-type="string">
            <text:p text:style-name="P31">시스템명</text:p>
          </table:table-cell>
          <table:table-cell table:style-name="표19.B2" office:value-type="string">
            <text:p text:style-name="P32">R.S.P(Royal.Shop.Program)</text:p>
          </table:table-cell>
          <table:table-cell table:style-name="표19.A2" table:number-columns-spanned="2" office:value-type="string">
            <text:p text:style-name="P31">작 성 자</text:p>
          </table:table-cell>
          <table:covered-table-cell/>
        </table:table-row>
        <table:table-row table:style-name="표19.2">
          <table:table-cell table:style-name="표19.A2" office:value-type="string">
            <text:p text:style-name="P31">업 무 명</text:p>
          </table:table-cell>
          <table:table-cell table:style-name="표19.B2" office:value-type="string">
            <text:p text:style-name="P35">게임플레이</text:p>
          </table:table-cell>
          <table:table-cell table:style-name="표19.A2" table:number-columns-spanned="2" office:value-type="string">
            <text:p text:style-name="P31">작 성 일</text:p>
          </table:table-cell>
          <table:covered-table-cell/>
        </table:table-row>
        <table:table-row table:style-name="표19.2">
          <table:table-cell table:style-name="표19.A2" office:value-type="string">
            <text:p text:style-name="P17">요구사항 ID</text:p>
          </table:table-cell>
          <table:table-cell table:style-name="표19.B2" office:value-type="string">
            <text:p text:style-name="P5">RM-A01-011</text:p>
          </table:table-cell>
          <table:table-cell table:style-name="표19.A2" table:number-columns-spanned="2" office:value-type="string">
            <text:p text:style-name="P17">유스케이스 ID</text:p>
          </table:table-cell>
          <table:covered-table-cell/>
        </table:table-row>
        <table:table-row table:style-name="표19.2">
          <table:table-cell table:style-name="표19.A2" office:value-type="string">
            <text:p text:style-name="P17">유스케이스 명</text:p>
          </table:table-cell>
          <table:table-cell table:style-name="표19.B2" table:number-columns-spanned="2" office:value-type="string">
            <text:p text:style-name="P8">게임 접속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9.6">
          <table:table-cell table:style-name="표19.A6" table:number-columns-spanned="3" office:value-type="string">
            <text:p text:style-name="P42"/>
            <text:p text:style-name="P5">1. 개요</text:p>
            <text:p text:style-name="P5"><text:s text:c="3"/>게임접속<text:span text:style-name="T15"> 창을 누른다</text:span></text:p>
            <text:p text:style-name="P5"/>
            <text:p text:style-name="P27">2. 관계</text:p>
            <text:p text:style-name="P47"><text:s text:c="4"/>* 주액터 : <text:span text:style-name="T15">회원, 비회원, 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게임시작 </text:span></text:p>
            <text:p text:style-name="P26"><text:tab/><text:span text:style-name="T4">①-1. </text:span><text:span text:style-name="T5">게임시작버튼을 누른다</text:span></text:p>
            <text:p text:style-name="P26"><text:tab/><text:span text:style-name="T4">①-2. </text:span><text:span text:style-name="T5">웹이 실행된다.</text:span></text:p>
            <text:p text:style-name="P9"><text:s text:c="8"/>①-3. 최초 접속 시 환영 화면이 출력된다.</text:p>
            <text:p text:style-name="P9"><text:s text:c="8"/>①-4. 최초 접속 시 간단한 게임 가이드 문구가 출력된다. </text:p>
            <text:p text:style-name="P9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><text:soft-page-break/></text:p>
      <table:table table:name="표20" table:style-name="표20">
        <table:table-column table:style-name="표20.A"/>
        <table:table-column table:style-name="표20.B"/>
        <table:table-column table:style-name="표20.C"/>
        <table:table-column table:style-name="표20.D"/>
        <table:table-row table:style-name="표20.1">
          <table:table-cell table:style-name="표20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20.2">
          <table:table-cell table:style-name="표20.A2" office:value-type="string">
            <text:p text:style-name="P31">시스템명</text:p>
          </table:table-cell>
          <table:table-cell table:style-name="표20.B2" office:value-type="string">
            <text:p text:style-name="P32">R.S.P(Royal.Shop.Program)</text:p>
          </table:table-cell>
          <table:table-cell table:style-name="표20.A2" table:number-columns-spanned="2" office:value-type="string">
            <text:p text:style-name="P31">작 성 자</text:p>
          </table:table-cell>
          <table:covered-table-cell/>
        </table:table-row>
        <table:table-row table:style-name="표20.2">
          <table:table-cell table:style-name="표20.A2" office:value-type="string">
            <text:p text:style-name="P31">업 무 명</text:p>
          </table:table-cell>
          <table:table-cell table:style-name="표20.B2" office:value-type="string">
            <text:p text:style-name="P33">게임플레이</text:p>
          </table:table-cell>
          <table:table-cell table:style-name="표20.A2" table:number-columns-spanned="2" office:value-type="string">
            <text:p text:style-name="P31">작 성 일</text:p>
          </table:table-cell>
          <table:covered-table-cell/>
        </table:table-row>
        <table:table-row table:style-name="표20.2">
          <table:table-cell table:style-name="표20.A2" office:value-type="string">
            <text:p text:style-name="P17">요구사항 ID</text:p>
          </table:table-cell>
          <table:table-cell table:style-name="표20.B2" office:value-type="string">
            <text:p text:style-name="P5">RM-A01-012</text:p>
          </table:table-cell>
          <table:table-cell table:style-name="표20.A2" table:number-columns-spanned="2" office:value-type="string">
            <text:p text:style-name="P17">유스케이스 ID</text:p>
          </table:table-cell>
          <table:covered-table-cell/>
        </table:table-row>
        <table:table-row table:style-name="표20.2">
          <table:table-cell table:style-name="표20.A2" office:value-type="string">
            <text:p text:style-name="P17">유스케이스 명</text:p>
          </table:table-cell>
          <table:table-cell table:style-name="표20.B2" table:number-columns-spanned="2" office:value-type="string">
            <text:p text:style-name="P8">게임 정보 등록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20.6">
          <table:table-cell table:style-name="표20.A6" table:number-columns-spanned="3" office:value-type="string">
            <text:p text:style-name="P42"/>
            <text:p text:style-name="P5">1. 개요</text:p>
            <text:p text:style-name="P5"><text:s text:c="3"/><text:span text:style-name="T15">캐릭터를 선택한다.</text:span></text:p>
            <text:p text:style-name="P5"/>
            <text:p text:style-name="P27">2. 관계</text:p>
            <text:p text:style-name="P47"><text:s text:c="4"/>* 주액터 : <text:span text:style-name="T15">회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캐릭터를 선택한다.</text:span></text:p>
            <text:p text:style-name="P26"><text:tab/><text:span text:style-name="T4">①-1. </text:span><text:span text:style-name="T5">최초 웹 실행시 캐릭터 선택창을 출력한다.</text:span></text:p>
            <text:p text:style-name="P26"><text:tab/><text:span text:style-name="T4">①-2. </text:span><text:span text:style-name="T5">캐릭터를 선택하고 확인버튼을 누른다.</text:span></text:p>
            <text:p text:style-name="P6"><text:s text:c="8"/>①-3. <text:span text:style-name="T15">닉네임 입력칸이 출력된다.</text:span></text:p>
            <text:p text:style-name="P9"><text:s text:c="8"/>A-01. 닉네임이 중복됬을때</text:p>
            <text:p text:style-name="P9"><text:s text:c="8"/>①-4. 선택한 캐릭터와 닉네임을 화면에 출력된다.</text:p>
            <text:p text:style-name="P6"><text:s text:c="8"/>①-4-A. <text:span text:style-name="T15">저장버튼을 누른다.</text:span></text:p>
            <text:p text:style-name="P9"><text:s text:c="8"/>①-4-A-1. 저장완료 문구를 출력한다</text:p>
            <text:p text:style-name="P9"><text:s text:c="8"/>①-4-B. 수정버튼을 누른다.</text:p>
            <text:p text:style-name="P9"><text:s text:c="8"/>①-4-B-1. 수정화면을 출력한다.</text:p>
            <text:p text:style-name="P9"><text:s text:c="8"/>①-4-B-2. 저장버튼을 누른다.</text:p>
            <text:p text:style-name="P6"><text:s text:c="8"/>①-5. <text:span text:style-name="T15">저장완료 문구를 출력한다.</text:span></text:p>
            <text:p text:style-name="P9"><text:s text:c="8"/></text:p>
            <text:p text:style-name="P6"/>
            <text:p text:style-name="P38"><text:s text:c="3"/>* 대안흐름 A-01. <text:span text:style-name="T15">닉네임이 중복되었을때</text:span></text:p>
            <text:p text:style-name="P9"><text:s text:c="8"/>A-01-1. 중복되었다는 경고창을 출력한다.</text:p>
            <text:p text:style-name="P6"/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21" table:style-name="표21">
        <table:table-column table:style-name="표21.A"/>
        <table:table-column table:style-name="표21.B"/>
        <table:table-column table:style-name="표21.C"/>
        <table:table-column table:style-name="표21.D"/>
        <text:soft-page-break/>
        <table:table-row table:style-name="표21.1">
          <table:table-cell table:style-name="표21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21.2">
          <table:table-cell table:style-name="표21.A2" office:value-type="string">
            <text:p text:style-name="P31">시스템명</text:p>
          </table:table-cell>
          <table:table-cell table:style-name="표21.B2" office:value-type="string">
            <text:p text:style-name="P32">R.S.P(Royal.Shop.Program)</text:p>
          </table:table-cell>
          <table:table-cell table:style-name="표21.A2" table:number-columns-spanned="2" office:value-type="string">
            <text:p text:style-name="P31">작 성 자</text:p>
          </table:table-cell>
          <table:covered-table-cell/>
        </table:table-row>
        <table:table-row table:style-name="표21.2">
          <table:table-cell table:style-name="표21.A2" office:value-type="string">
            <text:p text:style-name="P31">업 무 명</text:p>
          </table:table-cell>
          <table:table-cell table:style-name="표21.B2" office:value-type="string">
            <text:p text:style-name="P33">게임플레이</text:p>
          </table:table-cell>
          <table:table-cell table:style-name="표21.A2" table:number-columns-spanned="2" office:value-type="string">
            <text:p text:style-name="P31">작 성 일</text:p>
          </table:table-cell>
          <table:covered-table-cell/>
        </table:table-row>
        <table:table-row table:style-name="표21.2">
          <table:table-cell table:style-name="표21.A2" office:value-type="string">
            <text:p text:style-name="P17">요구사항 ID</text:p>
          </table:table-cell>
          <table:table-cell table:style-name="표21.B2" office:value-type="string">
            <text:p text:style-name="P5">RM-A01-012</text:p>
          </table:table-cell>
          <table:table-cell table:style-name="표21.A2" table:number-columns-spanned="2" office:value-type="string">
            <text:p text:style-name="P17">유스케이스 ID</text:p>
          </table:table-cell>
          <table:covered-table-cell/>
        </table:table-row>
        <table:table-row table:style-name="표21.2">
          <table:table-cell table:style-name="표21.A2" office:value-type="string">
            <text:p text:style-name="P17">유스케이스 명</text:p>
          </table:table-cell>
          <table:table-cell table:style-name="표21.B2" table:number-columns-spanned="2" office:value-type="string">
            <text:p text:style-name="P8">게임 대기화면 실시간 업데이트 확인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21.6">
          <table:table-cell table:style-name="표21.A6" table:number-columns-spanned="3" office:value-type="string">
            <text:p text:style-name="P42"/>
            <text:p text:style-name="P5">1. 개요</text:p>
            <text:p text:style-name="P5"><text:s text:c="3"/><text:span text:style-name="T15">게임 대기화면 실시간 업데이트 확인한다.</text:span></text:p>
            <text:p text:style-name="P5"/>
            <text:p text:style-name="P27">2. 관계</text:p>
            <text:p text:style-name="P47"><text:s text:c="4"/>* 주액터 : <text:span text:style-name="T15">회원, 비회원, 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게임 대기화면 실시간 업데이트 확인한다.</text:span></text:p>
            <text:p text:style-name="P26"><text:tab/><text:span text:style-name="T4">①-1. </text:span><text:span text:style-name="T5">게임에 접속한다.</text:span></text:p>
            <text:p text:style-name="P26"><text:tab/><text:span text:style-name="T4">①-2. </text:span><text:span text:style-name="T5">게임대기화면이 출력한다.</text:span></text:p>
            <text:p text:style-name="P6"><text:s text:c="8"/>①-3. <text:span text:style-name="T15">상단의 업데이트 이모티콘을 클릭한다.</text:span></text:p>
            <text:p text:style-name="P6"><text:s text:c="8"/>①-4. <text:span text:style-name="T15">새롭게 생성된 게임방이 출력된다</text:span></text:p>
            <text:p text:style-name="P9"><text:s text:c="8"/>A-01. 새롭게 생성된 방이 없을경우</text:p>
            <text:p text:style-name="P6"><text:s text:c="7"/></text:p>
            <text:p text:style-name="P6"/>
            <text:p text:style-name="P6"/>
            <text:p text:style-name="P6"><text:s text:c="5"/>* 대안흐름 A-01. <text:span text:style-name="T15">새롭게 생성된 방이 없을경우</text:span></text:p>
            <text:p text:style-name="P6"><text:s text:c="8"/>A-01-1. <text:span text:style-name="T15">알림창 없이 그대로 진행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ext:p text:style-name="P10"/>
      <text:p text:style-name="P10"/>
      <text:p text:style-name="P10"/>
      <text:p text:style-name="P10"><text:soft-page-break/></text:p>
      <table:table table:name="표89" table:style-name="표89">
        <table:table-column table:style-name="표89.A"/>
        <table:table-column table:style-name="표89.B"/>
        <table:table-column table:style-name="표89.C"/>
        <table:table-column table:style-name="표89.D"/>
        <table:table-row table:style-name="표89.1">
          <table:table-cell table:style-name="표89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89.A1" office:value-type="string">
            <text:p text:style-name="Textformatvorlage"/>
          </table:table-cell>
        </table:table-row>
        <table:table-row table:style-name="표89.2">
          <table:table-cell table:style-name="표89.A2" office:value-type="string">
            <text:p text:style-name="P31">시스템명</text:p>
          </table:table-cell>
          <table:table-cell table:style-name="표89.B2" office:value-type="string">
            <text:p text:style-name="P32">R.S.P(Royal.Shop.Program)</text:p>
          </table:table-cell>
          <table:table-cell table:style-name="표89.A2" table:number-columns-spanned="2" office:value-type="string">
            <text:p text:style-name="P31">작 성 자</text:p>
          </table:table-cell>
          <table:covered-table-cell/>
        </table:table-row>
        <table:table-row table:style-name="표89.2">
          <table:table-cell table:style-name="표89.A2" office:value-type="string">
            <text:p text:style-name="P31">업 무 명</text:p>
          </table:table-cell>
          <table:table-cell table:style-name="표89.B2" office:value-type="string">
            <text:p text:style-name="P33">게임플레이</text:p>
          </table:table-cell>
          <table:table-cell table:style-name="표89.A2" table:number-columns-spanned="2" office:value-type="string">
            <text:p text:style-name="P31">작 성 일</text:p>
          </table:table-cell>
          <table:covered-table-cell/>
        </table:table-row>
        <table:table-row table:style-name="표89.2">
          <table:table-cell table:style-name="표89.A2" office:value-type="string">
            <text:p text:style-name="P17">요구사항 ID</text:p>
          </table:table-cell>
          <table:table-cell table:style-name="표89.B2" office:value-type="string">
            <text:p text:style-name="P5">RM-A01-012</text:p>
          </table:table-cell>
          <table:table-cell table:style-name="표89.A2" table:number-columns-spanned="2" office:value-type="string">
            <text:p text:style-name="P17">유스케이스 ID</text:p>
          </table:table-cell>
          <table:covered-table-cell/>
        </table:table-row>
        <table:table-row table:style-name="표89.2">
          <table:table-cell table:style-name="표89.A2" office:value-type="string">
            <text:p text:style-name="P17">유스케이스 명</text:p>
          </table:table-cell>
          <table:table-cell table:style-name="표89.B2" table:number-columns-spanned="2" office:value-type="string">
            <text:p text:style-name="P33">게임 접속 유저 조회</text:p>
          </table:table-cell>
          <table:covered-table-cell/>
          <table:table-cell table:style-name="표89.B2" office:value-type="string">
            <text:p text:style-name="Textformatvorlage"/>
          </table:table-cell>
        </table:table-row>
        <table:table-row table:style-name="표89.6">
          <table:table-cell table:style-name="표89.A6" table:number-columns-spanned="3" office:value-type="string">
            <text:p text:style-name="P42"/>
            <text:p text:style-name="P5">1. 개요</text:p>
            <text:p text:style-name="P5"><text:s text:c="3"/>게임에 <text:span text:style-name="T15">접속되어 있는 유저를 조회할 수 있다.</text:span></text:p>
            <text:p text:style-name="P5"/>
            <text:p text:style-name="P27">2. 관계</text:p>
            <text:p text:style-name="P47"><text:s text:c="4"/>* 주액터 : <text:span text:style-name="T15">회원,비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접속 유저 조회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26"><text:tab/><text:span text:style-name="T5">①-3. 우측화면에 접속해 있는 유저를 출력한다.</text:span></text:p>
            <text:p text:style-name="P26"><text:span text:style-name="T5"><text:s text:c="7"/></text:span><text:span text:style-name="T8"><text:s/>A-01. 접속 유저가 없는 경우</text:span></text:p>
            <text:p text:style-name="P9"><text:s text:c="8"/></text:p>
            <text:p text:style-name="P6"><text:s text:c="3"/></text:p>
            <text:p text:style-name="P6"><text:s text:c="8"/>대안흐름 A-01. <text:span text:style-name="T19">접속 유저가 없는 경우</text:span></text:p>
            <text:p text:style-name="P6"><text:s text:c="8"/>A-01-1. <text:span text:style-name="T15">접속유저화면에 아무것도 출력하지 않는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table:style-name="표89.A6" office:value-type="string">
            <text:p text:style-name="Textformatvorlage"/>
          </table:table-cell>
        </table:table-row>
      </table:table>
      <text:p text:style-name="P39"/>
      <text:p text:style-name="P39"/>
      <text:p text:style-name="P39"/>
      <text:p text:style-name="P39"><text:soft-page-break/></text:p>
      <table:table table:name="표90" table:style-name="표90">
        <table:table-column table:style-name="표90.A"/>
        <table:table-column table:style-name="표90.B"/>
        <table:table-column table:style-name="표90.C"/>
        <table:table-column table:style-name="표90.D"/>
        <table:table-row table:style-name="표90.1">
          <table:table-cell table:style-name="표90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90.A1" office:value-type="string">
            <text:p text:style-name="Textformatvorlage"/>
          </table:table-cell>
        </table:table-row>
        <table:table-row table:style-name="표90.2">
          <table:table-cell table:style-name="표90.A2" office:value-type="string">
            <text:p text:style-name="P31">시스템명</text:p>
          </table:table-cell>
          <table:table-cell table:style-name="표90.B2" office:value-type="string">
            <text:p text:style-name="P32">R.S.P(Royal.Shop.Program)</text:p>
          </table:table-cell>
          <table:table-cell table:style-name="표90.A2" table:number-columns-spanned="2" office:value-type="string">
            <text:p text:style-name="P31">작 성 자</text:p>
          </table:table-cell>
          <table:covered-table-cell/>
        </table:table-row>
        <table:table-row table:style-name="표90.2">
          <table:table-cell table:style-name="표90.A2" office:value-type="string">
            <text:p text:style-name="P31">업 무 명</text:p>
          </table:table-cell>
          <table:table-cell table:style-name="표90.B2" office:value-type="string">
            <text:p text:style-name="P33">게임플레이</text:p>
          </table:table-cell>
          <table:table-cell table:style-name="표90.A2" table:number-columns-spanned="2" office:value-type="string">
            <text:p text:style-name="P31">작 성 일</text:p>
          </table:table-cell>
          <table:covered-table-cell/>
        </table:table-row>
        <table:table-row table:style-name="표90.2">
          <table:table-cell table:style-name="표90.A2" office:value-type="string">
            <text:p text:style-name="P17">요구사항 ID</text:p>
          </table:table-cell>
          <table:table-cell table:style-name="표90.B2" office:value-type="string">
            <text:p text:style-name="P5">RM-A01-012</text:p>
          </table:table-cell>
          <table:table-cell table:style-name="표90.A2" table:number-columns-spanned="2" office:value-type="string">
            <text:p text:style-name="P17">유스케이스 ID</text:p>
          </table:table-cell>
          <table:covered-table-cell/>
        </table:table-row>
        <table:table-row table:style-name="표90.2">
          <table:table-cell table:style-name="표90.A2" office:value-type="string">
            <text:p text:style-name="P17">유스케이스 명</text:p>
          </table:table-cell>
          <table:table-cell table:style-name="표90.B2" table:number-columns-spanned="2" office:value-type="string">
            <text:p text:style-name="P33">유저 검색</text:p>
          </table:table-cell>
          <table:covered-table-cell/>
          <table:table-cell table:style-name="표90.B2" office:value-type="string">
            <text:p text:style-name="Textformatvorlage"/>
          </table:table-cell>
        </table:table-row>
        <table:table-row table:style-name="표90.6">
          <table:table-cell table:style-name="표90.A6" table:number-columns-spanned="3" office:value-type="string">
            <text:p text:style-name="P42"/>
            <text:p text:style-name="P5">1. 개요</text:p>
            <text:p text:style-name="P5"><text:s text:c="3"/><text:span text:style-name="T15">유저를 검색한다.</text:span></text:p>
            <text:p text:style-name="P5"/>
            <text:p text:style-name="P27">2. 관계</text:p>
            <text:p text:style-name="P47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유저 검색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26"><text:tab/><text:span text:style-name="T5">①-3. 돋보기 아이콘을 누른다.</text:span></text:p>
            <text:p text:style-name="P9"><text:s text:c="8"/>①-4. 유저를 검색할 수 있는 창을 출력한다.</text:p>
            <text:p text:style-name="P9"><text:s text:c="8"/>①-5. 검색 하고싶은 닉네임을 입력한다.</text:p>
            <text:p text:style-name="P26"><text:span text:style-name="T5"><text:s text:c="8"/></text:span><text:span text:style-name="T8">A-01. 검색한 닉네임이 존재하지 않는경우 </text:span></text:p>
            <text:p text:style-name="P9"><text:s text:c="8"/>①-6. 확인 버튼을 누른다.</text:p>
            <text:p text:style-name="P9"><text:s text:c="8"/>①-7. 유저의 간단한 프로필을 출력한다.</text:p>
            <text:p text:style-name="P9"><text:s text:c="15"/>(친구신청, 차단의 버튼이 포함된다.)</text:p>
            <text:p text:style-name="P26"><text:span text:style-name="T5"><text:s text:c="7"/></text:span><text:span text:style-name="T8"><text:s/></text:span></text:p>
            <text:p text:style-name="P9"><text:s text:c="8"/></text:p>
            <text:p text:style-name="P6"><text:s text:c="3"/></text:p>
            <text:p text:style-name="P6"><text:s text:c="8"/>대안흐름 A-01. <text:span text:style-name="T19">검색한 닉네임이 존재하지 않는경우 </text:span></text:p>
            <text:p text:style-name="P6"><text:s text:c="8"/>A-01-1. <text:span text:style-name="T15">닉네임이 존재하지 않는다는 경고를 출력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table:style-name="표90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able:table table:name="표82" table:style-name="표82">
        <table:table-column table:style-name="표82.A"/>
        <table:table-column table:style-name="표82.B"/>
        <table:table-column table:style-name="표82.C"/>
        <table:table-column table:style-name="표82.D"/>
        <text:soft-page-break/>
        <table:table-row table:style-name="표82.1">
          <table:table-cell table:style-name="표82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82.A1" office:value-type="string">
            <text:p text:style-name="Textformatvorlage"/>
          </table:table-cell>
        </table:table-row>
        <table:table-row table:style-name="표82.2">
          <table:table-cell table:style-name="표82.A2" office:value-type="string">
            <text:p text:style-name="P31">시스템명</text:p>
          </table:table-cell>
          <table:table-cell table:style-name="표82.B2" office:value-type="string">
            <text:p text:style-name="P32">R.S.P(Royal.Shop.Program)</text:p>
          </table:table-cell>
          <table:table-cell table:style-name="표82.A2" table:number-columns-spanned="2" office:value-type="string">
            <text:p text:style-name="P31">작 성 자</text:p>
          </table:table-cell>
          <table:covered-table-cell/>
        </table:table-row>
        <table:table-row table:style-name="표82.2">
          <table:table-cell table:style-name="표82.A2" office:value-type="string">
            <text:p text:style-name="P31">업 무 명</text:p>
          </table:table-cell>
          <table:table-cell table:style-name="표82.B2" office:value-type="string">
            <text:p text:style-name="P33">게임플레이</text:p>
          </table:table-cell>
          <table:table-cell table:style-name="표82.A2" table:number-columns-spanned="2" office:value-type="string">
            <text:p text:style-name="P31">작 성 일</text:p>
          </table:table-cell>
          <table:covered-table-cell/>
        </table:table-row>
        <table:table-row table:style-name="표82.2">
          <table:table-cell table:style-name="표82.A2" office:value-type="string">
            <text:p text:style-name="P17">요구사항 ID</text:p>
          </table:table-cell>
          <table:table-cell table:style-name="표82.B2" office:value-type="string">
            <text:p text:style-name="P5">RM-A01-012</text:p>
          </table:table-cell>
          <table:table-cell table:style-name="표82.A2" table:number-columns-spanned="2" office:value-type="string">
            <text:p text:style-name="P17">유스케이스 ID</text:p>
          </table:table-cell>
          <table:covered-table-cell/>
        </table:table-row>
        <table:table-row table:style-name="표82.2">
          <table:table-cell table:style-name="표82.A2" office:value-type="string">
            <text:p text:style-name="P17">유스케이스 명</text:p>
          </table:table-cell>
          <table:table-cell table:style-name="표82.B2" table:number-columns-spanned="2" office:value-type="string">
            <text:p text:style-name="P8">친구조회</text:p>
          </table:table-cell>
          <table:covered-table-cell/>
          <table:table-cell table:style-name="표82.B2" office:value-type="string">
            <text:p text:style-name="Textformatvorlage"/>
          </table:table-cell>
        </table:table-row>
        <table:table-row table:style-name="표82.6">
          <table:table-cell table:style-name="표82.A6" table:number-columns-spanned="3" office:value-type="string">
            <text:p text:style-name="P42"/>
            <text:p text:style-name="P5">1. 개요</text:p>
            <text:p text:style-name="P5"><text:s text:c="3"/><text:span text:style-name="T15">친구를 조회한다.</text:span></text:p>
            <text:p text:style-name="P5"/>
            <text:p text:style-name="P27">2. 관계</text:p>
            <text:p text:style-name="P47"><text:s text:c="4"/>* 주액터 : <text:span text:style-name="T15">회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친구를 조회한다.</text:span></text:p>
            <text:p text:style-name="P26"><text:tab/><text:span text:style-name="T4">①-1. </text:span><text:span text:style-name="T5">게임에 접속한다.</text:span></text:p>
            <text:p text:style-name="P26"><text:tab/><text:span text:style-name="T4">①-2. </text:span><text:span text:style-name="T5">친구 버튼을 누른다.</text:span></text:p>
            <text:p text:style-name="P6"><text:s text:c="8"/>①-3. <text:span text:style-name="T15">친구 화면이 출력된다.</text:span></text:p>
            <text:p text:style-name="P9"><text:s text:c="8"/>A-01. 친구가 없을 경우</text:p>
            <text:p text:style-name="P6"><text:s text:c="7"/></text:p>
            <text:p text:style-name="P6"/>
            <text:p text:style-name="P6"><text:s/></text:p>
            <text:p text:style-name="P6"><text:s text:c="8"/></text:p>
            <text:p text:style-name="P6"><text:s text:c="7"/>대안흐름 A-01. <text:span text:style-name="T15">친구가 없을 경우</text:span></text:p>
            <text:p text:style-name="P6"><text:s text:c="8"/>A-01-1. <text:span text:style-name="T15">친구가 없다는 화면을 출력한다.</text:span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table:style-name="표82.A6" office:value-type="string">
            <text:p text:style-name="Textformatvorlage"/>
          </table:table-cell>
        </table:table-row>
      </table:table>
      <text:p text:style-name="P39"/>
      <text:p text:style-name="P39"/>
      <text:p text:style-name="P39"/>
      <text:p text:style-name="P39"/>
      <table:table table:name="표83" table:style-name="표83">
        <table:table-column table:style-name="표83.A"/>
        <table:table-column table:style-name="표83.B"/>
        <table:table-column table:style-name="표83.C"/>
        <table:table-column table:style-name="표83.D"/>
        <text:soft-page-break/>
        <table:table-row table:style-name="표83.1">
          <table:table-cell table:style-name="표83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83.A1" office:value-type="string">
            <text:p text:style-name="Textformatvorlage"/>
          </table:table-cell>
        </table:table-row>
        <table:table-row table:style-name="표83.2">
          <table:table-cell table:style-name="표83.A2" office:value-type="string">
            <text:p text:style-name="P31">시스템명</text:p>
          </table:table-cell>
          <table:table-cell table:style-name="표83.B2" office:value-type="string">
            <text:p text:style-name="P32">R.S.P(Royal.Shop.Program)</text:p>
          </table:table-cell>
          <table:table-cell table:style-name="표83.A2" table:number-columns-spanned="2" office:value-type="string">
            <text:p text:style-name="P31">작 성 자</text:p>
          </table:table-cell>
          <table:covered-table-cell/>
        </table:table-row>
        <table:table-row table:style-name="표83.2">
          <table:table-cell table:style-name="표83.A2" office:value-type="string">
            <text:p text:style-name="P31">업 무 명</text:p>
          </table:table-cell>
          <table:table-cell table:style-name="표83.B2" office:value-type="string">
            <text:p text:style-name="P33">게임플레이</text:p>
          </table:table-cell>
          <table:table-cell table:style-name="표83.A2" table:number-columns-spanned="2" office:value-type="string">
            <text:p text:style-name="P31">작 성 일</text:p>
          </table:table-cell>
          <table:covered-table-cell/>
        </table:table-row>
        <table:table-row table:style-name="표83.2">
          <table:table-cell table:style-name="표83.A2" office:value-type="string">
            <text:p text:style-name="P17">요구사항 ID</text:p>
          </table:table-cell>
          <table:table-cell table:style-name="표83.B2" office:value-type="string">
            <text:p text:style-name="P5">RM-A01-012</text:p>
          </table:table-cell>
          <table:table-cell table:style-name="표83.A2" table:number-columns-spanned="2" office:value-type="string">
            <text:p text:style-name="P17">유스케이스 ID</text:p>
          </table:table-cell>
          <table:covered-table-cell/>
        </table:table-row>
        <table:table-row table:style-name="표83.2">
          <table:table-cell table:style-name="표83.A2" office:value-type="string">
            <text:p text:style-name="P17">유스케이스 명</text:p>
          </table:table-cell>
          <table:table-cell table:style-name="표83.B2" table:number-columns-spanned="2" office:value-type="string">
            <text:p text:style-name="P8">친구 추가 신청</text:p>
          </table:table-cell>
          <table:covered-table-cell/>
          <table:table-cell table:style-name="표83.B2" office:value-type="string">
            <text:p text:style-name="Textformatvorlage"/>
          </table:table-cell>
        </table:table-row>
        <table:table-row table:style-name="표83.6">
          <table:table-cell table:style-name="표83.A6" table:number-columns-spanned="3" office:value-type="string">
            <text:p text:style-name="P42"/>
            <text:p text:style-name="P5">1. 개요</text:p>
            <text:p text:style-name="P5"><text:s text:c="3"/>회원간의 친구추가를 신청한다.</text:p>
            <text:p text:style-name="P5"/>
            <text:p text:style-name="P27">2. 관계</text:p>
            <text:p text:style-name="P47"><text:s text:c="4"/>* 주액터 : <text:span text:style-name="T15">회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친구추가를 신청한다.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26"><text:tab/><text:span text:style-name="T4">①-3. </text:span><text:span text:style-name="T5">대기실 화면의 우측 접속자 명단에 원하는 회원을 우클릭 한다.</text:span></text:p>
            <text:p text:style-name="P6"><text:s text:c="8"/>①-4. 친구 <text:span text:style-name="T15">신청</text:span> 버튼을 누른다.<text:span text:style-name="T15"> </text:span></text:p>
            <text:p text:style-name="P9"/>
            <text:p text:style-name="P6"><text:s text:c="8"/><text:span text:style-name="T15">②-1. 유저 검색으로 친구의 프로필을 <text:s/>출력한다.</text:span></text:p>
            <text:p text:style-name="P6"><text:s text:c="8"/><text:span text:style-name="T15">②-2. 하단의 친구신청 버튼을 누른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table:style-name="표83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표84" table:style-name="표84">
        <table:table-column table:style-name="표84.A"/>
        <table:table-column table:style-name="표84.B"/>
        <table:table-column table:style-name="표84.C"/>
        <table:table-column table:style-name="표84.D"/>
        <text:soft-page-break/>
        <table:table-row table:style-name="표84.1">
          <table:table-cell table:style-name="표84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84.A1" office:value-type="string">
            <text:p text:style-name="Textformatvorlage"/>
          </table:table-cell>
        </table:table-row>
        <table:table-row table:style-name="표84.2">
          <table:table-cell table:style-name="표84.A2" office:value-type="string">
            <text:p text:style-name="P31">시스템명</text:p>
          </table:table-cell>
          <table:table-cell table:style-name="표84.B2" office:value-type="string">
            <text:p text:style-name="P32">R.S.P(Royal.Shop.Program)</text:p>
          </table:table-cell>
          <table:table-cell table:style-name="표84.A2" table:number-columns-spanned="2" office:value-type="string">
            <text:p text:style-name="P31">작 성 자</text:p>
          </table:table-cell>
          <table:covered-table-cell/>
        </table:table-row>
        <table:table-row table:style-name="표84.2">
          <table:table-cell table:style-name="표84.A2" office:value-type="string">
            <text:p text:style-name="P31">업 무 명</text:p>
          </table:table-cell>
          <table:table-cell table:style-name="표84.B2" office:value-type="string">
            <text:p text:style-name="P33">게임플레이</text:p>
          </table:table-cell>
          <table:table-cell table:style-name="표84.A2" table:number-columns-spanned="2" office:value-type="string">
            <text:p text:style-name="P31">작 성 일</text:p>
          </table:table-cell>
          <table:covered-table-cell/>
        </table:table-row>
        <table:table-row table:style-name="표84.2">
          <table:table-cell table:style-name="표84.A2" office:value-type="string">
            <text:p text:style-name="P17">요구사항 ID</text:p>
          </table:table-cell>
          <table:table-cell table:style-name="표84.B2" office:value-type="string">
            <text:p text:style-name="P5">RM-A01-012</text:p>
          </table:table-cell>
          <table:table-cell table:style-name="표84.A2" table:number-columns-spanned="2" office:value-type="string">
            <text:p text:style-name="P17">유스케이스 ID</text:p>
          </table:table-cell>
          <table:covered-table-cell/>
        </table:table-row>
        <table:table-row table:style-name="표84.2">
          <table:table-cell table:style-name="표84.A2" office:value-type="string">
            <text:p text:style-name="P17">유스케이스 명</text:p>
          </table:table-cell>
          <table:table-cell table:style-name="표84.B2" table:number-columns-spanned="2" office:value-type="string">
            <text:p text:style-name="P8">친구 추가 신청 취소</text:p>
          </table:table-cell>
          <table:covered-table-cell/>
          <table:table-cell table:style-name="표84.B2" office:value-type="string">
            <text:p text:style-name="Textformatvorlage"/>
          </table:table-cell>
        </table:table-row>
        <table:table-row table:style-name="표84.6">
          <table:table-cell table:style-name="표84.A6" table:number-columns-spanned="3" office:value-type="string">
            <text:p text:style-name="P42"/>
            <text:p text:style-name="P5">1. 개요</text:p>
            <text:p text:style-name="P5"><text:s text:c="3"/>회원간의 친구추가를 신청<text:span text:style-name="T15">을 취소 </text:span>한다.</text:p>
            <text:p text:style-name="P5"/>
            <text:p text:style-name="P27">2. 관계</text:p>
            <text:p text:style-name="P47"><text:s text:c="4"/>* 주액터 : <text:span text:style-name="T15">회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친구추가 신청을 취소 한다.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26"><text:tab/><text:span text:style-name="T5">①-3. 친구 버튼을 누른다.</text:span></text:p>
            <text:p text:style-name="P9"><text:s text:c="8"/>①-4. 친구 화면을 출력한다.</text:p>
            <text:p text:style-name="P9"><text:s text:c="8"/>①-5. 친구 관리 목록을 누른다.</text:p>
            <text:p text:style-name="P9"><text:s text:c="8"/>①-6. 내가 신청한 목록보기를 누른다.</text:p>
            <text:p text:style-name="P26"><text:span text:style-name="T5"><text:s text:c="8"/></text:span><text:span text:style-name="T8">A-01. 신청한 친구가 없을 경우</text:span></text:p>
            <text:p text:style-name="P6"><text:s text:c="8"/><text:span text:style-name="T15">①-7. 친구 신청한 목록을 출력한다.</text:span></text:p>
            <text:p text:style-name="P9"><text:s text:c="8"/>①-8. 우측의 취소버튼을 누른다.</text:p>
            <text:p text:style-name="P9"><text:s text:c="8"/>①-9. 취소확인 안내를 출력한다.</text:p>
            <text:p text:style-name="P9"><text:s text:c="8"/>①-10. 확인을 누른다.</text:p>
            <text:p text:style-name="P9"><text:s text:c="8"/>①-11. 친구 신청이 취소되었다는 알림을 출력한다.</text:p>
            <text:p text:style-name="P9"/>
            <text:p text:style-name="P6"><text:s text:c="4"/>대안흐름 A-01. <text:span text:style-name="T19">신청한 친구가 없을 경우</text:span></text:p>
            <text:p text:style-name="P6"><text:s text:c="8"/>A-01-1. <text:span text:style-name="T19">신청한 친구가 없다는 알림창을 출력한다.</text:span></text:p>
            <text:p text:style-name="P9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table:style-name="표84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표85" table:style-name="표85">
        <table:table-column table:style-name="표85.A"/>
        <table:table-column table:style-name="표85.B"/>
        <table:table-column table:style-name="표85.C"/>
        <table:table-column table:style-name="표85.D"/>
        <text:soft-page-break/>
        <table:table-row table:style-name="표85.1">
          <table:table-cell table:style-name="표85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85.A1" office:value-type="string">
            <text:p text:style-name="Textformatvorlage"/>
          </table:table-cell>
        </table:table-row>
        <table:table-row table:style-name="표85.2">
          <table:table-cell table:style-name="표85.A2" office:value-type="string">
            <text:p text:style-name="P31">시스템명</text:p>
          </table:table-cell>
          <table:table-cell table:style-name="표85.B2" office:value-type="string">
            <text:p text:style-name="P32">R.S.P(Royal.Shop.Program)</text:p>
          </table:table-cell>
          <table:table-cell table:style-name="표85.A2" table:number-columns-spanned="2" office:value-type="string">
            <text:p text:style-name="P31">작 성 자</text:p>
          </table:table-cell>
          <table:covered-table-cell/>
        </table:table-row>
        <table:table-row table:style-name="표85.2">
          <table:table-cell table:style-name="표85.A2" office:value-type="string">
            <text:p text:style-name="P31">업 무 명</text:p>
          </table:table-cell>
          <table:table-cell table:style-name="표85.B2" office:value-type="string">
            <text:p text:style-name="P33">게임플레이</text:p>
          </table:table-cell>
          <table:table-cell table:style-name="표85.A2" table:number-columns-spanned="2" office:value-type="string">
            <text:p text:style-name="P31">작 성 일</text:p>
          </table:table-cell>
          <table:covered-table-cell/>
        </table:table-row>
        <table:table-row table:style-name="표85.2">
          <table:table-cell table:style-name="표85.A2" office:value-type="string">
            <text:p text:style-name="P17">요구사항 ID</text:p>
          </table:table-cell>
          <table:table-cell table:style-name="표85.B2" office:value-type="string">
            <text:p text:style-name="P5">RM-A01-012</text:p>
          </table:table-cell>
          <table:table-cell table:style-name="표85.A2" table:number-columns-spanned="2" office:value-type="string">
            <text:p text:style-name="P17">유스케이스 ID</text:p>
          </table:table-cell>
          <table:covered-table-cell/>
        </table:table-row>
        <table:table-row table:style-name="표85.2">
          <table:table-cell table:style-name="표85.A2" office:value-type="string">
            <text:p text:style-name="P17">유스케이스 명</text:p>
          </table:table-cell>
          <table:table-cell table:style-name="표85.B2" table:number-columns-spanned="2" office:value-type="string">
            <text:p text:style-name="P8">친구 추가 신청 승낙</text:p>
          </table:table-cell>
          <table:covered-table-cell/>
          <table:table-cell table:style-name="표85.B2" office:value-type="string">
            <text:p text:style-name="Textformatvorlage"/>
          </table:table-cell>
        </table:table-row>
        <table:table-row table:style-name="표85.6">
          <table:table-cell table:style-name="표85.A6" table:number-columns-spanned="3" office:value-type="string">
            <text:p text:style-name="P42"/>
            <text:p text:style-name="P5">1. 개요</text:p>
            <text:p text:style-name="P5"><text:s text:c="3"/>회원간의 친구 추가를 신청<text:span text:style-name="T15">을 승낙 </text:span>한다.</text:p>
            <text:p text:style-name="P5"/>
            <text:p text:style-name="P27">2. 관계</text:p>
            <text:p text:style-name="P47"><text:s text:c="4"/>* 주액터 : <text:span text:style-name="T15">회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친구추가 신청을 승낙 한다.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26"><text:tab/><text:span text:style-name="T5">①-3. 친구 버튼을 누른다.</text:span></text:p>
            <text:p text:style-name="P9"><text:s text:c="8"/>①-4. 친구 화면을 출력한다.</text:p>
            <text:p text:style-name="P9"><text:s text:c="8"/>①-5. 친구 관리 목록을 누른다.</text:p>
            <text:p text:style-name="P9"><text:s text:c="8"/>①-6. 신청 받은 목록 보기를 누른다.</text:p>
            <text:p text:style-name="P19"><text:s text:c="8"/>A-01. 신청 받은 친구가 없을경우</text:p>
            <text:p text:style-name="P6"><text:s text:c="8"/><text:span text:style-name="T15">①-7. 친구를 신청 받은 목록을 출력한다.</text:span></text:p>
            <text:p text:style-name="P9"><text:s text:c="8"/>①-8. 우측의 확인 버튼을 누른다.</text:p>
            <text:p text:style-name="P9"><text:s text:c="8"/>①-9. 추가 확인 안내를 출력한다.</text:p>
            <text:p text:style-name="P9"><text:s text:c="8"/>①-10. 확인을 누른다.</text:p>
            <text:p text:style-name="P9"><text:s text:c="8"/>①-11. 친구 신청이 추가되었다는 알림을 출력한다.</text:p>
            <text:p text:style-name="P6"><text:s text:c="3"/></text:p>
            <text:p text:style-name="P6"><text:s text:c="8"/>대안흐름 A-01. <text:span text:style-name="T19">신청 받은 친구가 없을경우</text:span></text:p>
            <text:p text:style-name="P6"><text:s text:c="8"/>A-01-1. <text:span text:style-name="T19">신청 받은 친구가 없다는 알림창을 출력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table:style-name="표85.A6" office:value-type="string">
            <text:p text:style-name="P50">받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표86" table:style-name="표86">
        <table:table-column table:style-name="표86.A"/>
        <table:table-column table:style-name="표86.B"/>
        <table:table-column table:style-name="표86.C"/>
        <table:table-column table:style-name="표86.D"/>
        <text:soft-page-break/>
        <table:table-row table:style-name="표86.1">
          <table:table-cell table:style-name="표86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86.A1" office:value-type="string">
            <text:p text:style-name="Textformatvorlage"/>
          </table:table-cell>
        </table:table-row>
        <table:table-row table:style-name="표86.2">
          <table:table-cell table:style-name="표86.A2" office:value-type="string">
            <text:p text:style-name="P31">시스템명</text:p>
          </table:table-cell>
          <table:table-cell table:style-name="표86.B2" office:value-type="string">
            <text:p text:style-name="P32">R.S.P(Royal.Shop.Program)</text:p>
          </table:table-cell>
          <table:table-cell table:style-name="표86.A2" table:number-columns-spanned="2" office:value-type="string">
            <text:p text:style-name="P31">작 성 자</text:p>
          </table:table-cell>
          <table:covered-table-cell/>
        </table:table-row>
        <table:table-row table:style-name="표86.2">
          <table:table-cell table:style-name="표86.A2" office:value-type="string">
            <text:p text:style-name="P31">업 무 명</text:p>
          </table:table-cell>
          <table:table-cell table:style-name="표86.B2" office:value-type="string">
            <text:p text:style-name="P33">게임플레이</text:p>
          </table:table-cell>
          <table:table-cell table:style-name="표86.A2" table:number-columns-spanned="2" office:value-type="string">
            <text:p text:style-name="P31">작 성 일</text:p>
          </table:table-cell>
          <table:covered-table-cell/>
        </table:table-row>
        <table:table-row table:style-name="표86.2">
          <table:table-cell table:style-name="표86.A2" office:value-type="string">
            <text:p text:style-name="P17">요구사항 ID</text:p>
          </table:table-cell>
          <table:table-cell table:style-name="표86.B2" office:value-type="string">
            <text:p text:style-name="P5">RM-A01-012</text:p>
          </table:table-cell>
          <table:table-cell table:style-name="표86.A2" table:number-columns-spanned="2" office:value-type="string">
            <text:p text:style-name="P17">유스케이스 ID</text:p>
          </table:table-cell>
          <table:covered-table-cell/>
        </table:table-row>
        <table:table-row table:style-name="표86.2">
          <table:table-cell table:style-name="표86.A2" office:value-type="string">
            <text:p text:style-name="P17">유스케이스 명</text:p>
          </table:table-cell>
          <table:table-cell table:style-name="표86.B2" table:number-columns-spanned="2" office:value-type="string">
            <text:p text:style-name="P8">친구 삭제</text:p>
          </table:table-cell>
          <table:covered-table-cell/>
          <table:table-cell table:style-name="표86.B2" office:value-type="string">
            <text:p text:style-name="Textformatvorlage"/>
          </table:table-cell>
        </table:table-row>
        <table:table-row table:style-name="표86.6">
          <table:table-cell table:style-name="표86.A6" table:number-columns-spanned="3" office:value-type="string">
            <text:p text:style-name="P42"/>
            <text:p text:style-name="P5">1. 개요</text:p>
            <text:p text:style-name="P5"><text:s text:c="3"/><text:span text:style-name="T15">친구를 삭제한다.</text:span></text:p>
            <text:p text:style-name="P5"/>
            <text:p text:style-name="P27">2. 관계</text:p>
            <text:p text:style-name="P47"><text:s text:c="4"/>* 주액터 : <text:span text:style-name="T15">회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친구를 삭제한다.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26"><text:tab/><text:span text:style-name="T5">①-3. 친구 버튼을 누른다.</text:span></text:p>
            <text:p text:style-name="P9"><text:s text:c="8"/>①-4. 친구 화면을 출력한다.</text:p>
            <text:p text:style-name="P9"><text:s text:c="8"/>①-5. 친구 관리 목록을 누른다.</text:p>
            <text:p text:style-name="P26"><text:span text:style-name="T5"><text:s text:c="7"/></text:span><text:span text:style-name="T8"><text:s/>A-01. 친구가 없을 경우</text:span></text:p>
            <text:p text:style-name="P9"><text:s text:c="8"/>①-6. 친구 자세히 보기를 누른다.</text:p>
            <text:p text:style-name="P6"><text:s text:c="8"/><text:span text:style-name="T15">①-7. 친구의 정보가 출력된다.</text:span></text:p>
            <text:p text:style-name="P9"><text:s text:c="8"/>(캐릭터,레벨,전적,닉네임,정보,귓속말,게임접속상태,게임활동상태등)</text:p>
            <text:p text:style-name="P9"><text:s text:c="8"/>①-8. 하단의 친구 삭제 버튼을 누른다.</text:p>
            <text:p text:style-name="P9"><text:s text:c="8"/>①-9. 삭제 확인 안내를 출력한다.</text:p>
            <text:p text:style-name="P9"><text:s text:c="8"/>①-10. 확인을 누른다.</text:p>
            <text:p text:style-name="P9"><text:s text:c="8"/>①-11. 친구 삭제가 완료되었다는 알림을 출력한다.</text:p>
            <text:p text:style-name="P6"><text:s text:c="3"/></text:p>
            <text:p text:style-name="P6"><text:s text:c="8"/>대안흐름 A-01. <text:span text:style-name="T19">친구가 없을경우</text:span></text:p>
            <text:p text:style-name="P6"><text:s text:c="8"/>A-01-1. <text:span text:style-name="T15">친구가 없다는 안내를 출력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table:style-name="표86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표87" table:style-name="표87">
        <table:table-column table:style-name="표87.A"/>
        <table:table-column table:style-name="표87.B"/>
        <table:table-column table:style-name="표87.C"/>
        <table:table-column table:style-name="표87.D"/>
        <text:soft-page-break/>
        <table:table-row table:style-name="표87.1">
          <table:table-cell table:style-name="표87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87.A1" office:value-type="string">
            <text:p text:style-name="Textformatvorlage"/>
          </table:table-cell>
        </table:table-row>
        <table:table-row table:style-name="표87.2">
          <table:table-cell table:style-name="표87.A2" office:value-type="string">
            <text:p text:style-name="P31">시스템명</text:p>
          </table:table-cell>
          <table:table-cell table:style-name="표87.B2" office:value-type="string">
            <text:p text:style-name="P32">R.S.P(Royal.Shop.Program)</text:p>
          </table:table-cell>
          <table:table-cell table:style-name="표87.A2" table:number-columns-spanned="2" office:value-type="string">
            <text:p text:style-name="P31">작 성 자</text:p>
          </table:table-cell>
          <table:covered-table-cell/>
        </table:table-row>
        <table:table-row table:style-name="표87.2">
          <table:table-cell table:style-name="표87.A2" office:value-type="string">
            <text:p text:style-name="P31">업 무 명</text:p>
          </table:table-cell>
          <table:table-cell table:style-name="표87.B2" office:value-type="string">
            <text:p text:style-name="P33">게임플레이</text:p>
          </table:table-cell>
          <table:table-cell table:style-name="표87.A2" table:number-columns-spanned="2" office:value-type="string">
            <text:p text:style-name="P31">작 성 일</text:p>
          </table:table-cell>
          <table:covered-table-cell/>
        </table:table-row>
        <table:table-row table:style-name="표87.2">
          <table:table-cell table:style-name="표87.A2" office:value-type="string">
            <text:p text:style-name="P17">요구사항 ID</text:p>
          </table:table-cell>
          <table:table-cell table:style-name="표87.B2" office:value-type="string">
            <text:p text:style-name="P5">RM-A01-012</text:p>
          </table:table-cell>
          <table:table-cell table:style-name="표87.A2" table:number-columns-spanned="2" office:value-type="string">
            <text:p text:style-name="P17">유스케이스 ID</text:p>
          </table:table-cell>
          <table:covered-table-cell/>
        </table:table-row>
        <table:table-row table:style-name="표87.2">
          <table:table-cell table:style-name="표87.A2" office:value-type="string">
            <text:p text:style-name="P17">유스케이스 명</text:p>
          </table:table-cell>
          <table:table-cell table:style-name="표87.B2" table:number-columns-spanned="2" office:value-type="string">
            <text:p text:style-name="P8">친구간 귓속말 채팅</text:p>
          </table:table-cell>
          <table:covered-table-cell/>
          <table:table-cell table:style-name="표87.B2" office:value-type="string">
            <text:p text:style-name="Textformatvorlage"/>
          </table:table-cell>
        </table:table-row>
        <table:table-row table:style-name="표87.6">
          <table:table-cell table:style-name="표87.A6" table:number-columns-spanned="3" office:value-type="string">
            <text:p text:style-name="P42"/>
            <text:p text:style-name="P5">1. 개요</text:p>
            <text:p text:style-name="P5"><text:s text:c="3"/><text:span text:style-name="T15">친구와 귓속말 채팅을 한다.</text:span></text:p>
            <text:p text:style-name="P5"/>
            <text:p text:style-name="P27">2. 관계</text:p>
            <text:p text:style-name="P47"><text:s text:c="4"/>* 주액터 : <text:span text:style-name="T15">회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친구와 귓속말 채팅을 한다.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26"><text:tab/><text:span text:style-name="T5">①-3. 친구 버튼을 누른다.</text:span></text:p>
            <text:p text:style-name="P9"><text:s text:c="8"/>①-4. 친구 화면을 출력한다.</text:p>
            <text:p text:style-name="P9"><text:s text:c="8"/>①-5. 친구 관리 목록을 누른다.</text:p>
            <text:p text:style-name="P26"><text:span text:style-name="T5"><text:s text:c="7"/></text:span><text:span text:style-name="T8"><text:s/>A-01. 친구가 없을 경우</text:span></text:p>
            <text:p text:style-name="P9"><text:s text:c="8"/>①-6. 친구 자세히 보기를 누른다.</text:p>
            <text:p text:style-name="P6"><text:s text:c="8"/><text:span text:style-name="T15">①-7. 친구의 정보가 출력된다.</text:span></text:p>
            <text:p text:style-name="P9"><text:s text:c="8"/>(캐릭터,레벨,전적,닉네임,정보,귓속말,게임접속상태,게임활동상태등)</text:p>
            <text:p text:style-name="P9"><text:s text:c="8"/>①-8. 귓속말 채팅하기 버튼을 누른다.</text:p>
            <text:p text:style-name="P9"><text:s text:c="8"/>①-9. 채팅 입력창이 출력된다.</text:p>
            <text:p text:style-name="P9"><text:s text:c="8"/>①-10. 채팅을 입력한다.</text:p>
            <text:p text:style-name="P9"><text:s text:c="8"/>①-11. 채팅창에 친구 닉네임과함께 채팅한 내용이 출력된다.</text:p>
            <text:p text:style-name="P6"><text:s text:c="3"/></text:p>
            <text:p text:style-name="P6"><text:s text:c="8"/>대안흐름 A-01. <text:span text:style-name="T19">친구가 없을경우</text:span></text:p>
            <text:p text:style-name="P6"><text:s text:c="8"/>A-01-1. <text:span text:style-name="T15">친구가 없다는 안내를 출력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table:style-name="표87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표91" table:style-name="표91">
        <table:table-column table:style-name="표91.A"/>
        <table:table-column table:style-name="표91.B"/>
        <table:table-column table:style-name="표91.C"/>
        <table:table-column table:style-name="표91.D"/>
        <table:table-row table:style-name="표91.1">
          <table:table-cell table:style-name="표91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91.A1" office:value-type="string">
            <text:p text:style-name="Textformatvorlage"/>
          </table:table-cell>
        </table:table-row>
        <table:table-row table:style-name="표91.2">
          <table:table-cell table:style-name="표91.A2" office:value-type="string">
            <text:p text:style-name="P31">시스템명</text:p>
          </table:table-cell>
          <table:table-cell table:style-name="표91.B2" office:value-type="string">
            <text:p text:style-name="P32">R.S.P(Royal.Shop.Program)</text:p>
          </table:table-cell>
          <table:table-cell table:style-name="표91.A2" table:number-columns-spanned="2" office:value-type="string">
            <text:p text:style-name="P31">작 성 자</text:p>
          </table:table-cell>
          <table:covered-table-cell/>
        </table:table-row>
        <table:table-row table:style-name="표91.2">
          <table:table-cell table:style-name="표91.A2" office:value-type="string">
            <text:p text:style-name="P31">업 무 명</text:p>
          </table:table-cell>
          <table:table-cell table:style-name="표91.B2" office:value-type="string">
            <text:p text:style-name="P33">게임플레이</text:p>
          </table:table-cell>
          <table:table-cell table:style-name="표91.A2" table:number-columns-spanned="2" office:value-type="string">
            <text:p text:style-name="P31">작 성 일</text:p>
          </table:table-cell>
          <table:covered-table-cell/>
        </table:table-row>
        <table:table-row table:style-name="표91.2">
          <table:table-cell table:style-name="표91.A2" office:value-type="string">
            <text:p text:style-name="P17">요구사항 ID</text:p>
          </table:table-cell>
          <table:table-cell table:style-name="표91.B2" office:value-type="string">
            <text:p text:style-name="P5">RM-A01-012</text:p>
          </table:table-cell>
          <table:table-cell table:style-name="표91.A2" table:number-columns-spanned="2" office:value-type="string">
            <text:p text:style-name="P17">유스케이스 ID</text:p>
          </table:table-cell>
          <table:covered-table-cell/>
        </table:table-row>
        <table:table-row table:style-name="표91.2">
          <table:table-cell table:style-name="표91.A2" office:value-type="string">
            <text:p text:style-name="P17">유스케이스 명</text:p>
          </table:table-cell>
          <table:table-cell table:style-name="표91.B2" table:number-columns-spanned="2" office:value-type="string">
            <text:p text:style-name="P8">친구 방 따라가기</text:p>
          </table:table-cell>
          <table:covered-table-cell/>
          <table:table-cell table:style-name="표91.B2" office:value-type="string">
            <text:p text:style-name="Textformatvorlage"/>
          </table:table-cell>
        </table:table-row>
        <table:table-row table:style-name="표91.6">
          <table:table-cell table:style-name="표91.A6" table:number-columns-spanned="3" office:value-type="string">
            <text:p text:style-name="P42"/>
            <text:p text:style-name="P5">1. 개요</text:p>
            <text:p text:style-name="P5"><text:s text:c="3"/><text:span text:style-name="T15">친구가 접속해 있는 게임방에 따라가기</text:span></text:p>
            <text:p text:style-name="P5"/>
            <text:p text:style-name="P27">2. 관계</text:p>
            <text:p text:style-name="P47"><text:s text:c="4"/>* 주액터 : <text:span text:style-name="T15">회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친구 방 따라가기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9"><text:s text:c="8"/>①-3. 친구 버튼을 누른다.</text:p>
            <text:p text:style-name="P9"><text:s text:c="8"/>①-4. 친구 목록을 출력한다. </text:p>
            <text:p text:style-name="P9"><text:s text:c="8"/>①-5. 원하는 친구를 누른다.</text:p>
            <text:p text:style-name="P9"><text:s text:c="8"/>①-6. 친구 창을 출력한다.</text:p>
            <text:p text:style-name="P9"><text:s text:c="8"/>①-7. 친구 방 따라가기 버튼을 누른다.</text:p>
            <text:p text:style-name="P26"><text:span text:style-name="T5"><text:s text:c="8"/></text:span><text:span text:style-name="T8">A-01. 친구가 접속해 있지 않을경우</text:span></text:p>
            <text:p text:style-name="P19"><text:s text:c="8"/>B-01. 친구가 게임플레이 중 일 경우</text:p>
            <text:p text:style-name="P9"><text:s text:c="8"/>①-8. 친구 방 따라가기 안내 확인을 출력한다.</text:p>
            <text:p text:style-name="P9"><text:s text:c="8"/>①-9. 확인 버튼을 누른다.</text:p>
            <text:p text:style-name="P9"><text:s text:c="8"/>①-10. 친구가 접속해 있는 방에 따라서 접속한다.</text:p>
            <text:p text:style-name="P26"><text:tab/></text:p>
            <text:p text:style-name="P38"><text:s text:c="7"/>대안흐름 A-01. <text:span text:style-name="T19">친구가 접속해 있지 않을경우</text:span></text:p>
            <text:p text:style-name="P40"><text:s text:c="16"/>B-01. 친구가 게임플레이 중 일 경우</text:p>
            <text:p text:style-name="P40"/>
            <text:p text:style-name="P6"><text:s text:c="8"/>A-01-1 , <text:span text:style-name="T19">B-01</text:span>. <text:span text:style-name="T15">친구 방 따라가기 버튼이 비활성화 된다.</text:span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table:style-name="표91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표88" table:style-name="표88">
        <table:table-column table:style-name="표88.A"/>
        <table:table-column table:style-name="표88.B"/>
        <table:table-column table:style-name="표88.C"/>
        <table:table-column table:style-name="표88.D"/>
        <text:soft-page-break/>
        <table:table-row table:style-name="표88.1">
          <table:table-cell table:style-name="표88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88.A1" office:value-type="string">
            <text:p text:style-name="Textformatvorlage"/>
          </table:table-cell>
        </table:table-row>
        <table:table-row table:style-name="표88.2">
          <table:table-cell table:style-name="표88.A2" office:value-type="string">
            <text:p text:style-name="P31">시스템명</text:p>
          </table:table-cell>
          <table:table-cell table:style-name="표88.B2" office:value-type="string">
            <text:p text:style-name="P32">R.S.P(Royal.Shop.Program)</text:p>
          </table:table-cell>
          <table:table-cell table:style-name="표88.A2" table:number-columns-spanned="2" office:value-type="string">
            <text:p text:style-name="P31">작 성 자</text:p>
          </table:table-cell>
          <table:covered-table-cell/>
        </table:table-row>
        <table:table-row table:style-name="표88.2">
          <table:table-cell table:style-name="표88.A2" office:value-type="string">
            <text:p text:style-name="P31">업 무 명</text:p>
          </table:table-cell>
          <table:table-cell table:style-name="표88.B2" office:value-type="string">
            <text:p text:style-name="P33">게임플레이</text:p>
          </table:table-cell>
          <table:table-cell table:style-name="표88.A2" table:number-columns-spanned="2" office:value-type="string">
            <text:p text:style-name="P31">작 성 일</text:p>
          </table:table-cell>
          <table:covered-table-cell/>
        </table:table-row>
        <table:table-row table:style-name="표88.2">
          <table:table-cell table:style-name="표88.A2" office:value-type="string">
            <text:p text:style-name="P17">요구사항 ID</text:p>
          </table:table-cell>
          <table:table-cell table:style-name="표88.B2" office:value-type="string">
            <text:p text:style-name="P5">RM-A01-012</text:p>
          </table:table-cell>
          <table:table-cell table:style-name="표88.A2" table:number-columns-spanned="2" office:value-type="string">
            <text:p text:style-name="P17">유스케이스 ID</text:p>
          </table:table-cell>
          <table:covered-table-cell/>
        </table:table-row>
        <table:table-row table:style-name="표88.2">
          <table:table-cell table:style-name="표88.A2" office:value-type="string">
            <text:p text:style-name="P17">유스케이스 명</text:p>
          </table:table-cell>
          <table:table-cell table:style-name="표88.B2" table:number-columns-spanned="2" office:value-type="string">
            <text:p text:style-name="P33">배경음악 환경설정</text:p>
          </table:table-cell>
          <table:covered-table-cell/>
          <table:table-cell table:style-name="표88.B2" office:value-type="string">
            <text:p text:style-name="Textformatvorlage"/>
          </table:table-cell>
        </table:table-row>
        <table:table-row table:style-name="표88.6">
          <table:table-cell table:style-name="표88.A6" table:number-columns-spanned="3" office:value-type="string">
            <text:p text:style-name="P42"/>
            <text:p text:style-name="P5">1. 개요</text:p>
            <text:p text:style-name="P5"><text:s text:c="3"/><text:span text:style-name="T15">게임 배경음악을 설정한다.</text:span></text:p>
            <text:p text:style-name="P5"/>
            <text:p text:style-name="P27">2. 관계</text:p>
            <text:p text:style-name="P47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게임 환경 설정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26"><text:tab/><text:span text:style-name="T5">①-3. 상단의 환경설정 아이콘을 누른다.</text:span></text:p>
            <text:p text:style-name="P9"><text:s text:c="8"/>①-4. 환경 설정 기본 창을 출력한다.</text:p>
            <text:p text:style-name="P9"><text:s text:c="8"/>①-5. 배경음악을 선택해 체크한다.</text:p>
            <text:p text:style-name="P9"><text:s text:c="8"/>①-6. 배경음악 볼륨을 선택바로 조절한다.</text:p>
            <text:p text:style-name="P9"><text:s text:c="8"/>①-6. 저장하기 버튼을 누른다.</text:p>
            <text:p text:style-name="P9"><text:s text:c="8"/>①-7. 환경설정 창이 종료되고 체크한 옵션이 적용된다.</text:p>
            <text:p text:style-name="P26"><text:span text:style-name="T5"><text:s text:c="7"/></text:span><text:span text:style-name="T8"><text:s/></text:span></text:p>
            <text:p text:style-name="P9"><text:s text:c="8"/></text:p>
            <text:p text:style-name="P6"><text:s text:c="3"/></text:p>
            <text:p text:style-name="P6"><text:s text:c="8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table:style-name="표88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표93" table:style-name="표93">
        <table:table-column table:style-name="표93.A"/>
        <table:table-column table:style-name="표93.B"/>
        <table:table-column table:style-name="표93.C"/>
        <table:table-column table:style-name="표93.D"/>
        <table:table-row table:style-name="표93.1">
          <table:table-cell table:style-name="표93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93.A1" office:value-type="string">
            <text:p text:style-name="Textformatvorlage"/>
          </table:table-cell>
        </table:table-row>
        <table:table-row table:style-name="표93.2">
          <table:table-cell table:style-name="표93.A2" office:value-type="string">
            <text:p text:style-name="P31">시스템명</text:p>
          </table:table-cell>
          <table:table-cell table:style-name="표93.B2" office:value-type="string">
            <text:p text:style-name="P32">R.S.P(Royal.Shop.Program)</text:p>
          </table:table-cell>
          <table:table-cell table:style-name="표93.A2" table:number-columns-spanned="2" office:value-type="string">
            <text:p text:style-name="P31">작 성 자</text:p>
          </table:table-cell>
          <table:covered-table-cell/>
        </table:table-row>
        <table:table-row table:style-name="표93.2">
          <table:table-cell table:style-name="표93.A2" office:value-type="string">
            <text:p text:style-name="P31">업 무 명</text:p>
          </table:table-cell>
          <table:table-cell table:style-name="표93.B2" office:value-type="string">
            <text:p text:style-name="P33">게임플레이</text:p>
          </table:table-cell>
          <table:table-cell table:style-name="표93.A2" table:number-columns-spanned="2" office:value-type="string">
            <text:p text:style-name="P31">작 성 일</text:p>
          </table:table-cell>
          <table:covered-table-cell/>
        </table:table-row>
        <table:table-row table:style-name="표93.2">
          <table:table-cell table:style-name="표93.A2" office:value-type="string">
            <text:p text:style-name="P17">요구사항 ID</text:p>
          </table:table-cell>
          <table:table-cell table:style-name="표93.B2" office:value-type="string">
            <text:p text:style-name="P5">RM-A01-012</text:p>
          </table:table-cell>
          <table:table-cell table:style-name="표93.A2" table:number-columns-spanned="2" office:value-type="string">
            <text:p text:style-name="P17">유스케이스 ID</text:p>
          </table:table-cell>
          <table:covered-table-cell/>
        </table:table-row>
        <table:table-row table:style-name="표93.2">
          <table:table-cell table:style-name="표93.A2" office:value-type="string">
            <text:p text:style-name="P17">유스케이스 명</text:p>
          </table:table-cell>
          <table:table-cell table:style-name="표93.B2" table:number-columns-spanned="2" office:value-type="string">
            <text:p text:style-name="P33">효과음 환경설정</text:p>
          </table:table-cell>
          <table:covered-table-cell/>
          <table:table-cell table:style-name="표93.B2" office:value-type="string">
            <text:p text:style-name="Textformatvorlage"/>
          </table:table-cell>
        </table:table-row>
        <table:table-row table:style-name="표93.6">
          <table:table-cell table:style-name="표93.A6" table:number-columns-spanned="3" office:value-type="string">
            <text:p text:style-name="P42"/>
            <text:p text:style-name="P5">1. 개요</text:p>
            <text:p text:style-name="P5"><text:s text:c="3"/><text:span text:style-name="T15">게임 효과음 설정한다.</text:span></text:p>
            <text:p text:style-name="P5"/>
            <text:p text:style-name="P27">2. 관계</text:p>
            <text:p text:style-name="P47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게임 환경 설정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26"><text:tab/><text:span text:style-name="T5">①-3. 상단의 환경설정 아이콘을 누른다.</text:span></text:p>
            <text:p text:style-name="P9"><text:s text:c="8"/>①-4. 환경 설정 기본 창을 출력한다.</text:p>
            <text:p text:style-name="P9"><text:s text:c="8"/>①-5. 배경음악을 선택해 체크한다.</text:p>
            <text:p text:style-name="P9"><text:s text:c="8"/>①-6. 배경음악 볼륨을 선택바로 조절한다.</text:p>
            <text:p text:style-name="P9"><text:s text:c="8"/>①-6. 저장하기 버튼을 누른다.</text:p>
            <text:p text:style-name="P9"><text:s text:c="8"/>①-7. 환경설정 창이 종료되고 체크한 옵션이 적용된다.</text:p>
            <text:p text:style-name="P26"><text:span text:style-name="T5"><text:s text:c="7"/></text:span><text:span text:style-name="T8"><text:s/></text:span></text:p>
            <text:p text:style-name="P9"><text:s text:c="8"/></text:p>
            <text:p text:style-name="P6"><text:s text:c="3"/></text:p>
            <text:p text:style-name="P6"><text:s text:c="8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table:style-name="표93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able:table table:name="표92" table:style-name="표92">
        <table:table-column table:style-name="표92.A"/>
        <table:table-column table:style-name="표92.B"/>
        <table:table-column table:style-name="표92.C"/>
        <table:table-column table:style-name="표92.D"/>
        <text:soft-page-break/>
        <table:table-row table:style-name="표92.1">
          <table:table-cell table:style-name="표92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92.A1" office:value-type="string">
            <text:p text:style-name="Textformatvorlage"/>
          </table:table-cell>
        </table:table-row>
        <table:table-row table:style-name="표92.2">
          <table:table-cell table:style-name="표92.A2" office:value-type="string">
            <text:p text:style-name="P31">시스템명</text:p>
          </table:table-cell>
          <table:table-cell table:style-name="표92.B2" office:value-type="string">
            <text:p text:style-name="P32">R.S.P(Royal.Shop.Program)</text:p>
          </table:table-cell>
          <table:table-cell table:style-name="표92.A2" table:number-columns-spanned="2" office:value-type="string">
            <text:p text:style-name="P31">작 성 자</text:p>
          </table:table-cell>
          <table:covered-table-cell/>
        </table:table-row>
        <table:table-row table:style-name="표92.2">
          <table:table-cell table:style-name="표92.A2" office:value-type="string">
            <text:p text:style-name="P31">업 무 명</text:p>
          </table:table-cell>
          <table:table-cell table:style-name="표92.B2" office:value-type="string">
            <text:p text:style-name="P33">게임플레이</text:p>
          </table:table-cell>
          <table:table-cell table:style-name="표92.A2" table:number-columns-spanned="2" office:value-type="string">
            <text:p text:style-name="P31">작 성 일</text:p>
          </table:table-cell>
          <table:covered-table-cell/>
        </table:table-row>
        <table:table-row table:style-name="표92.2">
          <table:table-cell table:style-name="표92.A2" office:value-type="string">
            <text:p text:style-name="P17">요구사항 ID</text:p>
          </table:table-cell>
          <table:table-cell table:style-name="표92.B2" office:value-type="string">
            <text:p text:style-name="P5">RM-A01-012</text:p>
          </table:table-cell>
          <table:table-cell table:style-name="표92.A2" table:number-columns-spanned="2" office:value-type="string">
            <text:p text:style-name="P17">유스케이스 ID</text:p>
          </table:table-cell>
          <table:covered-table-cell/>
        </table:table-row>
        <table:table-row table:style-name="표92.2">
          <table:table-cell table:style-name="표92.A2" office:value-type="string">
            <text:p text:style-name="P17">유스케이스 명</text:p>
          </table:table-cell>
          <table:table-cell table:style-name="표92.B2" table:number-columns-spanned="2" office:value-type="string">
            <text:p text:style-name="P33">게임 기본 환경 설정 수정</text:p>
          </table:table-cell>
          <table:covered-table-cell/>
          <table:table-cell table:style-name="표92.B2" office:value-type="string">
            <text:p text:style-name="Textformatvorlage"/>
          </table:table-cell>
        </table:table-row>
        <table:table-row table:style-name="표92.6">
          <table:table-cell table:style-name="표92.A6" table:number-columns-spanned="3" office:value-type="string">
            <text:p text:style-name="P42"/>
            <text:p text:style-name="P5">1. 개요</text:p>
            <text:p text:style-name="P5"><text:s text:c="3"/><text:span text:style-name="T15">게임 기본환경을 설정을 수정 한다.</text:span></text:p>
            <text:p text:style-name="P5"/>
            <text:p text:style-name="P27">2. 관계</text:p>
            <text:p text:style-name="P47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게임 환경 설정 수정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26"><text:tab/><text:span text:style-name="T5">①-3. 상단의 환경 설정 아이콘을 누른다.</text:span></text:p>
            <text:p text:style-name="P9"><text:s text:c="8"/>①-4. 환경 설정 기본 창을 출력한다.</text:p>
            <text:p text:style-name="P9"><text:s text:c="8"/>①-5. 수정하고 싶은 옵션을 체크한다.</text:p>
            <text:p text:style-name="P9"><text:s text:c="8"/>①-6. 저장하기 버튼을 누른다.</text:p>
            <text:p text:style-name="P9"><text:s text:c="8"/>①-7. 환경설정 창이 종료되고 체크한 옵션이 적용된다.</text:p>
            <text:p text:style-name="P26"><text:span text:style-name="T5"><text:s text:c="7"/></text:span><text:span text:style-name="T8"><text:s/></text:span></text:p>
            <text:p text:style-name="P9"><text:s text:c="8"/></text:p>
            <text:p text:style-name="P6"><text:s text:c="3"/></text:p>
            <text:p text:style-name="P6"><text:s text:c="8"/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table:style-name="표92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able:table table:name="표22" table:style-name="표22">
        <table:table-column table:style-name="표22.A"/>
        <table:table-column table:style-name="표22.B"/>
        <table:table-column table:style-name="표22.C"/>
        <table:table-column table:style-name="표22.D"/>
        <table:table-row table:style-name="표22.1">
          <table:table-cell table:style-name="표22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ext:soft-page-break/>
        <table:table-row table:style-name="표22.2">
          <table:table-cell table:style-name="표22.A2" office:value-type="string">
            <text:p text:style-name="P31">시스템명</text:p>
          </table:table-cell>
          <table:table-cell table:style-name="표22.B2" office:value-type="string">
            <text:p text:style-name="P32">R.S.P(Royal.Shop.Program)</text:p>
          </table:table-cell>
          <table:table-cell table:style-name="표22.A2" table:number-columns-spanned="2" office:value-type="string">
            <text:p text:style-name="P31">작 성 자</text:p>
          </table:table-cell>
          <table:covered-table-cell/>
        </table:table-row>
        <table:table-row table:style-name="표22.2">
          <table:table-cell table:style-name="표22.A2" office:value-type="string">
            <text:p text:style-name="P31">업 무</text:p>
          </table:table-cell>
          <table:table-cell table:style-name="표22.B2" office:value-type="string">
            <text:p text:style-name="P33">게임플레이</text:p>
          </table:table-cell>
          <table:table-cell table:style-name="표22.A2" table:number-columns-spanned="2" office:value-type="string">
            <text:p text:style-name="P31">작 성 일</text:p>
          </table:table-cell>
          <table:covered-table-cell/>
        </table:table-row>
        <table:table-row table:style-name="표22.2">
          <table:table-cell table:style-name="표22.A2" office:value-type="string">
            <text:p text:style-name="P17">요구사항 ID</text:p>
          </table:table-cell>
          <table:table-cell table:style-name="표22.B2" office:value-type="string">
            <text:p text:style-name="P5">RM-A01-012</text:p>
          </table:table-cell>
          <table:table-cell table:style-name="표22.A2" table:number-columns-spanned="2" office:value-type="string">
            <text:p text:style-name="P17">유스케이스 ID</text:p>
          </table:table-cell>
          <table:covered-table-cell/>
        </table:table-row>
        <table:table-row table:style-name="표22.2">
          <table:table-cell table:style-name="표22.A2" office:value-type="string">
            <text:p text:style-name="P17">유스케이스 명</text:p>
          </table:table-cell>
          <table:table-cell table:style-name="표22.B2" table:number-columns-spanned="2" office:value-type="string">
            <text:p text:style-name="P8">게임 방만들기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22.6">
          <table:table-cell table:style-name="표22.A6" table:number-columns-spanned="3" office:value-type="string">
            <text:p text:style-name="P42"/>
            <text:p text:style-name="P5">1. 개요</text:p>
            <text:p text:style-name="P5"><text:s text:c="3"/><text:span text:style-name="T15">게임을 시작할 수 있는 방을 만든다.</text:span></text:p>
            <text:p text:style-name="P5"/>
            <text:p text:style-name="P27">2. 관계</text:p>
            <text:p text:style-name="P47"><text:s text:c="4"/>* 주액터 : <text:span text:style-name="T15">회원,비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게임 대기화면에서 게임을 시작할 수 있는 방을 만든다.</text:span></text:p>
            <text:p text:style-name="P26"><text:tab/><text:span text:style-name="T4">①-1. </text:span><text:span text:style-name="T5">게임에 접속한다.</text:span></text:p>
            <text:p text:style-name="P26"><text:tab/><text:span text:style-name="T4">①-2. </text:span><text:span text:style-name="T5">방만들기 버튼을 누른다.</text:span></text:p>
            <text:p text:style-name="P6"><text:s text:c="8"/>①-3. <text:span text:style-name="T15">방만들기 양식화면을 출력한다.</text:span></text:p>
            <text:p text:style-name="P9"><text:s text:c="8"/>①-4. 방의 이름을 입력한다.</text:p>
            <text:p text:style-name="P9"><text:s text:c="8"/>A-01. 방의 이름을 입력하지 않았을때</text:p>
            <text:p text:style-name="P6"><text:s text:c="8"/>①-5. <text:span text:style-name="T15">방의 옵션을 선택한다.</text:span></text:p>
            <text:p text:style-name="P6"><text:s text:c="14"/>(<text:span text:style-name="T15">비밀번호,최대인원수,라운드수,게임시간,게임유형,버젼</text:span>)</text:p>
            <text:p text:style-name="P6"><text:s text:c="8"/>①-6. <text:span text:style-name="T15">원하는 옵션에 체크를 누른다,</text:span></text:p>
            <text:p text:style-name="P6"><text:s text:c="8"/>①-7. <text:span text:style-name="T15">하단버튼의 방만들기 버튼을 누른다.</text:span></text:p>
            <text:p text:style-name="P6"><text:s text:c="8"/>①-8. <text:span text:style-name="T15">만들어진 방을 출력한다.</text:span></text:p>
            <text:p text:style-name="P6"/>
            <text:p text:style-name="P6"><text:s text:c="5"/>* 대안흐름 A-01. <text:span text:style-name="T15">방의 이름을 입력하지 않았을때</text:span></text:p>
            <text:p text:style-name="P6"><text:s text:c="8"/>A-01-1. <text:span text:style-name="T15">방이름이 없다는 경고창을 띄운다.</text:span></text:p>
            <text:p text:style-name="P6"><text:s text:c="4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ext:p text:style-name="P10"/>
      <text:p text:style-name="P10"/>
      <table:table table:name="표23" table:style-name="표23">
        <table:table-column table:style-name="표23.A"/>
        <table:table-column table:style-name="표23.B"/>
        <table:table-column table:style-name="표23.C"/>
        <table:table-column table:style-name="표23.D"/>
        <table:table-row table:style-name="표23.1">
          <table:table-cell table:style-name="표23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23.2">
          <table:table-cell table:style-name="표23.A2" office:value-type="string">
            <text:p text:style-name="P31">시스템명</text:p>
          </table:table-cell>
          <table:table-cell table:style-name="표23.B2" office:value-type="string">
            <text:p text:style-name="P32">R.S.P(Royal.Shop.Program)</text:p>
          </table:table-cell>
          <table:table-cell table:style-name="표23.A2" table:number-columns-spanned="2" office:value-type="string">
            <text:p text:style-name="P31">작 성 자</text:p>
          </table:table-cell>
          <table:covered-table-cell/>
        </table:table-row>
        <text:soft-page-break/>
        <table:table-row table:style-name="표23.2">
          <table:table-cell table:style-name="표23.A2" office:value-type="string">
            <text:p text:style-name="P31">업 무 명</text:p>
          </table:table-cell>
          <table:table-cell table:style-name="표23.B2" office:value-type="string">
            <text:p text:style-name="P33">게임플레이</text:p>
          </table:table-cell>
          <table:table-cell table:style-name="표23.A2" table:number-columns-spanned="2" office:value-type="string">
            <text:p text:style-name="P31">작 성 일</text:p>
          </table:table-cell>
          <table:covered-table-cell/>
        </table:table-row>
        <table:table-row table:style-name="표23.2">
          <table:table-cell table:style-name="표23.A2" office:value-type="string">
            <text:p text:style-name="P17">요구사항 ID</text:p>
          </table:table-cell>
          <table:table-cell table:style-name="표23.B2" office:value-type="string">
            <text:p text:style-name="P5">RM-A01-012</text:p>
          </table:table-cell>
          <table:table-cell table:style-name="표23.A2" table:number-columns-spanned="2" office:value-type="string">
            <text:p text:style-name="P17">유스케이스 ID</text:p>
          </table:table-cell>
          <table:covered-table-cell/>
        </table:table-row>
        <table:table-row table:style-name="표23.2">
          <table:table-cell table:style-name="표23.A2" office:value-type="string">
            <text:p text:style-name="P17">유스케이스 명</text:p>
          </table:table-cell>
          <table:table-cell table:style-name="표23.B2" table:number-columns-spanned="2" office:value-type="string">
            <text:p text:style-name="P8">게임 방 접속하기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23.6">
          <table:table-cell table:style-name="표23.A6" table:number-columns-spanned="3" office:value-type="string">
            <text:p text:style-name="P42"/>
            <text:p text:style-name="P5">1. 개요</text:p>
            <text:p text:style-name="P5"><text:s text:c="3"/><text:span text:style-name="T15">기존 만들어져있는방에 접속한다.</text:span></text:p>
            <text:p text:style-name="P5"/>
            <text:p text:style-name="P27">2. 관계</text:p>
            <text:p text:style-name="P47"><text:s text:c="4"/>* 주액터 : <text:span text:style-name="T15">회원,비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방 접속</text:span></text:p>
            <text:p text:style-name="P26"><text:tab/><text:span text:style-name="T4">①-1. </text:span><text:span text:style-name="T5">게임에 접속한다.</text:span></text:p>
            <text:p text:style-name="P26"><text:tab/><text:span text:style-name="T4">①-2. </text:span><text:span text:style-name="T5">게임 대기화면을 출력한다.</text:span></text:p>
            <text:p text:style-name="P6"><text:s text:c="8"/>①-3. <text:span text:style-name="T15">다른회원이 만들어 놓은 방에 입장하기 버튼을 누른다.</text:span></text:p>
            <text:p text:style-name="P9"><text:s text:c="8"/>A-01. 방이 하나도 만들어져있지 않을때</text:p>
            <text:p text:style-name="P6"><text:s text:c="8"/>①-4. <text:span text:style-name="T15">방 화면을 출력한다.</text:span></text:p>
            <text:p text:style-name="P6"><text:s text:c="7"/></text:p>
            <text:p text:style-name="P6"><text:s/></text:p>
            <text:p text:style-name="P6"><text:s text:c="8"/></text:p>
            <text:p text:style-name="P6"><text:s text:c="7"/>대안흐름 A-01.<text:span text:style-name="T15">방이 하나도 만들어져있지 않을때</text:span></text:p>
            <text:p text:style-name="P9"><text:s text:c="14"/>방이없는 대기화면을 출력한다.</text:p>
            <text:p text:style-name="P6"><text:s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24" table:style-name="표24">
        <table:table-column table:style-name="표24.A"/>
        <table:table-column table:style-name="표24.B"/>
        <table:table-column table:style-name="표24.C"/>
        <table:table-column table:style-name="표24.D"/>
        <table:table-row table:style-name="표24.1">
          <table:table-cell table:style-name="표24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24.2">
          <table:table-cell table:style-name="표24.A2" office:value-type="string">
            <text:p text:style-name="P31">시스템명</text:p>
          </table:table-cell>
          <table:table-cell table:style-name="표24.B2" office:value-type="string">
            <text:p text:style-name="P32">R.S.P(Royal.Shop.Program)</text:p>
          </table:table-cell>
          <table:table-cell table:style-name="표24.A2" table:number-columns-spanned="2" office:value-type="string">
            <text:p text:style-name="P31">작 성 자</text:p>
          </table:table-cell>
          <table:covered-table-cell/>
        </table:table-row>
        <table:table-row table:style-name="표24.2">
          <table:table-cell table:style-name="표24.A2" office:value-type="string">
            <text:p text:style-name="P31">업 무 명</text:p>
          </table:table-cell>
          <table:table-cell table:style-name="표24.B2" office:value-type="string">
            <text:p text:style-name="P33">게임플레이</text:p>
          </table:table-cell>
          <table:table-cell table:style-name="표24.A2" table:number-columns-spanned="2" office:value-type="string">
            <text:p text:style-name="P31">작 성 일</text:p>
          </table:table-cell>
          <table:covered-table-cell/>
        </table:table-row>
        <table:table-row table:style-name="표24.2">
          <table:table-cell table:style-name="표24.A2" office:value-type="string">
            <text:p text:style-name="P17">요구사항 ID</text:p>
          </table:table-cell>
          <table:table-cell table:style-name="표24.B2" office:value-type="string">
            <text:p text:style-name="P5">RM-A01-013</text:p>
          </table:table-cell>
          <table:table-cell table:style-name="표24.A2" table:number-columns-spanned="2" office:value-type="string">
            <text:p text:style-name="P17">유스케이스 ID</text:p>
          </table:table-cell>
          <table:covered-table-cell/>
        </table:table-row>
        <text:soft-page-break/>
        <table:table-row table:style-name="표24.2">
          <table:table-cell table:style-name="표24.A2" office:value-type="string">
            <text:p text:style-name="P17">유스케이스 명</text:p>
          </table:table-cell>
          <table:table-cell table:style-name="표24.B2" table:number-columns-spanned="2" office:value-type="string">
            <text:p text:style-name="P8">게임 PLAY 시작하기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24.6">
          <table:table-cell table:style-name="표24.A6" table:number-columns-spanned="3" office:value-type="string">
            <text:p text:style-name="P42"/>
            <text:p text:style-name="P5">1. 개요</text:p>
            <text:p text:style-name="P5"><text:s text:c="3"/><text:span text:style-name="T15">게임 PLAY 시작하기 <text:s text:c="16"/></text:span></text:p>
            <text:p text:style-name="P5"/>
            <text:p text:style-name="P27">2. 관계</text:p>
            <text:p text:style-name="P47"><text:s text:c="4"/>* 주액터 : <text:span text:style-name="T15">회원,비회원,관리자</text:span></text:p>
            <text:p text:style-name="P27"><text:s/></text:p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게임을 시작한다. (방장이 아닐경우)</text:span></text:p>
            <text:p text:style-name="P26"><text:tab/><text:span text:style-name="T4">①-1. </text:span><text:span text:style-name="T5">게임방에 입장하기 버튼을 누른다.</text:span></text:p>
            <text:p text:style-name="P26"><text:tab/><text:span text:style-name="T4">①-2. </text:span><text:span text:style-name="T5">게임방에 접속한 화면을 출력한다.</text:span></text:p>
            <text:p text:style-name="P9"><text:s text:c="14"/>(다른회원이 접속할 수 있다.1~4명)</text:p>
            <text:p text:style-name="P6"><text:s text:c="8"/>①-3. <text:span text:style-name="T15">준비하기(ready)버튼을 누른다.</text:span></text:p>
            <text:p text:style-name="P6"><text:s text:c="8"/>①-4. 대기화면에 <text:span text:style-name="T15">ready이미지를 덧씌워서 출력한다.</text:span></text:p>
            <text:p text:style-name="P6"><text:s text:c="8"/>①-5. <text:span text:style-name="T15">방장인 회원이 게임을 시작하기 버튼을 누른다.</text:span></text:p>
            <text:p text:style-name="P9"><text:s text:c="8"/>①-6. 시작된 게임화면을 출력한다.</text:p>
            <text:p text:style-name="P9"/>
            <text:p text:style-name="P6"><text:span text:style-name="T15"><text:s text:c="5"/>* 기본흐름 </text:span><text:span text:style-name="T14">② 게임을 시작한다 (방장일 경우)</text:span></text:p>
            <text:p text:style-name="P28"><text:s text:c="8"/>②-1. 게임방에 입장하기 버튼을 누른다.</text:p>
            <text:p text:style-name="P26"><text:tab/><text:span text:style-name="T12">②</text:span><text:span text:style-name="T4">-2. </text:span><text:span text:style-name="T5">게임방에 접속한 화면을 출력한다.</text:span></text:p>
            <text:p text:style-name="P9"><text:s text:c="14"/>(다른회원이 접속할 수 있다.1~4명)</text:p>
            <text:p text:style-name="P6"><text:s text:c="8"/><text:span text:style-name="T14">②</text:span>-3. 다른회원이 <text:span text:style-name="T15">준비하기(ready)버튼을 누른다.</text:span></text:p>
            <text:p text:style-name="P6"><text:s text:c="8"/><text:span text:style-name="T14">②</text:span>-4. <text:span text:style-name="T15">다른회원 이미지 위에 ready이미지를 덧씌워서 출력한다.</text:span></text:p>
            <text:p text:style-name="P28"><text:s text:c="8"/>②-5. 게임을 시작하기 버튼을 누른다.</text:p>
            <text:p text:style-name="P28"><text:s text:c="15"/>A-01. 다른회원이 ready버튼을 누르지 않았을 경우</text:p>
            <text:p text:style-name="P28"><text:s text:c="8"/>②-6. 시작된 게임화면을 출력한다.</text:p>
            <text:p text:style-name="P6"/>
            <text:p text:style-name="P6"><text:s text:c="11"/>대안흐름 A-01.<text:span text:style-name="T14">다른회원이 ready버튼을 누르지 않았을 경우</text:span></text:p>
            <text:p text:style-name="P9"><text:s text:c="14"/>다른회원이 ready 버튼을 누르지 않았다는 경고창을 출력한다.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25" table:style-name="표25">
        <table:table-column table:style-name="표25.A"/>
        <table:table-column table:style-name="표25.B"/>
        <table:table-column table:style-name="표25.C"/>
        <table:table-column table:style-name="표25.D"/>
        <table:table-row table:style-name="표25.1">
          <table:table-cell table:style-name="표25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25.2">
          <table:table-cell table:style-name="표25.A2" office:value-type="string">
            <text:p text:style-name="P31">시스템명</text:p>
          </table:table-cell>
          <table:table-cell table:style-name="표25.B2" office:value-type="string">
            <text:p text:style-name="P32">R.S.P(Royal.Shop.Program)</text:p>
          </table:table-cell>
          <table:table-cell table:style-name="표25.A2" table:number-columns-spanned="2" office:value-type="string">
            <text:p text:style-name="P31">작 성 자</text:p>
          </table:table-cell>
          <table:covered-table-cell/>
        </table:table-row>
        <table:table-row table:style-name="표25.2">
          <table:table-cell table:style-name="표25.A2" office:value-type="string">
            <text:p text:style-name="P31">업 무 명</text:p>
          </table:table-cell>
          <table:table-cell table:style-name="표25.B2" office:value-type="string">
            <text:p text:style-name="P33">게임플레이</text:p>
          </table:table-cell>
          <table:table-cell table:style-name="표25.A2" table:number-columns-spanned="2" office:value-type="string">
            <text:p text:style-name="P31">작 성 일</text:p>
          </table:table-cell>
          <table:covered-table-cell/>
        </table:table-row>
        <table:table-row table:style-name="표25.2">
          <table:table-cell table:style-name="표25.A2" office:value-type="string">
            <text:p text:style-name="P17">요구사항 ID</text:p>
          </table:table-cell>
          <table:table-cell table:style-name="표25.B2" office:value-type="string">
            <text:p text:style-name="P5">RM-A01-013</text:p>
          </table:table-cell>
          <table:table-cell table:style-name="표25.A2" table:number-columns-spanned="2" office:value-type="string">
            <text:p text:style-name="P17">유스케이스 ID</text:p>
          </table:table-cell>
          <table:covered-table-cell/>
        </table:table-row>
        <table:table-row table:style-name="표25.2">
          <table:table-cell table:style-name="표25.A2" office:value-type="string">
            <text:p text:style-name="P17">유스케이스 명</text:p>
          </table:table-cell>
          <table:table-cell table:style-name="표25.B2" table:number-columns-spanned="2" office:value-type="string">
            <text:p text:style-name="P8">게임플레이-한글버젼(끝말잇기)</text:p>
          </table:table-cell>
          <table:covered-table-cell/>
          <table:table-cell office:value-type="string">
            <text:p text:style-name="Standard"/>
          </table:table-cell>
        </table:table-row>
        <text:soft-page-break/>
        <table:table-row table:style-name="표25.6">
          <table:table-cell table:style-name="표25.A6" table:number-columns-spanned="3" office:value-type="string">
            <text:p text:style-name="P42"/>
            <text:p text:style-name="P5">1. 개요</text:p>
            <text:p text:style-name="P5"><text:s text:c="3"/><text:span text:style-name="T15">게임을 플레이 한다.(버젼 : 한글 / 종류 : 끝말잇기)</text:span></text:p>
            <text:p text:style-name="P5"/>
            <text:p text:style-name="P27">2. 관계</text:p>
            <text:p text:style-name="P47"><text:s text:c="4"/>* 주액터 : <text:span text:style-name="T15">회원,비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게임플레이(한글끝말잇기)</text:span></text:p>
            <text:p text:style-name="P26"><text:tab/><text:span text:style-name="T4">①-1. </text:span><text:span text:style-name="T5">한글 – 끝말잇기 대기방에 입장한다.</text:span></text:p>
            <text:p text:style-name="P9"><text:s text:c="14"/>(방장이 아닐경우 READY후 방장이 게임시작하기 버튼을 누른다.)</text:p>
            <text:p text:style-name="P26"><text:tab/><text:span text:style-name="T4">①-2. </text:span><text:span text:style-name="T5">게임시작 화면을 출력한다.</text:span></text:p>
            <text:p text:style-name="P9"><text:s text:c="14"/>(회원들 캐릭터, 라운드이미지, 시간이미지(동적),입력이미지,채팅창 )</text:p>
            <text:p text:style-name="P6"><text:s text:c="8"/>①-3. <text:span text:style-name="T15">라운드 이미지를 출력한다. </text:span></text:p>
            <text:p text:style-name="P6"><text:s text:c="8"/>①-4. <text:span text:style-name="T15">라운드에 맞는 끝말잇기를 제한된 시간안에 입력한다.</text:span></text:p>
            <text:p text:style-name="P28"><text:s text:c="8"/>A-01. 시간안에 맞는 입력값을 입력하지 못한경우</text:p>
            <text:p text:style-name="P28"><text:s text:c="8"/>A-02. 틀린 답을 입력한 경우</text:p>
            <text:p text:style-name="P6"><text:s text:c="8"/>①-5. <text:span text:style-name="T15">맞는 입력값을 입력할 경우 점수를 획득한다.</text:span></text:p>
            <text:p text:style-name="P9"><text:s text:c="8"/>①-6. 점수 숫자가 캐릭터 이미지 위에 출력한다.</text:p>
            <text:p text:style-name="P9"><text:s text:c="8"/>①-7. 라운드마다 점수를 계속 회득할 경우 점수가 합산된 화면을 출력 한다.</text:p>
            <text:p text:style-name="P6"><text:s text:c="8"/>①-8. <text:span text:style-name="T15">라운드가 종료되고 점수획득별로 순위화면을 출력한다.</text:span></text:p>
            <text:p text:style-name="P6"><text:s text:c="8"/>①-9. <text:span text:style-name="T15">순위마다 게임포인트가 차등지급된 화면을 출력한다.</text:span></text:p>
            <text:p text:style-name="P6"><text:span text:style-name="T15"><text:s text:c="8"/>①-10. 게임방으로 이동된 화면을 출력한다.</text:span></text:p>
            <text:p text:style-name="P6"><text:s text:c="6"/></text:p>
            <text:p text:style-name="P6"><text:s/></text:p>
            <text:p text:style-name="P6"><text:s text:c="7"/>대안흐름 A-01.<text:span text:style-name="T14">시간안에 맞는 입력값을 입력하지 못한경우</text:span></text:p>
            <text:p text:style-name="P9"><text:s text:c="16"/>턴이 다른사람에게 넘어간다</text:p>
            <text:p text:style-name="P9"><text:s text:c="16"/>A-02. 틀린답을 입력한 경우</text:p>
            <text:p text:style-name="P9"><text:s text:c="16"/>아무 효과없이 계속 답을 입력받을 수 있다.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41"/>
      <text:p text:style-name="P10"/>
      <table:table table:name="표26" table:style-name="표26">
        <table:table-column table:style-name="표26.A"/>
        <table:table-column table:style-name="표26.B"/>
        <table:table-column table:style-name="표26.C"/>
        <table:table-column table:style-name="표26.D"/>
        <table:table-row table:style-name="표26.1">
          <table:table-cell table:style-name="표26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26.2">
          <table:table-cell table:style-name="표26.A2" office:value-type="string">
            <text:p text:style-name="P31">시스템명</text:p>
          </table:table-cell>
          <table:table-cell table:style-name="표26.B2" office:value-type="string">
            <text:p text:style-name="P32">R.S.P(Royal.Shop.Program)</text:p>
          </table:table-cell>
          <table:table-cell table:style-name="표26.A2" table:number-columns-spanned="2" office:value-type="string">
            <text:p text:style-name="P31">작 성 자</text:p>
          </table:table-cell>
          <table:covered-table-cell/>
        </table:table-row>
        <table:table-row table:style-name="표26.2">
          <table:table-cell table:style-name="표26.A2" office:value-type="string">
            <text:p text:style-name="P31">업 무 명</text:p>
          </table:table-cell>
          <table:table-cell table:style-name="표26.B2" office:value-type="string">
            <text:p text:style-name="P33">게임플레이</text:p>
          </table:table-cell>
          <table:table-cell table:style-name="표26.A2" table:number-columns-spanned="2" office:value-type="string">
            <text:p text:style-name="P31">작 성 일</text:p>
          </table:table-cell>
          <table:covered-table-cell/>
        </table:table-row>
        <table:table-row table:style-name="표26.2">
          <table:table-cell table:style-name="표26.A2" office:value-type="string">
            <text:p text:style-name="P17">요구사항 ID</text:p>
          </table:table-cell>
          <table:table-cell table:style-name="표26.B2" office:value-type="string">
            <text:p text:style-name="P5">RM-A01-013</text:p>
          </table:table-cell>
          <table:table-cell table:style-name="표26.A2" table:number-columns-spanned="2" office:value-type="string">
            <text:p text:style-name="P17">유스케이스 ID</text:p>
          </table:table-cell>
          <table:covered-table-cell/>
        </table:table-row>
        <table:table-row table:style-name="표26.2">
          <table:table-cell table:style-name="표26.A2" office:value-type="string">
            <text:p text:style-name="P17">유스케이스 명</text:p>
          </table:table-cell>
          <table:table-cell table:style-name="표26.B2" table:number-columns-spanned="2" office:value-type="string">
            <text:p text:style-name="P8">상점에서 아이템 구입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26.6">
          <table:table-cell table:style-name="표26.A6" table:number-columns-spanned="3" office:value-type="string">
            <text:p text:style-name="P42"/>
            <text:p text:style-name="P5">1. 개요</text:p>
            <text:p text:style-name="P5"><text:s text:c="3"/><text:span text:style-name="T15">상점에서 아이템을 구입할 수 있다.</text:span></text:p>
            <text:p text:style-name="P5"/>
            <text:p text:style-name="P27">2. 관계</text:p>
            <text:p text:style-name="P47"><text:s text:c="4"/>* 주액터 : <text:span text:style-name="T15">회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상점 아이템 구입</text:span></text:p>
            <text:p text:style-name="P26"><text:tab/><text:span text:style-name="T4">①-1. </text:span><text:span text:style-name="T5">게임대기화면에 입장한다.</text:span></text:p>
            <text:p text:style-name="P26"><text:span text:style-name="T5"><text:s text:c="8"/>①-2. 게임대기화면을 출력한다.</text:span></text:p>
            <text:p text:style-name="P26"><text:tab/><text:span text:style-name="T4">①-3. </text:span><text:span text:style-name="T5">상점 버튼을 누른다.</text:span></text:p>
            <text:p text:style-name="P6"><text:s text:c="8"/>①-4. <text:span text:style-name="T15">상점 기본화면을 출력한다.</text:span></text:p>
            <text:p text:style-name="P6"><text:s text:c="8"/>①-5. <text:span text:style-name="T15">원하는 카테고리를 누른다.</text:span></text:p>
            <text:p text:style-name="P6"><text:span text:style-name="T15"><text:s text:c="15"/>(헤어,옷,배경)</text:span></text:p>
            <text:p text:style-name="P6"><text:s text:c="8"/>①-6. <text:span text:style-name="T15">아이템을 누른다,</text:span></text:p>
            <text:p text:style-name="P6"><text:s text:c="8"/>①-7. <text:span text:style-name="T15">아이템을 적용한 캐릭터의 이미지를 출력한다.</text:span></text:p>
            <text:p text:style-name="P6"><text:s text:c="8"/>①-8. <text:span text:style-name="T15">구입하기 버튼을 누른다.</text:span></text:p>
            <text:p text:style-name="P6"><text:span text:style-name="T15"><text:s text:c="8"/>A-01. 게임머니가 부족할 경우</text:span></text:p>
            <text:p text:style-name="P6"><text:s text:c="8"/>①-9. <text:span text:style-name="T15">구입이 완료되었다는 알림창을 출력한다.</text:span></text:p>
            <text:p text:style-name="P6"><text:span text:style-name="T15"><text:s text:c="8"/>①-10. 상점에서 나가기 버튼을 누른다.</text:span></text:p>
            <text:p text:style-name="P6"><text:span text:style-name="T15"><text:s text:c="8"/>①-11. 게임기본 대기화면을 출력한다. </text:span></text:p>
            <text:p text:style-name="P6"><text:span text:style-name="T15"><text:s text:c="8"/>①-12. 마이페이지 </text:span></text:p>
            <text:p text:style-name="P6"/>
            <text:p text:style-name="P6"/>
            <text:p text:style-name="P6"><text:s text:c="4"/>* 대안흐름 A-01. <text:span text:style-name="T15">게임머니가 부족할 경우</text:span></text:p>
            <text:p text:style-name="P6"><text:s text:c="8"/><text:span text:style-name="T15">게임머지 부족이라는 경고창을 띄운다.</text:span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><text:soft-page-break/>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27" table:style-name="표27">
        <table:table-column table:style-name="표27.A"/>
        <table:table-column table:style-name="표27.B"/>
        <table:table-column table:style-name="표27.C"/>
        <table:table-column table:style-name="표27.D"/>
        <table:table-row table:style-name="표27.1">
          <table:table-cell table:style-name="표27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7.2">
          <table:table-cell table:style-name="표27.A2" office:value-type="string">
            <text:p text:style-name="P31">시스템명</text:p>
          </table:table-cell>
          <table:table-cell table:style-name="표27.B2" table:number-columns-spanned="2" office:value-type="string">
            <text:p text:style-name="P32">R.S.P(Royal.Shop.Program)</text:p>
          </table:table-cell>
          <table:covered-table-cell/>
          <table:table-cell table:style-name="표27.A2" office:value-type="string">
            <text:p text:style-name="P31">작 성 자</text:p>
          </table:table-cell>
        </table:table-row>
        <table:table-row table:style-name="표27.2">
          <table:table-cell table:style-name="표27.A2" office:value-type="string">
            <text:p text:style-name="P31">업 무 명</text:p>
          </table:table-cell>
          <table:table-cell table:style-name="표27.B2" table:number-columns-spanned="2" office:value-type="string">
            <text:p text:style-name="P32">문의게시판</text:p>
          </table:table-cell>
          <table:covered-table-cell/>
          <table:table-cell table:style-name="표27.A2" office:value-type="string">
            <text:p text:style-name="P31">작 성 일</text:p>
          </table:table-cell>
        </table:table-row>
        <table:table-row table:style-name="표27.2">
          <table:table-cell table:style-name="표27.A2" office:value-type="string">
            <text:p text:style-name="P17">요구사항 ID</text:p>
          </table:table-cell>
          <table:table-cell table:style-name="표27.B2" table:number-columns-spanned="2" office:value-type="string">
            <text:p text:style-name="P5">RM-A01-013</text:p>
          </table:table-cell>
          <table:covered-table-cell/>
          <table:table-cell table:style-name="표27.A2" office:value-type="string">
            <text:p text:style-name="P17">유스케이스 ID</text:p>
          </table:table-cell>
        </table:table-row>
        <table:table-row table:style-name="표27.2">
          <table:table-cell table:style-name="표27.A2" office:value-type="string">
            <text:p text:style-name="P17">유스케이스 명</text:p>
          </table:table-cell>
          <table:table-cell table:style-name="표27.B2" office:value-type="string">
            <text:p text:style-name="P5">문의 게시판 <text:soft-page-break/>댓글 삭제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7.6">
          <table:table-cell table:style-name="표27.A6" table:number-columns-spanned="2" office:value-type="string">
            <text:p text:style-name="P42"/>
            <text:p text:style-name="P5">1. 개요</text:p>
            <text:p text:style-name="P5"><text:s text:c="3"/>상품문의/ 댓글문의 게시판에 댓글을 삭제한다.</text:p>
            <text:p text:style-name="P5"/>
            <text:p text:style-name="P27">2. 관계</text:p>
            <text:p text:style-name="P47"><text:s text:c="4"/>* 주액터 : 판매자,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4">상품문의/ 댓글문의 게시판에 댓글을 삭제한다.</text:span></text:p>
            <text:p text:style-name="P26"><text:tab/><text:span text:style-name="T4">①-1. 배송문의/상품문의 게시판을 클릭한다.</text:span></text:p>
            <text:p text:style-name="P26"><text:tab/><text:span text:style-name="T4">①-2. 배송문의/상품문의 게시판을 출력한다.</text:span></text:p>
            <text:p text:style-name="P6"><text:s text:c="8"/>①-3. 조회하고 싶은 글을 클릭한다.</text:p>
            <text:p text:style-name="P6"><text:s text:c="8"/>①-4. 게시글이 출력되면 하단에 댓글버튼을 클릭한다.</text:p>
            <text:p text:style-name="P6"><text:s text:c="8"/>①-5. 게시글에 해당되는 댓글을 출력한다.</text:p>
            <text:p text:style-name="P6"><text:s text:c="8"/>①-6. 댓글 삭제 버튼을 클릭한다.</text:p>
            <text:p text:style-name="P6"><text:s text:c="8"/>①-7. 작성자 아이디와 수정할 아이디가 일치하면 삭제완료를 출력한다.</text:p>
            <text:p text:style-name="P6"><text:s text:c="8"/>A-01. 작성자와 삭제할 아이디가 일치하지 않을 때</text:p>
            <text:p text:style-name="P6"/>
            <text:p text:style-name="P6"/>
            <text:p text:style-name="P6"><text:s text:c="4"/>* 대안흐름 A-01. 작성자와 삭제할 아이디가 일치하지 않을 때</text:p>
            <text:p text:style-name="P6"><text:s text:c="8"/>A-01-1. 삭제불가 라는 경고창을 띄운다.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><text:soft-page-break/></text:p>
      <table:table table:name="표28" table:style-name="표28">
        <table:table-column table:style-name="표28.A"/>
        <table:table-column table:style-name="표28.B"/>
        <table:table-column table:style-name="표28.C"/>
        <table:table-column table:style-name="표28.D"/>
        <table:table-row table:style-name="표28.1">
          <table:table-cell table:style-name="표28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8.2">
          <table:table-cell table:style-name="표28.A2" office:value-type="string">
            <text:p text:style-name="P31">시스템명</text:p>
          </table:table-cell>
          <table:table-cell table:style-name="표28.B2" table:number-columns-spanned="2" office:value-type="string">
            <text:p text:style-name="P32">R.S.P(Royal.Shop.Program)</text:p>
          </table:table-cell>
          <table:covered-table-cell/>
          <table:table-cell table:style-name="표28.A2" office:value-type="string">
            <text:p text:style-name="P31">작 성 자</text:p>
          </table:table-cell>
        </table:table-row>
        <table:table-row table:style-name="표28.2">
          <table:table-cell table:style-name="표28.A2" office:value-type="string">
            <text:p text:style-name="P31">업 무 명</text:p>
          </table:table-cell>
          <table:table-cell table:style-name="표28.B2" table:number-columns-spanned="2" office:value-type="string">
            <text:p text:style-name="P32">쿠폰발급</text:p>
          </table:table-cell>
          <table:covered-table-cell/>
          <table:table-cell table:style-name="표28.A2" office:value-type="string">
            <text:p text:style-name="P31">작 성 일</text:p>
          </table:table-cell>
        </table:table-row>
        <table:table-row table:style-name="표28.2">
          <table:table-cell table:style-name="표28.A2" office:value-type="string">
            <text:p text:style-name="P17">요구사항 ID</text:p>
          </table:table-cell>
          <table:table-cell table:style-name="표28.B2" table:number-columns-spanned="2" office:value-type="string">
            <text:p text:style-name="P5">RM-A01-014</text:p>
          </table:table-cell>
          <table:covered-table-cell/>
          <table:table-cell table:style-name="표28.A2" office:value-type="string">
            <text:p text:style-name="P17">유스케이스 ID</text:p>
          </table:table-cell>
        </table:table-row>
        <table:table-row table:style-name="표28.2">
          <table:table-cell table:style-name="표28.A2" office:value-type="string">
            <text:p text:style-name="P17">유스케이스 명</text:p>
          </table:table-cell>
          <table:table-cell table:style-name="표28.B2" office:value-type="string">
            <text:p text:style-name="P5">할인쿠폰 생성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8.6">
          <table:table-cell table:style-name="표28.A6" table:number-columns-spanned="2" office:value-type="string">
            <text:p text:style-name="P42"/>
            <text:p text:style-name="P5">1. 개요</text:p>
            <text:p text:style-name="P5"><text:s text:c="3"/>고객에게 배포할 할인쿠폰을 생성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할인쿠폰을 생성한다.</text:span></text:p>
            <text:p text:style-name="P26"><text:tab/><text:span text:style-name="T4">①-1. 할인쿠폰을 클릭한다.</text:span></text:p>
            <text:p text:style-name="P26"><text:tab/><text:span text:style-name="T4">①-2. 추가할 할인쿠폰을 클릭한다.</text:span></text:p>
            <text:p text:style-name="P6"><text:s text:c="8"/>①-3. 할인 쿠폰 양식에 맞게 작성한다.</text:p>
            <text:p text:style-name="P6"><text:s text:c="8"/>①-4. 작성이 완료되면 생성 버튼을 클릭한다.</text:p>
            <text:p text:style-name="P6"><text:s text:c="8"/>A-01. 할인 쿠폰 양식이 맞지 않을 때</text:p>
            <text:p text:style-name="P6"/>
            <text:p text:style-name="P6"/>
            <text:p text:style-name="P6"><text:s text:c="4"/>* 대안흐름 A-01. 할인 쿠폰 양식이 맞지 않을 때</text:p>
            <text:p text:style-name="P6"><text:s text:c="8"/>A-01-1. 경고창을 띄운다.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><text:soft-page-break/></text:p>
      <table:table table:name="표29" table:style-name="표29">
        <table:table-column table:style-name="표29.A"/>
        <table:table-column table:style-name="표29.B"/>
        <table:table-column table:style-name="표29.C"/>
        <table:table-column table:style-name="표29.D"/>
        <table:table-row table:style-name="표29.1">
          <table:table-cell table:style-name="표29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9.2">
          <table:table-cell table:style-name="표29.A2" office:value-type="string">
            <text:p text:style-name="P31">시스템명</text:p>
          </table:table-cell>
          <table:table-cell table:style-name="표29.B2" table:number-columns-spanned="2" office:value-type="string">
            <text:p text:style-name="P32">R.S.P(Royal.Shop.Program)</text:p>
          </table:table-cell>
          <table:covered-table-cell/>
          <table:table-cell table:style-name="표29.A2" office:value-type="string">
            <text:p text:style-name="P31">작 성 자</text:p>
          </table:table-cell>
        </table:table-row>
        <table:table-row table:style-name="표29.2">
          <table:table-cell table:style-name="표29.A2" office:value-type="string">
            <text:p text:style-name="P31">업 무 명</text:p>
          </table:table-cell>
          <table:table-cell table:style-name="표29.B2" table:number-columns-spanned="2" office:value-type="string">
            <text:p text:style-name="P32">쿠폰발급</text:p>
          </table:table-cell>
          <table:covered-table-cell/>
          <table:table-cell table:style-name="표29.A2" office:value-type="string">
            <text:p text:style-name="P31">작 성 일</text:p>
          </table:table-cell>
        </table:table-row>
        <table:table-row table:style-name="표29.2">
          <table:table-cell table:style-name="표29.A2" office:value-type="string">
            <text:p text:style-name="P17">요구사항 ID</text:p>
          </table:table-cell>
          <table:table-cell table:style-name="표29.B2" table:number-columns-spanned="2" office:value-type="string">
            <text:p text:style-name="P5">RM-A01-015</text:p>
          </table:table-cell>
          <table:covered-table-cell/>
          <table:table-cell table:style-name="표29.A2" office:value-type="string">
            <text:p text:style-name="P17">유스케이스 ID</text:p>
          </table:table-cell>
        </table:table-row>
        <table:table-row table:style-name="표29.2">
          <table:table-cell table:style-name="표29.A2" office:value-type="string">
            <text:p text:style-name="P17">유스케이스 명</text:p>
          </table:table-cell>
          <table:table-cell table:style-name="표29.B2" office:value-type="string">
            <text:p text:style-name="P5">매달 생일인 고객 할인쿠폰 발급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29.6">
          <table:table-cell table:style-name="표29.A6" table:number-columns-spanned="2" office:value-type="string">
            <text:p text:style-name="P42"/>
            <text:p text:style-name="P5">1. 개요</text:p>
            <text:p text:style-name="P5"><text:s text:c="3"/>매달 생일인 고객에게 할인쿠폰을 발급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4">매달 생일인 고객에게 할인쿠폰을 발급한다.</text:span></text:p>
            <text:p text:style-name="P26"><text:tab/><text:span text:style-name="T4">①-1. 할인쿠폰을 클릭한다.</text:span></text:p>
            <text:p text:style-name="P26"><text:tab/><text:span text:style-name="T4">①-2. 쿠폰배포 버튼을 클릭한다.</text:span></text:p>
            <text:p text:style-name="P6"><text:s text:c="8"/>①-3. 고객목록을 출력한다.</text:p>
            <text:p text:style-name="P6"><text:s text:c="8"/>①-4. 이번달의 생일인 고객들을 조회한다.</text:p>
            <text:p text:style-name="P6"><text:s text:c="8"/>①-5. 고객들을 선택하여 쿠폰발급 버튼을 클릭한다.</text:p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30" table:style-name="표30">
        <table:table-column table:style-name="표30.A"/>
        <table:table-column table:style-name="표30.B"/>
        <table:table-column table:style-name="표30.C"/>
        <table:table-column table:style-name="표30.D"/>
        <table:table-row table:style-name="표30.1">
          <table:table-cell table:style-name="표30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0.2">
          <table:table-cell table:style-name="표30.A2" office:value-type="string">
            <text:p text:style-name="P31">시스템명</text:p>
          </table:table-cell>
          <table:table-cell table:style-name="표30.B2" table:number-columns-spanned="2" office:value-type="string">
            <text:p text:style-name="P32">R.S.P(Royal.Shop.Program)</text:p>
          </table:table-cell>
          <table:covered-table-cell/>
          <table:table-cell table:style-name="표30.A2" office:value-type="string">
            <text:p text:style-name="P31">작 성 자</text:p>
          </table:table-cell>
        </table:table-row>
        <table:table-row table:style-name="표30.2">
          <table:table-cell table:style-name="표30.A2" office:value-type="string">
            <text:p text:style-name="P31">업 무 명</text:p>
          </table:table-cell>
          <table:table-cell table:style-name="표30.B2" table:number-columns-spanned="2" office:value-type="string">
            <text:p text:style-name="P32">쿠폰발급</text:p>
          </table:table-cell>
          <table:covered-table-cell/>
          <table:table-cell table:style-name="표30.A2" office:value-type="string">
            <text:p text:style-name="P31">작 성 일</text:p>
          </table:table-cell>
        </table:table-row>
        <table:table-row table:style-name="표30.2">
          <table:table-cell table:style-name="표30.A2" office:value-type="string">
            <text:p text:style-name="P17">요구사항 ID</text:p>
          </table:table-cell>
          <table:table-cell table:style-name="표30.B2" table:number-columns-spanned="2" office:value-type="string">
            <text:p text:style-name="P5">RM-A01-016</text:p>
          </table:table-cell>
          <table:covered-table-cell/>
          <table:table-cell table:style-name="표30.A2" office:value-type="string">
            <text:p text:style-name="P17">유스케이스 ID</text:p>
          </table:table-cell>
        </table:table-row>
        <table:table-row table:style-name="표30.2">
          <table:table-cell table:style-name="표30.A2" office:value-type="string">
            <text:p text:style-name="P17">유스케이스 명</text:p>
          </table:table-cell>
          <table:table-cell table:style-name="표30.B2" office:value-type="string">
            <text:p text:style-name="P5">회원등급으<text:soft-page-break/>로 할인쿠폰 발급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0.6">
          <table:table-cell table:style-name="표30.A6" table:number-columns-spanned="2" office:value-type="string">
            <text:p text:style-name="P42"/>
            <text:p text:style-name="P5">1. 개요</text:p>
            <text:p text:style-name="P5"><text:s text:c="3"/>구매 건수에 따른 회원등급으로 할인쿠폰을 발급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구매 건수에 따른 회원등급으로 할인쿠폰을 발급한다.</text:span></text:p>
            <text:p text:style-name="P26"><text:tab/><text:span text:style-name="T4">①-1. 할인쿠폰을 클릭한다.</text:span></text:p>
            <text:p text:style-name="P26"><text:tab/><text:span text:style-name="T4">①-2. 쿠폰배포 버튼을 클릭한다.</text:span></text:p>
            <text:p text:style-name="P6"><text:s text:c="8"/>①-3. 고객목록을 출력한다.</text:p>
            <text:p text:style-name="P6"><text:s text:c="8"/>①-4. 회원등급을 조회한다.</text:p>
            <text:p text:style-name="P6"><text:s text:c="8"/>①-5. 등급 순으로 고객들을 선택하여 쿠폰발급 버튼을 클릭한다.</text:p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31" table:style-name="표31">
        <table:table-column table:style-name="표31.A"/>
        <table:table-column table:style-name="표31.B"/>
        <table:table-column table:style-name="표31.C"/>
        <table:table-column table:style-name="표31.D"/>
        <table:table-row table:style-name="표31.1">
          <table:table-cell table:style-name="표31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1.2">
          <table:table-cell table:style-name="표31.A2" office:value-type="string">
            <text:p text:style-name="P31">시스템명</text:p>
          </table:table-cell>
          <table:table-cell table:style-name="표31.B2" table:number-columns-spanned="2" office:value-type="string">
            <text:p text:style-name="P32">R.S.P(Royal.Shop.Program)</text:p>
          </table:table-cell>
          <table:covered-table-cell/>
          <table:table-cell table:style-name="표31.A2" office:value-type="string">
            <text:p text:style-name="P31">작 성 자</text:p>
          </table:table-cell>
        </table:table-row>
        <table:table-row table:style-name="표31.2">
          <table:table-cell table:style-name="표31.A2" office:value-type="string">
            <text:p text:style-name="P31">업 무 명</text:p>
          </table:table-cell>
          <table:table-cell table:style-name="표31.B2" table:number-columns-spanned="2" office:value-type="string">
            <text:p text:style-name="P32">쿠폰발급</text:p>
          </table:table-cell>
          <table:covered-table-cell/>
          <table:table-cell table:style-name="표31.A2" office:value-type="string">
            <text:p text:style-name="P31">작 성 일</text:p>
          </table:table-cell>
        </table:table-row>
        <text:soft-page-break/>
        <table:table-row table:style-name="표31.2">
          <table:table-cell table:style-name="표31.A2" office:value-type="string">
            <text:p text:style-name="P17">요구사항 ID</text:p>
          </table:table-cell>
          <table:table-cell table:style-name="표31.B2" table:number-columns-spanned="2" office:value-type="string">
            <text:p text:style-name="P5">RM-A01-017</text:p>
          </table:table-cell>
          <table:covered-table-cell/>
          <table:table-cell table:style-name="표31.A2" office:value-type="string">
            <text:p text:style-name="P17">유스케이스 ID</text:p>
          </table:table-cell>
        </table:table-row>
        <table:table-row table:style-name="표31.2">
          <table:table-cell table:style-name="표31.A2" office:value-type="string">
            <text:p text:style-name="P17">유스케이스 명</text:p>
          </table:table-cell>
          <table:table-cell table:style-name="표31.B2" office:value-type="string">
            <text:p text:style-name="P5">출석체크 이벤트 할인쿠폰 발급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31.6">
          <table:table-cell table:style-name="표31.A6" table:number-columns-spanned="2" office:value-type="string">
            <text:p text:style-name="P42"/>
            <text:p text:style-name="P5">1. 개요</text:p>
            <text:p text:style-name="P5"><text:s text:c="3"/>15일 이상 출석체크에 도장을 찍은 고객에게 할인쿠폰을 발급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15일 이상 출석체크에 도장을 찍은 고객에게 할인쿠폰을 발급한다.</text:span></text:p>
            <text:p text:style-name="P26"><text:tab/><text:span text:style-name="T4">①-1. 할인쿠폰을 클릭한다.</text:span></text:p>
            <text:p text:style-name="P26"><text:tab/><text:span text:style-name="T4">①-2. 쿠폰배포 버튼을 클릭한다.</text:span></text:p>
            <text:p text:style-name="P6"><text:s text:c="8"/>①-3. 고객목록을 출력한다.</text:p>
            <text:p text:style-name="P6"><text:s text:c="8"/>①-4. 출석체크 도장 개수로 고객을 조회한다.</text:p>
            <text:p text:style-name="P6"><text:s text:c="8"/>①-5. 15일 이상인 고객들을 선택하여 쿠폰발급버튼을 클릭한다.</text:p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32" table:style-name="표32">
        <table:table-column table:style-name="표32.A"/>
        <table:table-column table:style-name="표32.B"/>
        <table:table-column table:style-name="표32.C"/>
        <table:table-column table:style-name="표32.D"/>
        <table:table-row table:style-name="표32.1">
          <table:table-cell table:style-name="표32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2.2">
          <table:table-cell table:style-name="표32.A2" office:value-type="string">
            <text:p text:style-name="P31">시스템명</text:p>
          </table:table-cell>
          <table:table-cell table:style-name="표32.B2" table:number-columns-spanned="2" office:value-type="string">
            <text:p text:style-name="P32">R.S.P(Royal.Shop.Program)</text:p>
          </table:table-cell>
          <table:covered-table-cell/>
          <table:table-cell table:style-name="표32.A2" office:value-type="string">
            <text:p text:style-name="P31">작 성 자</text:p>
          </table:table-cell>
        </table:table-row>
        <table:table-row table:style-name="표32.2">
          <table:table-cell table:style-name="표32.A2" office:value-type="string">
            <text:p text:style-name="P31">업 무 명</text:p>
          </table:table-cell>
          <table:table-cell table:style-name="표32.B2" table:number-columns-spanned="2" office:value-type="string">
            <text:p text:style-name="P32">쿠폰발급</text:p>
          </table:table-cell>
          <table:covered-table-cell/>
          <table:table-cell table:style-name="표32.A2" office:value-type="string">
            <text:p text:style-name="P31">작 성 일</text:p>
          </table:table-cell>
        </table:table-row>
        <table:table-row table:style-name="표32.2">
          <table:table-cell table:style-name="표32.A2" office:value-type="string">
            <text:p text:style-name="P17">요구사항 ID</text:p>
          </table:table-cell>
          <table:table-cell table:style-name="표32.B2" table:number-columns-spanned="2" office:value-type="string">
            <text:p text:style-name="P5">RM-A01-018</text:p>
          </table:table-cell>
          <table:covered-table-cell/>
          <table:table-cell table:style-name="표32.A2" office:value-type="string">
            <text:p text:style-name="P17">유스케이스 ID</text:p>
          </table:table-cell>
        </table:table-row>
        <table:table-row table:style-name="표32.2">
          <table:table-cell table:style-name="표32.A2" office:value-type="string">
            <text:p text:style-name="P17">유스케이스 명</text:p>
          </table:table-cell>
          <table:table-cell table:style-name="표32.B2" office:value-type="string">
            <text:p text:style-name="P5">할인 쿠폰 조<text:soft-page-break/>회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2.6">
          <table:table-cell table:style-name="표32.A6" table:number-columns-spanned="2" office:value-type="string">
            <text:p text:style-name="P42"/>
            <text:p text:style-name="P5">1. 개요</text:p>
            <text:p text:style-name="P5"><text:s text:c="3"/>마이페이지에서 할인쿠폰을 조회한다.</text:p>
            <text:p text:style-name="P5"/>
            <text:p text:style-name="P27">2. 관계</text:p>
            <text:p text:style-name="P47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마이페이지에서 할인쿠폰을 조회한다.</text:span></text:p>
            <text:p text:style-name="P26"><text:tab/><text:span text:style-name="T4">①-1. 마이페이지 화면을 출력한다.</text:span></text:p>
            <text:p text:style-name="P26"><text:tab/><text:span text:style-name="T4">①-2. 쿠폰조회 버튼을 클릭한다.</text:span></text:p>
            <text:p text:style-name="P6"><text:s text:c="8"/>①-3. 쿠폰목록을 출력한다.</text:p>
            <text:p text:style-name="P6"><text:s text:c="8"/>①-4. 쿠폰을 클릭한다.</text:p>
            <text:p text:style-name="P6"><text:s text:c="8"/>①-5. 쿠폰의 정보를 출력한다.</text:p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33" table:style-name="표33">
        <table:table-column table:style-name="표33.A"/>
        <table:table-column table:style-name="표33.B"/>
        <table:table-column table:style-name="표33.C"/>
        <table:table-column table:style-name="표33.D"/>
        <table:table-row table:style-name="표33.1">
          <table:table-cell table:style-name="표33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3.2">
          <table:table-cell table:style-name="표33.A2" office:value-type="string">
            <text:p text:style-name="P31">시스템명</text:p>
          </table:table-cell>
          <table:table-cell table:style-name="표33.B2" table:number-columns-spanned="2" office:value-type="string">
            <text:p text:style-name="P32">R.S.P(Royal.Shop.Program)</text:p>
          </table:table-cell>
          <table:covered-table-cell/>
          <table:table-cell table:style-name="표33.A2" office:value-type="string">
            <text:p text:style-name="P31">작 성 자</text:p>
          </table:table-cell>
        </table:table-row>
        <table:table-row table:style-name="표33.2">
          <table:table-cell table:style-name="표33.A2" office:value-type="string">
            <text:p text:style-name="P31">업 무 명</text:p>
          </table:table-cell>
          <table:table-cell table:style-name="표33.B2" table:number-columns-spanned="2" office:value-type="string">
            <text:p text:style-name="P32">공지사항</text:p>
          </table:table-cell>
          <table:covered-table-cell/>
          <table:table-cell table:style-name="표33.A2" office:value-type="string">
            <text:p text:style-name="P31">작 성 일</text:p>
          </table:table-cell>
        </table:table-row>
        <table:table-row table:style-name="표33.2">
          <table:table-cell table:style-name="표33.A2" office:value-type="string">
            <text:p text:style-name="P17">요구사항 ID</text:p>
          </table:table-cell>
          <table:table-cell table:style-name="표33.B2" table:number-columns-spanned="2" office:value-type="string">
            <text:p text:style-name="P5">RM-A01-019</text:p>
          </table:table-cell>
          <table:covered-table-cell/>
          <table:table-cell table:style-name="표33.A2" office:value-type="string">
            <text:p text:style-name="P17">유스케이스 ID</text:p>
          </table:table-cell>
        </table:table-row>
        <table:table-row table:style-name="표33.2">
          <table:table-cell table:style-name="표33.A2" office:value-type="string">
            <text:p text:style-name="P17">유스케이스 명</text:p>
          </table:table-cell>
          <table:table-cell table:style-name="표33.B2" office:value-type="string">
            <text:p text:style-name="P5">공지사항 <text:soft-page-break/>&amp; 자주묻는질문 등록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3.6">
          <table:table-cell table:style-name="표33.A6" table:number-columns-spanned="2" office:value-type="string">
            <text:p text:style-name="P42"/>
            <text:p text:style-name="P5">1. 개요</text:p>
            <text:p text:style-name="P5"><text:s text:c="2"/>공지사항과 자주묻는 질문을 등록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공지사항과 자주묻는 질문을 등록한다.</text:span></text:p>
            <text:p text:style-name="P26"><text:tab/><text:span text:style-name="T4">①-1. 공지사항을 클릭한다.</text:span></text:p>
            <text:p text:style-name="P26"><text:tab/><text:span text:style-name="T4">①-2. 글 작성을 클릭한다.</text:span></text:p>
            <text:p text:style-name="P6"><text:s text:c="8"/>①-3. 양식에 맞게 글을 작성한다.</text:p>
            <text:p text:style-name="P6"><text:s text:c="8"/>①-4. 작성이 완료되면 완료버튼을 클릭한다.</text:p>
            <text:p text:style-name="P6"><text:s text:c="8"/>A-01. 양식이 맞지 않을 때</text:p>
            <text:p text:style-name="P6"/>
            <text:p text:style-name="P6"><text:s text:c="4"/></text:p>
            <text:p text:style-name="P6"><text:s text:c="4"/>* 대안흐름 A-01. 양식이 맞지 않을 때</text:p>
            <text:p text:style-name="P6"><text:s text:c="8"/>A-01-1. 경고창을 띄운다.</text:p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34" table:style-name="표34">
        <table:table-column table:style-name="표34.A"/>
        <table:table-column table:style-name="표34.B"/>
        <table:table-column table:style-name="표34.C"/>
        <table:table-column table:style-name="표34.D"/>
        <table:table-row table:style-name="표34.1">
          <table:table-cell table:style-name="표34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34.2">
          <table:table-cell table:style-name="표34.A2" office:value-type="string">
            <text:p text:style-name="P31">시스템명</text:p>
          </table:table-cell>
          <table:table-cell table:style-name="표34.B2" table:number-columns-spanned="2" office:value-type="string">
            <text:p text:style-name="P32">R.S.P(Royal.Shop.Program)</text:p>
          </table:table-cell>
          <table:covered-table-cell/>
          <table:table-cell table:style-name="표34.A2" office:value-type="string">
            <text:p text:style-name="P31">작 성 자</text:p>
          </table:table-cell>
        </table:table-row>
        <table:table-row table:style-name="표34.2">
          <table:table-cell table:style-name="표34.A2" office:value-type="string">
            <text:p text:style-name="P31">업 무 명</text:p>
          </table:table-cell>
          <table:table-cell table:style-name="표34.B2" table:number-columns-spanned="2" office:value-type="string">
            <text:p text:style-name="P32">공지사항</text:p>
          </table:table-cell>
          <table:covered-table-cell/>
          <table:table-cell table:style-name="표34.A2" office:value-type="string">
            <text:p text:style-name="P31">작 성 일</text:p>
          </table:table-cell>
        </table:table-row>
        <table:table-row table:style-name="표34.2">
          <table:table-cell table:style-name="표34.A2" office:value-type="string">
            <text:p text:style-name="P17">요구사항 ID</text:p>
          </table:table-cell>
          <table:table-cell table:style-name="표34.B2" table:number-columns-spanned="2" office:value-type="string">
            <text:p text:style-name="P5">RM-A01-019</text:p>
          </table:table-cell>
          <table:covered-table-cell/>
          <table:table-cell table:style-name="표34.A2" office:value-type="string">
            <text:p text:style-name="P17">유스케이스 ID</text:p>
          </table:table-cell>
        </table:table-row>
        <table:table-row table:style-name="표34.2">
          <table:table-cell table:style-name="표34.A2" office:value-type="string">
            <text:p text:style-name="P17">유스케이스 명</text:p>
          </table:table-cell>
          <table:table-cell table:style-name="표34.B2" office:value-type="string">
            <text:p text:style-name="P5">공지사항 &amp; 자주묻는질문 조회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34.6">
          <table:table-cell table:style-name="표34.A6" table:number-columns-spanned="2" office:value-type="string">
            <text:p text:style-name="P42"/>
            <text:p text:style-name="P5">1. 개요</text:p>
            <text:p text:style-name="P5"><text:s text:c="2"/>공지사항과 자주묻는 질문을 조회한다.</text:p>
            <text:p text:style-name="P5"/>
            <text:p text:style-name="P27">2. 관계</text:p>
            <text:p text:style-name="P47"><text:s text:c="4"/>* 주액터 : 고객, 판매자,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공지사항과 자주묻는 질문을 조회한다.</text:span></text:p>
            <text:p text:style-name="P26"><text:tab/><text:span text:style-name="T4">①-1. 고객센터 버튼을 클릭한다.</text:span></text:p>
            <text:p text:style-name="P26"><text:tab/><text:span text:style-name="T4">①-2. 고객센터 화면에서 공지사항 버튼을 클릭한다.</text:span></text:p>
            <text:p text:style-name="P6"><text:s text:c="8"/>①-3. 공지사항 화면을 출력한다.</text:p>
            <text:p text:style-name="P6"><text:s text:c="8"/>①-4. 조회하고 싶은 글을 클릭한다.</text:p>
            <text:p text:style-name="P6"><text:s text:c="8"/>①-5. 선택한 글을 출력한다.</text:p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35" table:style-name="표35">
        <table:table-column table:style-name="표35.A"/>
        <table:table-column table:style-name="표35.B"/>
        <table:table-column table:style-name="표35.C"/>
        <table:table-column table:style-name="표35.D"/>
        <table:table-row table:style-name="표35.1">
          <table:table-cell table:style-name="표35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5.2">
          <table:table-cell table:style-name="표35.A2" office:value-type="string">
            <text:p text:style-name="P31">시스템명</text:p>
          </table:table-cell>
          <table:table-cell table:style-name="표35.B2" table:number-columns-spanned="2" office:value-type="string">
            <text:p text:style-name="P32">R.S.P(Royal.Shop.Program)</text:p>
          </table:table-cell>
          <table:covered-table-cell/>
          <table:table-cell table:style-name="표35.A2" office:value-type="string">
            <text:p text:style-name="P31">작 성 자</text:p>
          </table:table-cell>
        </table:table-row>
        <table:table-row table:style-name="표35.2">
          <table:table-cell table:style-name="표35.A2" office:value-type="string">
            <text:p text:style-name="P31">업 무 명</text:p>
          </table:table-cell>
          <table:table-cell table:style-name="표35.B2" table:number-columns-spanned="2" office:value-type="string">
            <text:p text:style-name="P32">공지사항</text:p>
          </table:table-cell>
          <table:covered-table-cell/>
          <table:table-cell table:style-name="표35.A2" office:value-type="string">
            <text:p text:style-name="P31">작 성 일</text:p>
          </table:table-cell>
        </table:table-row>
        <table:table-row table:style-name="표35.2">
          <table:table-cell table:style-name="표35.A2" office:value-type="string">
            <text:p text:style-name="P17">요구사항 ID</text:p>
          </table:table-cell>
          <table:table-cell table:style-name="표35.B2" table:number-columns-spanned="2" office:value-type="string">
            <text:p text:style-name="P5">RM-A01-019</text:p>
          </table:table-cell>
          <table:covered-table-cell/>
          <table:table-cell table:style-name="표35.A2" office:value-type="string">
            <text:p text:style-name="P17">유스케이스 ID</text:p>
          </table:table-cell>
        </table:table-row>
        <table:table-row table:style-name="표35.2">
          <table:table-cell table:style-name="표35.A2" office:value-type="string">
            <text:p text:style-name="P17">유스케이스 명</text:p>
          </table:table-cell>
          <table:table-cell table:style-name="표35.B2" office:value-type="string">
            <text:p text:style-name="P5">공지사항 &amp; <text:soft-page-break/>자주묻는질문 수정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5.6">
          <table:table-cell table:style-name="표35.A6" table:number-columns-spanned="2" office:value-type="string">
            <text:p text:style-name="P42"/>
            <text:p text:style-name="P5">1. 개요</text:p>
            <text:p text:style-name="P5"><text:s text:c="2"/>공지사항과 자주묻는 질문을 수정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공지사항과 자주묻는 질문을 수정한다.</text:span></text:p>
            <text:p text:style-name="P26"><text:tab/><text:span text:style-name="T4">①-1. 공지사항 버튼을 클릭한다.</text:span></text:p>
            <text:p text:style-name="P26"><text:tab/><text:span text:style-name="T4">①-2. 공지사항 화면을 출력한다.</text:span></text:p>
            <text:p text:style-name="P6"><text:s text:c="8"/>①-3. 수정하고 싶은 글을 클릭한다.</text:p>
            <text:p text:style-name="P6"><text:s text:c="8"/>①-4. 클릭한 글을 출력한다.</text:p>
            <text:p text:style-name="P6"><text:s text:c="8"/>①-5. 수정버튼을 클릭한다.</text:p>
            <text:p text:style-name="P6"><text:s text:c="8"/>①-6. 작성자와 수정아이디가 일치하면 수정화면을 출력한다.</text:p>
            <text:p text:style-name="P6"><text:s text:c="8"/>A-01. 작성자와 수정할 아이디가 일치하지 않을 때</text:p>
            <text:p text:style-name="P6"><text:s text:c="8"/>①-7. 수정이 완료되면 완료버튼을 클릭한다.</text:p>
            <text:p text:style-name="P6"><text:s text:c="8"/>A-02. 양식이 맞지 않을 때</text:p>
            <text:p text:style-name="P6"/>
            <text:p text:style-name="P6"/>
            <text:p text:style-name="P6"><text:s text:c="4"/>* <text:s text:c="2"/>대안흐름 A-01. 작성자와 수정할 아이디가 일치하지 않을 때</text:p>
            <text:p text:style-name="P6"><text:s text:c="8"/>A-01-1. 수정불가 라는 경고창을 띄운다.</text:p>
            <text:p text:style-name="P6"/>
            <text:p text:style-name="P6"><text:s text:c="8"/>대안흐름 A-02. 양식이 맞지 않을 때</text:p>
            <text:p text:style-name="P6"><text:s text:c="8"/>A-02-1. 경고창을 띄운다.</text:p>
            <text:p text:style-name="P6"/>
            <text:p text:style-name="P6"><text:s text:c="5"/></text:p>
            <text:p text:style-name="P6"><text:soft-page-break/></text:p>
            <text:p text:style-name="P6"><text:s text:c="4"/></text:p>
            <text:p text:style-name="P6"/>
            <text:p text:style-name="P6"><text:s text:c="3"/></text:p>
            <text:p text:style-name="P6"><text:s text:c="6"/></text:p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36" table:style-name="표36">
        <table:table-column table:style-name="표36.A"/>
        <table:table-column table:style-name="표36.B"/>
        <table:table-column table:style-name="표36.C"/>
        <table:table-column table:style-name="표36.D"/>
        <table:table-row table:style-name="표36.1">
          <table:table-cell table:style-name="표36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6.2">
          <table:table-cell table:style-name="표36.A2" office:value-type="string">
            <text:p text:style-name="P31">시스템명</text:p>
          </table:table-cell>
          <table:table-cell table:style-name="표36.B2" table:number-columns-spanned="2" office:value-type="string">
            <text:p text:style-name="P32">R.S.P(Royal.Shop.Program)</text:p>
          </table:table-cell>
          <table:covered-table-cell/>
          <table:table-cell table:style-name="표36.A2" office:value-type="string">
            <text:p text:style-name="P31">작 성 자</text:p>
          </table:table-cell>
        </table:table-row>
        <table:table-row table:style-name="표36.2">
          <table:table-cell table:style-name="표36.A2" office:value-type="string">
            <text:p text:style-name="P31">업 무 명</text:p>
          </table:table-cell>
          <table:table-cell table:style-name="표36.B2" table:number-columns-spanned="2" office:value-type="string">
            <text:p text:style-name="P32">공지사항</text:p>
          </table:table-cell>
          <table:covered-table-cell/>
          <table:table-cell table:style-name="표36.A2" office:value-type="string">
            <text:p text:style-name="P31">작 성 일</text:p>
          </table:table-cell>
        </table:table-row>
        <table:table-row table:style-name="표36.2">
          <table:table-cell table:style-name="표36.A2" office:value-type="string">
            <text:p text:style-name="P17">요구사항 ID</text:p>
          </table:table-cell>
          <table:table-cell table:style-name="표36.B2" table:number-columns-spanned="2" office:value-type="string">
            <text:p text:style-name="P5">RM-A01-019</text:p>
          </table:table-cell>
          <table:covered-table-cell/>
          <table:table-cell table:style-name="표36.A2" office:value-type="string">
            <text:p text:style-name="P17">유스케이스 ID</text:p>
          </table:table-cell>
        </table:table-row>
        <table:table-row table:style-name="표36.2">
          <table:table-cell table:style-name="표36.A2" office:value-type="string">
            <text:p text:style-name="P17">유스케이스 명</text:p>
          </table:table-cell>
          <table:table-cell table:style-name="표36.B2" office:value-type="string">
            <text:p text:style-name="P5">공지사항 &amp; <text:soft-page-break/>자주묻는질문 삭제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6.6">
          <table:table-cell table:style-name="표36.A6" table:number-columns-spanned="2" office:value-type="string">
            <text:p text:style-name="P42"/>
            <text:p text:style-name="P5">1. 개요</text:p>
            <text:p text:style-name="P5"><text:s text:c="2"/>공지사항과 자주묻는 질문을 삭제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공지사항과 자주묻는 질문을 삭제한다.</text:span></text:p>
            <text:p text:style-name="P26"><text:tab/><text:span text:style-name="T4">①-1. 공지사항 버튼을 클릭한다.</text:span></text:p>
            <text:p text:style-name="P26"><text:tab/><text:span text:style-name="T4">①-2. 공지사항 화면을 출력한다.</text:span></text:p>
            <text:p text:style-name="P6"><text:s text:c="8"/>①-3. 삭제하고 싶은 글을 클릭한다.</text:p>
            <text:p text:style-name="P6"><text:s text:c="8"/>①-4. 클릭한 글을 출력한다.</text:p>
            <text:p text:style-name="P6"><text:s text:c="8"/>①-5. 삭제버튼을 클릭한다.</text:p>
            <text:p text:style-name="P6"><text:s text:c="8"/>①-6. 작성자와 삭제할 아이디가 일치하면 삭제완료를 출력한다.</text:p>
            <text:p text:style-name="P6"><text:s text:c="8"/>A-01. 작성자와 삭제할 아이디가 일치하지 않을 때</text:p>
            <text:p text:style-name="P6"/>
            <text:p text:style-name="P6"/>
            <text:p text:style-name="P6"><text:s text:c="4"/>* 대안흐름 A-01. 작성자와 삭제할 아이디가 일치하지 않을 때</text:p>
            <text:p text:style-name="P6"><text:s text:c="8"/>A-01-1. 삭제불가 라는 경고창을 띄운다.</text:p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oft-page-break/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37" table:style-name="표37">
        <table:table-column table:style-name="표37.A"/>
        <table:table-column table:style-name="표37.B"/>
        <table:table-column table:style-name="표37.C"/>
        <table:table-column table:style-name="표37.D"/>
        <table:table-row table:style-name="표37.1">
          <table:table-cell table:style-name="표37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7.2">
          <table:table-cell table:style-name="표37.A2" office:value-type="string">
            <text:p text:style-name="P31">시스템명</text:p>
          </table:table-cell>
          <table:table-cell table:style-name="표37.B2" table:number-columns-spanned="2" office:value-type="string">
            <text:p text:style-name="P32">R.S.P(Royal.Shop.Program)</text:p>
          </table:table-cell>
          <table:covered-table-cell/>
          <table:table-cell table:style-name="표37.A2" office:value-type="string">
            <text:p text:style-name="P31">작 성 자</text:p>
          </table:table-cell>
        </table:table-row>
        <table:table-row table:style-name="표37.2">
          <table:table-cell table:style-name="표37.A2" office:value-type="string">
            <text:p text:style-name="P31">업 무 명</text:p>
          </table:table-cell>
          <table:table-cell table:style-name="표37.B2" table:number-columns-spanned="2" office:value-type="string">
            <text:p text:style-name="P32">상품관리</text:p>
          </table:table-cell>
          <table:covered-table-cell/>
          <table:table-cell table:style-name="표37.A2" office:value-type="string">
            <text:p text:style-name="P31">작 성 일</text:p>
          </table:table-cell>
        </table:table-row>
        <table:table-row table:style-name="표37.2">
          <table:table-cell table:style-name="표37.A2" office:value-type="string">
            <text:p text:style-name="P17">요구사항 ID</text:p>
          </table:table-cell>
          <table:table-cell table:style-name="표37.B2" table:number-columns-spanned="2" office:value-type="string">
            <text:p text:style-name="P5">RM-A01-020</text:p>
          </table:table-cell>
          <table:covered-table-cell/>
          <table:table-cell table:style-name="표37.A2" office:value-type="string">
            <text:p text:style-name="P17">유스케이스 ID</text:p>
          </table:table-cell>
        </table:table-row>
        <table:table-row table:style-name="표37.2">
          <table:table-cell table:style-name="표37.A2" office:value-type="string">
            <text:p text:style-name="P17">유스케이스 명</text:p>
          </table:table-cell>
          <table:table-cell table:style-name="표37.B2" office:value-type="string">
            <text:p text:style-name="P5">상품카테고<text:soft-page-break/>리 조회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7.6">
          <table:table-cell table:style-name="표37.A6" table:number-columns-spanned="2" office:value-type="string">
            <text:p text:style-name="P42"/>
            <text:p text:style-name="P5">1. 개요</text:p>
            <text:p text:style-name="P5"><text:s text:c="2"/>상품 카테고리를 조회한다.</text:p>
            <text:p text:style-name="P5"/>
            <text:p text:style-name="P27">2. 관계</text:p>
            <text:p text:style-name="P47"><text:s text:c="4"/>* 주액터 : 고객, 판매자,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상품 카테고리를 조회한다.</text:span></text:p>
            <text:p text:style-name="P26"><text:tab/><text:span text:style-name="T4">①-1. 조회하고 싶은 카테고리를 클릭한다.</text:span></text:p>
            <text:p text:style-name="P26"><text:tab/><text:span text:style-name="T4">①-2. 카테고리에 맞는 소분류 목록을 출력한다. </text:span></text:p>
            <text:p text:style-name="P6"><text:s text:c="8"/>①-3. 조회하고 싶은 소분류를 클릭한다.</text:p>
            <text:p text:style-name="P6"><text:s text:c="8"/>①-4. 소분류에 해당하는 상품을 출력한다.</text:p>
            <text:p text:style-name="P6"/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38" table:style-name="표38">
        <table:table-column table:style-name="표38.A"/>
        <table:table-column table:style-name="표38.B"/>
        <table:table-column table:style-name="표38.C"/>
        <table:table-column table:style-name="표38.D"/>
        <table:table-row table:style-name="표38.1">
          <table:table-cell table:style-name="표38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8.2">
          <table:table-cell table:style-name="표38.A2" office:value-type="string">
            <text:p text:style-name="P31">시스템명</text:p>
          </table:table-cell>
          <table:table-cell table:style-name="표38.B2" table:number-columns-spanned="2" office:value-type="string">
            <text:p text:style-name="P32">R.S.P(Royal.Shop.Program)</text:p>
          </table:table-cell>
          <table:covered-table-cell/>
          <table:table-cell table:style-name="표38.A2" office:value-type="string">
            <text:p text:style-name="P31">작 성 자</text:p>
          </table:table-cell>
        </table:table-row>
        <table:table-row table:style-name="표38.2">
          <table:table-cell table:style-name="표38.A2" office:value-type="string">
            <text:p text:style-name="P31">업 무 명</text:p>
          </table:table-cell>
          <table:table-cell table:style-name="표38.B2" table:number-columns-spanned="2" office:value-type="string">
            <text:p text:style-name="P32">상품관리</text:p>
          </table:table-cell>
          <table:covered-table-cell/>
          <table:table-cell table:style-name="표38.A2" office:value-type="string">
            <text:p text:style-name="P31">작 성 일</text:p>
          </table:table-cell>
        </table:table-row>
        <table:table-row table:style-name="표38.2">
          <table:table-cell table:style-name="표38.A2" office:value-type="string">
            <text:p text:style-name="P17">요구사항 ID</text:p>
          </table:table-cell>
          <table:table-cell table:style-name="표38.B2" table:number-columns-spanned="2" office:value-type="string">
            <text:p text:style-name="P5">RM-A01-020</text:p>
          </table:table-cell>
          <table:covered-table-cell/>
          <table:table-cell table:style-name="표38.A2" office:value-type="string">
            <text:p text:style-name="P17">유스케이스 ID</text:p>
          </table:table-cell>
        </table:table-row>
        <table:table-row table:style-name="표38.2">
          <table:table-cell table:style-name="표38.A2" office:value-type="string">
            <text:p text:style-name="P17">유스케이스 명</text:p>
          </table:table-cell>
          <table:table-cell table:style-name="표38.B2" office:value-type="string">
            <text:p text:style-name="P5">상품<text:soft-page-break/>카테고리 수정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8.6">
          <table:table-cell table:style-name="표38.A6" table:number-columns-spanned="2" office:value-type="string">
            <text:p text:style-name="P42"/>
            <text:p text:style-name="P5">1. 개요</text:p>
            <text:p text:style-name="P5"><text:s text:c="2"/>상품 카테고리를 수정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상품 카테고리를 수정한다.</text:span></text:p>
            <text:p text:style-name="P26"><text:tab/><text:span text:style-name="T4">①-1. 카테고리버튼을 클릭한다.</text:span></text:p>
            <text:p text:style-name="P26"><text:tab/><text:span text:style-name="T4">①-2. 카테고리를 출력한다.</text:span></text:p>
            <text:p text:style-name="P6"><text:s text:c="8"/>①-3. 수정 버튼을 클릭한다.</text:p>
            <text:p text:style-name="P6"><text:s text:c="8"/>①-4. 수정하고 싶은 카테고리의 이름을 변경한다.</text:p>
            <text:p text:style-name="P6"><text:s text:c="8"/>①-5. 수정완료 버튼을 클릭한다.</text:p>
            <text:p text:style-name="P6"/>
            <text:p text:style-name="P6"/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39" table:style-name="표39">
        <table:table-column table:style-name="표39.A"/>
        <table:table-column table:style-name="표39.B"/>
        <table:table-column table:style-name="표39.C"/>
        <table:table-column table:style-name="표39.D"/>
        <table:table-row table:style-name="표39.1">
          <table:table-cell table:style-name="표39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9.2">
          <table:table-cell table:style-name="표39.A2" office:value-type="string">
            <text:p text:style-name="P31">시스템명</text:p>
          </table:table-cell>
          <table:table-cell table:style-name="표39.B2" table:number-columns-spanned="2" office:value-type="string">
            <text:p text:style-name="P32">R.S.P(Royal.Shop.Program)</text:p>
          </table:table-cell>
          <table:covered-table-cell/>
          <table:table-cell table:style-name="표39.A2" office:value-type="string">
            <text:p text:style-name="P31">작 성 자</text:p>
          </table:table-cell>
        </table:table-row>
        <table:table-row table:style-name="표39.2">
          <table:table-cell table:style-name="표39.A2" office:value-type="string">
            <text:p text:style-name="P31">업 무 명</text:p>
          </table:table-cell>
          <table:table-cell table:style-name="표39.B2" table:number-columns-spanned="2" office:value-type="string">
            <text:p text:style-name="P32">상품관리</text:p>
          </table:table-cell>
          <table:covered-table-cell/>
          <table:table-cell table:style-name="표39.A2" office:value-type="string">
            <text:p text:style-name="P31">작 성 일</text:p>
          </table:table-cell>
        </table:table-row>
        <text:soft-page-break/>
        <table:table-row table:style-name="표39.2">
          <table:table-cell table:style-name="표39.A2" office:value-type="string">
            <text:p text:style-name="P17">요구사항 ID</text:p>
          </table:table-cell>
          <table:table-cell table:style-name="표39.B2" table:number-columns-spanned="2" office:value-type="string">
            <text:p text:style-name="P5">RM-A01-020</text:p>
          </table:table-cell>
          <table:covered-table-cell/>
          <table:table-cell table:style-name="표39.A2" office:value-type="string">
            <text:p text:style-name="P17">유스케이스 ID</text:p>
          </table:table-cell>
        </table:table-row>
        <table:table-row table:style-name="표39.2">
          <table:table-cell table:style-name="표39.A2" office:value-type="string">
            <text:p text:style-name="P17">유스케이스 명</text:p>
          </table:table-cell>
          <table:table-cell table:style-name="표39.B2" office:value-type="string">
            <text:p text:style-name="P5">상품카테고리 삭제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9.6">
          <table:table-cell table:style-name="표39.A6" table:number-columns-spanned="2" office:value-type="string">
            <text:p text:style-name="P42"/>
            <text:p text:style-name="P5">1. 개요</text:p>
            <text:p text:style-name="P5"><text:s text:c="2"/>상품 카테고리를 삭제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상품 카테고리를 삭제한다.</text:span></text:p>
            <text:p text:style-name="P26"><text:tab/><text:span text:style-name="T4">①-1. 카테고리버튼을 클릭한다.</text:span></text:p>
            <text:p text:style-name="P26"><text:tab/><text:span text:style-name="T4">①-2. 카테고리를 출력한다.</text:span></text:p>
            <text:p text:style-name="P6"><text:s text:c="8"/>①-3. 삭제 버튼을 클릭한다.</text:p>
            <text:p text:style-name="P6"><text:s text:c="8"/>①-4. 삭제하고 싶은 카테고리의 이름을 클릭한다.</text:p>
            <text:p text:style-name="P6"><text:s text:c="8"/>①-5. 삭제완료 메시지를 출력한다.</text:p>
            <text:p text:style-name="P6"/>
            <text:p text:style-name="P6"/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40" table:style-name="표40">
        <table:table-column table:style-name="표40.A"/>
        <table:table-column table:style-name="표40.B"/>
        <table:table-column table:style-name="표40.C"/>
        <table:table-column table:style-name="표40.D"/>
        <table:table-row table:style-name="표40.1">
          <table:table-cell table:style-name="표40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40.2">
          <table:table-cell table:style-name="표40.A2" office:value-type="string">
            <text:p text:style-name="P31">시스템명</text:p>
          </table:table-cell>
          <table:table-cell table:style-name="표40.B2" table:number-columns-spanned="2" office:value-type="string">
            <text:p text:style-name="P32">R.S.P(Royal.Shop.Program)</text:p>
          </table:table-cell>
          <table:covered-table-cell/>
          <table:table-cell table:style-name="표40.A2" office:value-type="string">
            <text:p text:style-name="P31">작 성 자</text:p>
          </table:table-cell>
        </table:table-row>
        <table:table-row table:style-name="표40.2">
          <table:table-cell table:style-name="표40.A2" office:value-type="string">
            <text:p text:style-name="P31">업 무 명</text:p>
          </table:table-cell>
          <table:table-cell table:style-name="표40.B2" table:number-columns-spanned="2" office:value-type="string">
            <text:p text:style-name="P32">상품관리</text:p>
          </table:table-cell>
          <table:covered-table-cell/>
          <table:table-cell table:style-name="표40.A2" office:value-type="string">
            <text:p text:style-name="P31">작 성 일</text:p>
          </table:table-cell>
        </table:table-row>
        <table:table-row table:style-name="표40.2">
          <table:table-cell table:style-name="표40.A2" office:value-type="string">
            <text:p text:style-name="P17">요구사항 ID</text:p>
          </table:table-cell>
          <table:table-cell table:style-name="표40.B2" table:number-columns-spanned="2" office:value-type="string">
            <text:p text:style-name="P5">RM-A01-020</text:p>
          </table:table-cell>
          <table:covered-table-cell/>
          <table:table-cell table:style-name="표40.A2" office:value-type="string">
            <text:p text:style-name="P17">유스케이스 ID</text:p>
          </table:table-cell>
        </table:table-row>
        <table:table-row table:style-name="표40.2">
          <table:table-cell table:style-name="표40.A2" office:value-type="string">
            <text:p text:style-name="P17">유스케이스 명</text:p>
          </table:table-cell>
          <table:table-cell table:style-name="표40.B2" office:value-type="string">
            <text:p text:style-name="P5">상품카테고리 추가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0.6">
          <table:table-cell table:style-name="표40.A6" table:number-columns-spanned="2" office:value-type="string">
            <text:p text:style-name="P42"/>
            <text:p text:style-name="P5">1. 개요</text:p>
            <text:p text:style-name="P5"><text:s text:c="2"/>상품 카테고리를 추가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상품 카테고리를 추가한다.</text:span></text:p>
            <text:p text:style-name="P26"><text:tab/><text:span text:style-name="T4">①-1. 카테고리버튼을 클릭한다.</text:span></text:p>
            <text:p text:style-name="P26"><text:tab/><text:span text:style-name="T4">①-2. 카테고리를 출력한다.</text:span></text:p>
            <text:p text:style-name="P6"><text:s text:c="8"/>①-3. 추가 버튼을 클릭한다.</text:p>
            <text:p text:style-name="P6"><text:s text:c="8"/>①-4. 카테고리 추가 양식을 출력한다.<text:bookmark text:name="Bookmark"/></text:p>
            <text:p text:style-name="P6"><text:s text:c="8"/>①-5. 양식에 맞게 작성한다.</text:p>
            <text:p text:style-name="P6"><text:s text:c="8"/>①-5. 작성이 끝나면 완료버튼을 클릭한다.</text:p>
            <text:p text:style-name="P6"/>
            <text:p text:style-name="P6"/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><text:soft-page-break/></text:p>
      <table:table table:name="표41" table:style-name="표41">
        <table:table-column table:style-name="표41.A"/>
        <table:table-column table:style-name="표41.B"/>
        <table:table-column table:style-name="표41.C"/>
        <table:table-column table:style-name="표41.D"/>
        <table:table-row table:style-name="표41.1">
          <table:table-cell table:style-name="표41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1.2">
          <table:table-cell table:style-name="표41.A2" office:value-type="string">
            <text:p text:style-name="P31">시스템명</text:p>
          </table:table-cell>
          <table:table-cell table:style-name="표41.B2" table:number-columns-spanned="2" office:value-type="string">
            <text:p text:style-name="P32">R.S.P(Royal.Shop.Program)</text:p>
          </table:table-cell>
          <table:covered-table-cell/>
          <table:table-cell table:style-name="표41.A2" office:value-type="string">
            <text:p text:style-name="P31">작 성 자</text:p>
          </table:table-cell>
        </table:table-row>
        <table:table-row table:style-name="표41.2">
          <table:table-cell table:style-name="표41.A2" office:value-type="string">
            <text:p text:style-name="P31">업 무 명</text:p>
          </table:table-cell>
          <table:table-cell table:style-name="표41.B2" table:number-columns-spanned="2" office:value-type="string">
            <text:p text:style-name="P32">스타일링</text:p>
          </table:table-cell>
          <table:covered-table-cell/>
          <table:table-cell table:style-name="표41.A2" office:value-type="string">
            <text:p text:style-name="P31">작 성 일</text:p>
          </table:table-cell>
        </table:table-row>
        <table:table-row table:style-name="표41.2">
          <table:table-cell table:style-name="표41.A2" office:value-type="string">
            <text:p text:style-name="P17">요구사항 ID</text:p>
          </table:table-cell>
          <table:table-cell table:style-name="표41.B2" table:number-columns-spanned="2" office:value-type="string">
            <text:p text:style-name="P5">RM-A01-021</text:p>
          </table:table-cell>
          <table:covered-table-cell/>
          <table:table-cell table:style-name="표41.A2" office:value-type="string">
            <text:p text:style-name="P17">유스케이스 ID</text:p>
          </table:table-cell>
        </table:table-row>
        <table:table-row table:style-name="표41.2">
          <table:table-cell table:style-name="표41.A2" office:value-type="string">
            <text:p text:style-name="P17">유스케이스 명</text:p>
          </table:table-cell>
          <table:table-cell table:style-name="표41.B2" office:value-type="string">
            <text:p text:style-name="P5">본인과 비슷한 유사연예인의 스타일링 출력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41.6">
          <table:table-cell table:style-name="표41.A6" table:number-columns-spanned="2" office:value-type="string">
            <text:p text:style-name="P42"/>
            <text:p text:style-name="P5">1. 개요</text:p>
            <text:p text:style-name="P5"><text:s text:c="2"/>본인의 사진을 등록 후 비슷한 유사연예인의 스타일링을 출력한다.</text:p>
            <text:p text:style-name="P5"/>
            <text:p text:style-name="P27">2. 관계</text:p>
            <text:p text:style-name="P47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본인의 사진과 비슷한 유사연예인의 스타일링을 출력한다.</text:span></text:p>
            <text:p text:style-name="P26"><text:tab/><text:span text:style-name="T4">①-1. 스타일링 화면을 출력한다.</text:span></text:p>
            <text:p text:style-name="P26"><text:tab/><text:span text:style-name="T4">①-2. 사진추가 버튼을 클릭한다.</text:span></text:p>
            <text:p text:style-name="P6"><text:s text:c="8"/>①-3. 사진을 등록한다.</text:p>
            <text:p text:style-name="P6"><text:s text:c="8"/>①-4. 스타일링 찾기 버튼을 클릭한다.</text:p>
            <text:p text:style-name="P6"><text:s text:c="8"/>①-5. 비슷한 연예인의 스타일링사진을 출력한다.</text:p>
            <text:p text:style-name="P6"><text:s text:c="8"/>A-01. 얼굴인식이 불가능할 때</text:p>
            <text:p text:style-name="P6"/>
            <text:p text:style-name="P6"/>
            <text:p text:style-name="P6"><text:s text:c="4"/>* 대안흐름 A-01. 얼굴인식이 불가능할 때</text:p>
            <text:p text:style-name="P6"><text:s text:c="8"/>A-01-1. 올바른 사진이 아니라는 경고창을 띄운다.</text:p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42" table:style-name="표42">
        <table:table-column table:style-name="표42.A"/>
        <table:table-column table:style-name="표42.B"/>
        <table:table-column table:style-name="표42.C"/>
        <table:table-column table:style-name="표42.D"/>
        <table:table-row table:style-name="표42.1">
          <table:table-cell table:style-name="표42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42.2">
          <table:table-cell table:style-name="표42.A2" office:value-type="string">
            <text:p text:style-name="P31">시스템명</text:p>
          </table:table-cell>
          <table:table-cell table:style-name="표42.B2" table:number-columns-spanned="2" office:value-type="string">
            <text:p text:style-name="P32">R.S.P(Royal.Shop.Program)</text:p>
          </table:table-cell>
          <table:covered-table-cell/>
          <table:table-cell table:style-name="표42.A2" office:value-type="string">
            <text:p text:style-name="P31">작 성 자</text:p>
          </table:table-cell>
        </table:table-row>
        <table:table-row table:style-name="표42.2">
          <table:table-cell table:style-name="표42.A2" office:value-type="string">
            <text:p text:style-name="P31">업 무 명</text:p>
          </table:table-cell>
          <table:table-cell table:style-name="표42.B2" table:number-columns-spanned="2" office:value-type="string">
            <text:p text:style-name="P32">스타일링</text:p>
          </table:table-cell>
          <table:covered-table-cell/>
          <table:table-cell table:style-name="표42.A2" office:value-type="string">
            <text:p text:style-name="P31">작 성 일</text:p>
          </table:table-cell>
        </table:table-row>
        <table:table-row table:style-name="표42.2">
          <table:table-cell table:style-name="표42.A2" office:value-type="string">
            <text:p text:style-name="P17">요구사항 ID</text:p>
          </table:table-cell>
          <table:table-cell table:style-name="표42.B2" table:number-columns-spanned="2" office:value-type="string">
            <text:p text:style-name="P5">RM-A01-022</text:p>
          </table:table-cell>
          <table:covered-table-cell/>
          <table:table-cell table:style-name="표42.A2" office:value-type="string">
            <text:p text:style-name="P17">유스케이스 ID</text:p>
          </table:table-cell>
        </table:table-row>
        <table:table-row table:style-name="표42.2">
          <table:table-cell table:style-name="표42.A2" office:value-type="string">
            <text:p text:style-name="P17">유스케이스 명</text:p>
          </table:table-cell>
          <table:table-cell table:style-name="표42.B2" office:value-type="string">
            <text:p text:style-name="P5">고객과 비슷한 유사연예인의 스타일링 출력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42.6">
          <table:table-cell table:style-name="표42.A6" table:number-columns-spanned="2" office:value-type="string">
            <text:p text:style-name="P42"/>
            <text:p text:style-name="P5">1. 개요</text:p>
            <text:p text:style-name="P5"><text:s text:c="2"/>고객의 사진을 얼굴인식 API의 적용하여 유사연예인의 스타일링을 출력한다.</text:p>
            <text:p text:style-name="P5"/>
            <text:p text:style-name="P27">2. 관계</text:p>
            <text:p text:style-name="P47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고객의 사진과 비슷한 유사연예인의 스타일링을 출력한다.</text:span></text:p>
            <text:p text:style-name="P26"><text:tab/><text:span text:style-name="T4">①-1. 스타일링 버튼을 클릭한다.</text:span></text:p>
            <text:p text:style-name="P26"><text:tab/><text:span text:style-name="T4">①-2. 고객의 사진으로 조회된 유사연예인의 이름을 출력한다.</text:span></text:p>
            <text:p text:style-name="P6"><text:s text:c="8"/>①-3. 그 연예인의 스타일링 사진을 가져온다.</text:p>
            <text:p text:style-name="P6"><text:s text:c="8"/>A-01. 얼굴인식이 불가능할 때</text:p>
            <text:p text:style-name="P6"/>
            <text:p text:style-name="P6"/>
            <text:p text:style-name="P6"/>
            <text:p text:style-name="P6"><text:s text:c="4"/>* 대안흐름 A-01. 얼굴인식이 불가능할 때</text:p>
            <text:p text:style-name="P6"><text:s text:c="8"/>A-01-1. 올바른 사진이 아니라는 경고창을 띄운다.</text:p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43" table:style-name="표43">
        <table:table-column table:style-name="표43.A"/>
        <table:table-column table:style-name="표43.B"/>
        <table:table-column table:style-name="표43.C"/>
        <table:table-column table:style-name="표43.D"/>
        <table:table-row table:style-name="표43.1">
          <table:table-cell table:style-name="표43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3.2">
          <table:table-cell table:style-name="표43.A2" office:value-type="string">
            <text:p text:style-name="P31">시스템명</text:p>
          </table:table-cell>
          <table:table-cell table:style-name="표43.B2" table:number-columns-spanned="2" office:value-type="string">
            <text:p text:style-name="P32">R.S.P(Royal.Shop.Program)</text:p>
          </table:table-cell>
          <table:covered-table-cell/>
          <table:table-cell table:style-name="표43.A2" office:value-type="string">
            <text:p text:style-name="P31">작 성 자</text:p>
          </table:table-cell>
        </table:table-row>
        <table:table-row table:style-name="표43.2">
          <table:table-cell table:style-name="표43.A2" office:value-type="string">
            <text:p text:style-name="P31">업 무 명</text:p>
          </table:table-cell>
          <table:table-cell table:style-name="표43.B2" table:number-columns-spanned="2" office:value-type="string">
            <text:p text:style-name="P32">장바구니</text:p>
          </table:table-cell>
          <table:covered-table-cell/>
          <table:table-cell table:style-name="표43.A2" office:value-type="string">
            <text:p text:style-name="P31">작 성 일</text:p>
          </table:table-cell>
        </table:table-row>
        <text:soft-page-break/>
        <table:table-row table:style-name="표43.2">
          <table:table-cell table:style-name="표43.A2" office:value-type="string">
            <text:p text:style-name="P17">요구사항 ID</text:p>
          </table:table-cell>
          <table:table-cell table:style-name="표43.B2" table:number-columns-spanned="2" office:value-type="string">
            <text:p text:style-name="P5">RM-A02-001</text:p>
          </table:table-cell>
          <table:covered-table-cell/>
          <table:table-cell table:style-name="표43.A2" office:value-type="string">
            <text:p text:style-name="P17">유스케이스 ID</text:p>
          </table:table-cell>
        </table:table-row>
        <table:table-row table:style-name="표43.2">
          <table:table-cell table:style-name="표43.A2" office:value-type="string">
            <text:p text:style-name="P17">유스케이스 명</text:p>
          </table:table-cell>
          <table:table-cell table:style-name="표43.B2" office:value-type="string">
            <text:p text:style-name="P5">장바구니에 상품담기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3.6">
          <table:table-cell table:style-name="표43.A6" table:number-columns-spanned="2" office:value-type="string">
            <text:p text:style-name="P42"/>
            <text:p text:style-name="P5">1. 개요</text:p>
            <text:p text:style-name="P5"><text:s text:c="2"/>고객의 장바구니에 주문할 상품을 담는다.</text:p>
            <text:p text:style-name="P5"/>
            <text:p text:style-name="P27">2. 관계</text:p>
            <text:p text:style-name="P47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고객의 장바구니에 주문할 상품을 담는다.</text:span></text:p>
            <text:p text:style-name="P26"><text:tab/><text:span text:style-name="T4">①-1. 상품 상세페이지를 출력한다.</text:span></text:p>
            <text:p text:style-name="P26"><text:tab/><text:span text:style-name="T4">①-2. 옵션을 선택한다.</text:span></text:p>
            <text:p text:style-name="P6"><text:s text:c="8"/>①-3. 수량을 선택한다.</text:p>
            <text:p text:style-name="P6"><text:s text:c="8"/>①-3. 장바구니 버튼을 클릭한다.</text:p>
            <text:p text:style-name="P6"><text:s text:c="9"/>A-01. 옵션/수량을 선택하지 않았을 때</text:p>
            <text:p text:style-name="P6"><text:s text:c="8"/>①-4. 장바구니에 정상적으로 담겼다는 메시지를 출력한다.</text:p>
            <text:p text:style-name="P6"/>
            <text:p text:style-name="P6"/>
            <text:p text:style-name="P6"/>
            <text:p text:style-name="P6"><text:s text:c="4"/>* 대안흐름 A-01. 옵션/수량을 선택하지 않았을 때</text:p>
            <text:p text:style-name="P6"><text:s text:c="8"/>A-01-1. 선택필요 라는 경고창을 띄운다.</text:p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oft-page-break/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44" table:style-name="표44">
        <table:table-column table:style-name="표44.A"/>
        <table:table-column table:style-name="표44.B"/>
        <table:table-column table:style-name="표44.C"/>
        <table:table-column table:style-name="표44.D"/>
        <table:table-row table:style-name="표44.1">
          <table:table-cell table:style-name="표44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4.2">
          <table:table-cell table:style-name="표44.A2" office:value-type="string">
            <text:p text:style-name="P31">시스템명</text:p>
          </table:table-cell>
          <table:table-cell table:style-name="표44.B2" table:number-columns-spanned="2" office:value-type="string">
            <text:p text:style-name="P32">R.S.P(Royal.Shop.Program)</text:p>
          </table:table-cell>
          <table:covered-table-cell/>
          <table:table-cell table:style-name="표44.A2" office:value-type="string">
            <text:p text:style-name="P31">작 성 자</text:p>
          </table:table-cell>
        </table:table-row>
        <table:table-row table:style-name="표44.2">
          <table:table-cell table:style-name="표44.A2" office:value-type="string">
            <text:p text:style-name="P31">업 무 명</text:p>
          </table:table-cell>
          <table:table-cell table:style-name="표44.B2" table:number-columns-spanned="2" office:value-type="string">
            <text:p text:style-name="P32">장바구니</text:p>
          </table:table-cell>
          <table:covered-table-cell/>
          <table:table-cell table:style-name="표44.A2" office:value-type="string">
            <text:p text:style-name="P31">작 성 일</text:p>
          </table:table-cell>
        </table:table-row>
        <table:table-row table:style-name="표44.2">
          <table:table-cell table:style-name="표44.A2" office:value-type="string">
            <text:p text:style-name="P17">요구사항 ID</text:p>
          </table:table-cell>
          <table:table-cell table:style-name="표44.B2" table:number-columns-spanned="2" office:value-type="string">
            <text:p text:style-name="P5">RM-A02-001</text:p>
          </table:table-cell>
          <table:covered-table-cell/>
          <table:table-cell table:style-name="표44.A2" office:value-type="string">
            <text:p text:style-name="P17">유스케이스 ID</text:p>
          </table:table-cell>
        </table:table-row>
        <table:table-row table:style-name="표44.2">
          <table:table-cell table:style-name="표44.A2" office:value-type="string">
            <text:p text:style-name="P17">유스케이스 명</text:p>
          </table:table-cell>
          <table:table-cell table:style-name="표44.B2" office:value-type="string">
            <text:p text:style-name="P5">장바구니 목<text:soft-page-break/>록 조회/삭제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4.6">
          <table:table-cell table:style-name="표44.A6" table:number-columns-spanned="2" office:value-type="string">
            <text:p text:style-name="P42"/>
            <text:p text:style-name="P5">1. 개요</text:p>
            <text:p text:style-name="P5"><text:s text:c="2"/>고객의 장바구니를 조회/삭제한다.</text:p>
            <text:p text:style-name="P5"/>
            <text:p text:style-name="P27">2. 관계</text:p>
            <text:p text:style-name="P47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고객의 장바구니를 조회한다.</text:span></text:p>
            <text:p text:style-name="P26"><text:tab/><text:span text:style-name="T4">①-1. 마이페이지를 출력한다.</text:span></text:p>
            <text:p text:style-name="P26"><text:tab/><text:span text:style-name="T4">①-2. 장바구니 버튼을 클릭한다.</text:span></text:p>
            <text:p text:style-name="P6"><text:s text:c="8"/>①-3. 현재 장바구니 상태를 출력한다.</text:p>
            <text:p text:style-name="P6"><text:s text:c="4"/></text:p>
            <text:p text:style-name="P6"><text:s text:c="4"/>* 기본흐름 ② <text:s/>고객의 장바구니 목록을 삭제한다.</text:p>
            <text:p text:style-name="P26"><text:tab/><text:span text:style-name="T4">②-1. 마이페이지를 출력한다</text:span></text:p>
            <text:p text:style-name="P26"><text:tab/><text:span text:style-name="T4">②-2. 장바구니 버튼을 클릭한다.</text:span></text:p>
            <text:p text:style-name="P6"><text:s text:c="8"/>②-3. 현재 장바구니 상태를 출력한다.</text:p>
            <text:p text:style-name="P6"><text:s text:c="8"/>②-4. 전체선택/ 일부선택을 사용하여 삭제할 상품을 선택한다.</text:p>
            <text:p text:style-name="P6"><text:s text:c="8"/>②-5. 삭제 버튼을 클릭한다.</text:p>
            <text:p text:style-name="P6"><text:s text:c="8"/>②-6. 삭제 완료라는 메시지를 출력한다.</text:p>
            <text:p text:style-name="P6"/>
            <text:p text:style-name="P6"/>
            <text:p text:style-name="P6"><text:s/></text:p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45" table:style-name="표45">
        <table:table-column table:style-name="표45.A"/>
        <table:table-column table:style-name="표45.B"/>
        <table:table-column table:style-name="표45.C"/>
        <table:table-column table:style-name="표45.D"/>
        <text:soft-page-break/>
        <table:table-row table:style-name="표45.1">
          <table:table-cell table:style-name="표45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5.2">
          <table:table-cell table:style-name="표45.A2" office:value-type="string">
            <text:p text:style-name="P31">시스템명</text:p>
          </table:table-cell>
          <table:table-cell table:style-name="표45.B2" table:number-columns-spanned="2" office:value-type="string">
            <text:p text:style-name="P32">R.S.P(Royal.Shop.Program)</text:p>
          </table:table-cell>
          <table:covered-table-cell/>
          <table:table-cell table:style-name="표45.A2" office:value-type="string">
            <text:p text:style-name="P31">작 성 자</text:p>
          </table:table-cell>
        </table:table-row>
        <table:table-row table:style-name="표45.2">
          <table:table-cell table:style-name="표45.A2" office:value-type="string">
            <text:p text:style-name="P31">업 무 명</text:p>
          </table:table-cell>
          <table:table-cell table:style-name="표45.B2" table:number-columns-spanned="2" office:value-type="string">
            <text:p text:style-name="P32">상품주문</text:p>
          </table:table-cell>
          <table:covered-table-cell/>
          <table:table-cell table:style-name="표45.A2" office:value-type="string">
            <text:p text:style-name="P31">작 성 일</text:p>
          </table:table-cell>
        </table:table-row>
        <table:table-row table:style-name="표45.2">
          <table:table-cell table:style-name="표45.A2" office:value-type="string">
            <text:p text:style-name="P17">요구사항 ID</text:p>
          </table:table-cell>
          <table:table-cell table:style-name="표45.B2" table:number-columns-spanned="2" office:value-type="string">
            <text:p text:style-name="P5">RM-A02-002</text:p>
          </table:table-cell>
          <table:covered-table-cell/>
          <table:table-cell table:style-name="표45.A2" office:value-type="string">
            <text:p text:style-name="P17">유스케이스 ID</text:p>
          </table:table-cell>
        </table:table-row>
        <table:table-row table:style-name="표45.2">
          <table:table-cell table:style-name="표45.A2" office:value-type="string">
            <text:p text:style-name="P17">유스케이스 명</text:p>
          </table:table-cell>
          <table:table-cell table:style-name="표45.B2" office:value-type="string">
            <text:p text:style-name="P5">장바구니 상품 주문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45.6">
          <table:table-cell table:style-name="표45.A6" table:number-columns-spanned="2" office:value-type="string">
            <text:p text:style-name="P42"/>
            <text:p text:style-name="P5">1. 개요</text:p>
            <text:p text:style-name="P5"><text:s text:c="2"/>고객의 장바구니에 있는 목록을 주문한다.</text:p>
            <text:p text:style-name="P5"/>
            <text:p text:style-name="P27">2. 관계</text:p>
            <text:p text:style-name="P47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고객의 장바구니에 있는 목록을 주문한다.</text:span></text:p>
            <text:p text:style-name="P26"><text:tab/><text:span text:style-name="T4">①-1. 마이페이지를 출력한다.</text:span></text:p>
            <text:p text:style-name="P26"><text:tab/><text:span text:style-name="T4">①-2. 장바구니 버튼을 클릭한다.</text:span></text:p>
            <text:p text:style-name="P6"><text:s text:c="8"/>①-3. 현재 장바구니 상태를 출력한다.</text:p>
            <text:p text:style-name="P6"><text:s text:c="8"/>①-4. 주문할 상품을 선택한다.</text:p>
            <text:p text:style-name="P6"><text:s text:c="8"/>①-5. 주문버튼을 클릭한다.</text:p>
            <text:p text:style-name="P6"><text:s text:c="8"/>①-6. 주문페이지를 출력한다.</text:p>
            <text:p text:style-name="P6"><text:s/></text:p>
            <text:p text:style-name="P6"/>
            <text:p text:style-name="P6"/>
            <text:p text:style-name="P6"><text:s/></text:p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46" table:style-name="표46">
        <table:table-column table:style-name="표46.A"/>
        <table:table-column table:style-name="표46.B"/>
        <table:table-column table:style-name="표46.C"/>
        <table:table-column table:style-name="표46.D"/>
        <table:table-row table:style-name="표46.1">
          <table:table-cell table:style-name="표46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6.2">
          <table:table-cell table:style-name="표46.A2" office:value-type="string">
            <text:p text:style-name="P31">시스템명</text:p>
          </table:table-cell>
          <table:table-cell table:style-name="표46.B2" table:number-columns-spanned="2" office:value-type="string">
            <text:p text:style-name="P32">R.S.P(Royal.Shop.Program)</text:p>
          </table:table-cell>
          <table:covered-table-cell/>
          <table:table-cell table:style-name="표46.A2" office:value-type="string">
            <text:p text:style-name="P31">작 성 자</text:p>
          </table:table-cell>
        </table:table-row>
        <table:table-row table:style-name="표46.2">
          <table:table-cell table:style-name="표46.A2" office:value-type="string">
            <text:p text:style-name="P31">업 무 명</text:p>
          </table:table-cell>
          <table:table-cell table:style-name="표46.B2" table:number-columns-spanned="2" office:value-type="string">
            <text:p text:style-name="P32">상품주문</text:p>
          </table:table-cell>
          <table:covered-table-cell/>
          <table:table-cell table:style-name="표46.A2" office:value-type="string">
            <text:p text:style-name="P31">작 성 일</text:p>
          </table:table-cell>
        </table:table-row>
        <table:table-row table:style-name="표46.2">
          <table:table-cell table:style-name="표46.A2" office:value-type="string">
            <text:p text:style-name="P17">요구사항 ID</text:p>
          </table:table-cell>
          <table:table-cell table:style-name="표46.B2" table:number-columns-spanned="2" office:value-type="string">
            <text:p text:style-name="P5">RM-A02-003</text:p>
          </table:table-cell>
          <table:covered-table-cell/>
          <table:table-cell table:style-name="표46.A2" office:value-type="string">
            <text:p text:style-name="P17">유스케이스 ID</text:p>
          </table:table-cell>
        </table:table-row>
        <table:table-row table:style-name="표46.2">
          <table:table-cell table:style-name="표46.A2" office:value-type="string">
            <text:p text:style-name="P17">유스케이스 명</text:p>
          </table:table-cell>
          <table:table-cell table:style-name="표46.B2" office:value-type="string">
            <text:p text:style-name="P5">주문 상품 관<text:soft-page-break/>리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6.6">
          <table:table-cell table:style-name="표46.A6" table:number-columns-spanned="2" office:value-type="string">
            <text:p text:style-name="P42"/>
            <text:p text:style-name="P5">1. 개요</text:p>
            <text:p text:style-name="P5"><text:s text:c="2"/>고객이 주문한 사항을 확인하고 관리한다.</text:p>
            <text:p text:style-name="P5"/>
            <text:p text:style-name="P27">2. 관계</text:p>
            <text:p text:style-name="P47"><text:s text:c="4"/>* 주액터 : 고객,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2"/>고객이 주문한 사항을 확인하고 관리한다.</text:span></text:p>
            <text:p text:style-name="P26"><text:tab/><text:span text:style-name="T4">①-1. 관리자 화면에서 주문사항 버튼을 클릭한다.</text:span></text:p>
            <text:p text:style-name="P26"><text:tab/><text:span text:style-name="T4">①-2. 고객이 주문한 상품들의 목록을 출력한다.</text:span></text:p>
            <text:p text:style-name="P6"><text:s text:c="8"/>①-3. 아직 확인하지 않은 상품들을 클릭한다.</text:p>
            <text:p text:style-name="P6"><text:s text:c="8"/>①-4. 주문확인 버튼을 클릭한다.</text:p>
            <text:p text:style-name="P6"><text:s text:c="8"/>①-5. 미확인 상태를 주문 상태로 변경한다.</text:p>
            <text:p text:style-name="P6"><text:s/></text:p>
            <text:p text:style-name="P6"/>
            <text:p text:style-name="P6"/>
            <text:p text:style-name="P6"><text:s/></text:p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47" table:style-name="표47">
        <table:table-column table:style-name="표47.A"/>
        <table:table-column table:style-name="표47.B"/>
        <table:table-column table:style-name="표47.C"/>
        <table:table-column table:style-name="표47.D"/>
        <table:table-row table:style-name="표47.1">
          <table:table-cell table:style-name="표47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7.2">
          <table:table-cell table:style-name="표47.A2" office:value-type="string">
            <text:p text:style-name="P31">시스템명</text:p>
          </table:table-cell>
          <table:table-cell table:style-name="표47.B2" table:number-columns-spanned="2" office:value-type="string">
            <text:p text:style-name="P32">R.S.P(Royal.Shop.Program)</text:p>
          </table:table-cell>
          <table:covered-table-cell/>
          <table:table-cell table:style-name="표47.A2" office:value-type="string">
            <text:p text:style-name="P31">작 성 자</text:p>
          </table:table-cell>
        </table:table-row>
        <table:table-row table:style-name="표47.2">
          <table:table-cell table:style-name="표47.A2" office:value-type="string">
            <text:p text:style-name="P31">업 무 명</text:p>
          </table:table-cell>
          <table:table-cell table:style-name="표47.B2" table:number-columns-spanned="2" office:value-type="string">
            <text:p text:style-name="P32">관심상품</text:p>
          </table:table-cell>
          <table:covered-table-cell/>
          <table:table-cell table:style-name="표47.A2" office:value-type="string">
            <text:p text:style-name="P31">작 성 일</text:p>
          </table:table-cell>
        </table:table-row>
        <table:table-row table:style-name="표47.2">
          <table:table-cell table:style-name="표47.A2" office:value-type="string">
            <text:p text:style-name="P17">요구사항 ID</text:p>
          </table:table-cell>
          <table:table-cell table:style-name="표47.B2" table:number-columns-spanned="2" office:value-type="string">
            <text:p text:style-name="P5">RM-A02-004</text:p>
          </table:table-cell>
          <table:covered-table-cell/>
          <table:table-cell table:style-name="표47.A2" office:value-type="string">
            <text:p text:style-name="P17">유스케이스 ID</text:p>
          </table:table-cell>
        </table:table-row>
        <table:table-row table:style-name="표47.2">
          <table:table-cell table:style-name="표47.A2" office:value-type="string">
            <text:p text:style-name="P17">유스케이스 명</text:p>
          </table:table-cell>
          <table:table-cell table:style-name="표47.B2" office:value-type="string">
            <text:p text:style-name="P5">관심상품 <text:soft-page-break/>출력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7.6">
          <table:table-cell table:style-name="표47.A6" table:number-columns-spanned="2" office:value-type="string">
            <text:p text:style-name="P42"/>
            <text:p text:style-name="P5">1. 개요</text:p>
            <text:p text:style-name="P5"><text:s text:c="2"/>고객이 관심있는 상품을 출력한다.</text:p>
            <text:p text:style-name="P5"/>
            <text:p text:style-name="P27">2. 관계</text:p>
            <text:p text:style-name="P47"><text:s text:c="4"/>* 주액터 : 고객,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2"/>고객이 관심있는 상품을 출력한다.</text:span></text:p>
            <text:p text:style-name="P26"><text:tab/><text:span text:style-name="T4">①-1. 메인화면을 출력한다.</text:span></text:p>
            <text:p text:style-name="P6"><text:s text:c="8"/>①-2. 상품을 클릭한다.</text:p>
            <text:p text:style-name="P6"><text:s text:c="8"/>①-3. 오른쪽 팝업창형식으로 클릭한 상품목록이 출력된다.</text:p>
            <text:p text:style-name="P6"><text:s text:c="8"/>①-4. 목록을 클릭하면 해당되는 상품화면으로 전환된다.</text:p>
            <text:p text:style-name="P6"/>
            <text:p text:style-name="P6"><text:s/></text:p>
            <text:p text:style-name="P6"/>
            <text:p text:style-name="P6"/>
            <text:p text:style-name="P6"><text:s/></text:p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48" table:style-name="표48">
        <table:table-column table:style-name="표48.A"/>
        <table:table-column table:style-name="표48.B"/>
        <table:table-column table:style-name="표48.C"/>
        <table:table-column table:style-name="표48.D"/>
        <table:table-row table:style-name="표48.1">
          <table:table-cell table:style-name="표48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8.2">
          <table:table-cell table:style-name="표48.A2" office:value-type="string">
            <text:p text:style-name="P31">시스템명</text:p>
          </table:table-cell>
          <table:table-cell table:style-name="표48.B2" table:number-columns-spanned="2" office:value-type="string">
            <text:p text:style-name="P32">R.S.P(Royal.Shop.Program)</text:p>
          </table:table-cell>
          <table:covered-table-cell/>
          <table:table-cell table:style-name="표48.A2" office:value-type="string">
            <text:p text:style-name="P31">작 성 자</text:p>
          </table:table-cell>
        </table:table-row>
        <table:table-row table:style-name="표48.2">
          <table:table-cell table:style-name="표48.A2" office:value-type="string">
            <text:p text:style-name="P31">업 무 명</text:p>
          </table:table-cell>
          <table:table-cell table:style-name="표48.B2" table:number-columns-spanned="2" office:value-type="string">
            <text:p text:style-name="P32">상품결제</text:p>
          </table:table-cell>
          <table:covered-table-cell/>
          <table:table-cell table:style-name="표48.A2" office:value-type="string">
            <text:p text:style-name="P31">작 성 일</text:p>
          </table:table-cell>
        </table:table-row>
        <table:table-row table:style-name="표48.2">
          <table:table-cell table:style-name="표48.A2" office:value-type="string">
            <text:p text:style-name="P17">요구사항 ID</text:p>
          </table:table-cell>
          <table:table-cell table:style-name="표48.B2" table:number-columns-spanned="2" office:value-type="string">
            <text:p text:style-name="P5">RM-A02-005</text:p>
          </table:table-cell>
          <table:covered-table-cell/>
          <table:table-cell table:style-name="표48.A2" office:value-type="string">
            <text:p text:style-name="P17">유스케이스 ID</text:p>
          </table:table-cell>
        </table:table-row>
        <table:table-row table:style-name="표48.2">
          <table:table-cell table:style-name="표48.A2" office:value-type="string">
            <text:p text:style-name="P17">유스케이스 명</text:p>
          </table:table-cell>
          <table:table-cell table:style-name="표48.B2" office:value-type="string">
            <text:p text:style-name="P5">상품 결<text:soft-page-break/>제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8.6">
          <table:table-cell table:style-name="표48.A6" table:number-columns-spanned="2" office:value-type="string">
            <text:p text:style-name="P42"/>
            <text:p text:style-name="P5">1. 개요</text:p>
            <text:p text:style-name="P5"><text:s text:c="2"/>고객이 물품 가격에 맞게 포인트로 상품을 결제한다.</text:p>
            <text:p text:style-name="P5"/>
            <text:p text:style-name="P27">2. 관계</text:p>
            <text:p text:style-name="P47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3"/>고객이 물품 가격에 맞게 포인트로 상품을 결제한다.</text:span></text:p>
            <text:p text:style-name="P26"><text:tab/><text:span text:style-name="T4">①-1. 주문 목록을 출력한다.</text:span></text:p>
            <text:p text:style-name="P6"><text:s text:c="8"/>①-2. 쿠폰버튼을 클릭한다.</text:p>
            <text:p text:style-name="P6"><text:s text:c="8"/>①-3. 쿠폰목록을 출력한다.</text:p>
            <text:p text:style-name="P6"><text:s text:c="8"/>①-4. 선택한 쿠폰의 금액을 제외한 결제금액을 출력한다.</text:p>
            <text:p text:style-name="P6"><text:s text:c="8"/>①-5. 결제버튼을 클릭한다.</text:p>
            <text:p text:style-name="P6"><text:s text:c="8"/>A-01. 포인트가 부족할때</text:p>
            <text:p text:style-name="P6"><text:s text:c="8"/>①-6. 충전한 포인트에서 결제금액의 포인트가 사라지고 결제완료 메시지가 출력된다.</text:p>
            <text:p text:style-name="P6"/>
            <text:p text:style-name="P6"/>
            <text:p text:style-name="P6"><text:s text:c="4"/>* 대안흐름 A-01. 포인트가 부족할때</text:p>
            <text:p text:style-name="P6"><text:s text:c="8"/>A-01-1. 포인트가 부족하다는 메시지를 출력한다. </text:p>
            <text:p text:style-name="P6"><text:s text:c="8"/>A-01-2. 포인트 충전화면을 출력한다.</text:p>
            <text:p text:style-name="P6"><text:s text:c="8"/>A-01-3. 충전할 금액을 작성한다.</text:p>
            <text:p text:style-name="P6"><text:s text:c="8"/>A-01-4. 충전이 완료되면 결제화면이 출력된다.</text:p>
            <text:p text:style-name="P6"/>
            <text:p text:style-name="P6"/>
            <text:p text:style-name="P6"><text:s/></text:p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oft-page-break/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49" table:style-name="표49">
        <table:table-column table:style-name="표49.A"/>
        <table:table-column table:style-name="표49.B"/>
        <table:table-column table:style-name="표49.C"/>
        <table:table-column table:style-name="표49.D"/>
        <table:table-row table:style-name="표49.1">
          <table:table-cell table:style-name="표49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9.2">
          <table:table-cell table:style-name="표49.A2" office:value-type="string">
            <text:p text:style-name="P31">시스템명</text:p>
          </table:table-cell>
          <table:table-cell table:style-name="표49.B2" table:number-columns-spanned="2" office:value-type="string">
            <text:p text:style-name="P32">R.S.P(Royal.Shop.Program)</text:p>
          </table:table-cell>
          <table:covered-table-cell/>
          <table:table-cell table:style-name="표49.A2" office:value-type="string">
            <text:p text:style-name="P31">작 성 자</text:p>
          </table:table-cell>
        </table:table-row>
        <table:table-row table:style-name="표49.2">
          <table:table-cell table:style-name="표49.A2" office:value-type="string">
            <text:p text:style-name="P31">업 무 명</text:p>
          </table:table-cell>
          <table:table-cell table:style-name="표49.B2" table:number-columns-spanned="2" office:value-type="string">
            <text:p text:style-name="P32">상품결제</text:p>
          </table:table-cell>
          <table:covered-table-cell/>
          <table:table-cell table:style-name="표49.A2" office:value-type="string">
            <text:p text:style-name="P31">작 성 일</text:p>
          </table:table-cell>
        </table:table-row>
        <table:table-row table:style-name="표49.2">
          <table:table-cell table:style-name="표49.A2" office:value-type="string">
            <text:p text:style-name="P17">요구사항 ID</text:p>
          </table:table-cell>
          <table:table-cell table:style-name="표49.B2" table:number-columns-spanned="2" office:value-type="string">
            <text:p text:style-name="P5">RM-A02-006</text:p>
          </table:table-cell>
          <table:covered-table-cell/>
          <table:table-cell table:style-name="표49.A2" office:value-type="string">
            <text:p text:style-name="P17">유스케이스 ID</text:p>
          </table:table-cell>
        </table:table-row>
        <table:table-row table:style-name="표49.2">
          <table:table-cell table:style-name="표49.A2" office:value-type="string">
            <text:p text:style-name="P17">유스케이스 명</text:p>
          </table:table-cell>
          <table:table-cell table:style-name="표49.B2" office:value-type="string">
            <text:p text:style-name="P5">포인트 충전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49.6">
          <table:table-cell table:style-name="표49.A6" table:number-columns-spanned="2" office:value-type="string">
            <text:p text:style-name="P42"/>
            <text:p text:style-name="P5">1. 개요</text:p>
            <text:p text:style-name="P5"><text:s text:c="2"/>고객이 포인트를 충전한다.</text:p>
            <text:p text:style-name="P5"/>
            <text:p text:style-name="P27">2. 관계</text:p>
            <text:p text:style-name="P47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3"/>고객이 포인트를 충전한다.</text:span></text:p>
            <text:p text:style-name="P26"><text:tab/><text:span text:style-name="T4">①-1. 마이페이지를 출력한다.</text:span></text:p>
            <text:p text:style-name="P6"><text:s text:c="8"/>①-2. 포인트 충전 버튼을 클릭한다.</text:p>
            <text:p text:style-name="P6"><text:s text:c="8"/>①-3. 충전할 금액을 작성한다.</text:p>
            <text:p text:style-name="P6"><text:s text:c="8"/>①-4. 카드사를 선택한다.</text:p>
            <text:p text:style-name="P6"><text:s text:c="8"/>①-5. 충전버튼을 클릭한다.</text:p>
            <text:p text:style-name="P6"><text:s text:c="8"/>①-6. 충전이 완료되면 충전한 금액만큼 포인트가 쌓인다.</text:p>
            <text:p text:style-name="P6"/>
            <text:p text:style-name="P6"/>
            <text:p text:style-name="P6"/>
            <text:p text:style-name="P6"><text:s/></text:p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50" table:style-name="표50">
        <table:table-column table:style-name="표50.A"/>
        <table:table-column table:style-name="표50.B"/>
        <table:table-column table:style-name="표50.C"/>
        <table:table-column table:style-name="표50.D"/>
        <table:table-row table:style-name="표50.1">
          <table:table-cell table:style-name="표50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0.2">
          <table:table-cell table:style-name="표50.A2" office:value-type="string">
            <text:p text:style-name="P31">시스템명</text:p>
          </table:table-cell>
          <table:table-cell table:style-name="표50.B2" table:number-columns-spanned="2" office:value-type="string">
            <text:p text:style-name="P32">R.S.P(Royal.Shop.Program)</text:p>
          </table:table-cell>
          <table:covered-table-cell/>
          <table:table-cell table:style-name="표50.A2" office:value-type="string">
            <text:p text:style-name="P31">작 성 자</text:p>
          </table:table-cell>
        </table:table-row>
        <table:table-row table:style-name="표50.2">
          <table:table-cell table:style-name="표50.A2" office:value-type="string">
            <text:p text:style-name="P31">업 무 명</text:p>
          </table:table-cell>
          <table:table-cell table:style-name="표50.B2" table:number-columns-spanned="2" office:value-type="string">
            <text:p text:style-name="P32">카드사관리</text:p>
          </table:table-cell>
          <table:covered-table-cell/>
          <table:table-cell table:style-name="표50.A2" office:value-type="string">
            <text:p text:style-name="P31">작 성 일</text:p>
          </table:table-cell>
        </table:table-row>
        <table:table-row table:style-name="표50.2">
          <table:table-cell table:style-name="표50.A2" office:value-type="string">
            <text:p text:style-name="P17">요구사항 ID</text:p>
          </table:table-cell>
          <table:table-cell table:style-name="표50.B2" table:number-columns-spanned="2" office:value-type="string">
            <text:p text:style-name="P5">RM-A02-007</text:p>
          </table:table-cell>
          <table:covered-table-cell/>
          <table:table-cell table:style-name="표50.A2" office:value-type="string">
            <text:p text:style-name="P17">유스케이스 ID</text:p>
          </table:table-cell>
        </table:table-row>
        <table:table-row table:style-name="표50.2">
          <table:table-cell table:style-name="표50.A2" office:value-type="string">
            <text:p text:style-name="P17">유스케이스 명</text:p>
          </table:table-cell>
          <table:table-cell table:style-name="표50.B2" office:value-type="string">
            <text:p text:style-name="P5">카드사 등록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50.6">
          <table:table-cell table:style-name="표50.A6" table:number-columns-spanned="2" office:value-type="string">
            <text:p text:style-name="P42"/>
            <text:p text:style-name="P5">1. 개요</text:p>
            <text:p text:style-name="P5"><text:s text:c="2"/>카드사를 등록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3"/>관리자가 카드사를 등록한다.</text:span></text:p>
            <text:p text:style-name="P26"><text:tab/><text:span text:style-name="T4">①-1. 관리자 페이지를 출력한다.</text:span></text:p>
            <text:p text:style-name="P6"><text:s text:c="8"/>①-2. 카드사버튼을 클릭한다.</text:p>
            <text:p text:style-name="P6"><text:s text:c="8"/>①-3. 카드사 목록을 출력한다.</text:p>
            <text:p text:style-name="P6"><text:s text:c="8"/>①-4. 추가 버튼을 클릭한다.</text:p>
            <text:p text:style-name="P6"><text:s text:c="8"/>①-5. 양식에 맞게 작성한다.</text:p>
            <text:p text:style-name="P6"><text:s text:c="8"/>①-6. 완료 버튼을 클릭한다.</text:p>
            <text:p text:style-name="P6"><text:s text:c="8"/>A-01. 양식이 맞지않을 때</text:p>
            <text:p text:style-name="P6"/>
            <text:p text:style-name="P6"/>
            <text:p text:style-name="P6"><text:s/></text:p>
            <text:p text:style-name="P6"><text:s text:c="4"/>* 대안흐름 A-01. 양식이 맞지않을 때</text:p>
            <text:p text:style-name="P6"><text:s text:c="8"/>A-01-1. 경고창을 띄운다. </text:p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51" table:style-name="표51">
        <table:table-column table:style-name="표51.A"/>
        <table:table-column table:style-name="표51.B"/>
        <table:table-column table:style-name="표51.C"/>
        <table:table-column table:style-name="표51.D"/>
        <table:table-row table:style-name="표51.1">
          <table:table-cell table:style-name="표51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1.2">
          <table:table-cell table:style-name="표51.A2" office:value-type="string">
            <text:p text:style-name="P31">시스템명</text:p>
          </table:table-cell>
          <table:table-cell table:style-name="표51.B2" table:number-columns-spanned="2" office:value-type="string">
            <text:p text:style-name="P32">R.S.P(Royal.Shop.Program)</text:p>
          </table:table-cell>
          <table:covered-table-cell/>
          <table:table-cell table:style-name="표51.A2" office:value-type="string">
            <text:p text:style-name="P31">작 성 자</text:p>
          </table:table-cell>
        </table:table-row>
        <table:table-row table:style-name="표51.2">
          <table:table-cell table:style-name="표51.A2" office:value-type="string">
            <text:p text:style-name="P31">업 무 명</text:p>
          </table:table-cell>
          <table:table-cell table:style-name="표51.B2" table:number-columns-spanned="2" office:value-type="string">
            <text:p text:style-name="P32">카드사관리</text:p>
          </table:table-cell>
          <table:covered-table-cell/>
          <table:table-cell table:style-name="표51.A2" office:value-type="string">
            <text:p text:style-name="P31">작 성 일</text:p>
          </table:table-cell>
        </table:table-row>
        <table:table-row table:style-name="표51.2">
          <table:table-cell table:style-name="표51.A2" office:value-type="string">
            <text:p text:style-name="P17">요구사항 ID</text:p>
          </table:table-cell>
          <table:table-cell table:style-name="표51.B2" table:number-columns-spanned="2" office:value-type="string">
            <text:p text:style-name="P5">RM-A02-007</text:p>
          </table:table-cell>
          <table:covered-table-cell/>
          <table:table-cell table:style-name="표51.A2" office:value-type="string">
            <text:p text:style-name="P17">유스케이스 ID</text:p>
          </table:table-cell>
        </table:table-row>
        <table:table-row table:style-name="표51.2">
          <table:table-cell table:style-name="표51.A2" office:value-type="string">
            <text:p text:style-name="P17">유스케이스 명</text:p>
          </table:table-cell>
          <table:table-cell table:style-name="표51.B2" office:value-type="string">
            <text:p text:style-name="P5">카드사 조회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51.6">
          <table:table-cell table:style-name="표51.A6" table:number-columns-spanned="2" office:value-type="string">
            <text:p text:style-name="P42"/>
            <text:p text:style-name="P5">1. 개요</text:p>
            <text:p text:style-name="P5"><text:s text:c="2"/>카드사를 조회한다.</text:p>
            <text:p text:style-name="P5"/>
            <text:p text:style-name="P27">2. 관계</text:p>
            <text:p text:style-name="P47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3"/>카드사를 조회한다.</text:span></text:p>
            <text:p text:style-name="P26"><text:tab/><text:span text:style-name="T4">①-1. 포인트 충전 버튼을 클릭한다.</text:span></text:p>
            <text:p text:style-name="P6"><text:s text:c="8"/>①-2. 충전 금액을 작성한다.</text:p>
            <text:p text:style-name="P6"><text:s text:c="8"/>①-3. 카드사 조회버튼을 클릭한다.</text:p>
            <text:p text:style-name="P6"><text:s text:c="8"/>①-4. 카드사 목록을 출력한다.</text:p>
            <text:p text:style-name="P6"><text:s text:c="8"/>①-5. 카드사를 선택한다.</text:p>
            <text:p text:style-name="P6"/>
            <text:p text:style-name="P6"/>
            <text:p text:style-name="P6"><text:s/></text:p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52" table:style-name="표52">
        <table:table-column table:style-name="표52.A"/>
        <table:table-column table:style-name="표52.B"/>
        <table:table-column table:style-name="표52.C"/>
        <table:table-column table:style-name="표52.D"/>
        <table:table-row table:style-name="표52.1">
          <table:table-cell table:style-name="표52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2.2">
          <table:table-cell table:style-name="표52.A2" office:value-type="string">
            <text:p text:style-name="P31">시스템명</text:p>
          </table:table-cell>
          <table:table-cell table:style-name="표52.B2" table:number-columns-spanned="2" office:value-type="string">
            <text:p text:style-name="P32">R.S.P(Royal.Shop.Program)</text:p>
          </table:table-cell>
          <table:covered-table-cell/>
          <table:table-cell table:style-name="표52.A2" office:value-type="string">
            <text:p text:style-name="P31">작 성 자</text:p>
          </table:table-cell>
        </table:table-row>
        <table:table-row table:style-name="표52.2">
          <table:table-cell table:style-name="표52.A2" office:value-type="string">
            <text:p text:style-name="P31">업 무 명</text:p>
          </table:table-cell>
          <table:table-cell table:style-name="표52.B2" table:number-columns-spanned="2" office:value-type="string">
            <text:p text:style-name="P32">카드사관리</text:p>
          </table:table-cell>
          <table:covered-table-cell/>
          <table:table-cell table:style-name="표52.A2" office:value-type="string">
            <text:p text:style-name="P31">작 성 일</text:p>
          </table:table-cell>
        </table:table-row>
        <table:table-row table:style-name="표52.2">
          <table:table-cell table:style-name="표52.A2" office:value-type="string">
            <text:p text:style-name="P17">요구사항 ID</text:p>
          </table:table-cell>
          <table:table-cell table:style-name="표52.B2" table:number-columns-spanned="2" office:value-type="string">
            <text:p text:style-name="P5">RM-A02-007</text:p>
          </table:table-cell>
          <table:covered-table-cell/>
          <table:table-cell table:style-name="표52.A2" office:value-type="string">
            <text:p text:style-name="P17">유스케이스 ID</text:p>
          </table:table-cell>
        </table:table-row>
        <table:table-row table:style-name="표52.2">
          <table:table-cell table:style-name="표52.A2" office:value-type="string">
            <text:p text:style-name="P17">유스케이스 명</text:p>
          </table:table-cell>
          <table:table-cell table:style-name="표52.B2" office:value-type="string">
            <text:p text:style-name="P5">카드사 수정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52.6">
          <table:table-cell table:style-name="표52.A6" table:number-columns-spanned="2" office:value-type="string">
            <text:p text:style-name="P42"/>
            <text:p text:style-name="P5">1. 개요</text:p>
            <text:p text:style-name="P5"><text:s text:c="2"/>카드사를 수정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3"/>관리자가 카드사를 수정한다.</text:span></text:p>
            <text:p text:style-name="P26"><text:tab/><text:span text:style-name="T4">①-1. 관리자 페이지를 출력한다.</text:span></text:p>
            <text:p text:style-name="P6"><text:s text:c="8"/>①-2. 카드사버튼을 클릭한다.</text:p>
            <text:p text:style-name="P6"><text:s text:c="8"/>①-3. 카드사 목록을 출력한다.</text:p>
            <text:p text:style-name="P6"><text:s text:c="8"/>①-4. 수정할 카드사를 선택한다.</text:p>
            <text:p text:style-name="P6"><text:s text:c="8"/>①-4. 수정 버튼을 클릭한다.</text:p>
            <text:p text:style-name="P6"><text:s text:c="8"/>①-5. 양식에 맞게 작성한다.</text:p>
            <text:p text:style-name="P6"><text:s text:c="8"/>①-6. 완료 버튼을 클릭한다.</text:p>
            <text:p text:style-name="P6"><text:s text:c="8"/>A-01. 양식이 맞지않을 때</text:p>
            <text:p text:style-name="P6"/>
            <text:p text:style-name="P6"/>
            <text:p text:style-name="P6"><text:s text:c="4"/>* 대안흐름 A-01. 양식이 맞지않을 때</text:p>
            <text:p text:style-name="P6"><text:s text:c="8"/>A-01-1. 경고창을 띄운다. </text:p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53" table:style-name="표53">
        <table:table-column table:style-name="표53.A"/>
        <table:table-column table:style-name="표53.B"/>
        <table:table-column table:style-name="표53.C"/>
        <table:table-column table:style-name="표53.D"/>
        <table:table-row table:style-name="표53.1">
          <table:table-cell table:style-name="표53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3.2">
          <table:table-cell table:style-name="표53.A2" office:value-type="string">
            <text:p text:style-name="P31">시스템명</text:p>
          </table:table-cell>
          <table:table-cell table:style-name="표53.B2" table:number-columns-spanned="2" office:value-type="string">
            <text:p text:style-name="P32">R.S.P(Royal.Shop.Program)</text:p>
          </table:table-cell>
          <table:covered-table-cell/>
          <table:table-cell table:style-name="표53.A2" office:value-type="string">
            <text:p text:style-name="P31">작 성 자</text:p>
          </table:table-cell>
        </table:table-row>
        <table:table-row table:style-name="표53.2">
          <table:table-cell table:style-name="표53.A2" office:value-type="string">
            <text:p text:style-name="P31">업 무 명</text:p>
          </table:table-cell>
          <table:table-cell table:style-name="표53.B2" table:number-columns-spanned="2" office:value-type="string">
            <text:p text:style-name="P32">카드사관리</text:p>
          </table:table-cell>
          <table:covered-table-cell/>
          <table:table-cell table:style-name="표53.A2" office:value-type="string">
            <text:p text:style-name="P31">작 성 일</text:p>
          </table:table-cell>
        </table:table-row>
        <table:table-row table:style-name="표53.2">
          <table:table-cell table:style-name="표53.A2" office:value-type="string">
            <text:p text:style-name="P17">요구사항 ID</text:p>
          </table:table-cell>
          <table:table-cell table:style-name="표53.B2" table:number-columns-spanned="2" office:value-type="string">
            <text:p text:style-name="P5">RM-A02-007</text:p>
          </table:table-cell>
          <table:covered-table-cell/>
          <table:table-cell table:style-name="표53.A2" office:value-type="string">
            <text:p text:style-name="P17">유스케이스 ID</text:p>
          </table:table-cell>
        </table:table-row>
        <table:table-row table:style-name="표53.2">
          <table:table-cell table:style-name="표53.A2" office:value-type="string">
            <text:p text:style-name="P17">유스케이스 명</text:p>
          </table:table-cell>
          <table:table-cell table:style-name="표53.B2" office:value-type="string">
            <text:p text:style-name="P5">카드사 삭제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53.6">
          <table:table-cell table:style-name="표53.A6" table:number-columns-spanned="2" office:value-type="string">
            <text:p text:style-name="P42"/>
            <text:p text:style-name="P5">1. 개요</text:p>
            <text:p text:style-name="P5"><text:s text:c="2"/>카드사를 삭제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3"/>관리자가 카드사를 삭제한다.</text:span></text:p>
            <text:p text:style-name="P26"><text:tab/><text:span text:style-name="T4">①-1. 관리자 페이지를 출력한다.</text:span></text:p>
            <text:p text:style-name="P6"><text:s text:c="8"/>①-2. 카드사버튼을 클릭한다.</text:p>
            <text:p text:style-name="P6"><text:s text:c="8"/>①-3. 카드사 목록을 출력한다.</text:p>
            <text:p text:style-name="P6"><text:s text:c="8"/>①-4. 삭제할 카드사를 선택한다.</text:p>
            <text:p text:style-name="P6"><text:s text:c="8"/>①-5. 삭제 버튼을 클릭한다.</text:p>
            <text:p text:style-name="P6"><text:s text:c="8"/>①-6. 삭제완료라는 메시지를 출력한다.</text:p>
            <text:p text:style-name="P6"/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54" table:style-name="표54">
        <table:table-column table:style-name="표54.A"/>
        <table:table-column table:style-name="표54.B"/>
        <table:table-column table:style-name="표54.C"/>
        <table:table-column table:style-name="표54.D"/>
        <table:table-row table:style-name="표54.1">
          <table:table-cell table:style-name="표54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4.2">
          <table:table-cell table:style-name="표54.A2" office:value-type="string">
            <text:p text:style-name="P31">시스템명</text:p>
          </table:table-cell>
          <table:table-cell table:style-name="표54.B2" table:number-columns-spanned="2" office:value-type="string">
            <text:p text:style-name="P32">R.S.P(Royal.Shop.Program)</text:p>
          </table:table-cell>
          <table:covered-table-cell/>
          <table:table-cell table:style-name="표54.A2" office:value-type="string">
            <text:p text:style-name="P31">작 성 자</text:p>
          </table:table-cell>
        </table:table-row>
        <table:table-row table:style-name="표54.2">
          <table:table-cell table:style-name="표54.A2" office:value-type="string">
            <text:p text:style-name="P31">업 무 명</text:p>
          </table:table-cell>
          <table:table-cell table:style-name="표54.B2" table:number-columns-spanned="2" office:value-type="string">
            <text:p text:style-name="P32">주문내역</text:p>
          </table:table-cell>
          <table:covered-table-cell/>
          <table:table-cell table:style-name="표54.A2" office:value-type="string">
            <text:p text:style-name="P31">작 성 일</text:p>
          </table:table-cell>
        </table:table-row>
        <table:table-row table:style-name="표54.2">
          <table:table-cell table:style-name="표54.A2" office:value-type="string">
            <text:p text:style-name="P17">요구사항 ID</text:p>
          </table:table-cell>
          <table:table-cell table:style-name="표54.B2" table:number-columns-spanned="2" office:value-type="string">
            <text:p text:style-name="P5">RM-A02-008</text:p>
          </table:table-cell>
          <table:covered-table-cell/>
          <table:table-cell table:style-name="표54.A2" office:value-type="string">
            <text:p text:style-name="P17">유스케이스 ID</text:p>
          </table:table-cell>
        </table:table-row>
        <table:table-row table:style-name="표54.2">
          <table:table-cell table:style-name="표54.A2" office:value-type="string">
            <text:p text:style-name="P17">유스케이스 명</text:p>
          </table:table-cell>
          <table:table-cell table:style-name="표54.B2" office:value-type="string">
            <text:p text:style-name="P5">달력을 통한 <text:soft-page-break/>주문일정 확인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4.6">
          <table:table-cell table:style-name="표54.A6" table:number-columns-spanned="2" office:value-type="string">
            <text:p text:style-name="P42"/>
            <text:p text:style-name="P5">1. 개요</text:p>
            <text:p text:style-name="P5"><text:s text:c="2"/>마이페이지에서 달력을 통해 주문일정을 확인한다.</text:p>
            <text:p text:style-name="P5"/>
            <text:p text:style-name="P27">2. 관계</text:p>
            <text:p text:style-name="P47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3"/>달력을 통해 주문일정을 확인한다.</text:span></text:p>
            <text:p text:style-name="P26"><text:tab/><text:span text:style-name="T4">①-1. 마이페이지를 출력한다.</text:span></text:p>
            <text:p text:style-name="P6"><text:s text:c="8"/>①-2. 주문내역 버튼을 클릭한다.</text:p>
            <text:p text:style-name="P6"><text:s text:c="8"/>①-3. 주문 목록을 출력한다.</text:p>
            <text:p text:style-name="P6"><text:s text:c="8"/>①-4. 하단에 달력버튼을 클릭한다.</text:p>
            <text:p text:style-name="P6"><text:s text:c="8"/>①-5. 주문일정이 적혀있는 캘린터를 출력한다.</text:p>
            <text:p text:style-name="P6"/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55" table:style-name="표55">
        <table:table-column table:style-name="표55.A"/>
        <table:table-column table:style-name="표55.B"/>
        <table:table-column table:style-name="표55.C"/>
        <table:table-column table:style-name="표55.D"/>
        <table:table-row table:style-name="표55.1">
          <table:table-cell table:style-name="표55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5.2">
          <table:table-cell table:style-name="표55.A2" office:value-type="string">
            <text:p text:style-name="P31">시스템명</text:p>
          </table:table-cell>
          <table:table-cell table:style-name="표55.B2" table:number-columns-spanned="2" office:value-type="string">
            <text:p text:style-name="P32">R.S.P(Royal.Shop.Program)</text:p>
          </table:table-cell>
          <table:covered-table-cell/>
          <table:table-cell table:style-name="표55.A2" office:value-type="string">
            <text:p text:style-name="P31">작 성 자</text:p>
          </table:table-cell>
        </table:table-row>
        <table:table-row table:style-name="표55.2">
          <table:table-cell table:style-name="표55.A2" office:value-type="string">
            <text:p text:style-name="P31">업 무 명</text:p>
          </table:table-cell>
          <table:table-cell table:style-name="표55.B2" table:number-columns-spanned="2" office:value-type="string">
            <text:p text:style-name="P32">주문내역</text:p>
          </table:table-cell>
          <table:covered-table-cell/>
          <table:table-cell table:style-name="표55.A2" office:value-type="string">
            <text:p text:style-name="P31">작 성 일</text:p>
          </table:table-cell>
        </table:table-row>
        <text:soft-page-break/>
        <table:table-row table:style-name="표55.2">
          <table:table-cell table:style-name="표55.A2" office:value-type="string">
            <text:p text:style-name="P17">요구사항 ID</text:p>
          </table:table-cell>
          <table:table-cell table:style-name="표55.B2" table:number-columns-spanned="2" office:value-type="string">
            <text:p text:style-name="P5">RM-A02-009</text:p>
          </table:table-cell>
          <table:covered-table-cell/>
          <table:table-cell table:style-name="표55.A2" office:value-type="string">
            <text:p text:style-name="P17">유스케이스 ID</text:p>
          </table:table-cell>
        </table:table-row>
        <table:table-row table:style-name="표55.2">
          <table:table-cell table:style-name="표55.A2" office:value-type="string">
            <text:p text:style-name="P17">유스케이스 명</text:p>
          </table:table-cell>
          <table:table-cell table:style-name="표55.B2" office:value-type="string">
            <text:p text:style-name="P5">주문내역 확인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5.6">
          <table:table-cell table:style-name="표55.A6" table:number-columns-spanned="2" office:value-type="string">
            <text:p text:style-name="P42"/>
            <text:p text:style-name="P5">1. 개요</text:p>
            <text:p text:style-name="P5"><text:s text:c="2"/>마이페이지를 통해 상품별로 주문내역을 확인한다.</text:p>
            <text:p text:style-name="P5"/>
            <text:p text:style-name="P27">2. 관계</text:p>
            <text:p text:style-name="P47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3"/>상품별로 주문내역을 확인한다.</text:span></text:p>
            <text:p text:style-name="P26"><text:tab/><text:span text:style-name="T4">①-1. 마이페이지를 출력한다.</text:span></text:p>
            <text:p text:style-name="P6"><text:s text:c="8"/>①-2. 주문내역 버튼을 클릭한다.</text:p>
            <text:p text:style-name="P6"><text:s text:c="8"/>①-3. 상품별 주문 내역을 출력한다.</text:p>
            <text:p text:style-name="P6"><text:s text:c="8"/>①-4. 조회하고 싶은 상품을 클릭한다.</text:p>
            <text:p text:style-name="P6"><text:s text:c="8"/>①-5. 클릭한 상품의 주문내역을 출력한다.</text:p>
            <text:p text:style-name="P6"/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56" table:style-name="표56">
        <table:table-column table:style-name="표56.A"/>
        <table:table-column table:style-name="표56.B"/>
        <table:table-column table:style-name="표56.C"/>
        <table:table-column table:style-name="표56.D"/>
        <table:table-row table:style-name="표56.1">
          <table:table-cell table:style-name="표56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6.2">
          <table:table-cell table:style-name="표56.A2" office:value-type="string">
            <text:p text:style-name="P31">시스템명</text:p>
          </table:table-cell>
          <table:table-cell table:style-name="표56.B2" table:number-columns-spanned="2" office:value-type="string">
            <text:p text:style-name="P32">R.S.P(Royal.Shop.Program)</text:p>
          </table:table-cell>
          <table:covered-table-cell/>
          <table:table-cell table:style-name="표56.A2" office:value-type="string">
            <text:p text:style-name="P31">작 성 자</text:p>
          </table:table-cell>
        </table:table-row>
        <text:soft-page-break/>
        <table:table-row table:style-name="표56.2">
          <table:table-cell table:style-name="표56.A2" office:value-type="string">
            <text:p text:style-name="P31">업 무 명</text:p>
          </table:table-cell>
          <table:table-cell table:style-name="표56.B2" table:number-columns-spanned="2" office:value-type="string">
            <text:p text:style-name="P32">주문내역</text:p>
          </table:table-cell>
          <table:covered-table-cell/>
          <table:table-cell table:style-name="표56.A2" office:value-type="string">
            <text:p text:style-name="P31">작 성 일</text:p>
          </table:table-cell>
        </table:table-row>
        <table:table-row table:style-name="표56.2">
          <table:table-cell table:style-name="표56.A2" office:value-type="string">
            <text:p text:style-name="P17">요구사항 ID</text:p>
          </table:table-cell>
          <table:table-cell table:style-name="표56.B2" table:number-columns-spanned="2" office:value-type="string">
            <text:p text:style-name="P5">RM-A02-010</text:p>
          </table:table-cell>
          <table:covered-table-cell/>
          <table:table-cell table:style-name="표56.A2" office:value-type="string">
            <text:p text:style-name="P17">유스케이스 ID</text:p>
          </table:table-cell>
        </table:table-row>
        <table:table-row table:style-name="표56.2">
          <table:table-cell table:style-name="표56.A2" office:value-type="string">
            <text:p text:style-name="P17">유스케이스 명</text:p>
          </table:table-cell>
          <table:table-cell table:style-name="표56.B2" office:value-type="string">
            <text:p text:style-name="P5">주문취소 및 반품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6.6">
          <table:table-cell table:style-name="표56.A6" table:number-columns-spanned="2" office:value-type="string">
            <text:p text:style-name="P42"/>
            <text:p text:style-name="P5">1. 개요</text:p>
            <text:p text:style-name="P5"><text:s text:c="2"/>고객이 주문취소 또는 반품을 한다.</text:p>
            <text:p text:style-name="P5"/>
            <text:p text:style-name="P27">2. 관계</text:p>
            <text:p text:style-name="P47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3"/>고객이 주문취소 또는 반품을 한다.</text:span></text:p>
            <text:p text:style-name="P26"><text:tab/><text:span text:style-name="T4">①-1. 마이페이지를 출력한다.</text:span></text:p>
            <text:p text:style-name="P6"><text:s text:c="8"/>①-2. 주문내역 버튼을 클릭한다.</text:p>
            <text:p text:style-name="P6"><text:s text:c="8"/>①-3. 상품별 주문 내역을 출력한다.</text:p>
            <text:p text:style-name="P6"><text:s text:c="8"/>①-4. 조회하고 싶은 상품을 클릭한다.</text:p>
            <text:p text:style-name="P6"><text:s text:c="8"/>①-5. 클릭한 상품의 주문내역을 출력한다.</text:p>
            <text:p text:style-name="P6"><text:s text:c="8"/>①-6. 하단에 주문취소/ 반품을 클릭한다.</text:p>
            <text:p text:style-name="P6"><text:s text:c="8"/>①-7. 반품완료 라는 메시지를 출력한다.</text:p>
            <text:p text:style-name="P6"><text:s text:c="2"/></text:p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57" table:style-name="표57">
        <table:table-column table:style-name="표57.A"/>
        <table:table-column table:style-name="표57.B"/>
        <table:table-column table:style-name="표57.C"/>
        <table:table-column table:style-name="표57.D"/>
        <table:table-row table:style-name="표57.1">
          <table:table-cell table:style-name="표57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57.2">
          <table:table-cell table:style-name="표57.A2" office:value-type="string">
            <text:p text:style-name="P31">시스템명</text:p>
          </table:table-cell>
          <table:table-cell table:style-name="표57.B2" table:number-columns-spanned="2" office:value-type="string">
            <text:p text:style-name="P32">R.S.P(Royal.Shop.Program)</text:p>
          </table:table-cell>
          <table:covered-table-cell/>
          <table:table-cell table:style-name="표57.A2" office:value-type="string">
            <text:p text:style-name="P31">작 성 자</text:p>
          </table:table-cell>
        </table:table-row>
        <table:table-row table:style-name="표57.2">
          <table:table-cell table:style-name="표57.A2" office:value-type="string">
            <text:p text:style-name="P31">업 무 명</text:p>
          </table:table-cell>
          <table:table-cell table:style-name="표57.B2" table:number-columns-spanned="2" office:value-type="string">
            <text:p text:style-name="P32">배송업체관리</text:p>
          </table:table-cell>
          <table:covered-table-cell/>
          <table:table-cell table:style-name="표57.A2" office:value-type="string">
            <text:p text:style-name="P31">작 성 일</text:p>
          </table:table-cell>
        </table:table-row>
        <table:table-row table:style-name="표57.2">
          <table:table-cell table:style-name="표57.A2" office:value-type="string">
            <text:p text:style-name="P17">요구사항 ID</text:p>
          </table:table-cell>
          <table:table-cell table:style-name="표57.B2" table:number-columns-spanned="2" office:value-type="string">
            <text:p text:style-name="P5">RM-A03-001</text:p>
          </table:table-cell>
          <table:covered-table-cell/>
          <table:table-cell table:style-name="표57.A2" office:value-type="string">
            <text:p text:style-name="P17">유스케이스 ID</text:p>
          </table:table-cell>
        </table:table-row>
        <table:table-row table:style-name="표57.2">
          <table:table-cell table:style-name="표57.A2" office:value-type="string">
            <text:p text:style-name="P17">유스케이스 명</text:p>
          </table:table-cell>
          <table:table-cell table:style-name="표57.B2" office:value-type="string">
            <text:p text:style-name="P5">배송업체 조회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7.6">
          <table:table-cell table:style-name="표57.A6" table:number-columns-spanned="2" office:value-type="string">
            <text:p text:style-name="P42"/>
            <text:p text:style-name="P5">1. 개요</text:p>
            <text:p text:style-name="P5"><text:s text:c="2"/>배송업체를 조회한다.</text:p>
            <text:p text:style-name="P5"/>
            <text:p text:style-name="P27">2. 관계</text:p>
            <text:p text:style-name="P47"><text:s text:c="4"/>* 주액터 : 고객, 판매자,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배송업체를 조회한다.</text:span></text:p>
            <text:p text:style-name="P26"><text:tab/><text:span text:style-name="T4">①-1. 마이페이지를 출력한다.</text:span></text:p>
            <text:p text:style-name="P6"><text:s text:c="8"/>①-2. 주문내역 버튼을 클릭한다.</text:p>
            <text:p text:style-name="P6"><text:s text:c="8"/>①-3. 상품별 주문 내역을 출력한다.</text:p>
            <text:p text:style-name="P6"><text:s text:c="8"/>①-4. 조회하고 싶은 상품을 클릭한다.</text:p>
            <text:p text:style-name="P6"><text:s text:c="8"/>①-5. 클릭한 상품의 주문내역을 출력한다.</text:p>
            <text:p text:style-name="P6"><text:s text:c="8"/>①-6. 배송조회 버튼을 클릭한다.</text:p>
            <text:p text:style-name="P6"><text:s text:c="8"/>①-6. 현재 배송중인 배송업체를 조회한다.</text:p>
            <text:p text:style-name="P6"><text:s text:c="2"/></text:p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58" table:style-name="표58">
        <table:table-column table:style-name="표58.A"/>
        <table:table-column table:style-name="표58.B"/>
        <table:table-column table:style-name="표58.C"/>
        <table:table-column table:style-name="표58.D"/>
        <text:soft-page-break/>
        <table:table-row table:style-name="표58.1">
          <table:table-cell table:style-name="표58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8.2">
          <table:table-cell table:style-name="표58.A2" office:value-type="string">
            <text:p text:style-name="P31">시스템명</text:p>
          </table:table-cell>
          <table:table-cell table:style-name="표58.B2" table:number-columns-spanned="2" office:value-type="string">
            <text:p text:style-name="P32">R.S.P(Royal.Shop.Program)</text:p>
          </table:table-cell>
          <table:covered-table-cell/>
          <table:table-cell table:style-name="표58.A2" office:value-type="string">
            <text:p text:style-name="P31">작 성 자</text:p>
          </table:table-cell>
        </table:table-row>
        <table:table-row table:style-name="표58.2">
          <table:table-cell table:style-name="표58.A2" office:value-type="string">
            <text:p text:style-name="P31">업 무 명</text:p>
          </table:table-cell>
          <table:table-cell table:style-name="표58.B2" table:number-columns-spanned="2" office:value-type="string">
            <text:p text:style-name="P32">배송업체관리</text:p>
          </table:table-cell>
          <table:covered-table-cell/>
          <table:table-cell table:style-name="표58.A2" office:value-type="string">
            <text:p text:style-name="P31">작 성 일</text:p>
          </table:table-cell>
        </table:table-row>
        <table:table-row table:style-name="표58.2">
          <table:table-cell table:style-name="표58.A2" office:value-type="string">
            <text:p text:style-name="P17">요구사항 ID</text:p>
          </table:table-cell>
          <table:table-cell table:style-name="표58.B2" table:number-columns-spanned="2" office:value-type="string">
            <text:p text:style-name="P5">RM-A03-001</text:p>
          </table:table-cell>
          <table:covered-table-cell/>
          <table:table-cell table:style-name="표58.A2" office:value-type="string">
            <text:p text:style-name="P17">유스케이스 ID</text:p>
          </table:table-cell>
        </table:table-row>
        <table:table-row table:style-name="표58.2">
          <table:table-cell table:style-name="표58.A2" office:value-type="string">
            <text:p text:style-name="P17">유스케이스 명</text:p>
          </table:table-cell>
          <table:table-cell table:style-name="표58.B2" office:value-type="string">
            <text:p text:style-name="P5">배송업체 추가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8.6">
          <table:table-cell table:style-name="표58.A6" table:number-columns-spanned="2" office:value-type="string">
            <text:p text:style-name="P42"/>
            <text:p text:style-name="P5">1. 개요</text:p>
            <text:p text:style-name="P5"><text:s text:c="2"/>배송업체를 추가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배송업체를 추가한다.</text:span></text:p>
            <text:p text:style-name="P26"><text:tab/><text:span text:style-name="T4">①-1. 배송업체 버튼을 클릭한다.</text:span></text:p>
            <text:p text:style-name="P6"><text:s text:c="8"/>①-2. 현재 배송업체 목록을 출력한다.</text:p>
            <text:p text:style-name="P6"><text:s text:c="8"/>①-3. 추가 버튼을 클릭한다.</text:p>
            <text:p text:style-name="P6"><text:s text:c="8"/>①-4. 양식에 맞게 작성한다.</text:p>
            <text:p text:style-name="P6"><text:s text:c="8"/>①-5. 완료 버튼을 클릭한다.</text:p>
            <text:p text:style-name="P6"><text:s text:c="8"/>①-6. 추가 완료 메시지를 출력한다.</text:p>
            <text:p text:style-name="P6"><text:s text:c="8"/>A-01. 양식이 맞지않을 때</text:p>
            <text:p text:style-name="P6"><text:s text:c="2"/></text:p>
            <text:p text:style-name="P6"/>
            <text:p text:style-name="P6"><text:s text:c="3"/>* 대안흐름 A-01. 양식이 맞지않을 때</text:p>
            <text:p text:style-name="P6"><text:s text:c="8"/>A-01-1. 경고창을 띄운다. 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59" table:style-name="표59">
        <table:table-column table:style-name="표59.A"/>
        <table:table-column table:style-name="표59.B"/>
        <table:table-column table:style-name="표59.C"/>
        <table:table-column table:style-name="표59.D"/>
        <text:soft-page-break/>
        <table:table-row table:style-name="표59.1">
          <table:table-cell table:style-name="표59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9.2">
          <table:table-cell table:style-name="표59.A2" office:value-type="string">
            <text:p text:style-name="P31">시스템명</text:p>
          </table:table-cell>
          <table:table-cell table:style-name="표59.B2" table:number-columns-spanned="2" office:value-type="string">
            <text:p text:style-name="P32">R.S.P(Royal.Shop.Program)</text:p>
          </table:table-cell>
          <table:covered-table-cell/>
          <table:table-cell table:style-name="표59.A2" office:value-type="string">
            <text:p text:style-name="P31">작 성 자</text:p>
          </table:table-cell>
        </table:table-row>
        <table:table-row table:style-name="표59.2">
          <table:table-cell table:style-name="표59.A2" office:value-type="string">
            <text:p text:style-name="P31">업 무 명</text:p>
          </table:table-cell>
          <table:table-cell table:style-name="표59.B2" table:number-columns-spanned="2" office:value-type="string">
            <text:p text:style-name="P32">배송업체관리</text:p>
          </table:table-cell>
          <table:covered-table-cell/>
          <table:table-cell table:style-name="표59.A2" office:value-type="string">
            <text:p text:style-name="P31">작 성 일</text:p>
          </table:table-cell>
        </table:table-row>
        <table:table-row table:style-name="표59.2">
          <table:table-cell table:style-name="표59.A2" office:value-type="string">
            <text:p text:style-name="P17">요구사항 ID</text:p>
          </table:table-cell>
          <table:table-cell table:style-name="표59.B2" table:number-columns-spanned="2" office:value-type="string">
            <text:p text:style-name="P5">RM-A03-001</text:p>
          </table:table-cell>
          <table:covered-table-cell/>
          <table:table-cell table:style-name="표59.A2" office:value-type="string">
            <text:p text:style-name="P17">유스케이스 ID</text:p>
          </table:table-cell>
        </table:table-row>
        <table:table-row table:style-name="표59.2">
          <table:table-cell table:style-name="표59.A2" office:value-type="string">
            <text:p text:style-name="P17">유스케이스 명</text:p>
          </table:table-cell>
          <table:table-cell table:style-name="표59.B2" office:value-type="string">
            <text:p text:style-name="P5">배송업체 삭제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9.6">
          <table:table-cell table:style-name="표59.A6" table:number-columns-spanned="2" office:value-type="string">
            <text:p text:style-name="P42"/>
            <text:p text:style-name="P5">1. 개요</text:p>
            <text:p text:style-name="P5"><text:s text:c="2"/>배송업체를 삭제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배송업체를 삭제한다.</text:span></text:p>
            <text:p text:style-name="P26"><text:tab/><text:span text:style-name="T4">①-1. 배송업체 버튼을 클릭한다.</text:span></text:p>
            <text:p text:style-name="P6"><text:s text:c="8"/>①-2. 현재 배송업체 목록을 출력한다.</text:p>
            <text:p text:style-name="P6"><text:s text:c="8"/>①-3. 삭제할 배송업체를 선택한다.</text:p>
            <text:p text:style-name="P6"><text:s text:c="8"/>①-4. 삭제 버튼을 클릭한다.</text:p>
            <text:p text:style-name="P6"><text:s text:c="8"/>①-5. 삭제 완료 메시지를 출력한다.</text:p>
            <text:p text:style-name="P6"><text:s text:c="2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60" table:style-name="표60">
        <table:table-column table:style-name="표60.A"/>
        <table:table-column table:style-name="표60.B"/>
        <table:table-column table:style-name="표60.C"/>
        <table:table-column table:style-name="표60.D"/>
        <text:soft-page-break/>
        <table:table-row table:style-name="표60.1">
          <table:table-cell table:style-name="표60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0.2">
          <table:table-cell table:style-name="표60.A2" office:value-type="string">
            <text:p text:style-name="P31">시스템명</text:p>
          </table:table-cell>
          <table:table-cell table:style-name="표60.B2" table:number-columns-spanned="2" office:value-type="string">
            <text:p text:style-name="P32">R.S.P(Royal.Shop.Program)</text:p>
          </table:table-cell>
          <table:covered-table-cell/>
          <table:table-cell table:style-name="표60.A2" office:value-type="string">
            <text:p text:style-name="P31">작 성 자</text:p>
          </table:table-cell>
        </table:table-row>
        <table:table-row table:style-name="표60.2">
          <table:table-cell table:style-name="표60.A2" office:value-type="string">
            <text:p text:style-name="P31">업 무 명</text:p>
          </table:table-cell>
          <table:table-cell table:style-name="표60.B2" table:number-columns-spanned="2" office:value-type="string">
            <text:p text:style-name="P32">배송관리</text:p>
          </table:table-cell>
          <table:covered-table-cell/>
          <table:table-cell table:style-name="표60.A2" office:value-type="string">
            <text:p text:style-name="P31">작 성 일</text:p>
          </table:table-cell>
        </table:table-row>
        <table:table-row table:style-name="표60.2">
          <table:table-cell table:style-name="표60.A2" office:value-type="string">
            <text:p text:style-name="P17">요구사항 ID</text:p>
          </table:table-cell>
          <table:table-cell table:style-name="표60.B2" table:number-columns-spanned="2" office:value-type="string">
            <text:p text:style-name="P5">RM-A03-002</text:p>
          </table:table-cell>
          <table:covered-table-cell/>
          <table:table-cell table:style-name="표60.A2" office:value-type="string">
            <text:p text:style-name="P17">유스케이스 ID</text:p>
          </table:table-cell>
        </table:table-row>
        <table:table-row table:style-name="표60.2">
          <table:table-cell table:style-name="표60.A2" office:value-type="string">
            <text:p text:style-name="P17">유스케이스 명</text:p>
          </table:table-cell>
          <table:table-cell table:style-name="표60.B2" office:value-type="string">
            <text:p text:style-name="P5">배송사항 조회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0.6">
          <table:table-cell table:style-name="표60.A6" table:number-columns-spanned="2" office:value-type="string">
            <text:p text:style-name="P42"/>
            <text:p text:style-name="P5">1. 개요</text:p>
            <text:p text:style-name="P5"><text:s text:c="2"/>배송사항을 조회한다.</text:p>
            <text:p text:style-name="P5"/>
            <text:p text:style-name="P27">2. 관계</text:p>
            <text:p text:style-name="P47"><text:s text:c="4"/>* 주액터 : 고객, 판매자,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배송사항을 조회한다.</text:span></text:p>
            <text:p text:style-name="P26"><text:tab/><text:span text:style-name="T4">①-1. 마이페이지를 출력한다.</text:span></text:p>
            <text:p text:style-name="P6"><text:s text:c="8"/>①-2. 주문내역을 클릭한다.</text:p>
            <text:p text:style-name="P6"><text:s text:c="8"/>①-3. 주문내역 목록을 출력한다.</text:p>
            <text:p text:style-name="P6"><text:s text:c="8"/>①-4. 조회하고 싶은 상품의 배송사항조회 버튼을 클릭한다.</text:p>
            <text:p text:style-name="P6"><text:s text:c="8"/>①-5. 배송사항을 출력한다.</text:p>
            <text:p text:style-name="P6"><text:s text:c="2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61" table:style-name="표61">
        <table:table-column table:style-name="표61.A"/>
        <table:table-column table:style-name="표61.B"/>
        <table:table-column table:style-name="표61.C"/>
        <table:table-column table:style-name="표61.D"/>
        <text:soft-page-break/>
        <table:table-row table:style-name="표61.1">
          <table:table-cell table:style-name="표61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1.2">
          <table:table-cell table:style-name="표61.A2" office:value-type="string">
            <text:p text:style-name="P31">시스템명</text:p>
          </table:table-cell>
          <table:table-cell table:style-name="표61.B2" table:number-columns-spanned="2" office:value-type="string">
            <text:p text:style-name="P32">R.S.P(Royal.Shop.Program)</text:p>
          </table:table-cell>
          <table:covered-table-cell/>
          <table:table-cell table:style-name="표61.A2" office:value-type="string">
            <text:p text:style-name="P31">작 성 자</text:p>
          </table:table-cell>
        </table:table-row>
        <table:table-row table:style-name="표61.2">
          <table:table-cell table:style-name="표61.A2" office:value-type="string">
            <text:p text:style-name="P31">업 무 명</text:p>
          </table:table-cell>
          <table:table-cell table:style-name="표61.B2" table:number-columns-spanned="2" office:value-type="string">
            <text:p text:style-name="P32">배송관리</text:p>
          </table:table-cell>
          <table:covered-table-cell/>
          <table:table-cell table:style-name="표61.A2" office:value-type="string">
            <text:p text:style-name="P31">작 성 일</text:p>
          </table:table-cell>
        </table:table-row>
        <table:table-row table:style-name="표61.2">
          <table:table-cell table:style-name="표61.A2" office:value-type="string">
            <text:p text:style-name="P17">요구사항 ID</text:p>
          </table:table-cell>
          <table:table-cell table:style-name="표61.B2" table:number-columns-spanned="2" office:value-type="string">
            <text:p text:style-name="P5">RM-A03-002</text:p>
          </table:table-cell>
          <table:covered-table-cell/>
          <table:table-cell table:style-name="표61.A2" office:value-type="string">
            <text:p text:style-name="P17">유스케이스 ID</text:p>
          </table:table-cell>
        </table:table-row>
        <table:table-row table:style-name="표61.2">
          <table:table-cell table:style-name="표61.A2" office:value-type="string">
            <text:p text:style-name="P17">유스케이스 명</text:p>
          </table:table-cell>
          <table:table-cell table:style-name="표61.B2" office:value-type="string">
            <text:p text:style-name="P5">배송정보 등록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1.6">
          <table:table-cell table:style-name="표61.A6" table:number-columns-spanned="2" office:value-type="string">
            <text:p text:style-name="P42"/>
            <text:p text:style-name="P5">1. 개요</text:p>
            <text:p text:style-name="P5"><text:s text:c="2"/>배송정보를 등록한다.</text:p>
            <text:p text:style-name="P5"/>
            <text:p text:style-name="P27">2. 관계</text:p>
            <text:p text:style-name="P47"><text:s text:c="4"/>* 주액터 : 판매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배송정보를 등록한다.</text:span></text:p>
            <text:p text:style-name="P26"><text:tab/><text:span text:style-name="T4">①-1. 배송 페이지를 출력한다.</text:span></text:p>
            <text:p text:style-name="P6"><text:s text:c="8"/>①-2. 배송한 상품을 선택한다.</text:p>
            <text:p text:style-name="P6"><text:s text:c="8"/>①-3. 등록버튼을 클릭한다.</text:p>
            <text:p text:style-name="P6"><text:s text:c="8"/>①-4. 배송업체와 배송정보를 등록한다.</text:p>
            <text:p text:style-name="P6"><text:s text:c="8"/>①-5. 완료버튼을 클릭한다.</text:p>
            <text:p text:style-name="P6"><text:s text:c="2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62" table:style-name="표62">
        <table:table-column table:style-name="표62.A"/>
        <table:table-column table:style-name="표62.B"/>
        <table:table-column table:style-name="표62.C"/>
        <table:table-column table:style-name="표62.D"/>
        <text:soft-page-break/>
        <table:table-row table:style-name="표62.1">
          <table:table-cell table:style-name="표62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62.2">
          <table:table-cell table:style-name="표62.A2" office:value-type="string">
            <text:p text:style-name="P31">시스템명</text:p>
          </table:table-cell>
          <table:table-cell table:style-name="표62.B2" table:number-columns-spanned="2" office:value-type="string">
            <text:p text:style-name="P32">R.S.P(Royal.Shop.Program)</text:p>
          </table:table-cell>
          <table:covered-table-cell/>
          <table:table-cell table:style-name="표62.A2" office:value-type="string">
            <text:p text:style-name="P31">작 성 자</text:p>
          </table:table-cell>
        </table:table-row>
        <table:table-row table:style-name="표62.2">
          <table:table-cell table:style-name="표62.A2" office:value-type="string">
            <text:p text:style-name="P31">업 무 명</text:p>
          </table:table-cell>
          <table:table-cell table:style-name="표62.B2" table:number-columns-spanned="2" office:value-type="string">
            <text:p text:style-name="P32">매출현황</text:p>
          </table:table-cell>
          <table:covered-table-cell/>
          <table:table-cell table:style-name="표62.A2" office:value-type="string">
            <text:p text:style-name="P31">작 성 일</text:p>
          </table:table-cell>
        </table:table-row>
        <table:table-row table:style-name="표62.2">
          <table:table-cell table:style-name="표62.A2" office:value-type="string">
            <text:p text:style-name="P17">요구사항 ID</text:p>
          </table:table-cell>
          <table:table-cell table:style-name="표62.B2" table:number-columns-spanned="2" office:value-type="string">
            <text:p text:style-name="P5">RM-A04-001</text:p>
          </table:table-cell>
          <table:covered-table-cell/>
          <table:table-cell table:style-name="표62.A2" office:value-type="string">
            <text:p text:style-name="P17">유스케이스 ID</text:p>
          </table:table-cell>
        </table:table-row>
        <table:table-row table:style-name="표62.2">
          <table:table-cell table:style-name="표62.A2" office:value-type="string">
            <text:p text:style-name="P17">유스케이스 명</text:p>
          </table:table-cell>
          <table:table-cell table:style-name="표62.B2" office:value-type="string">
            <text:p text:style-name="P5">총매출/상품별 매출 그래프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62.6">
          <table:table-cell table:style-name="표62.A6" table:number-columns-spanned="2" office:value-type="string">
            <text:p text:style-name="P42"/>
            <text:p text:style-name="P5">1. 개요</text:p>
            <text:p text:style-name="P5"><text:s text:c="2"/>총 매출과 상품별 매출을 그래프로 확인한다.</text:p>
            <text:p text:style-name="P5"/>
            <text:p text:style-name="P27">2. 관계</text:p>
            <text:p text:style-name="P47"><text:s text:c="4"/>* 주액터 : 판매자,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총 매출을 그래프로 확인한다.</text:span></text:p>
            <text:p text:style-name="P26"><text:tab/><text:span text:style-name="T4">①-1. 매출 페이지를 출력한다.</text:span></text:p>
            <text:p text:style-name="P6"><text:s text:c="8"/>①-2. 총 매출을 클릭한다.</text:p>
            <text:p text:style-name="P6"><text:s text:c="8"/>①-3. 총 매출금액과 그래프를 출력한다.</text:p>
            <text:p text:style-name="P6"><text:s/></text:p>
            <text:p text:style-name="P6"><text:s text:c="6"/>기본흐름 ② <text:s/>상품별 매출을 그래프로 확인한다.</text:p>
            <text:p text:style-name="P26"><text:tab/><text:span text:style-name="T4">①-1. 매출 페이지를 출력한다.</text:span></text:p>
            <text:p text:style-name="P6"><text:s text:c="8"/>①-2. 상품별 매출을 클릭한다.</text:p>
            <text:p text:style-name="P6"><text:s text:c="8"/>①-3. 판매자가 등록한 상품별 매출금액과 그래프를 출력한다. 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63" table:style-name="표63">
        <table:table-column table:style-name="표63.A"/>
        <table:table-column table:style-name="표63.B"/>
        <table:table-column table:style-name="표63.C"/>
        <table:table-column table:style-name="표63.D"/>
        <table:table-row table:style-name="표63.1">
          <table:table-cell table:style-name="표63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3.2">
          <table:table-cell table:style-name="표63.A2" office:value-type="string">
            <text:p text:style-name="P31">시스템명</text:p>
          </table:table-cell>
          <table:table-cell table:style-name="표63.B2" table:number-columns-spanned="2" office:value-type="string">
            <text:p text:style-name="P32">R.S.P(Royal.Shop.Program)</text:p>
          </table:table-cell>
          <table:covered-table-cell/>
          <table:table-cell table:style-name="표63.A2" office:value-type="string">
            <text:p text:style-name="P31">작 성 자</text:p>
          </table:table-cell>
        </table:table-row>
        <table:table-row table:style-name="표63.2">
          <table:table-cell table:style-name="표63.A2" office:value-type="string">
            <text:p text:style-name="P31">업 무 명</text:p>
          </table:table-cell>
          <table:table-cell table:style-name="표63.B2" table:number-columns-spanned="2" office:value-type="string">
            <text:p text:style-name="P32">매출현황</text:p>
          </table:table-cell>
          <table:covered-table-cell/>
          <table:table-cell table:style-name="표63.A2" office:value-type="string">
            <text:p text:style-name="P31">작 성 일</text:p>
          </table:table-cell>
        </table:table-row>
        <table:table-row table:style-name="표63.2">
          <table:table-cell table:style-name="표63.A2" office:value-type="string">
            <text:p text:style-name="P17">요구사항 ID</text:p>
          </table:table-cell>
          <table:table-cell table:style-name="표63.B2" table:number-columns-spanned="2" office:value-type="string">
            <text:p text:style-name="P5">RM-A04-002</text:p>
          </table:table-cell>
          <table:covered-table-cell/>
          <table:table-cell table:style-name="표63.A2" office:value-type="string">
            <text:p text:style-name="P17">유스케이스 ID</text:p>
          </table:table-cell>
        </table:table-row>
        <table:table-row table:style-name="표63.2">
          <table:table-cell table:style-name="표63.A2" office:value-type="string">
            <text:p text:style-name="P17">유스케이스 명</text:p>
          </table:table-cell>
          <table:table-cell table:style-name="표63.B2" office:value-type="string">
            <text:p text:style-name="P5">판매자별 매<text:soft-page-break/>출그래프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3.6">
          <table:table-cell table:style-name="표63.A6" table:number-columns-spanned="2" office:value-type="string">
            <text:p text:style-name="P42"/>
            <text:p text:style-name="P5">1. 개요</text:p>
            <text:p text:style-name="P5"><text:s text:c="2"/>판매자별 매출을 그래프로 확인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판매자별 매출을 그래프로 확인한다.</text:span></text:p>
            <text:p text:style-name="P26"><text:tab/><text:span text:style-name="T4">①-1. 매출 페이지를 출력한다.</text:span></text:p>
            <text:p text:style-name="P6"><text:s text:c="8"/>①-2. 판매자별 매출을 클릭한다.</text:p>
            <text:p text:style-name="P6"><text:s text:c="8"/>①-3. 판매자별로 매출금액과 그래프를 출력한다.</text:p>
            <text:p text:style-name="P6"><text:s/></text:p>
            <text:p text:style-name="P6"><text:s text:c="6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64" table:style-name="표64">
        <table:table-column table:style-name="표64.A"/>
        <table:table-column table:style-name="표64.B"/>
        <table:table-column table:style-name="표64.C"/>
        <table:table-column table:style-name="표64.D"/>
        <table:table-row table:style-name="표64.1">
          <table:table-cell table:style-name="표64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4.2">
          <table:table-cell table:style-name="표64.A2" office:value-type="string">
            <text:p text:style-name="P31">시스템명</text:p>
          </table:table-cell>
          <table:table-cell table:style-name="표64.B2" table:number-columns-spanned="2" office:value-type="string">
            <text:p text:style-name="P32">R.S.P(Royal.Shop.Program)</text:p>
          </table:table-cell>
          <table:covered-table-cell/>
          <table:table-cell table:style-name="표64.A2" office:value-type="string">
            <text:p text:style-name="P31">작 성 자</text:p>
          </table:table-cell>
        </table:table-row>
        <table:table-row table:style-name="표64.2">
          <table:table-cell table:style-name="표64.A2" office:value-type="string">
            <text:p text:style-name="P31">업 무 명</text:p>
          </table:table-cell>
          <table:table-cell table:style-name="표64.B2" table:number-columns-spanned="2" office:value-type="string">
            <text:p text:style-name="P32">환불</text:p>
          </table:table-cell>
          <table:covered-table-cell/>
          <table:table-cell table:style-name="표64.A2" office:value-type="string">
            <text:p text:style-name="P31">작 성 일</text:p>
          </table:table-cell>
        </table:table-row>
        <table:table-row table:style-name="표64.2">
          <table:table-cell table:style-name="표64.A2" office:value-type="string">
            <text:p text:style-name="P17">요구사항 ID</text:p>
          </table:table-cell>
          <table:table-cell table:style-name="표64.B2" table:number-columns-spanned="2" office:value-type="string">
            <text:p text:style-name="P5">RM-A04-003</text:p>
          </table:table-cell>
          <table:covered-table-cell/>
          <table:table-cell table:style-name="표64.A2" office:value-type="string">
            <text:p text:style-name="P17">유스케이스 ID</text:p>
          </table:table-cell>
        </table:table-row>
        <table:table-row table:style-name="표64.2">
          <table:table-cell table:style-name="표64.A2" office:value-type="string">
            <text:p text:style-name="P17">유스케이스 명</text:p>
          </table:table-cell>
          <table:table-cell table:style-name="표64.B2" office:value-type="string">
            <text:p text:style-name="P5">포<text:soft-page-break/>인트 환불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4.6">
          <table:table-cell table:style-name="표64.A6" table:number-columns-spanned="2" office:value-type="string">
            <text:p text:style-name="P42"/>
            <text:p text:style-name="P5">1. 개요</text:p>
            <text:p text:style-name="P5"><text:s text:c="3"/>고객이 물품을 반품하면 포인트를 환불한다.</text:p>
            <text:p text:style-name="P5"/>
            <text:p text:style-name="P27">2. 관계</text:p>
            <text:p text:style-name="P47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고객이 물품을 반품하면 포인트를 환불한다.</text:span></text:p>
            <text:p text:style-name="P26"><text:tab/><text:span text:style-name="T4">①-1. 주문내역 페이지를 출력한다.</text:span></text:p>
            <text:p text:style-name="P6"><text:s text:c="8"/>①-2. 반품할 상품을 클릭한다.</text:p>
            <text:p text:style-name="P6"><text:s text:c="8"/>①-3. 반품 버튼을 클릭한다.</text:p>
            <text:p text:style-name="P6"><text:s text:c="8"/>①-4. 반품한 상품의 금액을 포인트로 환불한다.</text:p>
            <text:p text:style-name="P6"><text:s/></text:p>
            <text:p text:style-name="P6"><text:s text:c="6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65" table:style-name="표65">
        <table:table-column table:style-name="표65.A"/>
        <table:table-column table:style-name="표65.B"/>
        <table:table-column table:style-name="표65.C"/>
        <table:table-column table:style-name="표65.D"/>
        <table:table-row table:style-name="표65.1">
          <table:table-cell table:style-name="표65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5.2">
          <table:table-cell table:style-name="표65.A2" office:value-type="string">
            <text:p text:style-name="P31">시스템명</text:p>
          </table:table-cell>
          <table:table-cell table:style-name="표65.B2" table:number-columns-spanned="2" office:value-type="string">
            <text:p text:style-name="P32">R.S.P(Royal.Shop.Program)</text:p>
          </table:table-cell>
          <table:covered-table-cell/>
          <table:table-cell table:style-name="표65.A2" office:value-type="string">
            <text:p text:style-name="P31">작 성 자</text:p>
          </table:table-cell>
        </table:table-row>
        <table:table-row table:style-name="표65.2">
          <table:table-cell table:style-name="표65.A2" office:value-type="string">
            <text:p text:style-name="P31">업 무 명</text:p>
          </table:table-cell>
          <table:table-cell table:style-name="표65.B2" table:number-columns-spanned="2" office:value-type="string">
            <text:p text:style-name="P32">회원관리</text:p>
          </table:table-cell>
          <table:covered-table-cell/>
          <table:table-cell table:style-name="표65.A2" office:value-type="string">
            <text:p text:style-name="P31">작 성 일</text:p>
          </table:table-cell>
        </table:table-row>
        <table:table-row table:style-name="표65.2">
          <table:table-cell table:style-name="표65.A2" office:value-type="string">
            <text:p text:style-name="P17">요구사항 ID</text:p>
          </table:table-cell>
          <table:table-cell table:style-name="표65.B2" table:number-columns-spanned="2" office:value-type="string">
            <text:p text:style-name="P5">RM-A05-001</text:p>
          </table:table-cell>
          <table:covered-table-cell/>
          <table:table-cell table:style-name="표65.A2" office:value-type="string">
            <text:p text:style-name="P17">유스케이스 ID</text:p>
          </table:table-cell>
        </table:table-row>
        <table:table-row table:style-name="표65.2">
          <table:table-cell table:style-name="표65.A2" office:value-type="string">
            <text:p text:style-name="P17">유스케이스 명</text:p>
          </table:table-cell>
          <table:table-cell table:style-name="표65.B2" office:value-type="string">
            <text:p text:style-name="P5">모<text:soft-page-break/>든 회원정보 조회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5.6">
          <table:table-cell table:style-name="표65.A6" table:number-columns-spanned="2" office:value-type="string">
            <text:p text:style-name="P42"/>
            <text:p text:style-name="P5">1. 개요</text:p>
            <text:p text:style-name="P5"><text:s text:c="3"/>고객과 판매자의 정보를 조회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고객과 판매자의 정보를 조회한다.</text:span></text:p>
            <text:p text:style-name="P26"><text:tab/><text:span text:style-name="T4">①-1. 회원정보조회 버튼을 클릭한다.</text:span></text:p>
            <text:p text:style-name="P6"><text:s text:c="8"/>①-2. 고객들과 판매자들의 정보를 출력한다.</text:p>
            <text:p text:style-name="P6"><text:s text:c="8"/>①-3. 조회할 회원의 정보를 클릭한다.</text:p>
            <text:p text:style-name="P6"><text:s text:c="8"/>①-4. 클릭한 회원의 정보를 출력한다.</text:p>
            <text:p text:style-name="P6"><text:s/></text:p>
            <text:p text:style-name="P6"><text:s text:c="6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66" table:style-name="표66">
        <table:table-column table:style-name="표66.A"/>
        <table:table-column table:style-name="표66.B"/>
        <table:table-column table:style-name="표66.C"/>
        <table:table-column table:style-name="표66.D"/>
        <table:table-row table:style-name="표66.1">
          <table:table-cell table:style-name="표66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6.2">
          <table:table-cell table:style-name="표66.A2" office:value-type="string">
            <text:p text:style-name="P31">시스템명</text:p>
          </table:table-cell>
          <table:table-cell table:style-name="표66.B2" table:number-columns-spanned="2" office:value-type="string">
            <text:p text:style-name="P32">R.S.P(Royal.Shop.Program)</text:p>
          </table:table-cell>
          <table:covered-table-cell/>
          <table:table-cell table:style-name="표66.A2" office:value-type="string">
            <text:p text:style-name="P31">작 성 자</text:p>
          </table:table-cell>
        </table:table-row>
        <table:table-row table:style-name="표66.2">
          <table:table-cell table:style-name="표66.A2" office:value-type="string">
            <text:p text:style-name="P31">업 무 명</text:p>
          </table:table-cell>
          <table:table-cell table:style-name="표66.B2" table:number-columns-spanned="2" office:value-type="string">
            <text:p text:style-name="P32">회원관리</text:p>
          </table:table-cell>
          <table:covered-table-cell/>
          <table:table-cell table:style-name="표66.A2" office:value-type="string">
            <text:p text:style-name="P31">작 성 일</text:p>
          </table:table-cell>
        </table:table-row>
        <text:soft-page-break/>
        <table:table-row table:style-name="표66.2">
          <table:table-cell table:style-name="표66.A2" office:value-type="string">
            <text:p text:style-name="P17">요구사항 ID</text:p>
          </table:table-cell>
          <table:table-cell table:style-name="표66.B2" table:number-columns-spanned="2" office:value-type="string">
            <text:p text:style-name="P5">RM-A05-001</text:p>
          </table:table-cell>
          <table:covered-table-cell/>
          <table:table-cell table:style-name="표66.A2" office:value-type="string">
            <text:p text:style-name="P17">유스케이스 ID</text:p>
          </table:table-cell>
        </table:table-row>
        <table:table-row table:style-name="표66.2">
          <table:table-cell table:style-name="표66.A2" office:value-type="string">
            <text:p text:style-name="P17">유스케이스 명</text:p>
          </table:table-cell>
          <table:table-cell table:style-name="표66.B2" office:value-type="string">
            <text:p text:style-name="P5">회원정보 추가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6.6">
          <table:table-cell table:style-name="표66.A6" table:number-columns-spanned="2" office:value-type="string">
            <text:p text:style-name="P42"/>
            <text:p text:style-name="P5">1. 개요</text:p>
            <text:p text:style-name="P5"><text:s text:c="3"/>고객과 판매자의 정보를 추가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고객과 판매자의 정보를 추가한다.</text:span></text:p>
            <text:p text:style-name="P26"><text:tab/><text:span text:style-name="T4">①-1. 회원정보조회 버튼을 클릭한다.</text:span></text:p>
            <text:p text:style-name="P6"><text:s text:c="8"/>①-2. 고객들과 판매자들의 정보를 출력한다.</text:p>
            <text:p text:style-name="P6"><text:s text:c="8"/>①-3. 추가 버튼을 클릭한다.</text:p>
            <text:p text:style-name="P6"><text:s text:c="8"/>①-4. 양식에 맞게 회원정보를 입력한다.</text:p>
            <text:p text:style-name="P6"><text:s text:c="8"/>①-5. 작성완료 버튼을 클릭한다.</text:p>
            <text:p text:style-name="P6"><text:s text:c="8"/>A-01. 양식이 맞지않을 때</text:p>
            <text:p text:style-name="P6"><text:s/></text:p>
            <text:p text:style-name="P6"/>
            <text:p text:style-name="P6"><text:s text:c="4"/>* 대안흐름 A-01. 양식이 맞지않을 때</text:p>
            <text:p text:style-name="P6"><text:s text:c="8"/>A-01-1. 경고창을 띄운다. </text:p>
            <text:p text:style-name="P6"><text:s text:c="6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67" table:style-name="표67">
        <table:table-column table:style-name="표67.A"/>
        <table:table-column table:style-name="표67.B"/>
        <table:table-column table:style-name="표67.C"/>
        <table:table-column table:style-name="표67.D"/>
        <table:table-row table:style-name="표67.1">
          <table:table-cell table:style-name="표67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7.2">
          <table:table-cell table:style-name="표67.A2" office:value-type="string">
            <text:p text:style-name="P31">시스템명</text:p>
          </table:table-cell>
          <table:table-cell table:style-name="표67.B2" table:number-columns-spanned="2" office:value-type="string">
            <text:p text:style-name="P32">R.S.P(Royal.Shop.Program)</text:p>
          </table:table-cell>
          <table:covered-table-cell/>
          <table:table-cell table:style-name="표67.A2" office:value-type="string">
            <text:p text:style-name="P31">작 성 자</text:p>
          </table:table-cell>
        </table:table-row>
        <text:soft-page-break/>
        <table:table-row table:style-name="표67.2">
          <table:table-cell table:style-name="표67.A2" office:value-type="string">
            <text:p text:style-name="P31">업 무 명</text:p>
          </table:table-cell>
          <table:table-cell table:style-name="표67.B2" table:number-columns-spanned="2" office:value-type="string">
            <text:p text:style-name="P32">회원관리</text:p>
          </table:table-cell>
          <table:covered-table-cell/>
          <table:table-cell table:style-name="표67.A2" office:value-type="string">
            <text:p text:style-name="P31">작 성 일</text:p>
          </table:table-cell>
        </table:table-row>
        <table:table-row table:style-name="표67.2">
          <table:table-cell table:style-name="표67.A2" office:value-type="string">
            <text:p text:style-name="P17">요구사항 ID</text:p>
          </table:table-cell>
          <table:table-cell table:style-name="표67.B2" table:number-columns-spanned="2" office:value-type="string">
            <text:p text:style-name="P5">RM-A05-001</text:p>
          </table:table-cell>
          <table:covered-table-cell/>
          <table:table-cell table:style-name="표67.A2" office:value-type="string">
            <text:p text:style-name="P17">유스케이스 ID</text:p>
          </table:table-cell>
        </table:table-row>
        <table:table-row table:style-name="표67.2">
          <table:table-cell table:style-name="표67.A2" office:value-type="string">
            <text:p text:style-name="P17">유스케이스 명</text:p>
          </table:table-cell>
          <table:table-cell table:style-name="표67.B2" office:value-type="string">
            <text:p text:style-name="P5">회원정보 수정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7.6">
          <table:table-cell table:style-name="표67.A6" table:number-columns-spanned="2" office:value-type="string">
            <text:p text:style-name="P42"/>
            <text:p text:style-name="P5">1. 개요</text:p>
            <text:p text:style-name="P5"><text:s text:c="3"/>고객과 판매자의 정보를 수정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고객과 판매자의 정보를 수정한다.</text:span></text:p>
            <text:p text:style-name="P26"><text:tab/><text:span text:style-name="T4">①-1. 회원정보조회 버튼을 클릭한다.</text:span></text:p>
            <text:p text:style-name="P6"><text:s text:c="8"/>①-2. 고객들과 판매자들의 정보를 출력한다.</text:p>
            <text:p text:style-name="P6"><text:s text:c="8"/>①-3. 수정하고 싶은 회원의 정보를 클릭한다.</text:p>
            <text:p text:style-name="P6"><text:s text:c="8"/>①-4. 회원의 정보를 출력한다.</text:p>
            <text:p text:style-name="P6"><text:s text:c="8"/>①-5. 수정버튼을 클릭한다.</text:p>
            <text:p text:style-name="P6"><text:s text:c="8"/>①-6. 양식에 맞게 회원정보를 작성한다.</text:p>
            <text:p text:style-name="P6"><text:s text:c="8"/>①-7. 완료 버튼을 클릭한다. <text:s text:c="7"/></text:p>
            <text:p text:style-name="P6"><text:s text:c="8"/>A-01. 양식이 맞지않을 때</text:p>
            <text:p text:style-name="P6"><text:s/></text:p>
            <text:p text:style-name="P6"/>
            <text:p text:style-name="P6"><text:s text:c="4"/>* 대안흐름 A-01. 양식이 맞지않을 때</text:p>
            <text:p text:style-name="P6"><text:s text:c="8"/>A-01-1. 경고창을 띄운다. </text:p>
            <text:p text:style-name="P6"><text:s text:c="6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68" table:style-name="표68">
        <table:table-column table:style-name="표68.A"/>
        <table:table-column table:style-name="표68.B"/>
        <table:table-column table:style-name="표68.C"/>
        <table:table-column table:style-name="표68.D"/>
        <table:table-row table:style-name="표68.1">
          <table:table-cell table:style-name="표68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68.2">
          <table:table-cell table:style-name="표68.A2" office:value-type="string">
            <text:p text:style-name="P31">시스템명</text:p>
          </table:table-cell>
          <table:table-cell table:style-name="표68.B2" table:number-columns-spanned="2" office:value-type="string">
            <text:p text:style-name="P32">R.S.P(Royal.Shop.Program)</text:p>
          </table:table-cell>
          <table:covered-table-cell/>
          <table:table-cell table:style-name="표68.A2" office:value-type="string">
            <text:p text:style-name="P31">작 성 자</text:p>
          </table:table-cell>
        </table:table-row>
        <table:table-row table:style-name="표68.2">
          <table:table-cell table:style-name="표68.A2" office:value-type="string">
            <text:p text:style-name="P31">업 무 명</text:p>
          </table:table-cell>
          <table:table-cell table:style-name="표68.B2" table:number-columns-spanned="2" office:value-type="string">
            <text:p text:style-name="P32">회원관리</text:p>
          </table:table-cell>
          <table:covered-table-cell/>
          <table:table-cell table:style-name="표68.A2" office:value-type="string">
            <text:p text:style-name="P31">작 성 일</text:p>
          </table:table-cell>
        </table:table-row>
        <table:table-row table:style-name="표68.2">
          <table:table-cell table:style-name="표68.A2" office:value-type="string">
            <text:p text:style-name="P17">요구사항 ID</text:p>
          </table:table-cell>
          <table:table-cell table:style-name="표68.B2" table:number-columns-spanned="2" office:value-type="string">
            <text:p text:style-name="P5">RM-A05-001</text:p>
          </table:table-cell>
          <table:covered-table-cell/>
          <table:table-cell table:style-name="표68.A2" office:value-type="string">
            <text:p text:style-name="P17">유스케이스 ID</text:p>
          </table:table-cell>
        </table:table-row>
        <table:table-row table:style-name="표68.2">
          <table:table-cell table:style-name="표68.A2" office:value-type="string">
            <text:p text:style-name="P17">유스케이스 명</text:p>
          </table:table-cell>
          <table:table-cell table:style-name="표68.B2" office:value-type="string">
            <text:p text:style-name="P5">회원정보 삭제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8.6">
          <table:table-cell table:style-name="표68.A6" table:number-columns-spanned="2" office:value-type="string">
            <text:p text:style-name="P42"/>
            <text:p text:style-name="P5">1. 개요</text:p>
            <text:p text:style-name="P5"><text:s text:c="3"/>고객과 판매자의 정보를 삭제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고객과 판매자의 정보를 삭제한다.</text:span></text:p>
            <text:p text:style-name="P26"><text:tab/><text:span text:style-name="T4">①-1. 회원정보조회 버튼을 클릭한다.</text:span></text:p>
            <text:p text:style-name="P6"><text:s text:c="8"/>①-2. 고객들과 판매자들의 정보를 출력한다.</text:p>
            <text:p text:style-name="P6"><text:s text:c="8"/>①-3. 삭제하고 싶은 회원의 정보를 클릭한다.</text:p>
            <text:p text:style-name="P6"><text:s text:c="8"/>①-4. 회원의 정보를 출력한다.</text:p>
            <text:p text:style-name="P6"><text:s text:c="8"/>①-5. 삭제버튼을 클릭한다.</text:p>
            <text:p text:style-name="P6"><text:s text:c="8"/>①-6. 삭제완료 메시지를 출력한다. <text:s text:c="11"/></text:p>
            <text:p text:style-name="P6"><text:s/></text:p>
            <text:p text:style-name="P6"/>
            <text:p text:style-name="P6"><text:s text:c="6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69" table:style-name="표69">
        <table:table-column table:style-name="표69.A"/>
        <table:table-column table:style-name="표69.B"/>
        <table:table-column table:style-name="표69.C"/>
        <table:table-column table:style-name="표69.D"/>
        <text:soft-page-break/>
        <table:table-row table:style-name="표69.1">
          <table:table-cell table:style-name="표69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9.2">
          <table:table-cell table:style-name="표69.A2" office:value-type="string">
            <text:p text:style-name="P31">시스템명</text:p>
          </table:table-cell>
          <table:table-cell table:style-name="표69.B2" table:number-columns-spanned="2" office:value-type="string">
            <text:p text:style-name="P32">R.S.P(Royal.Shop.Program)</text:p>
          </table:table-cell>
          <table:covered-table-cell/>
          <table:table-cell table:style-name="표69.A2" office:value-type="string">
            <text:p text:style-name="P31">작 성 자</text:p>
          </table:table-cell>
        </table:table-row>
        <table:table-row table:style-name="표69.2">
          <table:table-cell table:style-name="표69.A2" office:value-type="string">
            <text:p text:style-name="P31">업 무 명</text:p>
          </table:table-cell>
          <table:table-cell table:style-name="표69.B2" table:number-columns-spanned="2" office:value-type="string">
            <text:p text:style-name="P32">회원관리</text:p>
          </table:table-cell>
          <table:covered-table-cell/>
          <table:table-cell table:style-name="표69.A2" office:value-type="string">
            <text:p text:style-name="P31">작 성 일</text:p>
          </table:table-cell>
        </table:table-row>
        <table:table-row table:style-name="표69.2">
          <table:table-cell table:style-name="표69.A2" office:value-type="string">
            <text:p text:style-name="P17">요구사항 ID</text:p>
          </table:table-cell>
          <table:table-cell table:style-name="표69.B2" table:number-columns-spanned="2" office:value-type="string">
            <text:p text:style-name="P5">RM-A05-002</text:p>
          </table:table-cell>
          <table:covered-table-cell/>
          <table:table-cell table:style-name="표69.A2" office:value-type="string">
            <text:p text:style-name="P17">유스케이스 ID</text:p>
          </table:table-cell>
        </table:table-row>
        <table:table-row table:style-name="표69.2">
          <table:table-cell table:style-name="표69.A2" office:value-type="string">
            <text:p text:style-name="P17">유스케이스 명</text:p>
          </table:table-cell>
          <table:table-cell table:style-name="표69.B2" office:value-type="string">
            <text:p text:style-name="P5">관리자 승인 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9.6">
          <table:table-cell table:style-name="표69.A6" table:number-columns-spanned="2" office:value-type="string">
            <text:p text:style-name="P42"/>
            <text:p text:style-name="P5">1. 개요</text:p>
            <text:p text:style-name="P5"><text:s text:c="3"/>관리자의 승인후 판매자가 물품을 등록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관리자의 승인후 판매자가 물품을 등록한다.</text:span></text:p>
            <text:p text:style-name="P26"><text:tab/><text:span text:style-name="T4">①-1. 회원정보조회 버튼을 클릭한다.</text:span></text:p>
            <text:p text:style-name="P6"><text:s text:c="8"/>①-2. 고객들과 판매자들의 정보를 출력한다.</text:p>
            <text:p text:style-name="P6"><text:s text:c="8"/>①-3. 미승인 버튼을 클릭한다.</text:p>
            <text:p text:style-name="P6"><text:s text:c="8"/>①-4. 미승인 판매자의 목록을 출력한다.</text:p>
            <text:p text:style-name="P6"><text:s text:c="8"/>①-5. 승인할 판매자를 선택한다.</text:p>
            <text:p text:style-name="P6"><text:s text:c="8"/>①-6. 승인 버튼을 클릭한다.</text:p>
            <text:p text:style-name="P6"><text:s text:c="8"/>①-7. 승인 완료가 되면 미승인에서 승인으로 변한다.</text:p>
            <text:p text:style-name="P6"><text:s/></text:p>
            <text:p text:style-name="P6"/>
            <text:p text:style-name="P6"><text:s text:c="6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70" table:style-name="표70">
        <table:table-column table:style-name="표70.A"/>
        <table:table-column table:style-name="표70.B"/>
        <table:table-column table:style-name="표70.C"/>
        <table:table-column table:style-name="표70.D"/>
        <text:soft-page-break/>
        <table:table-row table:style-name="표70.1">
          <table:table-cell table:style-name="표70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70.2">
          <table:table-cell table:style-name="표70.A2" office:value-type="string">
            <text:p text:style-name="P31">시스템명</text:p>
          </table:table-cell>
          <table:table-cell table:style-name="표70.B2" table:number-columns-spanned="2" office:value-type="string">
            <text:p text:style-name="P32">R.S.P(Royal.Shop.Program)</text:p>
          </table:table-cell>
          <table:covered-table-cell/>
          <table:table-cell table:style-name="표70.A2" office:value-type="string">
            <text:p text:style-name="P31">작 성 자</text:p>
          </table:table-cell>
        </table:table-row>
        <table:table-row table:style-name="표70.2">
          <table:table-cell table:style-name="표70.A2" office:value-type="string">
            <text:p text:style-name="P31">업 무 명</text:p>
          </table:table-cell>
          <table:table-cell table:style-name="표70.B2" table:number-columns-spanned="2" office:value-type="string">
            <text:p text:style-name="P32">회원관리</text:p>
          </table:table-cell>
          <table:covered-table-cell/>
          <table:table-cell table:style-name="표70.A2" office:value-type="string">
            <text:p text:style-name="P31">작 성 일</text:p>
          </table:table-cell>
        </table:table-row>
        <table:table-row table:style-name="표70.2">
          <table:table-cell table:style-name="표70.A2" office:value-type="string">
            <text:p text:style-name="P17">요구사항 ID</text:p>
          </table:table-cell>
          <table:table-cell table:style-name="표70.B2" table:number-columns-spanned="2" office:value-type="string">
            <text:p text:style-name="P5">RM-A05-003</text:p>
          </table:table-cell>
          <table:covered-table-cell/>
          <table:table-cell table:style-name="표70.A2" office:value-type="string">
            <text:p text:style-name="P17">유스케이스 ID</text:p>
          </table:table-cell>
        </table:table-row>
        <table:table-row table:style-name="표70.2">
          <table:table-cell table:style-name="표70.A2" office:value-type="string">
            <text:p text:style-name="P17">유스케이스 명</text:p>
          </table:table-cell>
          <table:table-cell table:style-name="표70.B2" office:value-type="string">
            <text:p text:style-name="P5">블랙리스트추가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70.6">
          <table:table-cell table:style-name="표70.A6" table:number-columns-spanned="2" office:value-type="string">
            <text:p text:style-name="P42"/>
            <text:p text:style-name="P5">1. 개요</text:p>
            <text:p text:style-name="P5"><text:s text:c="3"/>반품횟수 &amp; 댓글신고가 많은 고객을 블랙리스트로 추가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반품횟수&amp; 댓글신고가 많은 고객을 블랙리스트로 추가한다.</text:span></text:p>
            <text:p text:style-name="P26"><text:tab/><text:span text:style-name="T4">①-1. 블랙리스트 버튼을 클릭한다</text:span></text:p>
            <text:p text:style-name="P6"><text:s text:c="8"/>①-2. 블랙리스트 목록을 출력한다</text:p>
            <text:p text:style-name="P6"><text:s text:c="8"/>①-3. 추가 버튼을 클릭한다</text:p>
            <text:p text:style-name="P6"><text:s text:c="8"/>①-4. 모든 회원의 목록을 출력한다</text:p>
            <text:p text:style-name="P6"><text:s text:c="8"/>①-5. 추가할 블랙리스트 회원을 선택한다.</text:p>
            <text:p text:style-name="P6"><text:s text:c="8"/>①-6. 확인 버튼을 누른다</text:p>
            <text:p text:style-name="P6"><text:s text:c="8"/>①-7. 추가완료 라는 메시지를 출력한다.</text:p>
            <text:p text:style-name="P6"/>
            <text:p text:style-name="P6"/>
            <text:p text:style-name="P6"><text:s/></text:p>
            <text:p text:style-name="P6"/>
            <text:p text:style-name="P6"><text:s text:c="6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3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><text:soft-page-break/></text:p>
      <table:table table:name="표71" table:style-name="표71">
        <table:table-column table:style-name="표71.A"/>
        <table:table-column table:style-name="표71.B"/>
        <table:table-column table:style-name="표71.C"/>
        <table:table-column table:style-name="표71.D"/>
        <table:table-row table:style-name="표71.1">
          <table:table-cell table:style-name="표71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71.2">
          <table:table-cell table:style-name="표71.A2" office:value-type="string">
            <text:p text:style-name="P31">시스템명</text:p>
          </table:table-cell>
          <table:table-cell table:style-name="표71.B2" table:number-columns-spanned="2" office:value-type="string">
            <text:p text:style-name="P32">R.S.P(Royal.Shop.Program)</text:p>
          </table:table-cell>
          <table:covered-table-cell/>
          <table:table-cell table:style-name="표71.A2" office:value-type="string">
            <text:p text:style-name="P31">작 성 자</text:p>
          </table:table-cell>
        </table:table-row>
        <table:table-row table:style-name="표71.2">
          <table:table-cell table:style-name="표71.A2" office:value-type="string">
            <text:p text:style-name="P31">업 무 명</text:p>
          </table:table-cell>
          <table:table-cell table:style-name="표71.B2" table:number-columns-spanned="2" office:value-type="string">
            <text:p text:style-name="P32">회원관리</text:p>
          </table:table-cell>
          <table:covered-table-cell/>
          <table:table-cell table:style-name="표71.A2" office:value-type="string">
            <text:p text:style-name="P31">작 성 일</text:p>
          </table:table-cell>
        </table:table-row>
        <table:table-row table:style-name="표71.2">
          <table:table-cell table:style-name="표71.A2" office:value-type="string">
            <text:p text:style-name="P17">요구사항 ID</text:p>
          </table:table-cell>
          <table:table-cell table:style-name="표71.B2" table:number-columns-spanned="2" office:value-type="string">
            <text:p text:style-name="P5">RM-A05-003</text:p>
          </table:table-cell>
          <table:covered-table-cell/>
          <table:table-cell table:style-name="표71.A2" office:value-type="string">
            <text:p text:style-name="P17">유스케이스 ID</text:p>
          </table:table-cell>
        </table:table-row>
        <table:table-row table:style-name="표71.2">
          <table:table-cell table:style-name="표71.A2" office:value-type="string">
            <text:p text:style-name="P17">유스케이스 명</text:p>
          </table:table-cell>
          <table:table-cell table:style-name="표71.B2" office:value-type="string">
            <text:p text:style-name="P5">블랙리스트조회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71.6">
          <table:table-cell table:style-name="표71.A6" table:number-columns-spanned="2" office:value-type="string">
            <text:p text:style-name="P42"/>
            <text:p text:style-name="P5">1. 개요</text:p>
            <text:p text:style-name="P5"><text:s text:c="3"/>블랙리스트를 조회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블랙리스트를 조회한다.</text:span></text:p>
            <text:p text:style-name="P26"><text:tab/><text:span text:style-name="T4">①-1. 블랙리스트 버튼을 클릭한다</text:span></text:p>
            <text:p text:style-name="P6"><text:s text:c="8"/>①-2. 블랙리스트 목록을 출력한다</text:p>
            <text:p text:style-name="P6"><text:s text:c="8"/>①-3. 반품횟수/ 댓글신고를 선택해 조회한다.</text:p>
            <text:p text:style-name="P6"><text:s text:c="8"/>①-4. 선택한 블랙리스트회원을 출력한다</text:p>
            <text:p text:style-name="P6"><text:s/></text:p>
            <text:p text:style-name="P6"/>
            <text:p text:style-name="P6"><text:s text:c="6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10"/>
      <table:table table:name="표72" table:style-name="표72">
        <table:table-column table:style-name="표72.A"/>
        <table:table-column table:style-name="표72.B"/>
        <table:table-column table:style-name="표72.C"/>
        <table:table-column table:style-name="표72.D"/>
        <table:table-row table:style-name="표72.1">
          <table:table-cell table:style-name="표72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72.2">
          <table:table-cell table:style-name="표72.A2" office:value-type="string">
            <text:p text:style-name="P31">시스템명</text:p>
          </table:table-cell>
          <table:table-cell table:style-name="표72.B2" table:number-columns-spanned="2" office:value-type="string">
            <text:p text:style-name="P32">R.S.P(Royal.Shop.Program)</text:p>
          </table:table-cell>
          <table:covered-table-cell/>
          <table:table-cell table:style-name="표72.A2" office:value-type="string">
            <text:p text:style-name="P31">작 성 자</text:p>
          </table:table-cell>
        </table:table-row>
        <table:table-row table:style-name="표72.2">
          <table:table-cell table:style-name="표72.A2" office:value-type="string">
            <text:p text:style-name="P31">업 무 명</text:p>
          </table:table-cell>
          <table:table-cell table:style-name="표72.B2" table:number-columns-spanned="2" office:value-type="string">
            <text:p text:style-name="P32">회원관리</text:p>
          </table:table-cell>
          <table:covered-table-cell/>
          <table:table-cell table:style-name="표72.A2" office:value-type="string">
            <text:p text:style-name="P31">작 성 일</text:p>
          </table:table-cell>
        </table:table-row>
        <table:table-row table:style-name="표72.2">
          <table:table-cell table:style-name="표72.A2" office:value-type="string">
            <text:p text:style-name="P17">요구사항 ID</text:p>
          </table:table-cell>
          <table:table-cell table:style-name="표72.B2" table:number-columns-spanned="2" office:value-type="string">
            <text:p text:style-name="P5">RM-A05-003</text:p>
          </table:table-cell>
          <table:covered-table-cell/>
          <table:table-cell table:style-name="표72.A2" office:value-type="string">
            <text:p text:style-name="P17">유스케이스 ID</text:p>
          </table:table-cell>
        </table:table-row>
        <table:table-row table:style-name="표72.2">
          <table:table-cell table:style-name="표72.A2" office:value-type="string">
            <text:p text:style-name="P17">유스케이스 명</text:p>
          </table:table-cell>
          <table:table-cell table:style-name="표72.B2" office:value-type="string">
            <text:p text:style-name="P5">블랙리스트수<text:soft-page-break/>정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72.6">
          <table:table-cell table:style-name="표72.A6" table:number-columns-spanned="2" office:value-type="string">
            <text:p text:style-name="P42"/>
            <text:p text:style-name="P5">1. 개요</text:p>
            <text:p text:style-name="P5"><text:s text:c="3"/>블랙리스트를 수정한다.</text:p>
            <text:p text:style-name="P5"/>
            <text:p text:style-name="P27">2. 관계</text:p>
            <text:p text:style-name="P47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블랙리스트를 수정한다.</text:span></text:p>
            <text:p text:style-name="P26"><text:tab/><text:span text:style-name="T4">①-1. 블랙리스트 버튼을 클릭한다</text:span></text:p>
            <text:p text:style-name="P6"><text:s text:c="8"/>①-2. 블랙리스트 목록을 출력한다</text:p>
            <text:p text:style-name="P6"><text:s text:c="8"/>①-3. 수정버튼을 클릭한다.</text:p>
            <text:p text:style-name="P6"><text:s text:c="8"/>①-4. 해제할 블랙리스트회원을 선택한다.</text:p>
            <text:p text:style-name="P6"><text:s text:c="8"/>①-5. 완료버튼을 클릭한다.</text:p>
            <text:p text:style-name="P6"><text:s text:c="8"/>①-6. 선택한 회원이 블랙리스트가 해제되고 일반고객으로 변경된다.</text:p>
            <text:p text:style-name="P6"><text:s/></text:p>
            <text:p text:style-name="P6"/>
            <text:p text:style-name="P6"><text:s text:c="6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바탕글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맑은 고딕1" svg:font-family="'맑은 고딕'"/>
    <style:font-face style:name="Lucida Sans1" svg:font-family="'Lucida Sans'" style:font-family-generic="swiss"/>
    <style:font-face style:name="HY견고딕" svg:font-family="HY견고딕" style:font-family-generic="roman" style:font-pitch="variable"/>
    <style:font-face style:name="HY신명조" svg:font-family="HY신명조" style:font-family-generic="roman" style:font-pitch="variable"/>
    <style:font-face style:name="굴림체" svg:font-family="굴림체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함초롬돋움" svg:font-family="함초롬돋움" style:font-family-generic="roman" style:font-pitch="variable"/>
    <style:font-face style:name="함초롬바탕" svg:font-family="함초롬바탕" style:font-family-generic="roman" style:font-pitch="variable"/>
    <style:font-face style:name="Arial" svg:font-family="Arial" style:font-family-generic="swiss" style:font-pitch="variable"/>
    <style:font-face style:name="HY견고딕1" svg:font-family="HY견고딕" style:font-family-generic="system" style:font-pitch="variable"/>
    <style:font-face style:name="HY신명조1" svg:font-family="HY신명조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굴림체1" svg:font-family="굴림체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  <style:font-face style:name="함초롬돋움1" svg:font-family="함초롬돋움" style:font-family-generic="system" style:font-pitch="variable"/>
    <style:font-face style:name="함초롬바탕1" svg:font-family="함초롬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lr-tb"/>
      <style:text-properties style:use-window-font-color="true" style:font-name="맑은 고딕" fo:font-size="10pt" fo:language="en" fo:country="US" style:letter-kerning="true" style:font-name-asian="바탕1" style:font-size-asian="10pt" style:language-asian="ko" style:country-asian="K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0" fo:widows="0" style:writing-mode="lr-tb"/>
      <style:text-properties fo:color="#000000" style:font-name="바탕" style:font-name-asian="바탕1" style:font-name-complex="바탕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.529cm" fo:margin-right="0cm" fo:line-height="103%" fo:text-align="justify" style:justify-single-word="false" fo:orphans="0" fo:widows="0" fo:text-indent="0cm" style:auto-text-indent="false" style:writing-mode="lr-tb"/>
      <style:text-properties fo:color="#000000" style:font-name="함초롬바탕" style:font-name-asian="함초롬바탕1" style:font-name-complex="함초롬바탕1" style:font-size-complex="10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바탕글" style:family="paragraph" style:default-outline-level="" style:list-style-name="">
      <style:paragraph-properties fo:line-height="103%" fo:text-align="justify" style:justify-single-word="false" fo:orphans="0" fo:widows="0" style:writing-mode="lr-tb"/>
      <style:text-properties fo:color="#000000" style:font-name="함초롬바탕" style:font-name-asian="함초롬바탕1" style:font-name-complex="함초롬바탕1" style:font-size-complex="10pt"/>
    </style:style>
    <style:style style:name="개요_20_1" style:display-name="개요 1" style:family="paragraph" style:default-outline-level="" style:list-style-name="">
      <style:paragraph-properties fo:margin-left="0.353cm" fo:margin-right="0cm" fo:line-height="103%" fo:text-align="justify" style:justify-single-word="false" fo:orphans="0" fo:widows="0" fo:text-indent="0cm" style:auto-text-indent="false" style:writing-mode="lr-tb"/>
      <style:text-properties fo:color="#000000" style:font-name="함초롬바탕" style:font-name-asian="함초롬바탕1" style:font-name-complex="함초롬바탕1" style:font-size-complex="10pt"/>
    </style:style>
    <style:style style:name="개요_20_2" style:display-name="개요 2" style:family="paragraph" style:default-outline-level="" style:list-style-name="">
      <style:paragraph-properties fo:margin-left="0.706cm" fo:margin-right="0cm" fo:line-height="103%" fo:text-align="justify" style:justify-single-word="false" fo:orphans="0" fo:widows="0" fo:text-indent="0cm" style:auto-text-indent="false" style:writing-mode="lr-tb"/>
      <style:text-properties fo:color="#000000" style:font-name="함초롬바탕" style:font-name-asian="함초롬바탕1" style:font-name-complex="함초롬바탕1" style:font-size-complex="10pt"/>
    </style:style>
    <style:style style:name="개요_20_3" style:display-name="개요 3" style:family="paragraph" style:default-outline-level="" style:list-style-name="">
      <style:paragraph-properties fo:margin-left="1.058cm" fo:margin-right="0cm" fo:line-height="103%" fo:text-align="justify" style:justify-single-word="false" fo:orphans="0" fo:widows="0" fo:text-indent="0cm" style:auto-text-indent="false" style:writing-mode="lr-tb"/>
      <style:text-properties fo:color="#000000" style:font-name="함초롬바탕" style:font-name-asian="함초롬바탕1" style:font-name-complex="함초롬바탕1" style:font-size-complex="10pt"/>
    </style:style>
    <style:style style:name="개요_20_4" style:display-name="개요 4" style:family="paragraph" style:default-outline-level="" style:list-style-name="">
      <style:paragraph-properties fo:margin-left="1.411cm" fo:margin-right="0cm" fo:line-height="103%" fo:text-align="justify" style:justify-single-word="false" fo:orphans="0" fo:widows="0" fo:text-indent="0cm" style:auto-text-indent="false" style:writing-mode="lr-tb"/>
      <style:text-properties fo:color="#000000" style:font-name="함초롬바탕" style:font-name-asian="함초롬바탕1" style:font-name-complex="함초롬바탕1" style:font-size-complex="10pt"/>
    </style:style>
    <style:style style:name="개요_20_5" style:display-name="개요 5" style:family="paragraph" style:default-outline-level="" style:list-style-name="">
      <style:paragraph-properties fo:margin-left="1.764cm" fo:margin-right="0cm" fo:line-height="103%" fo:text-align="justify" style:justify-single-word="false" fo:orphans="0" fo:widows="0" fo:text-indent="0cm" style:auto-text-indent="false" style:writing-mode="lr-tb"/>
      <style:text-properties fo:color="#000000" style:font-name="함초롬바탕" style:font-name-asian="함초롬바탕1" style:font-name-complex="함초롬바탕1" style:font-size-complex="10pt"/>
    </style:style>
    <style:style style:name="개요_20_6" style:display-name="개요 6" style:family="paragraph" style:default-outline-level="" style:list-style-name="">
      <style:paragraph-properties fo:margin-left="2.117cm" fo:margin-right="0cm" fo:line-height="103%" fo:text-align="justify" style:justify-single-word="false" fo:orphans="0" fo:widows="0" fo:text-indent="0cm" style:auto-text-indent="false" style:writing-mode="lr-tb"/>
      <style:text-properties fo:color="#000000" style:font-name="함초롬바탕" style:font-name-asian="함초롬바탕1" style:font-name-complex="함초롬바탕1" style:font-size-complex="10pt"/>
    </style:style>
    <style:style style:name="개요_20_7" style:display-name="개요 7" style:family="paragraph" style:default-outline-level="" style:list-style-name="">
      <style:paragraph-properties fo:margin-left="2.469cm" fo:margin-right="0cm" fo:line-height="103%" fo:text-align="justify" style:justify-single-word="false" fo:orphans="0" fo:widows="0" fo:text-indent="0cm" style:auto-text-indent="false" style:writing-mode="lr-tb"/>
      <style:text-properties fo:color="#000000" style:font-name="함초롬바탕" style:font-name-asian="함초롬바탕1" style:font-name-complex="함초롬바탕1" style:font-size-complex="10pt"/>
    </style:style>
    <style:style style:name="쪽_20_번호" style:display-name="쪽 번호" style:family="paragraph" style:default-outline-level="" style:list-style-name="">
      <style:paragraph-properties fo:line-height="103%" fo:text-align="justify" style:justify-single-word="false" fo:orphans="0" fo:widows="0" style:writing-mode="lr-tb"/>
      <style:text-properties fo:color="#000000" style:font-name="함초롬돋움" style:font-name-asian="함초롬돋움1" style:font-name-complex="함초롬돋움1" style:font-size-complex="10pt"/>
    </style:style>
    <style:style style:name="머리말" style:family="paragraph" style:default-outline-level="" style:list-style-name="">
      <style:paragraph-properties fo:text-align="justify" style:justify-single-word="false" fo:orphans="0" fo:widows="0" style:writing-mode="lr-tb"/>
      <style:text-properties fo:color="#000000" style:font-name="함초롬돋움" fo:font-size="9pt" style:font-name-asian="함초롬돋움1" style:font-size-asian="9pt" style:font-name-complex="함초롬돋움1" style:font-size-complex="9pt"/>
    </style:style>
    <style:style style:name="Footnote" style:family="paragraph" style:parent-style-name="Standard" style:default-outline-level="" style:list-style-name="" style:class="extra">
      <style:paragraph-properties fo:margin-left="0.462cm" fo:margin-right="0cm" fo:text-align="justify" style:justify-single-word="false" fo:orphans="0" fo:widows="0" fo:text-indent="-0.462cm" style:auto-text-indent="false" text:number-lines="false" text:line-number="0" style:writing-mode="lr-tb"/>
      <style:text-properties fo:color="#000000" style:font-name="함초롬바탕" fo:font-size="9pt" style:font-name-asian="함초롬바탕1" style:font-size-asian="9pt" style:font-name-complex="함초롬바탕1" style:font-size-complex="9pt"/>
    </style:style>
    <style:style style:name="Endnote" style:family="paragraph" style:parent-style-name="Standard" style:default-outline-level="" style:list-style-name="" style:class="extra">
      <style:paragraph-properties fo:margin-left="0.462cm" fo:margin-right="0cm" fo:text-align="justify" style:justify-single-word="false" fo:orphans="0" fo:widows="0" fo:text-indent="-0.462cm" style:auto-text-indent="false" text:number-lines="false" text:line-number="0" style:writing-mode="lr-tb"/>
      <style:text-properties fo:color="#000000" style:font-name="함초롬바탕" fo:font-size="9pt" style:font-name-asian="함초롬바탕1" style:font-size-asian="9pt" style:font-name-complex="함초롬바탕1" style:font-size-complex="9pt"/>
    </style:style>
    <style:style style:name="메모" style:family="paragraph" style:default-outline-level="" style:list-style-name="">
      <style:paragraph-properties fo:text-align="justify" style:justify-single-word="false" fo:orphans="0" fo:widows="0" style:writing-mode="lr-tb"/>
      <style:text-properties fo:color="#000000" style:font-name="함초롬돋움" fo:font-size="9pt" fo:letter-spacing="-0.007cm" style:font-name-asian="함초롬돋움1" style:font-size-asian="9pt" style:font-name-complex="함초롬돋움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가, 나, 다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가, 나, 다, ...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가, 나, 다, ...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∙" text:bullet-char="∙">
        <style:list-level-properties text:list-level-position-and-space-mode="label-alignment">
          <style:list-level-label-alignment text:label-followed-by="listtab"/>
        </style:list-level-properties>
        <style:text-properties fo:font-family="'Arial Unicode MS'" style:font-family-generic="swiss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머리말">
      <style:paragraph-properties fo:text-align="end" style:justify-single-word="false"/>
      <style:text-properties style:font-name="굴림체" style:font-name-asian="굴림체1" style:font-name-complex="굴림체1"/>
    </style:style>
    <style:style style:name="MP2" style:family="paragraph" style:parent-style-name="바탕글">
      <style:paragraph-properties fo:text-align="center" style:justify-single-word="false"/>
    </style:style>
    <style:style style:name="MP3" style:family="paragraph" style:parent-style-name="바탕글">
      <style:paragraph-properties fo:text-align="end" style:justify-single-word="false"/>
    </style:style>
    <style:style style:name="MT1" style:family="text">
      <style:text-properties style:font-name="굴림체" style:font-name-asian="굴림체1" style:font-name-complex="굴림체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53" style:layout-grid-base-height="0.423cm" style:layout-grid-ruby-height="0.05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Converted1" style:page-layout-name="Mpm3">
      <style:header>
        <text:p text:style-name="머리말"><text:span text:style-name="MT1">유스케이스 정의서(V1.0)</text:span><text:tab/></text:p>
        <text:p text:style-name="MP1">2014-09-01</text:p>
        <text:p text:style-name="Standard"/>
      </style:header>
    </style:master-page>
    <style:master-page style:name="Converted2" style:page-layout-name="Mpm4">
      <style:header>
        <text:p text:style-name="머리말"><text:span text:style-name="MT1">유스케이스 정의서(V1.0)</text:span><text:tab/></text:p>
        <text:p text:style-name="MP1">2014-09-01</text:p>
        <text:p text:style-name="Standard"/>
      </style:header>
      <style:footer>
        <text:p text:style-name="머리말"/>
        <text:p text:style-name="머리말"/>
        <text:p text:style-name="바탕글"/>
        <text:p text:style-name="MP2"><text:page-number text:select-page="current"/>/</text:p>
        <text:p text:style-name="MP3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유스케이스 정의서</dc:title>
    <meta:initial-creator>pc03</meta:initial-creator>
    <meta:editing-cycles>59</meta:editing-cycles>
    <meta:creation-date>2018-10-08T07:09:00</meta:creation-date>
    <dc:date>2021-02-18T18:42:34.41</dc:date>
    <meta:editing-duration>PT10H41M12S</meta:editing-duration>
    <meta:generator>OpenOffice/4.1.7$Win32 OpenOffice.org_project/417m1$Build-9800</meta:generator>
    <meta:document-statistic meta:table-count="93" meta:image-count="0" meta:object-count="0" meta:page-count="107" meta:paragraph-count="2960" meta:word-count="23139" meta:character-count="4278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